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05pt"/>
    </style:style>
    <style:style style:name="co2" style:family="table-column">
      <style:table-column-properties fo:break-before="auto" style:column-width="146.04pt"/>
    </style:style>
    <style:style style:name="co3" style:family="table-column">
      <style:table-column-properties fo:break-before="auto" style:column-width="97.65pt"/>
    </style:style>
    <style:style style:name="co4" style:family="table-column">
      <style:table-column-properties fo:break-before="auto" style:column-width="114.29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68.29pt"/>
    </style:style>
    <style:style style:name="co7" style:family="table-column">
      <style:table-column-properties fo:break-before="auto" style:column-width="57.94pt"/>
    </style:style>
    <style:style style:name="co8" style:family="table-column">
      <style:table-column-properties fo:break-before="auto" style:column-width="30.95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30.76pt" fo:break-before="auto" style:use-optimal-row-height="false"/>
    </style:style>
    <style:style style:name="ta1" style:family="table" style:master-page-name="PageStyle_5f_Gant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595959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c6082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bfbfb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bfbfbf" style:diagonal-bl-tr="none" style:diagonal-tl-br="none" fo:border-left="none" fo:border-right="0.74pt solid #bfbfbf" style:rotation-align="none" fo:border-top="0.74pt solid #bfbfb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74pt solid #bfbfbf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59595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d8d8d8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1180a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is-true-formula([.I$5]&lt;=EOMONTH([.$I$5];0))" style:apply-style-name="ConditionalStyle_5f_2" style:base-cell-address="Gantt.I4"/>
    </style:style>
    <style:style style:name="ce36" style:family="table-cell" style:parent-style-name="Default" style:data-style-name="N126">
      <style:table-cell-properties fo:border-bottom="none" fo:background-color="#595959" style:diagonal-bl-tr="none" style:diagonal-tl-br="none" style:text-align-source="fix" style:repeat-content="false" fo:wrap-option="no-wrap" fo:border-left="0.74pt solid #a5a5a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TODAY()&gt;=[.I$5];TODAY()&lt;[.J$5]))" style:apply-style-name="ConditionalStyle_5f_1" style:base-cell-address="Gantt.I5"/>
    </style:style>
    <style:style style:name="ce37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0.74pt solid #a5a5a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TODAY()&gt;=[.I$5];TODAY()&lt;[.J$5]))" style:apply-style-name="ConditionalStyle_5f_1" style:base-cell-address="Gantt.I5"/>
    </style:style>
    <style:style style:name="ce38" style:family="table-cell" style:parent-style-name="Default">
      <style:table-cell-properties fo:border-bottom="1.76pt solid #d8d8d8" fo:background-color="#595959" style:diagonal-bl-tr="none" style:diagonal-tl-br="none" style:text-align-source="fix" style:repeat-content="false" fo:wrap-option="no-wrap" fo:border-left="0.74pt solid #a5a5a5" style:direction="ltr" fo:border-right="0.74pt solid #a5a5a5" style:rotation-angle="0" style:rotation-align="none" style:shrink-to-fit="tru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TODAY()&gt;=[.I$5];TODAY()&lt;[.J$5]))" style:apply-style-name="ConditionalStyle_5f_1" style:base-cell-address="Gantt.I5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d8d8d8" style:direction="ltr" fo:border-right="0.74pt solid #d8d8d8" style:rotation-angle="0" style:rotation-align="none" style:shrink-to-fit="false" fo:border-top="1.76pt solid #d8d8d8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TODAY()&gt;=[.I$5];TODAY()&lt;[.J$5]))" style:apply-style-name="ConditionalStyle_5f_1" style:base-cell-address="Gantt.I5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fdd088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TODAY()&gt;=[.I$5];TODAY()&lt;[.J$5]))" style:apply-style-name="ConditionalStyle_5f_1" style:base-cell-address="Gantt.I5"/>
    </style:style>
    <style:style style:name="ce41" style:family="table-cell" style:parent-style-name="Default">
      <style:table-cell-properties fo:border-bottom="1.76pt solid #d8d8d8" fo:background-color="#f2f2f2" style:diagonal-bl-tr="none" style:diagonal-tl-br="none" style:text-align-source="fix" style:repeat-content="false" fo:wrap-option="no-wrap" fo:border-left="0.74pt solid #d8d8d8" style:direction="ltr" fo:border-right="0.74pt solid #d8d8d8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TODAY()&gt;=[.I$5];TODAY()&lt;[.J$5]))" style:apply-style-name="ConditionalStyle_5f_1" style:base-cell-address="Gantt.I5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is-true-formula([.I$5]&lt;=EOMONTH([.$I$5];0))" style:apply-style-name="ConditionalStyle_5f_2" style:base-cell-address="Gantt.I4"/>
    </style:style>
    <style:style style:name="ce45" style:family="table-cell" style:parent-style-name="Default" style:data-style-name="N126">
      <style:table-cell-properties fo:background-color="#5959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TODAY()&gt;=[.I$5];TODAY()&lt;[.J$5]))" style:apply-style-name="ConditionalStyle_5f_1" style:base-cell-address="Gantt.I5"/>
    </style:style>
    <style:style style:name="ce46" style:family="table-cell" style:parent-style-name="Default">
      <style:table-cell-properties fo:background-color="#5959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TODAY()&gt;=[.I$5];TODAY()&lt;[.J$5]))" style:apply-style-name="ConditionalStyle_5f_1" style:base-cell-address="Gantt.I5"/>
    </style:style>
    <style:style style:name="ce47" style:family="table-cell" style:parent-style-name="Default">
      <style:table-cell-properties fo:background-color="#fcb23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 style:data-style-name="N126">
      <style:table-cell-properties fo:border-bottom="none" fo:background-color="#595959" style:diagonal-bl-tr="none" style:diagonal-tl-br="none" style:text-align-source="fix" style:repeat-content="false" fo:wrap-option="no-wrap" fo:border-left="none" style:direction="ltr" fo:border-right="0.74pt solid #a5a5a5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TODAY()&gt;=[.I$5];TODAY()&lt;[.J$5]))" style:apply-style-name="ConditionalStyle_5f_1" style:base-cell-address="Gantt.I5"/>
    </style:style>
    <style:style style:name="ce49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none" style:direction="ltr" fo:border-right="0.74pt solid #a5a5a5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TODAY()&gt;=[.I$5];TODAY()&lt;[.J$5]))" style:apply-style-name="ConditionalStyle_5f_1" style:base-cell-address="Gantt.I5"/>
    </style:style>
    <style:style style:name="ce50" style:family="table-cell" style:parent-style-name="Default">
      <style:table-cell-properties fo:background-color="#91477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fo:background-color="#ad244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is-true-formula(AND([.J$5]&lt;=EOMONTH([.$I$5];2);[.J$5]&gt;EOMONTH([.$I$5];0);[.J$5]&gt;EOMONTH([.$I$5];1)))" style:apply-style-name="ConditionalStyle_5f_3" style:base-cell-address="Gantt.J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bjetivo&quot;;&quot;Hito&quot;;&quot;Según lo previsto&quot;;&quot;Riesgo bajo&quot;;&quot;Riesgo medio&quot;;&quot;Riesgo alto&quot;)" table:allow-empty-cell="true" table:display-list="unsorted" table:base-cell-address="Gantt.C10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Gantt.F4">
          <table:help-message table:display="true">
            <text:p>Incremento de desplazamiento - Al cambiar este número, se desplazará la vista del diagrama de Gantt.</text:p>
          </table:help-message>
        </table:content-validation>
      </table:content-validations>
      <table:table table:name="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56" table:default-cell-style-name="Default"/>
        <table:table-column table:style-name="co9" table:number-columns-repeated="960" table:default-cell-style-name="Default"/>
        <table:table-row table:style-name="ro1">
          <table:table-cell table:style-name="ce1" office:value-type="string" calcext:value-type="string">
            <text:p>Cree un diagrama de Gantt en esta hoja de cálculo.</text:p>
            <text:p>Escriba el título de este proyecto en la celda B1. </text:p>
            <text:p>El título de la leyenda se encuentra en la celda I1.</text:p>
            <text:p>Para obtener información sobre cómo usar esta hoja de cálculo, incluidas las instrucciones para lectores de pantalla y el nombre del autor de este libro, vea la hoja de cálculo Información.</text:p>
            <text:p>Desplácese hacia abajo por la columna A para escuchar más instrucciones.</text:p>
          </table:table-cell>
          <table:table-cell table:style-name="ce3" office:value-type="string" calcext:value-type="string">
            <text:p>Med calendar</text:p>
          </table:table-cell>
          <table:table-cell table:style-name="ce3"/>
          <table:table-cell table:style-name="ce13"/>
          <table:table-cell table:number-columns-repeated="2"/>
          <table:table-cell table:style-name="ce25"/>
          <table:table-cell/>
          <table:table-cell table:style-name="ce10" office:value-type="string" calcext:value-type="string">
            <text:p>Leyenda:</text:p>
          </table:table-cell>
          <table:table-cell table:style-name="ce42"/>
          <table:table-cell table:number-columns-repeated="1014"/>
        </table:table-row>
        <table:table-row table:style-name="ro1">
          <table:table-cell table:style-name="ce1" office:value-type="string" calcext:value-type="string">
            <text:p>Escriba el nombre de la compañía en la celda B2.</text:p>
            <text:p>Hay una leyenda en las celdas I2 a AC2.</text:p>
          </table:table-cell>
          <table:table-cell table:style-name="ce4" office:value-type="string" calcext:value-type="string">
            <text:p>.</text:p>
          </table:table-cell>
          <table:table-cell table:style-name="ce10"/>
          <table:table-cell table:number-columns-repeated="2"/>
          <table:table-cell table:style-name="ce19"/>
          <table:table-cell table:style-name="ce26"/>
          <table:table-cell/>
          <table:table-cell table:style-name="ce34" office:value-type="string" calcext:value-type="string" table:number-columns-spanned="4" table:number-rows-spanned="1">
            <text:p>Según lo previsto</text:p>
          </table:table-cell>
          <table:covered-table-cell table:number-columns-repeated="3" table:style-name="ce43"/>
          <table:table-cell/>
          <table:table-cell table:style-name="ce47" office:value-type="string" calcext:value-type="string" table:number-columns-spanned="4" table:number-rows-spanned="1">
            <text:p>Riesgo bajo</text:p>
          </table:table-cell>
          <table:covered-table-cell table:number-columns-repeated="3" table:style-name="ce43"/>
          <table:table-cell/>
          <table:table-cell table:style-name="ce50" office:value-type="string" calcext:value-type="string" table:number-columns-spanned="4" table:number-rows-spanned="1">
            <text:p>Riesgo medio</text:p>
          </table:table-cell>
          <table:covered-table-cell table:number-columns-repeated="3" table:style-name="ce43"/>
          <table:table-cell/>
          <table:table-cell table:style-name="ce51" office:value-type="string" calcext:value-type="string" table:number-columns-spanned="4" table:number-rows-spanned="1">
            <text:p>Riesgo alto</text:p>
          </table:table-cell>
          <table:covered-table-cell table:number-columns-repeated="3" table:style-name="ce43"/>
          <table:table-cell/>
          <table:table-cell table:style-name="ce52" office:value-type="string" calcext:value-type="string" table:number-columns-spanned="4" table:number-rows-spanned="1">
            <text:p>Sin asignar</text:p>
          </table:table-cell>
          <table:covered-table-cell table:number-columns-repeated="3" table:style-name="ce43"/>
          <table:table-cell table:number-columns-repeated="992"/>
        </table:table-row>
        <table:table-row table:style-name="ro1">
          <table:table-cell table:style-name="ce1" office:value-type="string" calcext:value-type="string">
            <text:p>Escriba el nombre del responsable del proyecto en la celda B3. Escriba la fecha de inicio del proyecto en la celda F3, o bien deje que la fórmula de ejemplo encuentre el valor de fecha anterior en la tabla Datos de Gantt.  </text:p>
            <text:p>Fecha de inicio del proyecto: la etiqueta se encuentra en la celda D3.</text:p>
          </table:table-cell>
          <table:table-cell table:style-name="ce4" table:number-columns-repeated="2"/>
          <table:table-cell table:style-name="ce14" office:value-type="string" calcext:value-type="string" table:number-columns-spanned="2" table:number-rows-spanned="1">
            <text:p>Fecha de inicio del proyecto:</text:p>
          </table:table-cell>
          <table:covered-table-cell/>
          <table:table-cell table:style-name="ce20" office:value-type="date" office:date-value="2022-04-04" calcext:value-type="date" table:number-columns-spanned="2" table:number-rows-spanned="1">
            <text:p>4/4/2022</text:p>
          </table:table-cell>
          <table:covered-table-cell table:style-name="ce27"/>
          <table:table-cell table:style-name="ce30"/>
          <table:table-cell table:number-columns-repeated="1016"/>
        </table:table-row>
        <table:table-row table:style-name="ro1">
          <table:table-cell table:style-name="ce1" office:value-type="string" calcext:value-type="string">
            <text:p>Hay un incremento de desplazamiento en la celda F4. </text:p>
            <text:p>Los meses de las fechas en la fila 5 se muestran a partir de las celdas I4 a BL4.</text:p>
            <text:p>No modifique estas celdas. Se actualizarán automáticamente basándose en la fecha de inicio del proyecto de la celda F3.</text:p>
          </table:table-cell>
          <table:table-cell table:number-columns-repeated="2"/>
          <table:table-cell table:style-name="ce14" office:value-type="string" calcext:value-type="string" table:number-columns-spanned="2" table:number-rows-spanned="1">
            <text:p>Incremento de desplazamiento:</text:p>
          </table:table-cell>
          <table:covered-table-cell/>
          <table:table-cell table:style-name="ce21" table:content-validation-name="val2" office:value-type="float" office:value="0" calcext:value-type="float">
            <text:p>0</text:p>
          </table:table-cell>
          <table:table-cell table:number-columns-repeated="2"/>
          <table:table-cell table:style-name="ce35" table:formula="of:=TEXT([.I5];&quot;mmmm&quot;)" office:value-type="string" office:string-value="April" calcext:value-type="string">
            <text:p>April</text:p>
          </table:table-cell>
          <table:table-cell table:style-name="ce44" table:number-columns-repeated="6"/>
          <table:table-cell table:style-name="ce44" table:formula="of:=IF(TEXT([.P5];&quot;mmmm&quot;)=[.I4];&quot;&quot;;TEXT([.P5];&quot;mmmm&quot;))">
            <text:p/>
          </table:table-cell>
          <table:table-cell table:style-name="ce44" table:number-columns-repeated="6"/>
          <table:table-cell table:style-name="ce44" table:formula="of:=IF(OR(TEXT([.W5];&quot;mmmm&quot;)=[.P4];TEXT([.W5];&quot;mmmm&quot;)=[.I4]);&quot;&quot;;TEXT([.W5];&quot;mmmm&quot;))">
            <text:p/>
          </table:table-cell>
          <table:table-cell table:style-name="ce44" table:number-columns-repeated="6"/>
          <table:table-cell table:style-name="ce44" table:formula="of:=IF(OR(TEXT([.AD5];&quot;mmmm&quot;)=[.W4];TEXT([.AD5];&quot;mmmm&quot;)=[.P4];TEXT([.AD5];&quot;mmmm&quot;)=[.I4]);&quot;&quot;;TEXT([.AD5];&quot;mmmm&quot;))">
            <text:p/>
          </table:table-cell>
          <table:table-cell table:style-name="ce44" table:number-columns-repeated="6"/>
          <table:table-cell table:style-name="ce44" table:formula="of:=IF(OR(TEXT([.AK5];&quot;mmmm&quot;)=[.AD4];TEXT([.AK5];&quot;mmmm&quot;)=[.W4];TEXT([.AK5];&quot;mmmm&quot;)=[.P4];TEXT([.AK5];&quot;mmmm&quot;)=[.I4]);&quot;&quot;;TEXT([.AK5];&quot;mmmm&quot;))" office:value-type="string" office:string-value="May" calcext:value-type="string">
            <text:p>May</text:p>
          </table:table-cell>
          <table:table-cell table:style-name="ce44" table:number-columns-repeated="2"/>
          <table:table-cell table:style-name="ce53" table:number-columns-repeated="4"/>
          <table:table-cell table:style-name="ce53" table:formula="of:=IF(OR(TEXT([.AR5];&quot;mmmm&quot;)=[.AK4];TEXT([.AR5];&quot;mmmm&quot;)=[.AD4];TEXT([.AR5];&quot;mmmm&quot;)=[.W4];TEXT([.AR5];&quot;mmmm&quot;)=[.P4]);&quot;&quot;;TEXT([.AR5];&quot;mmmm&quot;))">
            <text:p/>
          </table:table-cell>
          <table:table-cell table:style-name="ce53" table:number-columns-repeated="6"/>
          <table:table-cell table:style-name="ce53" table:formula="of:=IF(OR(TEXT([.AY5];&quot;mmmm&quot;)=[.AR4];TEXT([.AY5];&quot;mmmm&quot;)=[.AK4];TEXT([.AY5];&quot;mmmm&quot;)=[.AD4];TEXT([.AY5];&quot;mmmm&quot;)=[.W4]);&quot;&quot;;TEXT([.AY5];&quot;mmmm&quot;))">
            <text:p/>
          </table:table-cell>
          <table:table-cell table:style-name="ce53" table:number-columns-repeated="6"/>
          <table:table-cell table:style-name="ce53" table:formula="of:=IF(OR(TEXT([.BF5];&quot;mmmm&quot;)=[.AY4];TEXT([.BF5];&quot;mmmm&quot;)=[.AR4];TEXT([.BF5];&quot;mmmm&quot;)=[.AK4];TEXT([.BF5];&quot;mmmm&quot;)=[.AD4]);&quot;&quot;;TEXT([.BF5];&quot;mmmm&quot;))">
            <text:p/>
          </table:table-cell>
          <table:table-cell table:style-name="ce53" table:number-columns-repeated="6"/>
          <table:table-cell table:number-columns-repeated="960"/>
        </table:table-row>
        <table:table-row table:style-name="ro2">
          <table:table-cell table:style-name="ce1" office:value-type="string" calcext:value-type="string">
            <text:p>Las celdas I5 a BL5 contienen el número de días del mes representado en el bloque de celdas encima de cada celda de fecha y se calculan automáticamente.</text:p>
            <text:p>No modifique estas celdas.</text:p>
            <text:p>La fecha actual está rodeada con una línea roja (hex. AD3815) desde la fecha actual en la fila 5 hasta toda la columna de fechas y el fin de la programación del proyecto.</text:p>
          </table:table-cell>
          <table:table-cell table:style-name="ce5" table:number-columns-spanned="7" table:number-rows-spanned="1"/>
          <table:covered-table-cell table:number-columns-repeated="6"/>
          <table:table-cell table:style-name="ce36" table:formula="of:=IFERROR(Inicio_del_proyecto+Incremento_de_desplazamiento;TODAY())" office:value-type="date" office:date-value="2022-04-04" calcext:value-type="date">
            <text:p>4</text:p>
          </table:table-cell>
          <table:table-cell table:style-name="ce45" table:formula="of:=[.I5]+1" office:value-type="date" office:date-value="2022-04-05" calcext:value-type="date">
            <text:p>5</text:p>
          </table:table-cell>
          <table:table-cell table:style-name="ce45" table:formula="of:=[.J5]+1" office:value-type="date" office:date-value="2022-04-06" calcext:value-type="date">
            <text:p>6</text:p>
          </table:table-cell>
          <table:table-cell table:style-name="ce45" table:formula="of:=[.K5]+1" office:value-type="date" office:date-value="2022-04-07" calcext:value-type="date">
            <text:p>7</text:p>
          </table:table-cell>
          <table:table-cell table:style-name="ce45" table:formula="of:=[.L5]+1" office:value-type="date" office:date-value="2022-04-08" calcext:value-type="date">
            <text:p>8</text:p>
          </table:table-cell>
          <table:table-cell table:style-name="ce45" table:formula="of:=[.M5]+1" office:value-type="date" office:date-value="2022-04-09" calcext:value-type="date">
            <text:p>9</text:p>
          </table:table-cell>
          <table:table-cell table:style-name="ce48" table:formula="of:=[.N5]+1" office:value-type="date" office:date-value="2022-04-10" calcext:value-type="date">
            <text:p>10</text:p>
          </table:table-cell>
          <table:table-cell table:style-name="ce36" table:formula="of:=[.O5]+1" office:value-type="date" office:date-value="2022-04-11" calcext:value-type="date">
            <text:p>11</text:p>
          </table:table-cell>
          <table:table-cell table:style-name="ce45" table:formula="of:=[.P5]+1" office:value-type="date" office:date-value="2022-04-12" calcext:value-type="date">
            <text:p>12</text:p>
          </table:table-cell>
          <table:table-cell table:style-name="ce45" table:formula="of:=[.Q5]+1" office:value-type="date" office:date-value="2022-04-13" calcext:value-type="date">
            <text:p>13</text:p>
          </table:table-cell>
          <table:table-cell table:style-name="ce45" table:formula="of:=[.R5]+1" office:value-type="date" office:date-value="2022-04-14" calcext:value-type="date">
            <text:p>14</text:p>
          </table:table-cell>
          <table:table-cell table:style-name="ce45" table:formula="of:=[.S5]+1" office:value-type="date" office:date-value="2022-04-15" calcext:value-type="date">
            <text:p>15</text:p>
          </table:table-cell>
          <table:table-cell table:style-name="ce45" table:formula="of:=[.T5]+1" office:value-type="date" office:date-value="2022-04-16" calcext:value-type="date">
            <text:p>16</text:p>
          </table:table-cell>
          <table:table-cell table:style-name="ce48" table:formula="of:=[.U5]+1" office:value-type="date" office:date-value="2022-04-17" calcext:value-type="date">
            <text:p>17</text:p>
          </table:table-cell>
          <table:table-cell table:style-name="ce36" table:formula="of:=[.V5]+1" office:value-type="date" office:date-value="2022-04-18" calcext:value-type="date">
            <text:p>18</text:p>
          </table:table-cell>
          <table:table-cell table:style-name="ce45" table:formula="of:=[.W5]+1" office:value-type="date" office:date-value="2022-04-19" calcext:value-type="date">
            <text:p>19</text:p>
          </table:table-cell>
          <table:table-cell table:style-name="ce45" table:formula="of:=[.X5]+1" office:value-type="date" office:date-value="2022-04-20" calcext:value-type="date">
            <text:p>20</text:p>
          </table:table-cell>
          <table:table-cell table:style-name="ce45" table:formula="of:=[.Y5]+1" office:value-type="date" office:date-value="2022-04-21" calcext:value-type="date">
            <text:p>21</text:p>
          </table:table-cell>
          <table:table-cell table:style-name="ce45" table:formula="of:=[.Z5]+1" office:value-type="date" office:date-value="2022-04-22" calcext:value-type="date">
            <text:p>22</text:p>
          </table:table-cell>
          <table:table-cell table:style-name="ce45" table:formula="of:=[.AA5]+1" office:value-type="date" office:date-value="2022-04-23" calcext:value-type="date">
            <text:p>23</text:p>
          </table:table-cell>
          <table:table-cell table:style-name="ce48" table:formula="of:=[.AB5]+1" office:value-type="date" office:date-value="2022-04-24" calcext:value-type="date">
            <text:p>24</text:p>
          </table:table-cell>
          <table:table-cell table:style-name="ce36" table:formula="of:=[.AC5]+1" office:value-type="date" office:date-value="2022-04-25" calcext:value-type="date">
            <text:p>25</text:p>
          </table:table-cell>
          <table:table-cell table:style-name="ce45" table:formula="of:=[.AD5]+1" office:value-type="date" office:date-value="2022-04-26" calcext:value-type="date">
            <text:p>26</text:p>
          </table:table-cell>
          <table:table-cell table:style-name="ce45" table:formula="of:=[.AE5]+1" office:value-type="date" office:date-value="2022-04-27" calcext:value-type="date">
            <text:p>27</text:p>
          </table:table-cell>
          <table:table-cell table:style-name="ce45" table:formula="of:=[.AF5]+1" office:value-type="date" office:date-value="2022-04-28" calcext:value-type="date">
            <text:p>28</text:p>
          </table:table-cell>
          <table:table-cell table:style-name="ce45" table:formula="of:=[.AG5]+1" office:value-type="date" office:date-value="2022-04-29" calcext:value-type="date">
            <text:p>29</text:p>
          </table:table-cell>
          <table:table-cell table:style-name="ce45" table:formula="of:=[.AH5]+1" office:value-type="date" office:date-value="2022-04-30" calcext:value-type="date">
            <text:p>30</text:p>
          </table:table-cell>
          <table:table-cell table:style-name="ce48" table:formula="of:=[.AI5]+1" office:value-type="date" office:date-value="2022-05-01" calcext:value-type="date">
            <text:p>1</text:p>
          </table:table-cell>
          <table:table-cell table:style-name="ce36" table:formula="of:=[.AJ5]+1" office:value-type="date" office:date-value="2022-05-02" calcext:value-type="date">
            <text:p>2</text:p>
          </table:table-cell>
          <table:table-cell table:style-name="ce45" table:formula="of:=[.AK5]+1" office:value-type="date" office:date-value="2022-05-03" calcext:value-type="date">
            <text:p>3</text:p>
          </table:table-cell>
          <table:table-cell table:style-name="ce45" table:formula="of:=[.AL5]+1" office:value-type="date" office:date-value="2022-05-04" calcext:value-type="date">
            <text:p>4</text:p>
          </table:table-cell>
          <table:table-cell table:style-name="ce45" table:formula="of:=[.AM5]+1" office:value-type="date" office:date-value="2022-05-05" calcext:value-type="date">
            <text:p>5</text:p>
          </table:table-cell>
          <table:table-cell table:style-name="ce45" table:formula="of:=[.AN5]+1" office:value-type="date" office:date-value="2022-05-06" calcext:value-type="date">
            <text:p>6</text:p>
          </table:table-cell>
          <table:table-cell table:style-name="ce45" table:formula="of:=[.AO5]+1" office:value-type="date" office:date-value="2022-05-07" calcext:value-type="date">
            <text:p>7</text:p>
          </table:table-cell>
          <table:table-cell table:style-name="ce48" table:formula="of:=[.AP5]+1" office:value-type="date" office:date-value="2022-05-08" calcext:value-type="date">
            <text:p>8</text:p>
          </table:table-cell>
          <table:table-cell table:style-name="ce36" table:formula="of:=[.AQ5]+1" office:value-type="date" office:date-value="2022-05-09" calcext:value-type="date">
            <text:p>9</text:p>
          </table:table-cell>
          <table:table-cell table:style-name="ce45" table:formula="of:=[.AR5]+1" office:value-type="date" office:date-value="2022-05-10" calcext:value-type="date">
            <text:p>10</text:p>
          </table:table-cell>
          <table:table-cell table:style-name="ce45" table:formula="of:=[.AS5]+1" office:value-type="date" office:date-value="2022-05-11" calcext:value-type="date">
            <text:p>11</text:p>
          </table:table-cell>
          <table:table-cell table:style-name="ce45" table:formula="of:=[.AT5]+1" office:value-type="date" office:date-value="2022-05-12" calcext:value-type="date">
            <text:p>12</text:p>
          </table:table-cell>
          <table:table-cell table:style-name="ce45" table:formula="of:=[.AU5]+1" office:value-type="date" office:date-value="2022-05-13" calcext:value-type="date">
            <text:p>13</text:p>
          </table:table-cell>
          <table:table-cell table:style-name="ce45" table:formula="of:=[.AV5]+1" office:value-type="date" office:date-value="2022-05-14" calcext:value-type="date">
            <text:p>14</text:p>
          </table:table-cell>
          <table:table-cell table:style-name="ce48" table:formula="of:=[.AW5]+1" office:value-type="date" office:date-value="2022-05-15" calcext:value-type="date">
            <text:p>15</text:p>
          </table:table-cell>
          <table:table-cell table:style-name="ce36" table:formula="of:=[.AX5]+1" office:value-type="date" office:date-value="2022-05-16" calcext:value-type="date">
            <text:p>16</text:p>
          </table:table-cell>
          <table:table-cell table:style-name="ce45" table:formula="of:=[.AY5]+1" office:value-type="date" office:date-value="2022-05-17" calcext:value-type="date">
            <text:p>17</text:p>
          </table:table-cell>
          <table:table-cell table:style-name="ce45" table:formula="of:=[.AZ5]+1" office:value-type="date" office:date-value="2022-05-18" calcext:value-type="date">
            <text:p>18</text:p>
          </table:table-cell>
          <table:table-cell table:style-name="ce45" table:formula="of:=[.BA5]+1" office:value-type="date" office:date-value="2022-05-19" calcext:value-type="date">
            <text:p>19</text:p>
          </table:table-cell>
          <table:table-cell table:style-name="ce45" table:formula="of:=[.BB5]+1" office:value-type="date" office:date-value="2022-05-20" calcext:value-type="date">
            <text:p>20</text:p>
          </table:table-cell>
          <table:table-cell table:style-name="ce45" table:formula="of:=[.BC5]+1" office:value-type="date" office:date-value="2022-05-21" calcext:value-type="date">
            <text:p>21</text:p>
          </table:table-cell>
          <table:table-cell table:style-name="ce48" table:formula="of:=[.BD5]+1" office:value-type="date" office:date-value="2022-05-22" calcext:value-type="date">
            <text:p>22</text:p>
          </table:table-cell>
          <table:table-cell table:style-name="ce36" table:formula="of:=[.BE5]+1" office:value-type="date" office:date-value="2022-05-23" calcext:value-type="date">
            <text:p>23</text:p>
          </table:table-cell>
          <table:table-cell table:style-name="ce45" table:formula="of:=[.BF5]+1" office:value-type="date" office:date-value="2022-05-24" calcext:value-type="date">
            <text:p>24</text:p>
          </table:table-cell>
          <table:table-cell table:style-name="ce45" table:formula="of:=[.BG5]+1" office:value-type="date" office:date-value="2022-05-25" calcext:value-type="date">
            <text:p>25</text:p>
          </table:table-cell>
          <table:table-cell table:style-name="ce45" table:formula="of:=[.BH5]+1" office:value-type="date" office:date-value="2022-05-26" calcext:value-type="date">
            <text:p>26</text:p>
          </table:table-cell>
          <table:table-cell table:style-name="ce45" table:formula="of:=[.BI5]+1" office:value-type="date" office:date-value="2022-05-27" calcext:value-type="date">
            <text:p>27</text:p>
          </table:table-cell>
          <table:table-cell table:style-name="ce45" table:formula="of:=[.BJ5]+1" office:value-type="date" office:date-value="2022-05-28" calcext:value-type="date">
            <text:p>28</text:p>
          </table:table-cell>
          <table:table-cell table:style-name="ce48" table:formula="of:=[.BK5]+1" office:value-type="date" office:date-value="2022-05-29" calcext:value-type="date">
            <text:p>29</text:p>
          </table:table-cell>
          <table:table-cell table:number-columns-repeated="960"/>
        </table:table-row>
        <table:table-row table:style-name="ro3">
          <table:table-cell table:style-name="ce1" office:value-type="string" calcext:value-type="string">
            <text:p>La barra de desplazamiento se encuentra en las celdas I6 a BL6. El incremento de páginas mediante los datos se define como 2 páginas cada vez y se puede configurar en las opciones de la barra de control. </text:p>
            <text:p>Para saltar hacia adelante o atrás en la escala de tiempo, escriba un valor de 0 o superior en la celda F4.</text:p>
            <text:p>Un valor de 0 le llevará al principio del gráfico.</text:p>
          </table:table-cell>
          <table:table-cell table:number-columns-repeated="7"/>
          <table:table-cell table:style-name="ce37"/>
          <table:table-cell table:style-name="ce46" table:number-columns-repeated="5"/>
          <table:table-cell table:style-name="ce49"/>
          <table:table-cell table:style-name="ce37"/>
          <table:table-cell table:style-name="ce46" table:number-columns-repeated="5"/>
          <table:table-cell table:style-name="ce49"/>
          <table:table-cell table:style-name="ce37"/>
          <table:table-cell table:style-name="ce46" table:number-columns-repeated="5"/>
          <table:table-cell table:style-name="ce49"/>
          <table:table-cell table:style-name="ce37"/>
          <table:table-cell table:style-name="ce46" table:number-columns-repeated="5"/>
          <table:table-cell table:style-name="ce49"/>
          <table:table-cell table:style-name="ce37"/>
          <table:table-cell table:style-name="ce46" table:number-columns-repeated="5"/>
          <table:table-cell table:style-name="ce49"/>
          <table:table-cell table:style-name="ce37"/>
          <table:table-cell table:style-name="ce46" table:number-columns-repeated="5"/>
          <table:table-cell table:style-name="ce49"/>
          <table:table-cell table:style-name="ce37"/>
          <table:table-cell table:style-name="ce46" table:number-columns-repeated="5"/>
          <table:table-cell table:style-name="ce49"/>
          <table:table-cell table:style-name="ce37"/>
          <table:table-cell table:style-name="ce46" table:number-columns-repeated="5"/>
          <table:table-cell table:style-name="ce49"/>
          <table:table-cell table:number-columns-repeated="960"/>
        </table:table-row>
        <table:table-row table:style-name="ro4">
          <table:table-cell table:style-name="ce1" office:value-type="string" calcext:value-type="string">
            <text:p>Esta fila contiene los encabezados de la programación del proyecto posterior debajo de estos. </text:p>
            <text:p>Navegue desde la celda B7 a BL7 para escuchar el contenido. La primera letra de cada día de la semana de la fecha encima de ese encabezado empieza en la celda I7 y continúa hasta la celda BL7.</text:p>
            <text:p>Todo el gráfico de la escala de tiempo del proyecto se genera automáticamente basándose en la categoría, la fecha de inicio y el número de días especificados en la tabla Hitos.</text:p>
          </table:table-cell>
          <table:table-cell table:style-name="ce6" office:value-type="string" calcext:value-type="string">
            <text:p>Descripción del hito</text:p>
          </table:table-cell>
          <table:table-cell table:style-name="ce11" office:value-type="string" calcext:value-type="string">
            <text:p>Categoría</text:p>
          </table:table-cell>
          <table:table-cell table:style-name="ce11" office:value-type="string" calcext:value-type="string">
            <text:p>Asignado a</text:p>
          </table:table-cell>
          <table:table-cell table:style-name="ce11" office:value-type="string" calcext:value-type="string">
            <text:p>Progreso</text:p>
          </table:table-cell>
          <table:table-cell table:style-name="ce11" office:value-type="string" calcext:value-type="string">
            <text:p>Inicio</text:p>
          </table:table-cell>
          <table:table-cell table:style-name="ce11" office:value-type="string" calcext:value-type="string">
            <text:p>Número de días</text:p>
          </table:table-cell>
          <table:table-cell table:style-name="ce31"/>
          <table:table-cell table:style-name="ce38" table:formula="of:=LEFT(TEXT([.I5];&quot;ddd&quot;);1)" office:value-type="string" office:string-value="M" calcext:value-type="string">
            <text:p>M</text:p>
          </table:table-cell>
          <table:table-cell table:style-name="ce38" table:formula="of:=LEFT(TEXT([.J5];&quot;ddd&quot;);1)" office:value-type="string" office:string-value="T" calcext:value-type="string">
            <text:p>T</text:p>
          </table:table-cell>
          <table:table-cell table:style-name="ce38" table:formula="of:=LEFT(TEXT([.K5];&quot;ddd&quot;);1)" office:value-type="string" office:string-value="W" calcext:value-type="string">
            <text:p>W</text:p>
          </table:table-cell>
          <table:table-cell table:style-name="ce38" table:formula="of:=LEFT(TEXT([.L5];&quot;ddd&quot;);1)" office:value-type="string" office:string-value="T" calcext:value-type="string">
            <text:p>T</text:p>
          </table:table-cell>
          <table:table-cell table:style-name="ce38" table:formula="of:=LEFT(TEXT([.M5];&quot;ddd&quot;);1)" office:value-type="string" office:string-value="F" calcext:value-type="string">
            <text:p>F</text:p>
          </table:table-cell>
          <table:table-cell table:style-name="ce38" table:formula="of:=LEFT(TEXT([.N5];&quot;ddd&quot;);1)" office:value-type="string" office:string-value="S" calcext:value-type="string">
            <text:p>S</text:p>
          </table:table-cell>
          <table:table-cell table:style-name="ce38" table:formula="of:=LEFT(TEXT([.O5];&quot;ddd&quot;);1)" office:value-type="string" office:string-value="S" calcext:value-type="string">
            <text:p>S</text:p>
          </table:table-cell>
          <table:table-cell table:style-name="ce38" table:formula="of:=LEFT(TEXT([.P5];&quot;ddd&quot;);1)" office:value-type="string" office:string-value="M" calcext:value-type="string">
            <text:p>M</text:p>
          </table:table-cell>
          <table:table-cell table:style-name="ce38" table:formula="of:=LEFT(TEXT([.Q5];&quot;ddd&quot;);1)" office:value-type="string" office:string-value="T" calcext:value-type="string">
            <text:p>T</text:p>
          </table:table-cell>
          <table:table-cell table:style-name="ce38" table:formula="of:=LEFT(TEXT([.R5];&quot;ddd&quot;);1)" office:value-type="string" office:string-value="W" calcext:value-type="string">
            <text:p>W</text:p>
          </table:table-cell>
          <table:table-cell table:style-name="ce38" table:formula="of:=LEFT(TEXT([.S5];&quot;ddd&quot;);1)" office:value-type="string" office:string-value="T" calcext:value-type="string">
            <text:p>T</text:p>
          </table:table-cell>
          <table:table-cell table:style-name="ce38" table:formula="of:=LEFT(TEXT([.T5];&quot;ddd&quot;);1)" office:value-type="string" office:string-value="F" calcext:value-type="string">
            <text:p>F</text:p>
          </table:table-cell>
          <table:table-cell table:style-name="ce38" table:formula="of:=LEFT(TEXT([.U5];&quot;ddd&quot;);1)" office:value-type="string" office:string-value="S" calcext:value-type="string">
            <text:p>S</text:p>
          </table:table-cell>
          <table:table-cell table:style-name="ce38" table:formula="of:=LEFT(TEXT([.V5];&quot;ddd&quot;);1)" office:value-type="string" office:string-value="S" calcext:value-type="string">
            <text:p>S</text:p>
          </table:table-cell>
          <table:table-cell table:style-name="ce38" table:formula="of:=LEFT(TEXT([.W5];&quot;ddd&quot;);1)" office:value-type="string" office:string-value="M" calcext:value-type="string">
            <text:p>M</text:p>
          </table:table-cell>
          <table:table-cell table:style-name="ce38" table:formula="of:=LEFT(TEXT([.X5];&quot;ddd&quot;);1)" office:value-type="string" office:string-value="T" calcext:value-type="string">
            <text:p>T</text:p>
          </table:table-cell>
          <table:table-cell table:style-name="ce38" table:formula="of:=LEFT(TEXT([.Y5];&quot;ddd&quot;);1)" office:value-type="string" office:string-value="W" calcext:value-type="string">
            <text:p>W</text:p>
          </table:table-cell>
          <table:table-cell table:style-name="ce38" table:formula="of:=LEFT(TEXT([.Z5];&quot;ddd&quot;);1)" office:value-type="string" office:string-value="T" calcext:value-type="string">
            <text:p>T</text:p>
          </table:table-cell>
          <table:table-cell table:style-name="ce38" table:formula="of:=LEFT(TEXT([.AA5];&quot;ddd&quot;);1)" office:value-type="string" office:string-value="F" calcext:value-type="string">
            <text:p>F</text:p>
          </table:table-cell>
          <table:table-cell table:style-name="ce38" table:formula="of:=LEFT(TEXT([.AB5];&quot;ddd&quot;);1)" office:value-type="string" office:string-value="S" calcext:value-type="string">
            <text:p>S</text:p>
          </table:table-cell>
          <table:table-cell table:style-name="ce38" table:formula="of:=LEFT(TEXT([.AC5];&quot;ddd&quot;);1)" office:value-type="string" office:string-value="S" calcext:value-type="string">
            <text:p>S</text:p>
          </table:table-cell>
          <table:table-cell table:style-name="ce38" table:formula="of:=LEFT(TEXT([.AD5];&quot;ddd&quot;);1)" office:value-type="string" office:string-value="M" calcext:value-type="string">
            <text:p>M</text:p>
          </table:table-cell>
          <table:table-cell table:style-name="ce38" table:formula="of:=LEFT(TEXT([.AE5];&quot;ddd&quot;);1)" office:value-type="string" office:string-value="T" calcext:value-type="string">
            <text:p>T</text:p>
          </table:table-cell>
          <table:table-cell table:style-name="ce38" table:formula="of:=LEFT(TEXT([.AF5];&quot;ddd&quot;);1)" office:value-type="string" office:string-value="W" calcext:value-type="string">
            <text:p>W</text:p>
          </table:table-cell>
          <table:table-cell table:style-name="ce38" table:formula="of:=LEFT(TEXT([.AG5];&quot;ddd&quot;);1)" office:value-type="string" office:string-value="T" calcext:value-type="string">
            <text:p>T</text:p>
          </table:table-cell>
          <table:table-cell table:style-name="ce38" table:formula="of:=LEFT(TEXT([.AH5];&quot;ddd&quot;);1)" office:value-type="string" office:string-value="F" calcext:value-type="string">
            <text:p>F</text:p>
          </table:table-cell>
          <table:table-cell table:style-name="ce38" table:formula="of:=LEFT(TEXT([.AI5];&quot;ddd&quot;);1)" office:value-type="string" office:string-value="S" calcext:value-type="string">
            <text:p>S</text:p>
          </table:table-cell>
          <table:table-cell table:style-name="ce38" table:formula="of:=LEFT(TEXT([.AJ5];&quot;ddd&quot;);1)" office:value-type="string" office:string-value="S" calcext:value-type="string">
            <text:p>S</text:p>
          </table:table-cell>
          <table:table-cell table:style-name="ce38" table:formula="of:=LEFT(TEXT([.AK5];&quot;ddd&quot;);1)" office:value-type="string" office:string-value="M" calcext:value-type="string">
            <text:p>M</text:p>
          </table:table-cell>
          <table:table-cell table:style-name="ce38" table:formula="of:=LEFT(TEXT([.AL5];&quot;ddd&quot;);1)" office:value-type="string" office:string-value="T" calcext:value-type="string">
            <text:p>T</text:p>
          </table:table-cell>
          <table:table-cell table:style-name="ce38" table:formula="of:=LEFT(TEXT([.AM5];&quot;ddd&quot;);1)" office:value-type="string" office:string-value="W" calcext:value-type="string">
            <text:p>W</text:p>
          </table:table-cell>
          <table:table-cell table:style-name="ce38" table:formula="of:=LEFT(TEXT([.AN5];&quot;ddd&quot;);1)" office:value-type="string" office:string-value="T" calcext:value-type="string">
            <text:p>T</text:p>
          </table:table-cell>
          <table:table-cell table:style-name="ce38" table:formula="of:=LEFT(TEXT([.AO5];&quot;ddd&quot;);1)" office:value-type="string" office:string-value="F" calcext:value-type="string">
            <text:p>F</text:p>
          </table:table-cell>
          <table:table-cell table:style-name="ce38" table:formula="of:=LEFT(TEXT([.AP5];&quot;ddd&quot;);1)" office:value-type="string" office:string-value="S" calcext:value-type="string">
            <text:p>S</text:p>
          </table:table-cell>
          <table:table-cell table:style-name="ce38" table:formula="of:=LEFT(TEXT([.AQ5];&quot;ddd&quot;);1)" office:value-type="string" office:string-value="S" calcext:value-type="string">
            <text:p>S</text:p>
          </table:table-cell>
          <table:table-cell table:style-name="ce38" table:formula="of:=LEFT(TEXT([.AR5];&quot;ddd&quot;);1)" office:value-type="string" office:string-value="M" calcext:value-type="string">
            <text:p>M</text:p>
          </table:table-cell>
          <table:table-cell table:style-name="ce38" table:formula="of:=LEFT(TEXT([.AS5];&quot;ddd&quot;);1)" office:value-type="string" office:string-value="T" calcext:value-type="string">
            <text:p>T</text:p>
          </table:table-cell>
          <table:table-cell table:style-name="ce38" table:formula="of:=LEFT(TEXT([.AT5];&quot;ddd&quot;);1)" office:value-type="string" office:string-value="W" calcext:value-type="string">
            <text:p>W</text:p>
          </table:table-cell>
          <table:table-cell table:style-name="ce38" table:formula="of:=LEFT(TEXT([.AU5];&quot;ddd&quot;);1)" office:value-type="string" office:string-value="T" calcext:value-type="string">
            <text:p>T</text:p>
          </table:table-cell>
          <table:table-cell table:style-name="ce38" table:formula="of:=LEFT(TEXT([.AV5];&quot;ddd&quot;);1)" office:value-type="string" office:string-value="F" calcext:value-type="string">
            <text:p>F</text:p>
          </table:table-cell>
          <table:table-cell table:style-name="ce38" table:formula="of:=LEFT(TEXT([.AW5];&quot;ddd&quot;);1)" office:value-type="string" office:string-value="S" calcext:value-type="string">
            <text:p>S</text:p>
          </table:table-cell>
          <table:table-cell table:style-name="ce38" table:formula="of:=LEFT(TEXT([.AX5];&quot;ddd&quot;);1)" office:value-type="string" office:string-value="S" calcext:value-type="string">
            <text:p>S</text:p>
          </table:table-cell>
          <table:table-cell table:style-name="ce38" table:formula="of:=LEFT(TEXT([.AY5];&quot;ddd&quot;);1)" office:value-type="string" office:string-value="M" calcext:value-type="string">
            <text:p>M</text:p>
          </table:table-cell>
          <table:table-cell table:style-name="ce38" table:formula="of:=LEFT(TEXT([.AZ5];&quot;ddd&quot;);1)" office:value-type="string" office:string-value="T" calcext:value-type="string">
            <text:p>T</text:p>
          </table:table-cell>
          <table:table-cell table:style-name="ce38" table:formula="of:=LEFT(TEXT([.BA5];&quot;ddd&quot;);1)" office:value-type="string" office:string-value="W" calcext:value-type="string">
            <text:p>W</text:p>
          </table:table-cell>
          <table:table-cell table:style-name="ce38" table:formula="of:=LEFT(TEXT([.BB5];&quot;ddd&quot;);1)" office:value-type="string" office:string-value="T" calcext:value-type="string">
            <text:p>T</text:p>
          </table:table-cell>
          <table:table-cell table:style-name="ce38" table:formula="of:=LEFT(TEXT([.BC5];&quot;ddd&quot;);1)" office:value-type="string" office:string-value="F" calcext:value-type="string">
            <text:p>F</text:p>
          </table:table-cell>
          <table:table-cell table:style-name="ce38" table:formula="of:=LEFT(TEXT([.BD5];&quot;ddd&quot;);1)" office:value-type="string" office:string-value="S" calcext:value-type="string">
            <text:p>S</text:p>
          </table:table-cell>
          <table:table-cell table:style-name="ce38" table:formula="of:=LEFT(TEXT([.BE5];&quot;ddd&quot;);1)" office:value-type="string" office:string-value="S" calcext:value-type="string">
            <text:p>S</text:p>
          </table:table-cell>
          <table:table-cell table:style-name="ce38" table:formula="of:=LEFT(TEXT([.BF5];&quot;ddd&quot;);1)" office:value-type="string" office:string-value="M" calcext:value-type="string">
            <text:p>M</text:p>
          </table:table-cell>
          <table:table-cell table:style-name="ce38" table:formula="of:=LEFT(TEXT([.BG5];&quot;ddd&quot;);1)" office:value-type="string" office:string-value="T" calcext:value-type="string">
            <text:p>T</text:p>
          </table:table-cell>
          <table:table-cell table:style-name="ce38" table:formula="of:=LEFT(TEXT([.BH5];&quot;ddd&quot;);1)" office:value-type="string" office:string-value="W" calcext:value-type="string">
            <text:p>W</text:p>
          </table:table-cell>
          <table:table-cell table:style-name="ce38" table:formula="of:=LEFT(TEXT([.BI5];&quot;ddd&quot;);1)" office:value-type="string" office:string-value="T" calcext:value-type="string">
            <text:p>T</text:p>
          </table:table-cell>
          <table:table-cell table:style-name="ce38" table:formula="of:=LEFT(TEXT([.BJ5];&quot;ddd&quot;);1)" office:value-type="string" office:string-value="F" calcext:value-type="string">
            <text:p>F</text:p>
          </table:table-cell>
          <table:table-cell table:style-name="ce38" table:formula="of:=LEFT(TEXT([.BK5];&quot;ddd&quot;);1)" office:value-type="string" office:string-value="S" calcext:value-type="string">
            <text:p>S</text:p>
          </table:table-cell>
          <table:table-cell table:style-name="ce38" table:formula="of:=LEFT(TEXT([.BL5];&quot;ddd&quot;);1)" office:value-type="string" office:string-value="S" calcext:value-type="string">
            <text:p>S</text:p>
          </table:table-cell>
          <table:table-cell table:number-columns-repeated="960"/>
        </table:table-row>
        <table:table-row table:style-name="ro1" table:visibility="collapse">
          <table:table-cell table:style-name="ce2" office:value-type="string" calcext:value-type="string">
            <text:p>No elimine esta fila. Esta fila está oculta para conservar una fórmula que se usa para resaltar el día actual dentro de la programación del proyecto. </text:p>
          </table:table-cell>
          <table:table-cell table:style-name="ce7"/>
          <table:table-cell table:style-name="ce12" table:number-columns-repeated="5"/>
          <table:table-cell/>
          <table:table-cell table:style-name="ce39" table:number-columns-repeated="56"/>
          <table:table-cell table:number-columns-repeated="960"/>
        </table:table-row>
        <table:table-row table:style-name="ro1">
          <table:table-cell table:style-name="ce1" office:value-type="string" calcext:value-type="string">
            <text:p>Especifique la información del proyecto desde la celda B9 a la celda G9. </text:p>
            <text:p>Los datos de ejemplo se encuentran en las celdas B9 a G33.</text:p>
            <text:p>Escriba la descripción del hito, seleccione una categoría de la lista desplegable, asigne un usuario al elemento, escriba el progreso, la fecha de inicio y el número de días de la tarea para iniciar la representación en el gráfico.</text:p>
            <text:p>La siguiente instrucción se encuentra en la celda A34.</text:p>
          </table:table-cell>
          <table:table-cell table:style-name="ce8" office:value-type="string" calcext:value-type="string">
            <text:p>Med calendar</text:p>
          </table:table-cell>
          <table:table-cell table:style-name="ce12" table:number-columns-repeated="2"/>
          <table:table-cell table:style-name="ce17" table:number-columns-repeated="3"/>
          <table:table-cell table:style-name="ce12"/>
          <table:table-cell table:style-name="ce40" table:formula="of:=IF(AND([.$C9]=&quot;Objetivo&quot;;[.I$5]&gt;=[.$F9];[.I$5]&lt;=[.$F9]+[.$G9]-1);2;IF(AND([.$C9]=&quot;Hito&quot;;[.I$5]&gt;=[.$F9];[.I$5]&lt;=[.$F9]+[.$G9]-1);1;&quot;&quot;))">
            <text:p/>
          </table:table-cell>
          <table:table-cell table:style-name="ce40" table:formula="of:=IF(AND([.$C9]=&quot;Objetivo&quot;;[.J$5]&gt;=[.$F9];[.J$5]&lt;=[.$F9]+[.$G9]-1);2;IF(AND([.$C9]=&quot;Hito&quot;;[.J$5]&gt;=[.$F9];[.J$5]&lt;=[.$F9]+[.$G9]-1);1;&quot;&quot;))">
            <text:p/>
          </table:table-cell>
          <table:table-cell table:style-name="ce40" table:formula="of:=IF(AND([.$C9]=&quot;Objetivo&quot;;[.K$5]&gt;=[.$F9];[.K$5]&lt;=[.$F9]+[.$G9]-1);2;IF(AND([.$C9]=&quot;Hito&quot;;[.K$5]&gt;=[.$F9];[.K$5]&lt;=[.$F9]+[.$G9]-1);1;&quot;&quot;))">
            <text:p/>
          </table:table-cell>
          <table:table-cell table:style-name="ce40" table:formula="of:=IF(AND([.$C9]=&quot;Objetivo&quot;;[.L$5]&gt;=[.$F9];[.L$5]&lt;=[.$F9]+[.$G9]-1);2;IF(AND([.$C9]=&quot;Hito&quot;;[.L$5]&gt;=[.$F9];[.L$5]&lt;=[.$F9]+[.$G9]-1);1;&quot;&quot;))">
            <text:p/>
          </table:table-cell>
          <table:table-cell table:style-name="ce40" table:formula="of:=IF(AND([.$C9]=&quot;Objetivo&quot;;[.M$5]&gt;=[.$F9];[.M$5]&lt;=[.$F9]+[.$G9]-1);2;IF(AND([.$C9]=&quot;Hito&quot;;[.M$5]&gt;=[.$F9];[.M$5]&lt;=[.$F9]+[.$G9]-1);1;&quot;&quot;))">
            <text:p/>
          </table:table-cell>
          <table:table-cell table:style-name="ce40" table:formula="of:=IF(AND([.$C9]=&quot;Objetivo&quot;;[.N$5]&gt;=[.$F9];[.N$5]&lt;=[.$F9]+[.$G9]-1);2;IF(AND([.$C9]=&quot;Hito&quot;;[.N$5]&gt;=[.$F9];[.N$5]&lt;=[.$F9]+[.$G9]-1);1;&quot;&quot;))">
            <text:p/>
          </table:table-cell>
          <table:table-cell table:style-name="ce40" table:formula="of:=IF(AND([.$C9]=&quot;Objetivo&quot;;[.O$5]&gt;=[.$F9];[.O$5]&lt;=[.$F9]+[.$G9]-1);2;IF(AND([.$C9]=&quot;Hito&quot;;[.O$5]&gt;=[.$F9];[.O$5]&lt;=[.$F9]+[.$G9]-1);1;&quot;&quot;))">
            <text:p/>
          </table:table-cell>
          <table:table-cell table:style-name="ce40" table:formula="of:=IF(AND([.$C9]=&quot;Objetivo&quot;;[.P$5]&gt;=[.$F9];[.P$5]&lt;=[.$F9]+[.$G9]-1);2;IF(AND([.$C9]=&quot;Hito&quot;;[.P$5]&gt;=[.$F9];[.P$5]&lt;=[.$F9]+[.$G9]-1);1;&quot;&quot;))">
            <text:p/>
          </table:table-cell>
          <table:table-cell table:style-name="ce40" table:formula="of:=IF(AND([.$C9]=&quot;Objetivo&quot;;[.Q$5]&gt;=[.$F9];[.Q$5]&lt;=[.$F9]+[.$G9]-1);2;IF(AND([.$C9]=&quot;Hito&quot;;[.Q$5]&gt;=[.$F9];[.Q$5]&lt;=[.$F9]+[.$G9]-1);1;&quot;&quot;))">
            <text:p/>
          </table:table-cell>
          <table:table-cell table:style-name="ce40" table:formula="of:=IF(AND([.$C9]=&quot;Objetivo&quot;;[.R$5]&gt;=[.$F9];[.R$5]&lt;=[.$F9]+[.$G9]-1);2;IF(AND([.$C9]=&quot;Hito&quot;;[.R$5]&gt;=[.$F9];[.R$5]&lt;=[.$F9]+[.$G9]-1);1;&quot;&quot;))">
            <text:p/>
          </table:table-cell>
          <table:table-cell table:style-name="ce40" table:formula="of:=IF(AND([.$C9]=&quot;Objetivo&quot;;[.S$5]&gt;=[.$F9];[.S$5]&lt;=[.$F9]+[.$G9]-1);2;IF(AND([.$C9]=&quot;Hito&quot;;[.S$5]&gt;=[.$F9];[.S$5]&lt;=[.$F9]+[.$G9]-1);1;&quot;&quot;))">
            <text:p/>
          </table:table-cell>
          <table:table-cell table:style-name="ce40" table:formula="of:=IF(AND([.$C9]=&quot;Objetivo&quot;;[.T$5]&gt;=[.$F9];[.T$5]&lt;=[.$F9]+[.$G9]-1);2;IF(AND([.$C9]=&quot;Hito&quot;;[.T$5]&gt;=[.$F9];[.T$5]&lt;=[.$F9]+[.$G9]-1);1;&quot;&quot;))">
            <text:p/>
          </table:table-cell>
          <table:table-cell table:style-name="ce40" table:formula="of:=IF(AND([.$C9]=&quot;Objetivo&quot;;[.U$5]&gt;=[.$F9];[.U$5]&lt;=[.$F9]+[.$G9]-1);2;IF(AND([.$C9]=&quot;Hito&quot;;[.U$5]&gt;=[.$F9];[.U$5]&lt;=[.$F9]+[.$G9]-1);1;&quot;&quot;))">
            <text:p/>
          </table:table-cell>
          <table:table-cell table:style-name="ce40" table:formula="of:=IF(AND([.$C9]=&quot;Objetivo&quot;;[.V$5]&gt;=[.$F9];[.V$5]&lt;=[.$F9]+[.$G9]-1);2;IF(AND([.$C9]=&quot;Hito&quot;;[.V$5]&gt;=[.$F9];[.V$5]&lt;=[.$F9]+[.$G9]-1);1;&quot;&quot;))">
            <text:p/>
          </table:table-cell>
          <table:table-cell table:style-name="ce40" table:formula="of:=IF(AND([.$C9]=&quot;Objetivo&quot;;[.W$5]&gt;=[.$F9];[.W$5]&lt;=[.$F9]+[.$G9]-1);2;IF(AND([.$C9]=&quot;Hito&quot;;[.W$5]&gt;=[.$F9];[.W$5]&lt;=[.$F9]+[.$G9]-1);1;&quot;&quot;))">
            <text:p/>
          </table:table-cell>
          <table:table-cell table:style-name="ce40" table:formula="of:=IF(AND([.$C9]=&quot;Objetivo&quot;;[.X$5]&gt;=[.$F9];[.X$5]&lt;=[.$F9]+[.$G9]-1);2;IF(AND([.$C9]=&quot;Hito&quot;;[.X$5]&gt;=[.$F9];[.X$5]&lt;=[.$F9]+[.$G9]-1);1;&quot;&quot;))">
            <text:p/>
          </table:table-cell>
          <table:table-cell table:style-name="ce40" table:formula="of:=IF(AND([.$C9]=&quot;Objetivo&quot;;[.Y$5]&gt;=[.$F9];[.Y$5]&lt;=[.$F9]+[.$G9]-1);2;IF(AND([.$C9]=&quot;Hito&quot;;[.Y$5]&gt;=[.$F9];[.Y$5]&lt;=[.$F9]+[.$G9]-1);1;&quot;&quot;))">
            <text:p/>
          </table:table-cell>
          <table:table-cell table:style-name="ce40" table:formula="of:=IF(AND([.$C9]=&quot;Objetivo&quot;;[.Z$5]&gt;=[.$F9];[.Z$5]&lt;=[.$F9]+[.$G9]-1);2;IF(AND([.$C9]=&quot;Hito&quot;;[.Z$5]&gt;=[.$F9];[.Z$5]&lt;=[.$F9]+[.$G9]-1);1;&quot;&quot;))">
            <text:p/>
          </table:table-cell>
          <table:table-cell table:style-name="ce40" table:formula="of:=IF(AND([.$C9]=&quot;Objetivo&quot;;[.AA$5]&gt;=[.$F9];[.AA$5]&lt;=[.$F9]+[.$G9]-1);2;IF(AND([.$C9]=&quot;Hito&quot;;[.AA$5]&gt;=[.$F9];[.AA$5]&lt;=[.$F9]+[.$G9]-1);1;&quot;&quot;))">
            <text:p/>
          </table:table-cell>
          <table:table-cell table:style-name="ce40" table:formula="of:=IF(AND([.$C9]=&quot;Objetivo&quot;;[.AB$5]&gt;=[.$F9];[.AB$5]&lt;=[.$F9]+[.$G9]-1);2;IF(AND([.$C9]=&quot;Hito&quot;;[.AB$5]&gt;=[.$F9];[.AB$5]&lt;=[.$F9]+[.$G9]-1);1;&quot;&quot;))">
            <text:p/>
          </table:table-cell>
          <table:table-cell table:style-name="ce40" table:formula="of:=IF(AND([.$C9]=&quot;Objetivo&quot;;[.AC$5]&gt;=[.$F9];[.AC$5]&lt;=[.$F9]+[.$G9]-1);2;IF(AND([.$C9]=&quot;Hito&quot;;[.AC$5]&gt;=[.$F9];[.AC$5]&lt;=[.$F9]+[.$G9]-1);1;&quot;&quot;))">
            <text:p/>
          </table:table-cell>
          <table:table-cell table:style-name="ce40" table:formula="of:=IF(AND([.$C9]=&quot;Objetivo&quot;;[.AD$5]&gt;=[.$F9];[.AD$5]&lt;=[.$F9]+[.$G9]-1);2;IF(AND([.$C9]=&quot;Hito&quot;;[.AD$5]&gt;=[.$F9];[.AD$5]&lt;=[.$F9]+[.$G9]-1);1;&quot;&quot;))">
            <text:p/>
          </table:table-cell>
          <table:table-cell table:style-name="ce40" table:formula="of:=IF(AND([.$C9]=&quot;Objetivo&quot;;[.AE$5]&gt;=[.$F9];[.AE$5]&lt;=[.$F9]+[.$G9]-1);2;IF(AND([.$C9]=&quot;Hito&quot;;[.AE$5]&gt;=[.$F9];[.AE$5]&lt;=[.$F9]+[.$G9]-1);1;&quot;&quot;))">
            <text:p/>
          </table:table-cell>
          <table:table-cell table:style-name="ce40" table:formula="of:=IF(AND([.$C9]=&quot;Objetivo&quot;;[.AF$5]&gt;=[.$F9];[.AF$5]&lt;=[.$F9]+[.$G9]-1);2;IF(AND([.$C9]=&quot;Hito&quot;;[.AF$5]&gt;=[.$F9];[.AF$5]&lt;=[.$F9]+[.$G9]-1);1;&quot;&quot;))">
            <text:p/>
          </table:table-cell>
          <table:table-cell table:style-name="ce40" table:formula="of:=IF(AND([.$C9]=&quot;Objetivo&quot;;[.AG$5]&gt;=[.$F9];[.AG$5]&lt;=[.$F9]+[.$G9]-1);2;IF(AND([.$C9]=&quot;Hito&quot;;[.AG$5]&gt;=[.$F9];[.AG$5]&lt;=[.$F9]+[.$G9]-1);1;&quot;&quot;))">
            <text:p/>
          </table:table-cell>
          <table:table-cell table:style-name="ce40" table:formula="of:=IF(AND([.$C9]=&quot;Objetivo&quot;;[.AH$5]&gt;=[.$F9];[.AH$5]&lt;=[.$F9]+[.$G9]-1);2;IF(AND([.$C9]=&quot;Hito&quot;;[.AH$5]&gt;=[.$F9];[.AH$5]&lt;=[.$F9]+[.$G9]-1);1;&quot;&quot;))">
            <text:p/>
          </table:table-cell>
          <table:table-cell table:style-name="ce40" table:formula="of:=IF(AND([.$C9]=&quot;Objetivo&quot;;[.AI$5]&gt;=[.$F9];[.AI$5]&lt;=[.$F9]+[.$G9]-1);2;IF(AND([.$C9]=&quot;Hito&quot;;[.AI$5]&gt;=[.$F9];[.AI$5]&lt;=[.$F9]+[.$G9]-1);1;&quot;&quot;))">
            <text:p/>
          </table:table-cell>
          <table:table-cell table:style-name="ce40" table:formula="of:=IF(AND([.$C9]=&quot;Objetivo&quot;;[.AJ$5]&gt;=[.$F9];[.AJ$5]&lt;=[.$F9]+[.$G9]-1);2;IF(AND([.$C9]=&quot;Hito&quot;;[.AJ$5]&gt;=[.$F9];[.AJ$5]&lt;=[.$F9]+[.$G9]-1);1;&quot;&quot;))">
            <text:p/>
          </table:table-cell>
          <table:table-cell table:style-name="ce40" table:formula="of:=IF(AND([.$C9]=&quot;Objetivo&quot;;[.AK$5]&gt;=[.$F9];[.AK$5]&lt;=[.$F9]+[.$G9]-1);2;IF(AND([.$C9]=&quot;Hito&quot;;[.AK$5]&gt;=[.$F9];[.AK$5]&lt;=[.$F9]+[.$G9]-1);1;&quot;&quot;))">
            <text:p/>
          </table:table-cell>
          <table:table-cell table:style-name="ce40" table:formula="of:=IF(AND([.$C9]=&quot;Objetivo&quot;;[.AL$5]&gt;=[.$F9];[.AL$5]&lt;=[.$F9]+[.$G9]-1);2;IF(AND([.$C9]=&quot;Hito&quot;;[.AL$5]&gt;=[.$F9];[.AL$5]&lt;=[.$F9]+[.$G9]-1);1;&quot;&quot;))">
            <text:p/>
          </table:table-cell>
          <table:table-cell table:style-name="ce40" table:formula="of:=IF(AND([.$C9]=&quot;Objetivo&quot;;[.AM$5]&gt;=[.$F9];[.AM$5]&lt;=[.$F9]+[.$G9]-1);2;IF(AND([.$C9]=&quot;Hito&quot;;[.AM$5]&gt;=[.$F9];[.AM$5]&lt;=[.$F9]+[.$G9]-1);1;&quot;&quot;))">
            <text:p/>
          </table:table-cell>
          <table:table-cell table:style-name="ce40" table:formula="of:=IF(AND([.$C9]=&quot;Objetivo&quot;;[.AN$5]&gt;=[.$F9];[.AN$5]&lt;=[.$F9]+[.$G9]-1);2;IF(AND([.$C9]=&quot;Hito&quot;;[.AN$5]&gt;=[.$F9];[.AN$5]&lt;=[.$F9]+[.$G9]-1);1;&quot;&quot;))">
            <text:p/>
          </table:table-cell>
          <table:table-cell table:style-name="ce40" table:formula="of:=IF(AND([.$C9]=&quot;Objetivo&quot;;[.AO$5]&gt;=[.$F9];[.AO$5]&lt;=[.$F9]+[.$G9]-1);2;IF(AND([.$C9]=&quot;Hito&quot;;[.AO$5]&gt;=[.$F9];[.AO$5]&lt;=[.$F9]+[.$G9]-1);1;&quot;&quot;))">
            <text:p/>
          </table:table-cell>
          <table:table-cell table:style-name="ce40" table:formula="of:=IF(AND([.$C9]=&quot;Objetivo&quot;;[.AP$5]&gt;=[.$F9];[.AP$5]&lt;=[.$F9]+[.$G9]-1);2;IF(AND([.$C9]=&quot;Hito&quot;;[.AP$5]&gt;=[.$F9];[.AP$5]&lt;=[.$F9]+[.$G9]-1);1;&quot;&quot;))">
            <text:p/>
          </table:table-cell>
          <table:table-cell table:style-name="ce40" table:formula="of:=IF(AND([.$C9]=&quot;Objetivo&quot;;[.AQ$5]&gt;=[.$F9];[.AQ$5]&lt;=[.$F9]+[.$G9]-1);2;IF(AND([.$C9]=&quot;Hito&quot;;[.AQ$5]&gt;=[.$F9];[.AQ$5]&lt;=[.$F9]+[.$G9]-1);1;&quot;&quot;))">
            <text:p/>
          </table:table-cell>
          <table:table-cell table:style-name="ce40" table:formula="of:=IF(AND([.$C9]=&quot;Objetivo&quot;;[.AR$5]&gt;=[.$F9];[.AR$5]&lt;=[.$F9]+[.$G9]-1);2;IF(AND([.$C9]=&quot;Hito&quot;;[.AR$5]&gt;=[.$F9];[.AR$5]&lt;=[.$F9]+[.$G9]-1);1;&quot;&quot;))">
            <text:p/>
          </table:table-cell>
          <table:table-cell table:style-name="ce40" table:formula="of:=IF(AND([.$C9]=&quot;Objetivo&quot;;[.AS$5]&gt;=[.$F9];[.AS$5]&lt;=[.$F9]+[.$G9]-1);2;IF(AND([.$C9]=&quot;Hito&quot;;[.AS$5]&gt;=[.$F9];[.AS$5]&lt;=[.$F9]+[.$G9]-1);1;&quot;&quot;))">
            <text:p/>
          </table:table-cell>
          <table:table-cell table:style-name="ce40" table:formula="of:=IF(AND([.$C9]=&quot;Objetivo&quot;;[.AT$5]&gt;=[.$F9];[.AT$5]&lt;=[.$F9]+[.$G9]-1);2;IF(AND([.$C9]=&quot;Hito&quot;;[.AT$5]&gt;=[.$F9];[.AT$5]&lt;=[.$F9]+[.$G9]-1);1;&quot;&quot;))">
            <text:p/>
          </table:table-cell>
          <table:table-cell table:style-name="ce40" table:formula="of:=IF(AND([.$C9]=&quot;Objetivo&quot;;[.AU$5]&gt;=[.$F9];[.AU$5]&lt;=[.$F9]+[.$G9]-1);2;IF(AND([.$C9]=&quot;Hito&quot;;[.AU$5]&gt;=[.$F9];[.AU$5]&lt;=[.$F9]+[.$G9]-1);1;&quot;&quot;))">
            <text:p/>
          </table:table-cell>
          <table:table-cell table:style-name="ce40" table:formula="of:=IF(AND([.$C9]=&quot;Objetivo&quot;;[.AV$5]&gt;=[.$F9];[.AV$5]&lt;=[.$F9]+[.$G9]-1);2;IF(AND([.$C9]=&quot;Hito&quot;;[.AV$5]&gt;=[.$F9];[.AV$5]&lt;=[.$F9]+[.$G9]-1);1;&quot;&quot;))">
            <text:p/>
          </table:table-cell>
          <table:table-cell table:style-name="ce40" table:formula="of:=IF(AND([.$C9]=&quot;Objetivo&quot;;[.AW$5]&gt;=[.$F9];[.AW$5]&lt;=[.$F9]+[.$G9]-1);2;IF(AND([.$C9]=&quot;Hito&quot;;[.AW$5]&gt;=[.$F9];[.AW$5]&lt;=[.$F9]+[.$G9]-1);1;&quot;&quot;))">
            <text:p/>
          </table:table-cell>
          <table:table-cell table:style-name="ce40" table:formula="of:=IF(AND([.$C9]=&quot;Objetivo&quot;;[.AX$5]&gt;=[.$F9];[.AX$5]&lt;=[.$F9]+[.$G9]-1);2;IF(AND([.$C9]=&quot;Hito&quot;;[.AX$5]&gt;=[.$F9];[.AX$5]&lt;=[.$F9]+[.$G9]-1);1;&quot;&quot;))">
            <text:p/>
          </table:table-cell>
          <table:table-cell table:style-name="ce40" table:formula="of:=IF(AND([.$C9]=&quot;Objetivo&quot;;[.AY$5]&gt;=[.$F9];[.AY$5]&lt;=[.$F9]+[.$G9]-1);2;IF(AND([.$C9]=&quot;Hito&quot;;[.AY$5]&gt;=[.$F9];[.AY$5]&lt;=[.$F9]+[.$G9]-1);1;&quot;&quot;))">
            <text:p/>
          </table:table-cell>
          <table:table-cell table:style-name="ce40" table:formula="of:=IF(AND([.$C9]=&quot;Objetivo&quot;;[.AZ$5]&gt;=[.$F9];[.AZ$5]&lt;=[.$F9]+[.$G9]-1);2;IF(AND([.$C9]=&quot;Hito&quot;;[.AZ$5]&gt;=[.$F9];[.AZ$5]&lt;=[.$F9]+[.$G9]-1);1;&quot;&quot;))">
            <text:p/>
          </table:table-cell>
          <table:table-cell table:style-name="ce40" table:formula="of:=IF(AND([.$C9]=&quot;Objetivo&quot;;[.BA$5]&gt;=[.$F9];[.BA$5]&lt;=[.$F9]+[.$G9]-1);2;IF(AND([.$C9]=&quot;Hito&quot;;[.BA$5]&gt;=[.$F9];[.BA$5]&lt;=[.$F9]+[.$G9]-1);1;&quot;&quot;))">
            <text:p/>
          </table:table-cell>
          <table:table-cell table:style-name="ce40" table:formula="of:=IF(AND([.$C9]=&quot;Objetivo&quot;;[.BB$5]&gt;=[.$F9];[.BB$5]&lt;=[.$F9]+[.$G9]-1);2;IF(AND([.$C9]=&quot;Hito&quot;;[.BB$5]&gt;=[.$F9];[.BB$5]&lt;=[.$F9]+[.$G9]-1);1;&quot;&quot;))">
            <text:p/>
          </table:table-cell>
          <table:table-cell table:style-name="ce40" table:formula="of:=IF(AND([.$C9]=&quot;Objetivo&quot;;[.BC$5]&gt;=[.$F9];[.BC$5]&lt;=[.$F9]+[.$G9]-1);2;IF(AND([.$C9]=&quot;Hito&quot;;[.BC$5]&gt;=[.$F9];[.BC$5]&lt;=[.$F9]+[.$G9]-1);1;&quot;&quot;))">
            <text:p/>
          </table:table-cell>
          <table:table-cell table:style-name="ce40" table:formula="of:=IF(AND([.$C9]=&quot;Objetivo&quot;;[.BD$5]&gt;=[.$F9];[.BD$5]&lt;=[.$F9]+[.$G9]-1);2;IF(AND([.$C9]=&quot;Hito&quot;;[.BD$5]&gt;=[.$F9];[.BD$5]&lt;=[.$F9]+[.$G9]-1);1;&quot;&quot;))">
            <text:p/>
          </table:table-cell>
          <table:table-cell table:style-name="ce40" table:formula="of:=IF(AND([.$C9]=&quot;Objetivo&quot;;[.BE$5]&gt;=[.$F9];[.BE$5]&lt;=[.$F9]+[.$G9]-1);2;IF(AND([.$C9]=&quot;Hito&quot;;[.BE$5]&gt;=[.$F9];[.BE$5]&lt;=[.$F9]+[.$G9]-1);1;&quot;&quot;))">
            <text:p/>
          </table:table-cell>
          <table:table-cell table:style-name="ce40" table:formula="of:=IF(AND([.$C9]=&quot;Objetivo&quot;;[.BF$5]&gt;=[.$F9];[.BF$5]&lt;=[.$F9]+[.$G9]-1);2;IF(AND([.$C9]=&quot;Hito&quot;;[.BF$5]&gt;=[.$F9];[.BF$5]&lt;=[.$F9]+[.$G9]-1);1;&quot;&quot;))">
            <text:p/>
          </table:table-cell>
          <table:table-cell table:style-name="ce40" table:formula="of:=IF(AND([.$C9]=&quot;Objetivo&quot;;[.BG$5]&gt;=[.$F9];[.BG$5]&lt;=[.$F9]+[.$G9]-1);2;IF(AND([.$C9]=&quot;Hito&quot;;[.BG$5]&gt;=[.$F9];[.BG$5]&lt;=[.$F9]+[.$G9]-1);1;&quot;&quot;))">
            <text:p/>
          </table:table-cell>
          <table:table-cell table:style-name="ce40" table:formula="of:=IF(AND([.$C9]=&quot;Objetivo&quot;;[.BH$5]&gt;=[.$F9];[.BH$5]&lt;=[.$F9]+[.$G9]-1);2;IF(AND([.$C9]=&quot;Hito&quot;;[.BH$5]&gt;=[.$F9];[.BH$5]&lt;=[.$F9]+[.$G9]-1);1;&quot;&quot;))">
            <text:p/>
          </table:table-cell>
          <table:table-cell table:style-name="ce40" table:formula="of:=IF(AND([.$C9]=&quot;Objetivo&quot;;[.BI$5]&gt;=[.$F9];[.BI$5]&lt;=[.$F9]+[.$G9]-1);2;IF(AND([.$C9]=&quot;Hito&quot;;[.BI$5]&gt;=[.$F9];[.BI$5]&lt;=[.$F9]+[.$G9]-1);1;&quot;&quot;))">
            <text:p/>
          </table:table-cell>
          <table:table-cell table:style-name="ce40" table:formula="of:=IF(AND([.$C9]=&quot;Objetivo&quot;;[.BJ$5]&gt;=[.$F9];[.BJ$5]&lt;=[.$F9]+[.$G9]-1);2;IF(AND([.$C9]=&quot;Hito&quot;;[.BJ$5]&gt;=[.$F9];[.BJ$5]&lt;=[.$F9]+[.$G9]-1);1;&quot;&quot;))">
            <text:p/>
          </table:table-cell>
          <table:table-cell table:style-name="ce40" table:formula="of:=IF(AND([.$C9]=&quot;Objetivo&quot;;[.BK$5]&gt;=[.$F9];[.BK$5]&lt;=[.$F9]+[.$G9]-1);2;IF(AND([.$C9]=&quot;Hito&quot;;[.BK$5]&gt;=[.$F9];[.BK$5]&lt;=[.$F9]+[.$G9]-1);1;&quot;&quot;))">
            <text:p/>
          </table:table-cell>
          <table:table-cell table:style-name="ce40" table:formula="of:=IF(AND([.$C9]=&quot;Objetivo&quot;;[.BL$5]&gt;=[.$F9];[.BL$5]&lt;=[.$F9]+[.$G9]-1);2;IF(AND([.$C9]=&quot;Hito&quot;;[.BL$5]&gt;=[.$F9];[.BL$5]&lt;=[.$F9]+[.$G9]-1);1;&quot;&quot;))">
            <text:p/>
          </table:table-cell>
          <table:table-cell table:number-columns-repeated="960"/>
        </table:table-row>
        <table:table-row table:style-name="ro1">
          <table:table-cell table:style-name="ce1"/>
          <table:table-cell table:style-name="ce7" office:value-type="string" calcext:value-type="string">
            <text:p>Planificación</text:p>
          </table:table-cell>
          <table:table-cell table:style-name="ce12" table:content-validation-name="val1" office:value-type="string" calcext:value-type="string">
            <text:p>Según lo previsto</text:p>
          </table:table-cell>
          <table:table-cell table:style-name="ce12" office:value-type="string" calcext:value-type="string">
            <text:p>Grupo 2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22" table:formula="of:=TODAY()-49" office:value-type="date" office:date-value="2022-04-04" calcext:value-type="date">
            <text:p>4/4/2022</text:p>
          </table:table-cell>
          <table:table-cell table:style-name="ce28" office:value-type="float" office:value="7" calcext:value-type="float">
            <text:p>7 </text:p>
          </table:table-cell>
          <table:table-cell table:style-name="ce12"/>
          <table:table-cell table:style-name="ce40" table:formula="of:=IF(AND([.$C10]=&quot;Objetivo&quot;;[.I$5]&gt;=[.$F10];[.I$5]&lt;=[.$F10]+[.$G10]-1);2;IF(AND([.$C10]=&quot;Hito&quot;;[.I$5]&gt;=[.$F10];[.I$5]&lt;=[.$F10]+[.$G10]-1);1;&quot;&quot;))">
            <text:p/>
          </table:table-cell>
          <table:table-cell table:style-name="ce40" table:formula="of:=IF(AND([.$C10]=&quot;Objetivo&quot;;[.J$5]&gt;=[.$F10];[.J$5]&lt;=[.$F10]+[.$G10]-1);2;IF(AND([.$C10]=&quot;Hito&quot;;[.J$5]&gt;=[.$F10];[.J$5]&lt;=[.$F10]+[.$G10]-1);1;&quot;&quot;))">
            <text:p/>
          </table:table-cell>
          <table:table-cell table:style-name="ce40" table:formula="of:=IF(AND([.$C10]=&quot;Objetivo&quot;;[.K$5]&gt;=[.$F10];[.K$5]&lt;=[.$F10]+[.$G10]-1);2;IF(AND([.$C10]=&quot;Hito&quot;;[.K$5]&gt;=[.$F10];[.K$5]&lt;=[.$F10]+[.$G10]-1);1;&quot;&quot;))">
            <text:p/>
          </table:table-cell>
          <table:table-cell table:style-name="ce40" table:formula="of:=IF(AND([.$C10]=&quot;Objetivo&quot;;[.L$5]&gt;=[.$F10];[.L$5]&lt;=[.$F10]+[.$G10]-1);2;IF(AND([.$C10]=&quot;Hito&quot;;[.L$5]&gt;=[.$F10];[.L$5]&lt;=[.$F10]+[.$G10]-1);1;&quot;&quot;))">
            <text:p/>
          </table:table-cell>
          <table:table-cell table:style-name="ce40" table:formula="of:=IF(AND([.$C10]=&quot;Objetivo&quot;;[.M$5]&gt;=[.$F10];[.M$5]&lt;=[.$F10]+[.$G10]-1);2;IF(AND([.$C10]=&quot;Hito&quot;;[.M$5]&gt;=[.$F10];[.M$5]&lt;=[.$F10]+[.$G10]-1);1;&quot;&quot;))">
            <text:p/>
          </table:table-cell>
          <table:table-cell table:style-name="ce40" table:formula="of:=IF(AND([.$C10]=&quot;Objetivo&quot;;[.N$5]&gt;=[.$F10];[.N$5]&lt;=[.$F10]+[.$G10]-1);2;IF(AND([.$C10]=&quot;Hito&quot;;[.N$5]&gt;=[.$F10];[.N$5]&lt;=[.$F10]+[.$G10]-1);1;&quot;&quot;))">
            <text:p/>
          </table:table-cell>
          <table:table-cell table:style-name="ce40" table:formula="of:=IF(AND([.$C10]=&quot;Objetivo&quot;;[.O$5]&gt;=[.$F10];[.O$5]&lt;=[.$F10]+[.$G10]-1);2;IF(AND([.$C10]=&quot;Hito&quot;;[.O$5]&gt;=[.$F10];[.O$5]&lt;=[.$F10]+[.$G10]-1);1;&quot;&quot;))">
            <text:p/>
          </table:table-cell>
          <table:table-cell table:style-name="ce40" table:formula="of:=IF(AND([.$C10]=&quot;Objetivo&quot;;[.P$5]&gt;=[.$F10];[.P$5]&lt;=[.$F10]+[.$G10]-1);2;IF(AND([.$C10]=&quot;Hito&quot;;[.P$5]&gt;=[.$F10];[.P$5]&lt;=[.$F10]+[.$G10]-1);1;&quot;&quot;))">
            <text:p/>
          </table:table-cell>
          <table:table-cell table:style-name="ce40" table:formula="of:=IF(AND([.$C10]=&quot;Objetivo&quot;;[.Q$5]&gt;=[.$F10];[.Q$5]&lt;=[.$F10]+[.$G10]-1);2;IF(AND([.$C10]=&quot;Hito&quot;;[.Q$5]&gt;=[.$F10];[.Q$5]&lt;=[.$F10]+[.$G10]-1);1;&quot;&quot;))">
            <text:p/>
          </table:table-cell>
          <table:table-cell table:style-name="ce40" table:formula="of:=IF(AND([.$C10]=&quot;Objetivo&quot;;[.R$5]&gt;=[.$F10];[.R$5]&lt;=[.$F10]+[.$G10]-1);2;IF(AND([.$C10]=&quot;Hito&quot;;[.R$5]&gt;=[.$F10];[.R$5]&lt;=[.$F10]+[.$G10]-1);1;&quot;&quot;))">
            <text:p/>
          </table:table-cell>
          <table:table-cell table:style-name="ce40" table:formula="of:=IF(AND([.$C10]=&quot;Objetivo&quot;;[.S$5]&gt;=[.$F10];[.S$5]&lt;=[.$F10]+[.$G10]-1);2;IF(AND([.$C10]=&quot;Hito&quot;;[.S$5]&gt;=[.$F10];[.S$5]&lt;=[.$F10]+[.$G10]-1);1;&quot;&quot;))">
            <text:p/>
          </table:table-cell>
          <table:table-cell table:style-name="ce40" table:formula="of:=IF(AND([.$C10]=&quot;Objetivo&quot;;[.T$5]&gt;=[.$F10];[.T$5]&lt;=[.$F10]+[.$G10]-1);2;IF(AND([.$C10]=&quot;Hito&quot;;[.T$5]&gt;=[.$F10];[.T$5]&lt;=[.$F10]+[.$G10]-1);1;&quot;&quot;))">
            <text:p/>
          </table:table-cell>
          <table:table-cell table:style-name="ce40" table:formula="of:=IF(AND([.$C10]=&quot;Objetivo&quot;;[.U$5]&gt;=[.$F10];[.U$5]&lt;=[.$F10]+[.$G10]-1);2;IF(AND([.$C10]=&quot;Hito&quot;;[.U$5]&gt;=[.$F10];[.U$5]&lt;=[.$F10]+[.$G10]-1);1;&quot;&quot;))">
            <text:p/>
          </table:table-cell>
          <table:table-cell table:style-name="ce40" table:formula="of:=IF(AND([.$C10]=&quot;Objetivo&quot;;[.V$5]&gt;=[.$F10];[.V$5]&lt;=[.$F10]+[.$G10]-1);2;IF(AND([.$C10]=&quot;Hito&quot;;[.V$5]&gt;=[.$F10];[.V$5]&lt;=[.$F10]+[.$G10]-1);1;&quot;&quot;))">
            <text:p/>
          </table:table-cell>
          <table:table-cell table:style-name="ce40" table:formula="of:=IF(AND([.$C10]=&quot;Objetivo&quot;;[.W$5]&gt;=[.$F10];[.W$5]&lt;=[.$F10]+[.$G10]-1);2;IF(AND([.$C10]=&quot;Hito&quot;;[.W$5]&gt;=[.$F10];[.W$5]&lt;=[.$F10]+[.$G10]-1);1;&quot;&quot;))">
            <text:p/>
          </table:table-cell>
          <table:table-cell table:style-name="ce40" table:formula="of:=IF(AND([.$C10]=&quot;Objetivo&quot;;[.X$5]&gt;=[.$F10];[.X$5]&lt;=[.$F10]+[.$G10]-1);2;IF(AND([.$C10]=&quot;Hito&quot;;[.X$5]&gt;=[.$F10];[.X$5]&lt;=[.$F10]+[.$G10]-1);1;&quot;&quot;))">
            <text:p/>
          </table:table-cell>
          <table:table-cell table:style-name="ce40" table:formula="of:=IF(AND([.$C10]=&quot;Objetivo&quot;;[.Y$5]&gt;=[.$F10];[.Y$5]&lt;=[.$F10]+[.$G10]-1);2;IF(AND([.$C10]=&quot;Hito&quot;;[.Y$5]&gt;=[.$F10];[.Y$5]&lt;=[.$F10]+[.$G10]-1);1;&quot;&quot;))">
            <text:p/>
          </table:table-cell>
          <table:table-cell table:style-name="ce40" table:formula="of:=IF(AND([.$C10]=&quot;Objetivo&quot;;[.Z$5]&gt;=[.$F10];[.Z$5]&lt;=[.$F10]+[.$G10]-1);2;IF(AND([.$C10]=&quot;Hito&quot;;[.Z$5]&gt;=[.$F10];[.Z$5]&lt;=[.$F10]+[.$G10]-1);1;&quot;&quot;))">
            <text:p/>
          </table:table-cell>
          <table:table-cell table:style-name="ce40" table:formula="of:=IF(AND([.$C10]=&quot;Objetivo&quot;;[.AA$5]&gt;=[.$F10];[.AA$5]&lt;=[.$F10]+[.$G10]-1);2;IF(AND([.$C10]=&quot;Hito&quot;;[.AA$5]&gt;=[.$F10];[.AA$5]&lt;=[.$F10]+[.$G10]-1);1;&quot;&quot;))">
            <text:p/>
          </table:table-cell>
          <table:table-cell table:style-name="ce40" table:formula="of:=IF(AND([.$C10]=&quot;Objetivo&quot;;[.AB$5]&gt;=[.$F10];[.AB$5]&lt;=[.$F10]+[.$G10]-1);2;IF(AND([.$C10]=&quot;Hito&quot;;[.AB$5]&gt;=[.$F10];[.AB$5]&lt;=[.$F10]+[.$G10]-1);1;&quot;&quot;))">
            <text:p/>
          </table:table-cell>
          <table:table-cell table:style-name="ce40" table:formula="of:=IF(AND([.$C10]=&quot;Objetivo&quot;;[.AC$5]&gt;=[.$F10];[.AC$5]&lt;=[.$F10]+[.$G10]-1);2;IF(AND([.$C10]=&quot;Hito&quot;;[.AC$5]&gt;=[.$F10];[.AC$5]&lt;=[.$F10]+[.$G10]-1);1;&quot;&quot;))">
            <text:p/>
          </table:table-cell>
          <table:table-cell table:style-name="ce40" table:formula="of:=IF(AND([.$C10]=&quot;Objetivo&quot;;[.AD$5]&gt;=[.$F10];[.AD$5]&lt;=[.$F10]+[.$G10]-1);2;IF(AND([.$C10]=&quot;Hito&quot;;[.AD$5]&gt;=[.$F10];[.AD$5]&lt;=[.$F10]+[.$G10]-1);1;&quot;&quot;))">
            <text:p/>
          </table:table-cell>
          <table:table-cell table:style-name="ce40" table:formula="of:=IF(AND([.$C10]=&quot;Objetivo&quot;;[.AE$5]&gt;=[.$F10];[.AE$5]&lt;=[.$F10]+[.$G10]-1);2;IF(AND([.$C10]=&quot;Hito&quot;;[.AE$5]&gt;=[.$F10];[.AE$5]&lt;=[.$F10]+[.$G10]-1);1;&quot;&quot;))">
            <text:p/>
          </table:table-cell>
          <table:table-cell table:style-name="ce40" table:formula="of:=IF(AND([.$C10]=&quot;Objetivo&quot;;[.AF$5]&gt;=[.$F10];[.AF$5]&lt;=[.$F10]+[.$G10]-1);2;IF(AND([.$C10]=&quot;Hito&quot;;[.AF$5]&gt;=[.$F10];[.AF$5]&lt;=[.$F10]+[.$G10]-1);1;&quot;&quot;))">
            <text:p/>
          </table:table-cell>
          <table:table-cell table:style-name="ce40" table:formula="of:=IF(AND([.$C10]=&quot;Objetivo&quot;;[.AG$5]&gt;=[.$F10];[.AG$5]&lt;=[.$F10]+[.$G10]-1);2;IF(AND([.$C10]=&quot;Hito&quot;;[.AG$5]&gt;=[.$F10];[.AG$5]&lt;=[.$F10]+[.$G10]-1);1;&quot;&quot;))">
            <text:p/>
          </table:table-cell>
          <table:table-cell table:style-name="ce40" table:formula="of:=IF(AND([.$C10]=&quot;Objetivo&quot;;[.AH$5]&gt;=[.$F10];[.AH$5]&lt;=[.$F10]+[.$G10]-1);2;IF(AND([.$C10]=&quot;Hito&quot;;[.AH$5]&gt;=[.$F10];[.AH$5]&lt;=[.$F10]+[.$G10]-1);1;&quot;&quot;))">
            <text:p/>
          </table:table-cell>
          <table:table-cell table:style-name="ce40" table:formula="of:=IF(AND([.$C10]=&quot;Objetivo&quot;;[.AI$5]&gt;=[.$F10];[.AI$5]&lt;=[.$F10]+[.$G10]-1);2;IF(AND([.$C10]=&quot;Hito&quot;;[.AI$5]&gt;=[.$F10];[.AI$5]&lt;=[.$F10]+[.$G10]-1);1;&quot;&quot;))">
            <text:p/>
          </table:table-cell>
          <table:table-cell table:style-name="ce40" table:formula="of:=IF(AND([.$C10]=&quot;Objetivo&quot;;[.AJ$5]&gt;=[.$F10];[.AJ$5]&lt;=[.$F10]+[.$G10]-1);2;IF(AND([.$C10]=&quot;Hito&quot;;[.AJ$5]&gt;=[.$F10];[.AJ$5]&lt;=[.$F10]+[.$G10]-1);1;&quot;&quot;))">
            <text:p/>
          </table:table-cell>
          <table:table-cell table:style-name="ce40" table:formula="of:=IF(AND([.$C10]=&quot;Objetivo&quot;;[.AK$5]&gt;=[.$F10];[.AK$5]&lt;=[.$F10]+[.$G10]-1);2;IF(AND([.$C10]=&quot;Hito&quot;;[.AK$5]&gt;=[.$F10];[.AK$5]&lt;=[.$F10]+[.$G10]-1);1;&quot;&quot;))">
            <text:p/>
          </table:table-cell>
          <table:table-cell table:style-name="ce40" table:formula="of:=IF(AND([.$C10]=&quot;Objetivo&quot;;[.AL$5]&gt;=[.$F10];[.AL$5]&lt;=[.$F10]+[.$G10]-1);2;IF(AND([.$C10]=&quot;Hito&quot;;[.AL$5]&gt;=[.$F10];[.AL$5]&lt;=[.$F10]+[.$G10]-1);1;&quot;&quot;))">
            <text:p/>
          </table:table-cell>
          <table:table-cell table:style-name="ce40" table:formula="of:=IF(AND([.$C10]=&quot;Objetivo&quot;;[.AM$5]&gt;=[.$F10];[.AM$5]&lt;=[.$F10]+[.$G10]-1);2;IF(AND([.$C10]=&quot;Hito&quot;;[.AM$5]&gt;=[.$F10];[.AM$5]&lt;=[.$F10]+[.$G10]-1);1;&quot;&quot;))">
            <text:p/>
          </table:table-cell>
          <table:table-cell table:style-name="ce40" table:formula="of:=IF(AND([.$C10]=&quot;Objetivo&quot;;[.AN$5]&gt;=[.$F10];[.AN$5]&lt;=[.$F10]+[.$G10]-1);2;IF(AND([.$C10]=&quot;Hito&quot;;[.AN$5]&gt;=[.$F10];[.AN$5]&lt;=[.$F10]+[.$G10]-1);1;&quot;&quot;))">
            <text:p/>
          </table:table-cell>
          <table:table-cell table:style-name="ce40" table:formula="of:=IF(AND([.$C10]=&quot;Objetivo&quot;;[.AO$5]&gt;=[.$F10];[.AO$5]&lt;=[.$F10]+[.$G10]-1);2;IF(AND([.$C10]=&quot;Hito&quot;;[.AO$5]&gt;=[.$F10];[.AO$5]&lt;=[.$F10]+[.$G10]-1);1;&quot;&quot;))">
            <text:p/>
          </table:table-cell>
          <table:table-cell table:style-name="ce40" table:formula="of:=IF(AND([.$C10]=&quot;Objetivo&quot;;[.AP$5]&gt;=[.$F10];[.AP$5]&lt;=[.$F10]+[.$G10]-1);2;IF(AND([.$C10]=&quot;Hito&quot;;[.AP$5]&gt;=[.$F10];[.AP$5]&lt;=[.$F10]+[.$G10]-1);1;&quot;&quot;))">
            <text:p/>
          </table:table-cell>
          <table:table-cell table:style-name="ce40" table:formula="of:=IF(AND([.$C10]=&quot;Objetivo&quot;;[.AQ$5]&gt;=[.$F10];[.AQ$5]&lt;=[.$F10]+[.$G10]-1);2;IF(AND([.$C10]=&quot;Hito&quot;;[.AQ$5]&gt;=[.$F10];[.AQ$5]&lt;=[.$F10]+[.$G10]-1);1;&quot;&quot;))">
            <text:p/>
          </table:table-cell>
          <table:table-cell table:style-name="ce40" table:formula="of:=IF(AND([.$C10]=&quot;Objetivo&quot;;[.AR$5]&gt;=[.$F10];[.AR$5]&lt;=[.$F10]+[.$G10]-1);2;IF(AND([.$C10]=&quot;Hito&quot;;[.AR$5]&gt;=[.$F10];[.AR$5]&lt;=[.$F10]+[.$G10]-1);1;&quot;&quot;))">
            <text:p/>
          </table:table-cell>
          <table:table-cell table:style-name="ce40" table:formula="of:=IF(AND([.$C10]=&quot;Objetivo&quot;;[.AS$5]&gt;=[.$F10];[.AS$5]&lt;=[.$F10]+[.$G10]-1);2;IF(AND([.$C10]=&quot;Hito&quot;;[.AS$5]&gt;=[.$F10];[.AS$5]&lt;=[.$F10]+[.$G10]-1);1;&quot;&quot;))">
            <text:p/>
          </table:table-cell>
          <table:table-cell table:style-name="ce40" table:formula="of:=IF(AND([.$C10]=&quot;Objetivo&quot;;[.AT$5]&gt;=[.$F10];[.AT$5]&lt;=[.$F10]+[.$G10]-1);2;IF(AND([.$C10]=&quot;Hito&quot;;[.AT$5]&gt;=[.$F10];[.AT$5]&lt;=[.$F10]+[.$G10]-1);1;&quot;&quot;))">
            <text:p/>
          </table:table-cell>
          <table:table-cell table:style-name="ce40" table:formula="of:=IF(AND([.$C10]=&quot;Objetivo&quot;;[.AU$5]&gt;=[.$F10];[.AU$5]&lt;=[.$F10]+[.$G10]-1);2;IF(AND([.$C10]=&quot;Hito&quot;;[.AU$5]&gt;=[.$F10];[.AU$5]&lt;=[.$F10]+[.$G10]-1);1;&quot;&quot;))">
            <text:p/>
          </table:table-cell>
          <table:table-cell table:style-name="ce40" table:formula="of:=IF(AND([.$C10]=&quot;Objetivo&quot;;[.AV$5]&gt;=[.$F10];[.AV$5]&lt;=[.$F10]+[.$G10]-1);2;IF(AND([.$C10]=&quot;Hito&quot;;[.AV$5]&gt;=[.$F10];[.AV$5]&lt;=[.$F10]+[.$G10]-1);1;&quot;&quot;))">
            <text:p/>
          </table:table-cell>
          <table:table-cell table:style-name="ce40" table:formula="of:=IF(AND([.$C10]=&quot;Objetivo&quot;;[.AW$5]&gt;=[.$F10];[.AW$5]&lt;=[.$F10]+[.$G10]-1);2;IF(AND([.$C10]=&quot;Hito&quot;;[.AW$5]&gt;=[.$F10];[.AW$5]&lt;=[.$F10]+[.$G10]-1);1;&quot;&quot;))">
            <text:p/>
          </table:table-cell>
          <table:table-cell table:style-name="ce40" table:formula="of:=IF(AND([.$C10]=&quot;Objetivo&quot;;[.AX$5]&gt;=[.$F10];[.AX$5]&lt;=[.$F10]+[.$G10]-1);2;IF(AND([.$C10]=&quot;Hito&quot;;[.AX$5]&gt;=[.$F10];[.AX$5]&lt;=[.$F10]+[.$G10]-1);1;&quot;&quot;))">
            <text:p/>
          </table:table-cell>
          <table:table-cell table:style-name="ce40" table:formula="of:=IF(AND([.$C10]=&quot;Objetivo&quot;;[.AY$5]&gt;=[.$F10];[.AY$5]&lt;=[.$F10]+[.$G10]-1);2;IF(AND([.$C10]=&quot;Hito&quot;;[.AY$5]&gt;=[.$F10];[.AY$5]&lt;=[.$F10]+[.$G10]-1);1;&quot;&quot;))">
            <text:p/>
          </table:table-cell>
          <table:table-cell table:style-name="ce40" table:formula="of:=IF(AND([.$C10]=&quot;Objetivo&quot;;[.AZ$5]&gt;=[.$F10];[.AZ$5]&lt;=[.$F10]+[.$G10]-1);2;IF(AND([.$C10]=&quot;Hito&quot;;[.AZ$5]&gt;=[.$F10];[.AZ$5]&lt;=[.$F10]+[.$G10]-1);1;&quot;&quot;))">
            <text:p/>
          </table:table-cell>
          <table:table-cell table:style-name="ce40" table:formula="of:=IF(AND([.$C10]=&quot;Objetivo&quot;;[.BA$5]&gt;=[.$F10];[.BA$5]&lt;=[.$F10]+[.$G10]-1);2;IF(AND([.$C10]=&quot;Hito&quot;;[.BA$5]&gt;=[.$F10];[.BA$5]&lt;=[.$F10]+[.$G10]-1);1;&quot;&quot;))">
            <text:p/>
          </table:table-cell>
          <table:table-cell table:style-name="ce40" table:formula="of:=IF(AND([.$C10]=&quot;Objetivo&quot;;[.BB$5]&gt;=[.$F10];[.BB$5]&lt;=[.$F10]+[.$G10]-1);2;IF(AND([.$C10]=&quot;Hito&quot;;[.BB$5]&gt;=[.$F10];[.BB$5]&lt;=[.$F10]+[.$G10]-1);1;&quot;&quot;))">
            <text:p/>
          </table:table-cell>
          <table:table-cell table:style-name="ce40" table:formula="of:=IF(AND([.$C10]=&quot;Objetivo&quot;;[.BC$5]&gt;=[.$F10];[.BC$5]&lt;=[.$F10]+[.$G10]-1);2;IF(AND([.$C10]=&quot;Hito&quot;;[.BC$5]&gt;=[.$F10];[.BC$5]&lt;=[.$F10]+[.$G10]-1);1;&quot;&quot;))">
            <text:p/>
          </table:table-cell>
          <table:table-cell table:style-name="ce40" table:formula="of:=IF(AND([.$C10]=&quot;Objetivo&quot;;[.BD$5]&gt;=[.$F10];[.BD$5]&lt;=[.$F10]+[.$G10]-1);2;IF(AND([.$C10]=&quot;Hito&quot;;[.BD$5]&gt;=[.$F10];[.BD$5]&lt;=[.$F10]+[.$G10]-1);1;&quot;&quot;))">
            <text:p/>
          </table:table-cell>
          <table:table-cell table:style-name="ce40" table:formula="of:=IF(AND([.$C10]=&quot;Objetivo&quot;;[.BE$5]&gt;=[.$F10];[.BE$5]&lt;=[.$F10]+[.$G10]-1);2;IF(AND([.$C10]=&quot;Hito&quot;;[.BE$5]&gt;=[.$F10];[.BE$5]&lt;=[.$F10]+[.$G10]-1);1;&quot;&quot;))">
            <text:p/>
          </table:table-cell>
          <table:table-cell table:style-name="ce40" table:formula="of:=IF(AND([.$C10]=&quot;Objetivo&quot;;[.BF$5]&gt;=[.$F10];[.BF$5]&lt;=[.$F10]+[.$G10]-1);2;IF(AND([.$C10]=&quot;Hito&quot;;[.BF$5]&gt;=[.$F10];[.BF$5]&lt;=[.$F10]+[.$G10]-1);1;&quot;&quot;))">
            <text:p/>
          </table:table-cell>
          <table:table-cell table:style-name="ce40" table:formula="of:=IF(AND([.$C10]=&quot;Objetivo&quot;;[.BG$5]&gt;=[.$F10];[.BG$5]&lt;=[.$F10]+[.$G10]-1);2;IF(AND([.$C10]=&quot;Hito&quot;;[.BG$5]&gt;=[.$F10];[.BG$5]&lt;=[.$F10]+[.$G10]-1);1;&quot;&quot;))">
            <text:p/>
          </table:table-cell>
          <table:table-cell table:style-name="ce40" table:formula="of:=IF(AND([.$C10]=&quot;Objetivo&quot;;[.BH$5]&gt;=[.$F10];[.BH$5]&lt;=[.$F10]+[.$G10]-1);2;IF(AND([.$C10]=&quot;Hito&quot;;[.BH$5]&gt;=[.$F10];[.BH$5]&lt;=[.$F10]+[.$G10]-1);1;&quot;&quot;))">
            <text:p/>
          </table:table-cell>
          <table:table-cell table:style-name="ce40" table:formula="of:=IF(AND([.$C10]=&quot;Objetivo&quot;;[.BI$5]&gt;=[.$F10];[.BI$5]&lt;=[.$F10]+[.$G10]-1);2;IF(AND([.$C10]=&quot;Hito&quot;;[.BI$5]&gt;=[.$F10];[.BI$5]&lt;=[.$F10]+[.$G10]-1);1;&quot;&quot;))">
            <text:p/>
          </table:table-cell>
          <table:table-cell table:style-name="ce40" table:formula="of:=IF(AND([.$C10]=&quot;Objetivo&quot;;[.BJ$5]&gt;=[.$F10];[.BJ$5]&lt;=[.$F10]+[.$G10]-1);2;IF(AND([.$C10]=&quot;Hito&quot;;[.BJ$5]&gt;=[.$F10];[.BJ$5]&lt;=[.$F10]+[.$G10]-1);1;&quot;&quot;))">
            <text:p/>
          </table:table-cell>
          <table:table-cell table:style-name="ce40" table:formula="of:=IF(AND([.$C10]=&quot;Objetivo&quot;;[.BK$5]&gt;=[.$F10];[.BK$5]&lt;=[.$F10]+[.$G10]-1);2;IF(AND([.$C10]=&quot;Hito&quot;;[.BK$5]&gt;=[.$F10];[.BK$5]&lt;=[.$F10]+[.$G10]-1);1;&quot;&quot;))">
            <text:p/>
          </table:table-cell>
          <table:table-cell table:style-name="ce40" table:formula="of:=IF(AND([.$C10]=&quot;Objetivo&quot;;[.BL$5]&gt;=[.$F10];[.BL$5]&lt;=[.$F10]+[.$G10]-1);2;IF(AND([.$C10]=&quot;Hito&quot;;[.BL$5]&gt;=[.$F10];[.BL$5]&lt;=[.$F10]+[.$G10]-1);1;&quot;&quot;))">
            <text:p/>
          </table:table-cell>
          <table:table-cell table:number-columns-repeated="960"/>
        </table:table-row>
        <table:table-row table:style-name="ro1">
          <table:table-cell table:style-name="ce1"/>
          <table:table-cell table:style-name="ce7" office:value-type="string" calcext:value-type="string">
            <text:p>Primer sprint</text:p>
          </table:table-cell>
          <table:table-cell table:style-name="ce12" table:content-validation-name="val1" office:value-type="string" calcext:value-type="string">
            <text:p>Según lo previsto</text:p>
          </table:table-cell>
          <table:table-cell table:style-name="ce12" office:value-type="string" calcext:value-type="string">
            <text:p>Grupo 2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22" table:formula="of:=[.F10]+1" office:value-type="date" office:date-value="2022-04-05" calcext:value-type="date">
            <text:p>5/4/2022</text:p>
          </table:table-cell>
          <table:table-cell table:style-name="ce28" office:value-type="float" office:value="49" calcext:value-type="float">
            <text:p>49 </text:p>
          </table:table-cell>
          <table:table-cell table:style-name="ce12"/>
          <table:table-cell table:style-name="ce40" table:formula="of:=IF(AND([.$C11]=&quot;Objetivo&quot;;[.I$5]&gt;=[.$F11];[.I$5]&lt;=[.$F11]+[.$G11]-1);2;IF(AND([.$C11]=&quot;Hito&quot;;[.I$5]&gt;=[.$F11];[.I$5]&lt;=[.$F11]+[.$G11]-1);1;&quot;&quot;))">
            <text:p/>
          </table:table-cell>
          <table:table-cell table:style-name="ce40" table:formula="of:=IF(AND([.$C11]=&quot;Objetivo&quot;;[.J$5]&gt;=[.$F11];[.J$5]&lt;=[.$F11]+[.$G11]-1);2;IF(AND([.$C11]=&quot;Hito&quot;;[.J$5]&gt;=[.$F11];[.J$5]&lt;=[.$F11]+[.$G11]-1);1;&quot;&quot;))">
            <text:p/>
          </table:table-cell>
          <table:table-cell table:style-name="ce40" table:formula="of:=IF(AND([.$C11]=&quot;Objetivo&quot;;[.K$5]&gt;=[.$F11];[.K$5]&lt;=[.$F11]+[.$G11]-1);2;IF(AND([.$C11]=&quot;Hito&quot;;[.K$5]&gt;=[.$F11];[.K$5]&lt;=[.$F11]+[.$G11]-1);1;&quot;&quot;))">
            <text:p/>
          </table:table-cell>
          <table:table-cell table:style-name="ce40" table:formula="of:=IF(AND([.$C11]=&quot;Objetivo&quot;;[.L$5]&gt;=[.$F11];[.L$5]&lt;=[.$F11]+[.$G11]-1);2;IF(AND([.$C11]=&quot;Hito&quot;;[.L$5]&gt;=[.$F11];[.L$5]&lt;=[.$F11]+[.$G11]-1);1;&quot;&quot;))">
            <text:p/>
          </table:table-cell>
          <table:table-cell table:style-name="ce40" table:formula="of:=IF(AND([.$C11]=&quot;Objetivo&quot;;[.M$5]&gt;=[.$F11];[.M$5]&lt;=[.$F11]+[.$G11]-1);2;IF(AND([.$C11]=&quot;Hito&quot;;[.M$5]&gt;=[.$F11];[.M$5]&lt;=[.$F11]+[.$G11]-1);1;&quot;&quot;))">
            <text:p/>
          </table:table-cell>
          <table:table-cell table:style-name="ce40" table:formula="of:=IF(AND([.$C11]=&quot;Objetivo&quot;;[.N$5]&gt;=[.$F11];[.N$5]&lt;=[.$F11]+[.$G11]-1);2;IF(AND([.$C11]=&quot;Hito&quot;;[.N$5]&gt;=[.$F11];[.N$5]&lt;=[.$F11]+[.$G11]-1);1;&quot;&quot;))">
            <text:p/>
          </table:table-cell>
          <table:table-cell table:style-name="ce40" table:formula="of:=IF(AND([.$C11]=&quot;Objetivo&quot;;[.O$5]&gt;=[.$F11];[.O$5]&lt;=[.$F11]+[.$G11]-1);2;IF(AND([.$C11]=&quot;Hito&quot;;[.O$5]&gt;=[.$F11];[.O$5]&lt;=[.$F11]+[.$G11]-1);1;&quot;&quot;))">
            <text:p/>
          </table:table-cell>
          <table:table-cell table:style-name="ce40" table:formula="of:=IF(AND([.$C11]=&quot;Objetivo&quot;;[.P$5]&gt;=[.$F11];[.P$5]&lt;=[.$F11]+[.$G11]-1);2;IF(AND([.$C11]=&quot;Hito&quot;;[.P$5]&gt;=[.$F11];[.P$5]&lt;=[.$F11]+[.$G11]-1);1;&quot;&quot;))">
            <text:p/>
          </table:table-cell>
          <table:table-cell table:style-name="ce40" table:formula="of:=IF(AND([.$C11]=&quot;Objetivo&quot;;[.Q$5]&gt;=[.$F11];[.Q$5]&lt;=[.$F11]+[.$G11]-1);2;IF(AND([.$C11]=&quot;Hito&quot;;[.Q$5]&gt;=[.$F11];[.Q$5]&lt;=[.$F11]+[.$G11]-1);1;&quot;&quot;))">
            <text:p/>
          </table:table-cell>
          <table:table-cell table:style-name="ce40" table:formula="of:=IF(AND([.$C11]=&quot;Objetivo&quot;;[.R$5]&gt;=[.$F11];[.R$5]&lt;=[.$F11]+[.$G11]-1);2;IF(AND([.$C11]=&quot;Hito&quot;;[.R$5]&gt;=[.$F11];[.R$5]&lt;=[.$F11]+[.$G11]-1);1;&quot;&quot;))">
            <text:p/>
          </table:table-cell>
          <table:table-cell table:style-name="ce40" table:formula="of:=IF(AND([.$C11]=&quot;Objetivo&quot;;[.S$5]&gt;=[.$F11];[.S$5]&lt;=[.$F11]+[.$G11]-1);2;IF(AND([.$C11]=&quot;Hito&quot;;[.S$5]&gt;=[.$F11];[.S$5]&lt;=[.$F11]+[.$G11]-1);1;&quot;&quot;))">
            <text:p/>
          </table:table-cell>
          <table:table-cell table:style-name="ce40" table:formula="of:=IF(AND([.$C11]=&quot;Objetivo&quot;;[.T$5]&gt;=[.$F11];[.T$5]&lt;=[.$F11]+[.$G11]-1);2;IF(AND([.$C11]=&quot;Hito&quot;;[.T$5]&gt;=[.$F11];[.T$5]&lt;=[.$F11]+[.$G11]-1);1;&quot;&quot;))">
            <text:p/>
          </table:table-cell>
          <table:table-cell table:style-name="ce40" table:formula="of:=IF(AND([.$C11]=&quot;Objetivo&quot;;[.U$5]&gt;=[.$F11];[.U$5]&lt;=[.$F11]+[.$G11]-1);2;IF(AND([.$C11]=&quot;Hito&quot;;[.U$5]&gt;=[.$F11];[.U$5]&lt;=[.$F11]+[.$G11]-1);1;&quot;&quot;))">
            <text:p/>
          </table:table-cell>
          <table:table-cell table:style-name="ce40" table:formula="of:=IF(AND([.$C11]=&quot;Objetivo&quot;;[.V$5]&gt;=[.$F11];[.V$5]&lt;=[.$F11]+[.$G11]-1);2;IF(AND([.$C11]=&quot;Hito&quot;;[.V$5]&gt;=[.$F11];[.V$5]&lt;=[.$F11]+[.$G11]-1);1;&quot;&quot;))">
            <text:p/>
          </table:table-cell>
          <table:table-cell table:style-name="ce40" table:formula="of:=IF(AND([.$C11]=&quot;Objetivo&quot;;[.W$5]&gt;=[.$F11];[.W$5]&lt;=[.$F11]+[.$G11]-1);2;IF(AND([.$C11]=&quot;Hito&quot;;[.W$5]&gt;=[.$F11];[.W$5]&lt;=[.$F11]+[.$G11]-1);1;&quot;&quot;))">
            <text:p/>
          </table:table-cell>
          <table:table-cell table:style-name="ce40" table:formula="of:=IF(AND([.$C11]=&quot;Objetivo&quot;;[.X$5]&gt;=[.$F11];[.X$5]&lt;=[.$F11]+[.$G11]-1);2;IF(AND([.$C11]=&quot;Hito&quot;;[.X$5]&gt;=[.$F11];[.X$5]&lt;=[.$F11]+[.$G11]-1);1;&quot;&quot;))">
            <text:p/>
          </table:table-cell>
          <table:table-cell table:style-name="ce40" table:formula="of:=IF(AND([.$C11]=&quot;Objetivo&quot;;[.Y$5]&gt;=[.$F11];[.Y$5]&lt;=[.$F11]+[.$G11]-1);2;IF(AND([.$C11]=&quot;Hito&quot;;[.Y$5]&gt;=[.$F11];[.Y$5]&lt;=[.$F11]+[.$G11]-1);1;&quot;&quot;))">
            <text:p/>
          </table:table-cell>
          <table:table-cell table:style-name="ce40" table:formula="of:=IF(AND([.$C11]=&quot;Objetivo&quot;;[.Z$5]&gt;=[.$F11];[.Z$5]&lt;=[.$F11]+[.$G11]-1);2;IF(AND([.$C11]=&quot;Hito&quot;;[.Z$5]&gt;=[.$F11];[.Z$5]&lt;=[.$F11]+[.$G11]-1);1;&quot;&quot;))">
            <text:p/>
          </table:table-cell>
          <table:table-cell table:style-name="ce40" table:formula="of:=IF(AND([.$C11]=&quot;Objetivo&quot;;[.AA$5]&gt;=[.$F11];[.AA$5]&lt;=[.$F11]+[.$G11]-1);2;IF(AND([.$C11]=&quot;Hito&quot;;[.AA$5]&gt;=[.$F11];[.AA$5]&lt;=[.$F11]+[.$G11]-1);1;&quot;&quot;))">
            <text:p/>
          </table:table-cell>
          <table:table-cell table:style-name="ce40" table:formula="of:=IF(AND([.$C11]=&quot;Objetivo&quot;;[.AB$5]&gt;=[.$F11];[.AB$5]&lt;=[.$F11]+[.$G11]-1);2;IF(AND([.$C11]=&quot;Hito&quot;;[.AB$5]&gt;=[.$F11];[.AB$5]&lt;=[.$F11]+[.$G11]-1);1;&quot;&quot;))">
            <text:p/>
          </table:table-cell>
          <table:table-cell table:style-name="ce40" table:formula="of:=IF(AND([.$C11]=&quot;Objetivo&quot;;[.AC$5]&gt;=[.$F11];[.AC$5]&lt;=[.$F11]+[.$G11]-1);2;IF(AND([.$C11]=&quot;Hito&quot;;[.AC$5]&gt;=[.$F11];[.AC$5]&lt;=[.$F11]+[.$G11]-1);1;&quot;&quot;))">
            <text:p/>
          </table:table-cell>
          <table:table-cell table:style-name="ce40" table:formula="of:=IF(AND([.$C11]=&quot;Objetivo&quot;;[.AD$5]&gt;=[.$F11];[.AD$5]&lt;=[.$F11]+[.$G11]-1);2;IF(AND([.$C11]=&quot;Hito&quot;;[.AD$5]&gt;=[.$F11];[.AD$5]&lt;=[.$F11]+[.$G11]-1);1;&quot;&quot;))">
            <text:p/>
          </table:table-cell>
          <table:table-cell table:style-name="ce40" table:formula="of:=IF(AND([.$C11]=&quot;Objetivo&quot;;[.AE$5]&gt;=[.$F11];[.AE$5]&lt;=[.$F11]+[.$G11]-1);2;IF(AND([.$C11]=&quot;Hito&quot;;[.AE$5]&gt;=[.$F11];[.AE$5]&lt;=[.$F11]+[.$G11]-1);1;&quot;&quot;))">
            <text:p/>
          </table:table-cell>
          <table:table-cell table:style-name="ce40" table:formula="of:=IF(AND([.$C11]=&quot;Objetivo&quot;;[.AF$5]&gt;=[.$F11];[.AF$5]&lt;=[.$F11]+[.$G11]-1);2;IF(AND([.$C11]=&quot;Hito&quot;;[.AF$5]&gt;=[.$F11];[.AF$5]&lt;=[.$F11]+[.$G11]-1);1;&quot;&quot;))">
            <text:p/>
          </table:table-cell>
          <table:table-cell table:style-name="ce40" table:formula="of:=IF(AND([.$C11]=&quot;Objetivo&quot;;[.AG$5]&gt;=[.$F11];[.AG$5]&lt;=[.$F11]+[.$G11]-1);2;IF(AND([.$C11]=&quot;Hito&quot;;[.AG$5]&gt;=[.$F11];[.AG$5]&lt;=[.$F11]+[.$G11]-1);1;&quot;&quot;))">
            <text:p/>
          </table:table-cell>
          <table:table-cell table:style-name="ce40" table:formula="of:=IF(AND([.$C11]=&quot;Objetivo&quot;;[.AH$5]&gt;=[.$F11];[.AH$5]&lt;=[.$F11]+[.$G11]-1);2;IF(AND([.$C11]=&quot;Hito&quot;;[.AH$5]&gt;=[.$F11];[.AH$5]&lt;=[.$F11]+[.$G11]-1);1;&quot;&quot;))">
            <text:p/>
          </table:table-cell>
          <table:table-cell table:style-name="ce40" table:formula="of:=IF(AND([.$C11]=&quot;Objetivo&quot;;[.AI$5]&gt;=[.$F11];[.AI$5]&lt;=[.$F11]+[.$G11]-1);2;IF(AND([.$C11]=&quot;Hito&quot;;[.AI$5]&gt;=[.$F11];[.AI$5]&lt;=[.$F11]+[.$G11]-1);1;&quot;&quot;))">
            <text:p/>
          </table:table-cell>
          <table:table-cell table:style-name="ce40" table:formula="of:=IF(AND([.$C11]=&quot;Objetivo&quot;;[.AJ$5]&gt;=[.$F11];[.AJ$5]&lt;=[.$F11]+[.$G11]-1);2;IF(AND([.$C11]=&quot;Hito&quot;;[.AJ$5]&gt;=[.$F11];[.AJ$5]&lt;=[.$F11]+[.$G11]-1);1;&quot;&quot;))">
            <text:p/>
          </table:table-cell>
          <table:table-cell table:style-name="ce40" table:formula="of:=IF(AND([.$C11]=&quot;Objetivo&quot;;[.AK$5]&gt;=[.$F11];[.AK$5]&lt;=[.$F11]+[.$G11]-1);2;IF(AND([.$C11]=&quot;Hito&quot;;[.AK$5]&gt;=[.$F11];[.AK$5]&lt;=[.$F11]+[.$G11]-1);1;&quot;&quot;))">
            <text:p/>
          </table:table-cell>
          <table:table-cell table:style-name="ce40" table:formula="of:=IF(AND([.$C11]=&quot;Objetivo&quot;;[.AL$5]&gt;=[.$F11];[.AL$5]&lt;=[.$F11]+[.$G11]-1);2;IF(AND([.$C11]=&quot;Hito&quot;;[.AL$5]&gt;=[.$F11];[.AL$5]&lt;=[.$F11]+[.$G11]-1);1;&quot;&quot;))">
            <text:p/>
          </table:table-cell>
          <table:table-cell table:style-name="ce40" table:formula="of:=IF(AND([.$C11]=&quot;Objetivo&quot;;[.AM$5]&gt;=[.$F11];[.AM$5]&lt;=[.$F11]+[.$G11]-1);2;IF(AND([.$C11]=&quot;Hito&quot;;[.AM$5]&gt;=[.$F11];[.AM$5]&lt;=[.$F11]+[.$G11]-1);1;&quot;&quot;))">
            <text:p/>
          </table:table-cell>
          <table:table-cell table:style-name="ce40" table:formula="of:=IF(AND([.$C11]=&quot;Objetivo&quot;;[.AN$5]&gt;=[.$F11];[.AN$5]&lt;=[.$F11]+[.$G11]-1);2;IF(AND([.$C11]=&quot;Hito&quot;;[.AN$5]&gt;=[.$F11];[.AN$5]&lt;=[.$F11]+[.$G11]-1);1;&quot;&quot;))">
            <text:p/>
          </table:table-cell>
          <table:table-cell table:style-name="ce40" table:formula="of:=IF(AND([.$C11]=&quot;Objetivo&quot;;[.AO$5]&gt;=[.$F11];[.AO$5]&lt;=[.$F11]+[.$G11]-1);2;IF(AND([.$C11]=&quot;Hito&quot;;[.AO$5]&gt;=[.$F11];[.AO$5]&lt;=[.$F11]+[.$G11]-1);1;&quot;&quot;))">
            <text:p/>
          </table:table-cell>
          <table:table-cell table:style-name="ce40" table:formula="of:=IF(AND([.$C11]=&quot;Objetivo&quot;;[.AP$5]&gt;=[.$F11];[.AP$5]&lt;=[.$F11]+[.$G11]-1);2;IF(AND([.$C11]=&quot;Hito&quot;;[.AP$5]&gt;=[.$F11];[.AP$5]&lt;=[.$F11]+[.$G11]-1);1;&quot;&quot;))">
            <text:p/>
          </table:table-cell>
          <table:table-cell table:style-name="ce40" table:formula="of:=IF(AND([.$C11]=&quot;Objetivo&quot;;[.AQ$5]&gt;=[.$F11];[.AQ$5]&lt;=[.$F11]+[.$G11]-1);2;IF(AND([.$C11]=&quot;Hito&quot;;[.AQ$5]&gt;=[.$F11];[.AQ$5]&lt;=[.$F11]+[.$G11]-1);1;&quot;&quot;))">
            <text:p/>
          </table:table-cell>
          <table:table-cell table:style-name="ce40" table:formula="of:=IF(AND([.$C11]=&quot;Objetivo&quot;;[.AR$5]&gt;=[.$F11];[.AR$5]&lt;=[.$F11]+[.$G11]-1);2;IF(AND([.$C11]=&quot;Hito&quot;;[.AR$5]&gt;=[.$F11];[.AR$5]&lt;=[.$F11]+[.$G11]-1);1;&quot;&quot;))">
            <text:p/>
          </table:table-cell>
          <table:table-cell table:style-name="ce40" table:formula="of:=IF(AND([.$C11]=&quot;Objetivo&quot;;[.AS$5]&gt;=[.$F11];[.AS$5]&lt;=[.$F11]+[.$G11]-1);2;IF(AND([.$C11]=&quot;Hito&quot;;[.AS$5]&gt;=[.$F11];[.AS$5]&lt;=[.$F11]+[.$G11]-1);1;&quot;&quot;))">
            <text:p/>
          </table:table-cell>
          <table:table-cell table:style-name="ce40" table:formula="of:=IF(AND([.$C11]=&quot;Objetivo&quot;;[.AT$5]&gt;=[.$F11];[.AT$5]&lt;=[.$F11]+[.$G11]-1);2;IF(AND([.$C11]=&quot;Hito&quot;;[.AT$5]&gt;=[.$F11];[.AT$5]&lt;=[.$F11]+[.$G11]-1);1;&quot;&quot;))">
            <text:p/>
          </table:table-cell>
          <table:table-cell table:style-name="ce40" table:formula="of:=IF(AND([.$C11]=&quot;Objetivo&quot;;[.AU$5]&gt;=[.$F11];[.AU$5]&lt;=[.$F11]+[.$G11]-1);2;IF(AND([.$C11]=&quot;Hito&quot;;[.AU$5]&gt;=[.$F11];[.AU$5]&lt;=[.$F11]+[.$G11]-1);1;&quot;&quot;))">
            <text:p/>
          </table:table-cell>
          <table:table-cell table:style-name="ce40" table:formula="of:=IF(AND([.$C11]=&quot;Objetivo&quot;;[.AV$5]&gt;=[.$F11];[.AV$5]&lt;=[.$F11]+[.$G11]-1);2;IF(AND([.$C11]=&quot;Hito&quot;;[.AV$5]&gt;=[.$F11];[.AV$5]&lt;=[.$F11]+[.$G11]-1);1;&quot;&quot;))">
            <text:p/>
          </table:table-cell>
          <table:table-cell table:style-name="ce40" table:formula="of:=IF(AND([.$C11]=&quot;Objetivo&quot;;[.AW$5]&gt;=[.$F11];[.AW$5]&lt;=[.$F11]+[.$G11]-1);2;IF(AND([.$C11]=&quot;Hito&quot;;[.AW$5]&gt;=[.$F11];[.AW$5]&lt;=[.$F11]+[.$G11]-1);1;&quot;&quot;))">
            <text:p/>
          </table:table-cell>
          <table:table-cell table:style-name="ce40" table:formula="of:=IF(AND([.$C11]=&quot;Objetivo&quot;;[.AX$5]&gt;=[.$F11];[.AX$5]&lt;=[.$F11]+[.$G11]-1);2;IF(AND([.$C11]=&quot;Hito&quot;;[.AX$5]&gt;=[.$F11];[.AX$5]&lt;=[.$F11]+[.$G11]-1);1;&quot;&quot;))">
            <text:p/>
          </table:table-cell>
          <table:table-cell table:style-name="ce40" table:formula="of:=IF(AND([.$C11]=&quot;Objetivo&quot;;[.AY$5]&gt;=[.$F11];[.AY$5]&lt;=[.$F11]+[.$G11]-1);2;IF(AND([.$C11]=&quot;Hito&quot;;[.AY$5]&gt;=[.$F11];[.AY$5]&lt;=[.$F11]+[.$G11]-1);1;&quot;&quot;))">
            <text:p/>
          </table:table-cell>
          <table:table-cell table:style-name="ce40" table:formula="of:=IF(AND([.$C11]=&quot;Objetivo&quot;;[.AZ$5]&gt;=[.$F11];[.AZ$5]&lt;=[.$F11]+[.$G11]-1);2;IF(AND([.$C11]=&quot;Hito&quot;;[.AZ$5]&gt;=[.$F11];[.AZ$5]&lt;=[.$F11]+[.$G11]-1);1;&quot;&quot;))">
            <text:p/>
          </table:table-cell>
          <table:table-cell table:style-name="ce40" table:formula="of:=IF(AND([.$C11]=&quot;Objetivo&quot;;[.BA$5]&gt;=[.$F11];[.BA$5]&lt;=[.$F11]+[.$G11]-1);2;IF(AND([.$C11]=&quot;Hito&quot;;[.BA$5]&gt;=[.$F11];[.BA$5]&lt;=[.$F11]+[.$G11]-1);1;&quot;&quot;))">
            <text:p/>
          </table:table-cell>
          <table:table-cell table:style-name="ce40" table:formula="of:=IF(AND([.$C11]=&quot;Objetivo&quot;;[.BB$5]&gt;=[.$F11];[.BB$5]&lt;=[.$F11]+[.$G11]-1);2;IF(AND([.$C11]=&quot;Hito&quot;;[.BB$5]&gt;=[.$F11];[.BB$5]&lt;=[.$F11]+[.$G11]-1);1;&quot;&quot;))">
            <text:p/>
          </table:table-cell>
          <table:table-cell table:style-name="ce40" table:formula="of:=IF(AND([.$C11]=&quot;Objetivo&quot;;[.BC$5]&gt;=[.$F11];[.BC$5]&lt;=[.$F11]+[.$G11]-1);2;IF(AND([.$C11]=&quot;Hito&quot;;[.BC$5]&gt;=[.$F11];[.BC$5]&lt;=[.$F11]+[.$G11]-1);1;&quot;&quot;))">
            <text:p/>
          </table:table-cell>
          <table:table-cell table:style-name="ce40" table:formula="of:=IF(AND([.$C11]=&quot;Objetivo&quot;;[.BD$5]&gt;=[.$F11];[.BD$5]&lt;=[.$F11]+[.$G11]-1);2;IF(AND([.$C11]=&quot;Hito&quot;;[.BD$5]&gt;=[.$F11];[.BD$5]&lt;=[.$F11]+[.$G11]-1);1;&quot;&quot;))">
            <text:p/>
          </table:table-cell>
          <table:table-cell table:style-name="ce40" table:formula="of:=IF(AND([.$C11]=&quot;Objetivo&quot;;[.BE$5]&gt;=[.$F11];[.BE$5]&lt;=[.$F11]+[.$G11]-1);2;IF(AND([.$C11]=&quot;Hito&quot;;[.BE$5]&gt;=[.$F11];[.BE$5]&lt;=[.$F11]+[.$G11]-1);1;&quot;&quot;))">
            <text:p/>
          </table:table-cell>
          <table:table-cell table:style-name="ce40" table:formula="of:=IF(AND([.$C11]=&quot;Objetivo&quot;;[.BF$5]&gt;=[.$F11];[.BF$5]&lt;=[.$F11]+[.$G11]-1);2;IF(AND([.$C11]=&quot;Hito&quot;;[.BF$5]&gt;=[.$F11];[.BF$5]&lt;=[.$F11]+[.$G11]-1);1;&quot;&quot;))">
            <text:p/>
          </table:table-cell>
          <table:table-cell table:style-name="ce40" table:formula="of:=IF(AND([.$C11]=&quot;Objetivo&quot;;[.BG$5]&gt;=[.$F11];[.BG$5]&lt;=[.$F11]+[.$G11]-1);2;IF(AND([.$C11]=&quot;Hito&quot;;[.BG$5]&gt;=[.$F11];[.BG$5]&lt;=[.$F11]+[.$G11]-1);1;&quot;&quot;))">
            <text:p/>
          </table:table-cell>
          <table:table-cell table:style-name="ce40" table:formula="of:=IF(AND([.$C11]=&quot;Objetivo&quot;;[.BH$5]&gt;=[.$F11];[.BH$5]&lt;=[.$F11]+[.$G11]-1);2;IF(AND([.$C11]=&quot;Hito&quot;;[.BH$5]&gt;=[.$F11];[.BH$5]&lt;=[.$F11]+[.$G11]-1);1;&quot;&quot;))">
            <text:p/>
          </table:table-cell>
          <table:table-cell table:style-name="ce40" table:formula="of:=IF(AND([.$C11]=&quot;Objetivo&quot;;[.BI$5]&gt;=[.$F11];[.BI$5]&lt;=[.$F11]+[.$G11]-1);2;IF(AND([.$C11]=&quot;Hito&quot;;[.BI$5]&gt;=[.$F11];[.BI$5]&lt;=[.$F11]+[.$G11]-1);1;&quot;&quot;))">
            <text:p/>
          </table:table-cell>
          <table:table-cell table:style-name="ce40" table:formula="of:=IF(AND([.$C11]=&quot;Objetivo&quot;;[.BJ$5]&gt;=[.$F11];[.BJ$5]&lt;=[.$F11]+[.$G11]-1);2;IF(AND([.$C11]=&quot;Hito&quot;;[.BJ$5]&gt;=[.$F11];[.BJ$5]&lt;=[.$F11]+[.$G11]-1);1;&quot;&quot;))">
            <text:p/>
          </table:table-cell>
          <table:table-cell table:style-name="ce40" table:formula="of:=IF(AND([.$C11]=&quot;Objetivo&quot;;[.BK$5]&gt;=[.$F11];[.BK$5]&lt;=[.$F11]+[.$G11]-1);2;IF(AND([.$C11]=&quot;Hito&quot;;[.BK$5]&gt;=[.$F11];[.BK$5]&lt;=[.$F11]+[.$G11]-1);1;&quot;&quot;))">
            <text:p/>
          </table:table-cell>
          <table:table-cell table:style-name="ce40" table:formula="of:=IF(AND([.$C11]=&quot;Objetivo&quot;;[.BL$5]&gt;=[.$F11];[.BL$5]&lt;=[.$F11]+[.$G11]-1);2;IF(AND([.$C11]=&quot;Hito&quot;;[.BL$5]&gt;=[.$F11];[.BL$5]&lt;=[.$F11]+[.$G11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7" office:value-type="string" calcext:value-type="string">
            <text:p>Segundo sprint</text:p>
          </table:table-cell>
          <table:table-cell table:style-name="ce12" table:content-validation-name="val1" office:value-type="string" calcext:value-type="string">
            <text:p>Según lo previsto</text:p>
          </table:table-cell>
          <table:table-cell table:style-name="ce12" office:value-type="string" calcext:value-type="string">
            <text:p>Grupo 2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22" table:formula="of:=[.F10]+49" office:value-type="date" office:date-value="2022-05-23" calcext:value-type="date">
            <text:p>23/5/2022</text:p>
          </table:table-cell>
          <table:table-cell table:style-name="ce28" office:value-type="float" office:value="30" calcext:value-type="float">
            <text:p>30 </text:p>
          </table:table-cell>
          <table:table-cell table:style-name="ce12"/>
          <table:table-cell table:style-name="ce40" table:formula="of:=IF(AND([.$C12]=&quot;Objetivo&quot;;[.I$5]&gt;=[.$F12];[.I$5]&lt;=[.$F12]+[.$G12]-1);2;IF(AND([.$C12]=&quot;Hito&quot;;[.I$5]&gt;=[.$F12];[.I$5]&lt;=[.$F12]+[.$G12]-1);1;&quot;&quot;))">
            <text:p/>
          </table:table-cell>
          <table:table-cell table:style-name="ce40" table:formula="of:=IF(AND([.$C12]=&quot;Objetivo&quot;;[.J$5]&gt;=[.$F12];[.J$5]&lt;=[.$F12]+[.$G12]-1);2;IF(AND([.$C12]=&quot;Hito&quot;;[.J$5]&gt;=[.$F12];[.J$5]&lt;=[.$F12]+[.$G12]-1);1;&quot;&quot;))">
            <text:p/>
          </table:table-cell>
          <table:table-cell table:style-name="ce40" table:formula="of:=IF(AND([.$C12]=&quot;Objetivo&quot;;[.K$5]&gt;=[.$F12];[.K$5]&lt;=[.$F12]+[.$G12]-1);2;IF(AND([.$C12]=&quot;Hito&quot;;[.K$5]&gt;=[.$F12];[.K$5]&lt;=[.$F12]+[.$G12]-1);1;&quot;&quot;))">
            <text:p/>
          </table:table-cell>
          <table:table-cell table:style-name="ce40" table:formula="of:=IF(AND([.$C12]=&quot;Objetivo&quot;;[.L$5]&gt;=[.$F12];[.L$5]&lt;=[.$F12]+[.$G12]-1);2;IF(AND([.$C12]=&quot;Hito&quot;;[.L$5]&gt;=[.$F12];[.L$5]&lt;=[.$F12]+[.$G12]-1);1;&quot;&quot;))">
            <text:p/>
          </table:table-cell>
          <table:table-cell table:style-name="ce40" table:formula="of:=IF(AND([.$C12]=&quot;Objetivo&quot;;[.M$5]&gt;=[.$F12];[.M$5]&lt;=[.$F12]+[.$G12]-1);2;IF(AND([.$C12]=&quot;Hito&quot;;[.M$5]&gt;=[.$F12];[.M$5]&lt;=[.$F12]+[.$G12]-1);1;&quot;&quot;))">
            <text:p/>
          </table:table-cell>
          <table:table-cell table:style-name="ce40" table:formula="of:=IF(AND([.$C12]=&quot;Objetivo&quot;;[.N$5]&gt;=[.$F12];[.N$5]&lt;=[.$F12]+[.$G12]-1);2;IF(AND([.$C12]=&quot;Hito&quot;;[.N$5]&gt;=[.$F12];[.N$5]&lt;=[.$F12]+[.$G12]-1);1;&quot;&quot;))">
            <text:p/>
          </table:table-cell>
          <table:table-cell table:style-name="ce40" table:formula="of:=IF(AND([.$C12]=&quot;Objetivo&quot;;[.O$5]&gt;=[.$F12];[.O$5]&lt;=[.$F12]+[.$G12]-1);2;IF(AND([.$C12]=&quot;Hito&quot;;[.O$5]&gt;=[.$F12];[.O$5]&lt;=[.$F12]+[.$G12]-1);1;&quot;&quot;))">
            <text:p/>
          </table:table-cell>
          <table:table-cell table:style-name="ce40" table:formula="of:=IF(AND([.$C12]=&quot;Objetivo&quot;;[.P$5]&gt;=[.$F12];[.P$5]&lt;=[.$F12]+[.$G12]-1);2;IF(AND([.$C12]=&quot;Hito&quot;;[.P$5]&gt;=[.$F12];[.P$5]&lt;=[.$F12]+[.$G12]-1);1;&quot;&quot;))">
            <text:p/>
          </table:table-cell>
          <table:table-cell table:style-name="ce40" table:formula="of:=IF(AND([.$C12]=&quot;Objetivo&quot;;[.Q$5]&gt;=[.$F12];[.Q$5]&lt;=[.$F12]+[.$G12]-1);2;IF(AND([.$C12]=&quot;Hito&quot;;[.Q$5]&gt;=[.$F12];[.Q$5]&lt;=[.$F12]+[.$G12]-1);1;&quot;&quot;))">
            <text:p/>
          </table:table-cell>
          <table:table-cell table:style-name="ce40" table:formula="of:=IF(AND([.$C12]=&quot;Objetivo&quot;;[.R$5]&gt;=[.$F12];[.R$5]&lt;=[.$F12]+[.$G12]-1);2;IF(AND([.$C12]=&quot;Hito&quot;;[.R$5]&gt;=[.$F12];[.R$5]&lt;=[.$F12]+[.$G12]-1);1;&quot;&quot;))">
            <text:p/>
          </table:table-cell>
          <table:table-cell table:style-name="ce40" table:formula="of:=IF(AND([.$C12]=&quot;Objetivo&quot;;[.S$5]&gt;=[.$F12];[.S$5]&lt;=[.$F12]+[.$G12]-1);2;IF(AND([.$C12]=&quot;Hito&quot;;[.S$5]&gt;=[.$F12];[.S$5]&lt;=[.$F12]+[.$G12]-1);1;&quot;&quot;))">
            <text:p/>
          </table:table-cell>
          <table:table-cell table:style-name="ce40" table:formula="of:=IF(AND([.$C12]=&quot;Objetivo&quot;;[.T$5]&gt;=[.$F12];[.T$5]&lt;=[.$F12]+[.$G12]-1);2;IF(AND([.$C12]=&quot;Hito&quot;;[.T$5]&gt;=[.$F12];[.T$5]&lt;=[.$F12]+[.$G12]-1);1;&quot;&quot;))">
            <text:p/>
          </table:table-cell>
          <table:table-cell table:style-name="ce40" table:formula="of:=IF(AND([.$C12]=&quot;Objetivo&quot;;[.U$5]&gt;=[.$F12];[.U$5]&lt;=[.$F12]+[.$G12]-1);2;IF(AND([.$C12]=&quot;Hito&quot;;[.U$5]&gt;=[.$F12];[.U$5]&lt;=[.$F12]+[.$G12]-1);1;&quot;&quot;))">
            <text:p/>
          </table:table-cell>
          <table:table-cell table:style-name="ce40" table:formula="of:=IF(AND([.$C12]=&quot;Objetivo&quot;;[.V$5]&gt;=[.$F12];[.V$5]&lt;=[.$F12]+[.$G12]-1);2;IF(AND([.$C12]=&quot;Hito&quot;;[.V$5]&gt;=[.$F12];[.V$5]&lt;=[.$F12]+[.$G12]-1);1;&quot;&quot;))">
            <text:p/>
          </table:table-cell>
          <table:table-cell table:style-name="ce40" table:formula="of:=IF(AND([.$C12]=&quot;Objetivo&quot;;[.W$5]&gt;=[.$F12];[.W$5]&lt;=[.$F12]+[.$G12]-1);2;IF(AND([.$C12]=&quot;Hito&quot;;[.W$5]&gt;=[.$F12];[.W$5]&lt;=[.$F12]+[.$G12]-1);1;&quot;&quot;))">
            <text:p/>
          </table:table-cell>
          <table:table-cell table:style-name="ce40" table:formula="of:=IF(AND([.$C12]=&quot;Objetivo&quot;;[.X$5]&gt;=[.$F12];[.X$5]&lt;=[.$F12]+[.$G12]-1);2;IF(AND([.$C12]=&quot;Hito&quot;;[.X$5]&gt;=[.$F12];[.X$5]&lt;=[.$F12]+[.$G12]-1);1;&quot;&quot;))">
            <text:p/>
          </table:table-cell>
          <table:table-cell table:style-name="ce40" table:formula="of:=IF(AND([.$C12]=&quot;Objetivo&quot;;[.Y$5]&gt;=[.$F12];[.Y$5]&lt;=[.$F12]+[.$G12]-1);2;IF(AND([.$C12]=&quot;Hito&quot;;[.Y$5]&gt;=[.$F12];[.Y$5]&lt;=[.$F12]+[.$G12]-1);1;&quot;&quot;))">
            <text:p/>
          </table:table-cell>
          <table:table-cell table:style-name="ce40" table:formula="of:=IF(AND([.$C12]=&quot;Objetivo&quot;;[.Z$5]&gt;=[.$F12];[.Z$5]&lt;=[.$F12]+[.$G12]-1);2;IF(AND([.$C12]=&quot;Hito&quot;;[.Z$5]&gt;=[.$F12];[.Z$5]&lt;=[.$F12]+[.$G12]-1);1;&quot;&quot;))">
            <text:p/>
          </table:table-cell>
          <table:table-cell table:style-name="ce40" table:formula="of:=IF(AND([.$C12]=&quot;Objetivo&quot;;[.AA$5]&gt;=[.$F12];[.AA$5]&lt;=[.$F12]+[.$G12]-1);2;IF(AND([.$C12]=&quot;Hito&quot;;[.AA$5]&gt;=[.$F12];[.AA$5]&lt;=[.$F12]+[.$G12]-1);1;&quot;&quot;))">
            <text:p/>
          </table:table-cell>
          <table:table-cell table:style-name="ce40" table:formula="of:=IF(AND([.$C12]=&quot;Objetivo&quot;;[.AB$5]&gt;=[.$F12];[.AB$5]&lt;=[.$F12]+[.$G12]-1);2;IF(AND([.$C12]=&quot;Hito&quot;;[.AB$5]&gt;=[.$F12];[.AB$5]&lt;=[.$F12]+[.$G12]-1);1;&quot;&quot;))">
            <text:p/>
          </table:table-cell>
          <table:table-cell table:style-name="ce40" table:formula="of:=IF(AND([.$C12]=&quot;Objetivo&quot;;[.AC$5]&gt;=[.$F12];[.AC$5]&lt;=[.$F12]+[.$G12]-1);2;IF(AND([.$C12]=&quot;Hito&quot;;[.AC$5]&gt;=[.$F12];[.AC$5]&lt;=[.$F12]+[.$G12]-1);1;&quot;&quot;))">
            <text:p/>
          </table:table-cell>
          <table:table-cell table:style-name="ce40" table:formula="of:=IF(AND([.$C12]=&quot;Objetivo&quot;;[.AD$5]&gt;=[.$F12];[.AD$5]&lt;=[.$F12]+[.$G12]-1);2;IF(AND([.$C12]=&quot;Hito&quot;;[.AD$5]&gt;=[.$F12];[.AD$5]&lt;=[.$F12]+[.$G12]-1);1;&quot;&quot;))">
            <text:p/>
          </table:table-cell>
          <table:table-cell table:style-name="ce40" table:formula="of:=IF(AND([.$C12]=&quot;Objetivo&quot;;[.AE$5]&gt;=[.$F12];[.AE$5]&lt;=[.$F12]+[.$G12]-1);2;IF(AND([.$C12]=&quot;Hito&quot;;[.AE$5]&gt;=[.$F12];[.AE$5]&lt;=[.$F12]+[.$G12]-1);1;&quot;&quot;))">
            <text:p/>
          </table:table-cell>
          <table:table-cell table:style-name="ce40" table:formula="of:=IF(AND([.$C12]=&quot;Objetivo&quot;;[.AF$5]&gt;=[.$F12];[.AF$5]&lt;=[.$F12]+[.$G12]-1);2;IF(AND([.$C12]=&quot;Hito&quot;;[.AF$5]&gt;=[.$F12];[.AF$5]&lt;=[.$F12]+[.$G12]-1);1;&quot;&quot;))">
            <text:p/>
          </table:table-cell>
          <table:table-cell table:style-name="ce40" table:formula="of:=IF(AND([.$C12]=&quot;Objetivo&quot;;[.AG$5]&gt;=[.$F12];[.AG$5]&lt;=[.$F12]+[.$G12]-1);2;IF(AND([.$C12]=&quot;Hito&quot;;[.AG$5]&gt;=[.$F12];[.AG$5]&lt;=[.$F12]+[.$G12]-1);1;&quot;&quot;))">
            <text:p/>
          </table:table-cell>
          <table:table-cell table:style-name="ce40" table:formula="of:=IF(AND([.$C12]=&quot;Objetivo&quot;;[.AH$5]&gt;=[.$F12];[.AH$5]&lt;=[.$F12]+[.$G12]-1);2;IF(AND([.$C12]=&quot;Hito&quot;;[.AH$5]&gt;=[.$F12];[.AH$5]&lt;=[.$F12]+[.$G12]-1);1;&quot;&quot;))">
            <text:p/>
          </table:table-cell>
          <table:table-cell table:style-name="ce40" table:formula="of:=IF(AND([.$C12]=&quot;Objetivo&quot;;[.AI$5]&gt;=[.$F12];[.AI$5]&lt;=[.$F12]+[.$G12]-1);2;IF(AND([.$C12]=&quot;Hito&quot;;[.AI$5]&gt;=[.$F12];[.AI$5]&lt;=[.$F12]+[.$G12]-1);1;&quot;&quot;))">
            <text:p/>
          </table:table-cell>
          <table:table-cell table:style-name="ce40" table:formula="of:=IF(AND([.$C12]=&quot;Objetivo&quot;;[.AJ$5]&gt;=[.$F12];[.AJ$5]&lt;=[.$F12]+[.$G12]-1);2;IF(AND([.$C12]=&quot;Hito&quot;;[.AJ$5]&gt;=[.$F12];[.AJ$5]&lt;=[.$F12]+[.$G12]-1);1;&quot;&quot;))">
            <text:p/>
          </table:table-cell>
          <table:table-cell table:style-name="ce40" table:formula="of:=IF(AND([.$C12]=&quot;Objetivo&quot;;[.AK$5]&gt;=[.$F12];[.AK$5]&lt;=[.$F12]+[.$G12]-1);2;IF(AND([.$C12]=&quot;Hito&quot;;[.AK$5]&gt;=[.$F12];[.AK$5]&lt;=[.$F12]+[.$G12]-1);1;&quot;&quot;))">
            <text:p/>
          </table:table-cell>
          <table:table-cell table:style-name="ce40" table:formula="of:=IF(AND([.$C12]=&quot;Objetivo&quot;;[.AL$5]&gt;=[.$F12];[.AL$5]&lt;=[.$F12]+[.$G12]-1);2;IF(AND([.$C12]=&quot;Hito&quot;;[.AL$5]&gt;=[.$F12];[.AL$5]&lt;=[.$F12]+[.$G12]-1);1;&quot;&quot;))">
            <text:p/>
          </table:table-cell>
          <table:table-cell table:style-name="ce40" table:formula="of:=IF(AND([.$C12]=&quot;Objetivo&quot;;[.AM$5]&gt;=[.$F12];[.AM$5]&lt;=[.$F12]+[.$G12]-1);2;IF(AND([.$C12]=&quot;Hito&quot;;[.AM$5]&gt;=[.$F12];[.AM$5]&lt;=[.$F12]+[.$G12]-1);1;&quot;&quot;))">
            <text:p/>
          </table:table-cell>
          <table:table-cell table:style-name="ce40" table:formula="of:=IF(AND([.$C12]=&quot;Objetivo&quot;;[.AN$5]&gt;=[.$F12];[.AN$5]&lt;=[.$F12]+[.$G12]-1);2;IF(AND([.$C12]=&quot;Hito&quot;;[.AN$5]&gt;=[.$F12];[.AN$5]&lt;=[.$F12]+[.$G12]-1);1;&quot;&quot;))">
            <text:p/>
          </table:table-cell>
          <table:table-cell table:style-name="ce40" table:formula="of:=IF(AND([.$C12]=&quot;Objetivo&quot;;[.AO$5]&gt;=[.$F12];[.AO$5]&lt;=[.$F12]+[.$G12]-1);2;IF(AND([.$C12]=&quot;Hito&quot;;[.AO$5]&gt;=[.$F12];[.AO$5]&lt;=[.$F12]+[.$G12]-1);1;&quot;&quot;))">
            <text:p/>
          </table:table-cell>
          <table:table-cell table:style-name="ce40" table:formula="of:=IF(AND([.$C12]=&quot;Objetivo&quot;;[.AP$5]&gt;=[.$F12];[.AP$5]&lt;=[.$F12]+[.$G12]-1);2;IF(AND([.$C12]=&quot;Hito&quot;;[.AP$5]&gt;=[.$F12];[.AP$5]&lt;=[.$F12]+[.$G12]-1);1;&quot;&quot;))">
            <text:p/>
          </table:table-cell>
          <table:table-cell table:style-name="ce40" table:formula="of:=IF(AND([.$C12]=&quot;Objetivo&quot;;[.AQ$5]&gt;=[.$F12];[.AQ$5]&lt;=[.$F12]+[.$G12]-1);2;IF(AND([.$C12]=&quot;Hito&quot;;[.AQ$5]&gt;=[.$F12];[.AQ$5]&lt;=[.$F12]+[.$G12]-1);1;&quot;&quot;))">
            <text:p/>
          </table:table-cell>
          <table:table-cell table:style-name="ce40" table:formula="of:=IF(AND([.$C12]=&quot;Objetivo&quot;;[.AR$5]&gt;=[.$F12];[.AR$5]&lt;=[.$F12]+[.$G12]-1);2;IF(AND([.$C12]=&quot;Hito&quot;;[.AR$5]&gt;=[.$F12];[.AR$5]&lt;=[.$F12]+[.$G12]-1);1;&quot;&quot;))">
            <text:p/>
          </table:table-cell>
          <table:table-cell table:style-name="ce40" table:formula="of:=IF(AND([.$C12]=&quot;Objetivo&quot;;[.AS$5]&gt;=[.$F12];[.AS$5]&lt;=[.$F12]+[.$G12]-1);2;IF(AND([.$C12]=&quot;Hito&quot;;[.AS$5]&gt;=[.$F12];[.AS$5]&lt;=[.$F12]+[.$G12]-1);1;&quot;&quot;))">
            <text:p/>
          </table:table-cell>
          <table:table-cell table:style-name="ce40" table:formula="of:=IF(AND([.$C12]=&quot;Objetivo&quot;;[.AT$5]&gt;=[.$F12];[.AT$5]&lt;=[.$F12]+[.$G12]-1);2;IF(AND([.$C12]=&quot;Hito&quot;;[.AT$5]&gt;=[.$F12];[.AT$5]&lt;=[.$F12]+[.$G12]-1);1;&quot;&quot;))">
            <text:p/>
          </table:table-cell>
          <table:table-cell table:style-name="ce40" table:formula="of:=IF(AND([.$C12]=&quot;Objetivo&quot;;[.AU$5]&gt;=[.$F12];[.AU$5]&lt;=[.$F12]+[.$G12]-1);2;IF(AND([.$C12]=&quot;Hito&quot;;[.AU$5]&gt;=[.$F12];[.AU$5]&lt;=[.$F12]+[.$G12]-1);1;&quot;&quot;))">
            <text:p/>
          </table:table-cell>
          <table:table-cell table:style-name="ce40" table:formula="of:=IF(AND([.$C12]=&quot;Objetivo&quot;;[.AV$5]&gt;=[.$F12];[.AV$5]&lt;=[.$F12]+[.$G12]-1);2;IF(AND([.$C12]=&quot;Hito&quot;;[.AV$5]&gt;=[.$F12];[.AV$5]&lt;=[.$F12]+[.$G12]-1);1;&quot;&quot;))">
            <text:p/>
          </table:table-cell>
          <table:table-cell table:style-name="ce40" table:formula="of:=IF(AND([.$C12]=&quot;Objetivo&quot;;[.AW$5]&gt;=[.$F12];[.AW$5]&lt;=[.$F12]+[.$G12]-1);2;IF(AND([.$C12]=&quot;Hito&quot;;[.AW$5]&gt;=[.$F12];[.AW$5]&lt;=[.$F12]+[.$G12]-1);1;&quot;&quot;))">
            <text:p/>
          </table:table-cell>
          <table:table-cell table:style-name="ce40" table:formula="of:=IF(AND([.$C12]=&quot;Objetivo&quot;;[.AX$5]&gt;=[.$F12];[.AX$5]&lt;=[.$F12]+[.$G12]-1);2;IF(AND([.$C12]=&quot;Hito&quot;;[.AX$5]&gt;=[.$F12];[.AX$5]&lt;=[.$F12]+[.$G12]-1);1;&quot;&quot;))">
            <text:p/>
          </table:table-cell>
          <table:table-cell table:style-name="ce40" table:formula="of:=IF(AND([.$C12]=&quot;Objetivo&quot;;[.AY$5]&gt;=[.$F12];[.AY$5]&lt;=[.$F12]+[.$G12]-1);2;IF(AND([.$C12]=&quot;Hito&quot;;[.AY$5]&gt;=[.$F12];[.AY$5]&lt;=[.$F12]+[.$G12]-1);1;&quot;&quot;))">
            <text:p/>
          </table:table-cell>
          <table:table-cell table:style-name="ce40" table:formula="of:=IF(AND([.$C12]=&quot;Objetivo&quot;;[.AZ$5]&gt;=[.$F12];[.AZ$5]&lt;=[.$F12]+[.$G12]-1);2;IF(AND([.$C12]=&quot;Hito&quot;;[.AZ$5]&gt;=[.$F12];[.AZ$5]&lt;=[.$F12]+[.$G12]-1);1;&quot;&quot;))">
            <text:p/>
          </table:table-cell>
          <table:table-cell table:style-name="ce40" table:formula="of:=IF(AND([.$C12]=&quot;Objetivo&quot;;[.BA$5]&gt;=[.$F12];[.BA$5]&lt;=[.$F12]+[.$G12]-1);2;IF(AND([.$C12]=&quot;Hito&quot;;[.BA$5]&gt;=[.$F12];[.BA$5]&lt;=[.$F12]+[.$G12]-1);1;&quot;&quot;))">
            <text:p/>
          </table:table-cell>
          <table:table-cell table:style-name="ce40" table:formula="of:=IF(AND([.$C12]=&quot;Objetivo&quot;;[.BB$5]&gt;=[.$F12];[.BB$5]&lt;=[.$F12]+[.$G12]-1);2;IF(AND([.$C12]=&quot;Hito&quot;;[.BB$5]&gt;=[.$F12];[.BB$5]&lt;=[.$F12]+[.$G12]-1);1;&quot;&quot;))">
            <text:p/>
          </table:table-cell>
          <table:table-cell table:style-name="ce40" table:formula="of:=IF(AND([.$C12]=&quot;Objetivo&quot;;[.BC$5]&gt;=[.$F12];[.BC$5]&lt;=[.$F12]+[.$G12]-1);2;IF(AND([.$C12]=&quot;Hito&quot;;[.BC$5]&gt;=[.$F12];[.BC$5]&lt;=[.$F12]+[.$G12]-1);1;&quot;&quot;))">
            <text:p/>
          </table:table-cell>
          <table:table-cell table:style-name="ce40" table:formula="of:=IF(AND([.$C12]=&quot;Objetivo&quot;;[.BD$5]&gt;=[.$F12];[.BD$5]&lt;=[.$F12]+[.$G12]-1);2;IF(AND([.$C12]=&quot;Hito&quot;;[.BD$5]&gt;=[.$F12];[.BD$5]&lt;=[.$F12]+[.$G12]-1);1;&quot;&quot;))">
            <text:p/>
          </table:table-cell>
          <table:table-cell table:style-name="ce40" table:formula="of:=IF(AND([.$C12]=&quot;Objetivo&quot;;[.BE$5]&gt;=[.$F12];[.BE$5]&lt;=[.$F12]+[.$G12]-1);2;IF(AND([.$C12]=&quot;Hito&quot;;[.BE$5]&gt;=[.$F12];[.BE$5]&lt;=[.$F12]+[.$G12]-1);1;&quot;&quot;))">
            <text:p/>
          </table:table-cell>
          <table:table-cell table:style-name="ce40" table:formula="of:=IF(AND([.$C12]=&quot;Objetivo&quot;;[.BF$5]&gt;=[.$F12];[.BF$5]&lt;=[.$F12]+[.$G12]-1);2;IF(AND([.$C12]=&quot;Hito&quot;;[.BF$5]&gt;=[.$F12];[.BF$5]&lt;=[.$F12]+[.$G12]-1);1;&quot;&quot;))">
            <text:p/>
          </table:table-cell>
          <table:table-cell table:style-name="ce40" table:formula="of:=IF(AND([.$C12]=&quot;Objetivo&quot;;[.BG$5]&gt;=[.$F12];[.BG$5]&lt;=[.$F12]+[.$G12]-1);2;IF(AND([.$C12]=&quot;Hito&quot;;[.BG$5]&gt;=[.$F12];[.BG$5]&lt;=[.$F12]+[.$G12]-1);1;&quot;&quot;))">
            <text:p/>
          </table:table-cell>
          <table:table-cell table:style-name="ce40" table:formula="of:=IF(AND([.$C12]=&quot;Objetivo&quot;;[.BH$5]&gt;=[.$F12];[.BH$5]&lt;=[.$F12]+[.$G12]-1);2;IF(AND([.$C12]=&quot;Hito&quot;;[.BH$5]&gt;=[.$F12];[.BH$5]&lt;=[.$F12]+[.$G12]-1);1;&quot;&quot;))">
            <text:p/>
          </table:table-cell>
          <table:table-cell table:style-name="ce40" table:formula="of:=IF(AND([.$C12]=&quot;Objetivo&quot;;[.BI$5]&gt;=[.$F12];[.BI$5]&lt;=[.$F12]+[.$G12]-1);2;IF(AND([.$C12]=&quot;Hito&quot;;[.BI$5]&gt;=[.$F12];[.BI$5]&lt;=[.$F12]+[.$G12]-1);1;&quot;&quot;))">
            <text:p/>
          </table:table-cell>
          <table:table-cell table:style-name="ce40" table:formula="of:=IF(AND([.$C12]=&quot;Objetivo&quot;;[.BJ$5]&gt;=[.$F12];[.BJ$5]&lt;=[.$F12]+[.$G12]-1);2;IF(AND([.$C12]=&quot;Hito&quot;;[.BJ$5]&gt;=[.$F12];[.BJ$5]&lt;=[.$F12]+[.$G12]-1);1;&quot;&quot;))">
            <text:p/>
          </table:table-cell>
          <table:table-cell table:style-name="ce40" table:formula="of:=IF(AND([.$C12]=&quot;Objetivo&quot;;[.BK$5]&gt;=[.$F12];[.BK$5]&lt;=[.$F12]+[.$G12]-1);2;IF(AND([.$C12]=&quot;Hito&quot;;[.BK$5]&gt;=[.$F12];[.BK$5]&lt;=[.$F12]+[.$G12]-1);1;&quot;&quot;))">
            <text:p/>
          </table:table-cell>
          <table:table-cell table:style-name="ce40" table:formula="of:=IF(AND([.$C12]=&quot;Objetivo&quot;;[.BL$5]&gt;=[.$F12];[.BL$5]&lt;=[.$F12]+[.$G12]-1);2;IF(AND([.$C12]=&quot;Hito&quot;;[.BL$5]&gt;=[.$F12];[.BL$5]&lt;=[.$F12]+[.$G12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7" office:value-type="string" calcext:value-type="string">
            <text:p>Tercer sprint</text:p>
          </table:table-cell>
          <table:table-cell table:style-name="ce12" table:content-validation-name="val1" office:value-type="string" calcext:value-type="string">
            <text:p>Según lo previsto</text:p>
          </table:table-cell>
          <table:table-cell table:style-name="ce12" office:value-type="string" calcext:value-type="string">
            <text:p>Grupo 2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22" table:formula="of:=[.F12]+30" office:value-type="date" office:date-value="2022-06-22" calcext:value-type="date">
            <text:p>22/6/2022</text:p>
          </table:table-cell>
          <table:table-cell table:style-name="ce28" office:value-type="float" office:value="30" calcext:value-type="float">
            <text:p>30 </text:p>
          </table:table-cell>
          <table:table-cell table:style-name="ce12"/>
          <table:table-cell table:style-name="ce40" table:formula="of:=IF(AND([.$C13]=&quot;Objetivo&quot;;[.I$5]&gt;=[.$F13];[.I$5]&lt;=[.$F13]+[.$G13]-1);2;IF(AND([.$C13]=&quot;Hito&quot;;[.I$5]&gt;=[.$F13];[.I$5]&lt;=[.$F13]+[.$G13]-1);1;&quot;&quot;))">
            <text:p/>
          </table:table-cell>
          <table:table-cell table:style-name="ce40" table:formula="of:=IF(AND([.$C13]=&quot;Objetivo&quot;;[.J$5]&gt;=[.$F13];[.J$5]&lt;=[.$F13]+[.$G13]-1);2;IF(AND([.$C13]=&quot;Hito&quot;;[.J$5]&gt;=[.$F13];[.J$5]&lt;=[.$F13]+[.$G13]-1);1;&quot;&quot;))">
            <text:p/>
          </table:table-cell>
          <table:table-cell table:style-name="ce40" table:formula="of:=IF(AND([.$C13]=&quot;Objetivo&quot;;[.K$5]&gt;=[.$F13];[.K$5]&lt;=[.$F13]+[.$G13]-1);2;IF(AND([.$C13]=&quot;Hito&quot;;[.K$5]&gt;=[.$F13];[.K$5]&lt;=[.$F13]+[.$G13]-1);1;&quot;&quot;))">
            <text:p/>
          </table:table-cell>
          <table:table-cell table:style-name="ce40" table:formula="of:=IF(AND([.$C13]=&quot;Objetivo&quot;;[.L$5]&gt;=[.$F13];[.L$5]&lt;=[.$F13]+[.$G13]-1);2;IF(AND([.$C13]=&quot;Hito&quot;;[.L$5]&gt;=[.$F13];[.L$5]&lt;=[.$F13]+[.$G13]-1);1;&quot;&quot;))">
            <text:p/>
          </table:table-cell>
          <table:table-cell table:style-name="ce40" table:formula="of:=IF(AND([.$C13]=&quot;Objetivo&quot;;[.M$5]&gt;=[.$F13];[.M$5]&lt;=[.$F13]+[.$G13]-1);2;IF(AND([.$C13]=&quot;Hito&quot;;[.M$5]&gt;=[.$F13];[.M$5]&lt;=[.$F13]+[.$G13]-1);1;&quot;&quot;))">
            <text:p/>
          </table:table-cell>
          <table:table-cell table:style-name="ce40" table:formula="of:=IF(AND([.$C13]=&quot;Objetivo&quot;;[.N$5]&gt;=[.$F13];[.N$5]&lt;=[.$F13]+[.$G13]-1);2;IF(AND([.$C13]=&quot;Hito&quot;;[.N$5]&gt;=[.$F13];[.N$5]&lt;=[.$F13]+[.$G13]-1);1;&quot;&quot;))">
            <text:p/>
          </table:table-cell>
          <table:table-cell table:style-name="ce40" table:formula="of:=IF(AND([.$C13]=&quot;Objetivo&quot;;[.O$5]&gt;=[.$F13];[.O$5]&lt;=[.$F13]+[.$G13]-1);2;IF(AND([.$C13]=&quot;Hito&quot;;[.O$5]&gt;=[.$F13];[.O$5]&lt;=[.$F13]+[.$G13]-1);1;&quot;&quot;))">
            <text:p/>
          </table:table-cell>
          <table:table-cell table:style-name="ce40" table:formula="of:=IF(AND([.$C13]=&quot;Objetivo&quot;;[.P$5]&gt;=[.$F13];[.P$5]&lt;=[.$F13]+[.$G13]-1);2;IF(AND([.$C13]=&quot;Hito&quot;;[.P$5]&gt;=[.$F13];[.P$5]&lt;=[.$F13]+[.$G13]-1);1;&quot;&quot;))">
            <text:p/>
          </table:table-cell>
          <table:table-cell table:style-name="ce40" table:formula="of:=IF(AND([.$C13]=&quot;Objetivo&quot;;[.Q$5]&gt;=[.$F13];[.Q$5]&lt;=[.$F13]+[.$G13]-1);2;IF(AND([.$C13]=&quot;Hito&quot;;[.Q$5]&gt;=[.$F13];[.Q$5]&lt;=[.$F13]+[.$G13]-1);1;&quot;&quot;))">
            <text:p/>
          </table:table-cell>
          <table:table-cell table:style-name="ce40" table:formula="of:=IF(AND([.$C13]=&quot;Objetivo&quot;;[.R$5]&gt;=[.$F13];[.R$5]&lt;=[.$F13]+[.$G13]-1);2;IF(AND([.$C13]=&quot;Hito&quot;;[.R$5]&gt;=[.$F13];[.R$5]&lt;=[.$F13]+[.$G13]-1);1;&quot;&quot;))">
            <text:p/>
          </table:table-cell>
          <table:table-cell table:style-name="ce40" table:formula="of:=IF(AND([.$C13]=&quot;Objetivo&quot;;[.S$5]&gt;=[.$F13];[.S$5]&lt;=[.$F13]+[.$G13]-1);2;IF(AND([.$C13]=&quot;Hito&quot;;[.S$5]&gt;=[.$F13];[.S$5]&lt;=[.$F13]+[.$G13]-1);1;&quot;&quot;))">
            <text:p/>
          </table:table-cell>
          <table:table-cell table:style-name="ce40" table:formula="of:=IF(AND([.$C13]=&quot;Objetivo&quot;;[.T$5]&gt;=[.$F13];[.T$5]&lt;=[.$F13]+[.$G13]-1);2;IF(AND([.$C13]=&quot;Hito&quot;;[.T$5]&gt;=[.$F13];[.T$5]&lt;=[.$F13]+[.$G13]-1);1;&quot;&quot;))">
            <text:p/>
          </table:table-cell>
          <table:table-cell table:style-name="ce40" table:formula="of:=IF(AND([.$C13]=&quot;Objetivo&quot;;[.U$5]&gt;=[.$F13];[.U$5]&lt;=[.$F13]+[.$G13]-1);2;IF(AND([.$C13]=&quot;Hito&quot;;[.U$5]&gt;=[.$F13];[.U$5]&lt;=[.$F13]+[.$G13]-1);1;&quot;&quot;))">
            <text:p/>
          </table:table-cell>
          <table:table-cell table:style-name="ce40" table:formula="of:=IF(AND([.$C13]=&quot;Objetivo&quot;;[.V$5]&gt;=[.$F13];[.V$5]&lt;=[.$F13]+[.$G13]-1);2;IF(AND([.$C13]=&quot;Hito&quot;;[.V$5]&gt;=[.$F13];[.V$5]&lt;=[.$F13]+[.$G13]-1);1;&quot;&quot;))">
            <text:p/>
          </table:table-cell>
          <table:table-cell table:style-name="ce40" table:formula="of:=IF(AND([.$C13]=&quot;Objetivo&quot;;[.W$5]&gt;=[.$F13];[.W$5]&lt;=[.$F13]+[.$G13]-1);2;IF(AND([.$C13]=&quot;Hito&quot;;[.W$5]&gt;=[.$F13];[.W$5]&lt;=[.$F13]+[.$G13]-1);1;&quot;&quot;))">
            <text:p/>
          </table:table-cell>
          <table:table-cell table:style-name="ce40" table:formula="of:=IF(AND([.$C13]=&quot;Objetivo&quot;;[.X$5]&gt;=[.$F13];[.X$5]&lt;=[.$F13]+[.$G13]-1);2;IF(AND([.$C13]=&quot;Hito&quot;;[.X$5]&gt;=[.$F13];[.X$5]&lt;=[.$F13]+[.$G13]-1);1;&quot;&quot;))">
            <text:p/>
          </table:table-cell>
          <table:table-cell table:style-name="ce40" table:formula="of:=IF(AND([.$C13]=&quot;Objetivo&quot;;[.Y$5]&gt;=[.$F13];[.Y$5]&lt;=[.$F13]+[.$G13]-1);2;IF(AND([.$C13]=&quot;Hito&quot;;[.Y$5]&gt;=[.$F13];[.Y$5]&lt;=[.$F13]+[.$G13]-1);1;&quot;&quot;))">
            <text:p/>
          </table:table-cell>
          <table:table-cell table:style-name="ce40" table:formula="of:=IF(AND([.$C13]=&quot;Objetivo&quot;;[.Z$5]&gt;=[.$F13];[.Z$5]&lt;=[.$F13]+[.$G13]-1);2;IF(AND([.$C13]=&quot;Hito&quot;;[.Z$5]&gt;=[.$F13];[.Z$5]&lt;=[.$F13]+[.$G13]-1);1;&quot;&quot;))">
            <text:p/>
          </table:table-cell>
          <table:table-cell table:style-name="ce40" table:formula="of:=IF(AND([.$C13]=&quot;Objetivo&quot;;[.AA$5]&gt;=[.$F13];[.AA$5]&lt;=[.$F13]+[.$G13]-1);2;IF(AND([.$C13]=&quot;Hito&quot;;[.AA$5]&gt;=[.$F13];[.AA$5]&lt;=[.$F13]+[.$G13]-1);1;&quot;&quot;))">
            <text:p/>
          </table:table-cell>
          <table:table-cell table:style-name="ce40" table:formula="of:=IF(AND([.$C13]=&quot;Objetivo&quot;;[.AB$5]&gt;=[.$F13];[.AB$5]&lt;=[.$F13]+[.$G13]-1);2;IF(AND([.$C13]=&quot;Hito&quot;;[.AB$5]&gt;=[.$F13];[.AB$5]&lt;=[.$F13]+[.$G13]-1);1;&quot;&quot;))">
            <text:p/>
          </table:table-cell>
          <table:table-cell table:style-name="ce40" table:formula="of:=IF(AND([.$C13]=&quot;Objetivo&quot;;[.AC$5]&gt;=[.$F13];[.AC$5]&lt;=[.$F13]+[.$G13]-1);2;IF(AND([.$C13]=&quot;Hito&quot;;[.AC$5]&gt;=[.$F13];[.AC$5]&lt;=[.$F13]+[.$G13]-1);1;&quot;&quot;))">
            <text:p/>
          </table:table-cell>
          <table:table-cell table:style-name="ce40" table:formula="of:=IF(AND([.$C13]=&quot;Objetivo&quot;;[.AD$5]&gt;=[.$F13];[.AD$5]&lt;=[.$F13]+[.$G13]-1);2;IF(AND([.$C13]=&quot;Hito&quot;;[.AD$5]&gt;=[.$F13];[.AD$5]&lt;=[.$F13]+[.$G13]-1);1;&quot;&quot;))">
            <text:p/>
          </table:table-cell>
          <table:table-cell table:style-name="ce40" table:formula="of:=IF(AND([.$C13]=&quot;Objetivo&quot;;[.AE$5]&gt;=[.$F13];[.AE$5]&lt;=[.$F13]+[.$G13]-1);2;IF(AND([.$C13]=&quot;Hito&quot;;[.AE$5]&gt;=[.$F13];[.AE$5]&lt;=[.$F13]+[.$G13]-1);1;&quot;&quot;))">
            <text:p/>
          </table:table-cell>
          <table:table-cell table:style-name="ce40" table:formula="of:=IF(AND([.$C13]=&quot;Objetivo&quot;;[.AF$5]&gt;=[.$F13];[.AF$5]&lt;=[.$F13]+[.$G13]-1);2;IF(AND([.$C13]=&quot;Hito&quot;;[.AF$5]&gt;=[.$F13];[.AF$5]&lt;=[.$F13]+[.$G13]-1);1;&quot;&quot;))">
            <text:p/>
          </table:table-cell>
          <table:table-cell table:style-name="ce40" table:formula="of:=IF(AND([.$C13]=&quot;Objetivo&quot;;[.AG$5]&gt;=[.$F13];[.AG$5]&lt;=[.$F13]+[.$G13]-1);2;IF(AND([.$C13]=&quot;Hito&quot;;[.AG$5]&gt;=[.$F13];[.AG$5]&lt;=[.$F13]+[.$G13]-1);1;&quot;&quot;))">
            <text:p/>
          </table:table-cell>
          <table:table-cell table:style-name="ce40" table:formula="of:=IF(AND([.$C13]=&quot;Objetivo&quot;;[.AH$5]&gt;=[.$F13];[.AH$5]&lt;=[.$F13]+[.$G13]-1);2;IF(AND([.$C13]=&quot;Hito&quot;;[.AH$5]&gt;=[.$F13];[.AH$5]&lt;=[.$F13]+[.$G13]-1);1;&quot;&quot;))">
            <text:p/>
          </table:table-cell>
          <table:table-cell table:style-name="ce40" table:formula="of:=IF(AND([.$C13]=&quot;Objetivo&quot;;[.AI$5]&gt;=[.$F13];[.AI$5]&lt;=[.$F13]+[.$G13]-1);2;IF(AND([.$C13]=&quot;Hito&quot;;[.AI$5]&gt;=[.$F13];[.AI$5]&lt;=[.$F13]+[.$G13]-1);1;&quot;&quot;))">
            <text:p/>
          </table:table-cell>
          <table:table-cell table:style-name="ce40" table:formula="of:=IF(AND([.$C13]=&quot;Objetivo&quot;;[.AJ$5]&gt;=[.$F13];[.AJ$5]&lt;=[.$F13]+[.$G13]-1);2;IF(AND([.$C13]=&quot;Hito&quot;;[.AJ$5]&gt;=[.$F13];[.AJ$5]&lt;=[.$F13]+[.$G13]-1);1;&quot;&quot;))">
            <text:p/>
          </table:table-cell>
          <table:table-cell table:style-name="ce40" table:formula="of:=IF(AND([.$C13]=&quot;Objetivo&quot;;[.AK$5]&gt;=[.$F13];[.AK$5]&lt;=[.$F13]+[.$G13]-1);2;IF(AND([.$C13]=&quot;Hito&quot;;[.AK$5]&gt;=[.$F13];[.AK$5]&lt;=[.$F13]+[.$G13]-1);1;&quot;&quot;))">
            <text:p/>
          </table:table-cell>
          <table:table-cell table:style-name="ce40" table:formula="of:=IF(AND([.$C13]=&quot;Objetivo&quot;;[.AL$5]&gt;=[.$F13];[.AL$5]&lt;=[.$F13]+[.$G13]-1);2;IF(AND([.$C13]=&quot;Hito&quot;;[.AL$5]&gt;=[.$F13];[.AL$5]&lt;=[.$F13]+[.$G13]-1);1;&quot;&quot;))">
            <text:p/>
          </table:table-cell>
          <table:table-cell table:style-name="ce40" table:formula="of:=IF(AND([.$C13]=&quot;Objetivo&quot;;[.AM$5]&gt;=[.$F13];[.AM$5]&lt;=[.$F13]+[.$G13]-1);2;IF(AND([.$C13]=&quot;Hito&quot;;[.AM$5]&gt;=[.$F13];[.AM$5]&lt;=[.$F13]+[.$G13]-1);1;&quot;&quot;))">
            <text:p/>
          </table:table-cell>
          <table:table-cell table:style-name="ce40" table:formula="of:=IF(AND([.$C13]=&quot;Objetivo&quot;;[.AN$5]&gt;=[.$F13];[.AN$5]&lt;=[.$F13]+[.$G13]-1);2;IF(AND([.$C13]=&quot;Hito&quot;;[.AN$5]&gt;=[.$F13];[.AN$5]&lt;=[.$F13]+[.$G13]-1);1;&quot;&quot;))">
            <text:p/>
          </table:table-cell>
          <table:table-cell table:style-name="ce40" table:formula="of:=IF(AND([.$C13]=&quot;Objetivo&quot;;[.AO$5]&gt;=[.$F13];[.AO$5]&lt;=[.$F13]+[.$G13]-1);2;IF(AND([.$C13]=&quot;Hito&quot;;[.AO$5]&gt;=[.$F13];[.AO$5]&lt;=[.$F13]+[.$G13]-1);1;&quot;&quot;))">
            <text:p/>
          </table:table-cell>
          <table:table-cell table:style-name="ce40" table:formula="of:=IF(AND([.$C13]=&quot;Objetivo&quot;;[.AP$5]&gt;=[.$F13];[.AP$5]&lt;=[.$F13]+[.$G13]-1);2;IF(AND([.$C13]=&quot;Hito&quot;;[.AP$5]&gt;=[.$F13];[.AP$5]&lt;=[.$F13]+[.$G13]-1);1;&quot;&quot;))">
            <text:p/>
          </table:table-cell>
          <table:table-cell table:style-name="ce40" table:formula="of:=IF(AND([.$C13]=&quot;Objetivo&quot;;[.AQ$5]&gt;=[.$F13];[.AQ$5]&lt;=[.$F13]+[.$G13]-1);2;IF(AND([.$C13]=&quot;Hito&quot;;[.AQ$5]&gt;=[.$F13];[.AQ$5]&lt;=[.$F13]+[.$G13]-1);1;&quot;&quot;))">
            <text:p/>
          </table:table-cell>
          <table:table-cell table:style-name="ce40" table:formula="of:=IF(AND([.$C13]=&quot;Objetivo&quot;;[.AR$5]&gt;=[.$F13];[.AR$5]&lt;=[.$F13]+[.$G13]-1);2;IF(AND([.$C13]=&quot;Hito&quot;;[.AR$5]&gt;=[.$F13];[.AR$5]&lt;=[.$F13]+[.$G13]-1);1;&quot;&quot;))">
            <text:p/>
          </table:table-cell>
          <table:table-cell table:style-name="ce40" table:formula="of:=IF(AND([.$C13]=&quot;Objetivo&quot;;[.AS$5]&gt;=[.$F13];[.AS$5]&lt;=[.$F13]+[.$G13]-1);2;IF(AND([.$C13]=&quot;Hito&quot;;[.AS$5]&gt;=[.$F13];[.AS$5]&lt;=[.$F13]+[.$G13]-1);1;&quot;&quot;))">
            <text:p/>
          </table:table-cell>
          <table:table-cell table:style-name="ce40" table:formula="of:=IF(AND([.$C13]=&quot;Objetivo&quot;;[.AT$5]&gt;=[.$F13];[.AT$5]&lt;=[.$F13]+[.$G13]-1);2;IF(AND([.$C13]=&quot;Hito&quot;;[.AT$5]&gt;=[.$F13];[.AT$5]&lt;=[.$F13]+[.$G13]-1);1;&quot;&quot;))">
            <text:p/>
          </table:table-cell>
          <table:table-cell table:style-name="ce40" table:formula="of:=IF(AND([.$C13]=&quot;Objetivo&quot;;[.AU$5]&gt;=[.$F13];[.AU$5]&lt;=[.$F13]+[.$G13]-1);2;IF(AND([.$C13]=&quot;Hito&quot;;[.AU$5]&gt;=[.$F13];[.AU$5]&lt;=[.$F13]+[.$G13]-1);1;&quot;&quot;))">
            <text:p/>
          </table:table-cell>
          <table:table-cell table:style-name="ce40" table:formula="of:=IF(AND([.$C13]=&quot;Objetivo&quot;;[.AV$5]&gt;=[.$F13];[.AV$5]&lt;=[.$F13]+[.$G13]-1);2;IF(AND([.$C13]=&quot;Hito&quot;;[.AV$5]&gt;=[.$F13];[.AV$5]&lt;=[.$F13]+[.$G13]-1);1;&quot;&quot;))">
            <text:p/>
          </table:table-cell>
          <table:table-cell table:style-name="ce40" table:formula="of:=IF(AND([.$C13]=&quot;Objetivo&quot;;[.AW$5]&gt;=[.$F13];[.AW$5]&lt;=[.$F13]+[.$G13]-1);2;IF(AND([.$C13]=&quot;Hito&quot;;[.AW$5]&gt;=[.$F13];[.AW$5]&lt;=[.$F13]+[.$G13]-1);1;&quot;&quot;))">
            <text:p/>
          </table:table-cell>
          <table:table-cell table:style-name="ce40" table:formula="of:=IF(AND([.$C13]=&quot;Objetivo&quot;;[.AX$5]&gt;=[.$F13];[.AX$5]&lt;=[.$F13]+[.$G13]-1);2;IF(AND([.$C13]=&quot;Hito&quot;;[.AX$5]&gt;=[.$F13];[.AX$5]&lt;=[.$F13]+[.$G13]-1);1;&quot;&quot;))">
            <text:p/>
          </table:table-cell>
          <table:table-cell table:style-name="ce40" table:formula="of:=IF(AND([.$C13]=&quot;Objetivo&quot;;[.AY$5]&gt;=[.$F13];[.AY$5]&lt;=[.$F13]+[.$G13]-1);2;IF(AND([.$C13]=&quot;Hito&quot;;[.AY$5]&gt;=[.$F13];[.AY$5]&lt;=[.$F13]+[.$G13]-1);1;&quot;&quot;))">
            <text:p/>
          </table:table-cell>
          <table:table-cell table:style-name="ce40" table:formula="of:=IF(AND([.$C13]=&quot;Objetivo&quot;;[.AZ$5]&gt;=[.$F13];[.AZ$5]&lt;=[.$F13]+[.$G13]-1);2;IF(AND([.$C13]=&quot;Hito&quot;;[.AZ$5]&gt;=[.$F13];[.AZ$5]&lt;=[.$F13]+[.$G13]-1);1;&quot;&quot;))">
            <text:p/>
          </table:table-cell>
          <table:table-cell table:style-name="ce40" table:formula="of:=IF(AND([.$C13]=&quot;Objetivo&quot;;[.BA$5]&gt;=[.$F13];[.BA$5]&lt;=[.$F13]+[.$G13]-1);2;IF(AND([.$C13]=&quot;Hito&quot;;[.BA$5]&gt;=[.$F13];[.BA$5]&lt;=[.$F13]+[.$G13]-1);1;&quot;&quot;))">
            <text:p/>
          </table:table-cell>
          <table:table-cell table:style-name="ce40" table:formula="of:=IF(AND([.$C13]=&quot;Objetivo&quot;;[.BB$5]&gt;=[.$F13];[.BB$5]&lt;=[.$F13]+[.$G13]-1);2;IF(AND([.$C13]=&quot;Hito&quot;;[.BB$5]&gt;=[.$F13];[.BB$5]&lt;=[.$F13]+[.$G13]-1);1;&quot;&quot;))">
            <text:p/>
          </table:table-cell>
          <table:table-cell table:style-name="ce40" table:formula="of:=IF(AND([.$C13]=&quot;Objetivo&quot;;[.BC$5]&gt;=[.$F13];[.BC$5]&lt;=[.$F13]+[.$G13]-1);2;IF(AND([.$C13]=&quot;Hito&quot;;[.BC$5]&gt;=[.$F13];[.BC$5]&lt;=[.$F13]+[.$G13]-1);1;&quot;&quot;))">
            <text:p/>
          </table:table-cell>
          <table:table-cell table:style-name="ce40" table:formula="of:=IF(AND([.$C13]=&quot;Objetivo&quot;;[.BD$5]&gt;=[.$F13];[.BD$5]&lt;=[.$F13]+[.$G13]-1);2;IF(AND([.$C13]=&quot;Hito&quot;;[.BD$5]&gt;=[.$F13];[.BD$5]&lt;=[.$F13]+[.$G13]-1);1;&quot;&quot;))">
            <text:p/>
          </table:table-cell>
          <table:table-cell table:style-name="ce40" table:formula="of:=IF(AND([.$C13]=&quot;Objetivo&quot;;[.BE$5]&gt;=[.$F13];[.BE$5]&lt;=[.$F13]+[.$G13]-1);2;IF(AND([.$C13]=&quot;Hito&quot;;[.BE$5]&gt;=[.$F13];[.BE$5]&lt;=[.$F13]+[.$G13]-1);1;&quot;&quot;))">
            <text:p/>
          </table:table-cell>
          <table:table-cell table:style-name="ce40" table:formula="of:=IF(AND([.$C13]=&quot;Objetivo&quot;;[.BF$5]&gt;=[.$F13];[.BF$5]&lt;=[.$F13]+[.$G13]-1);2;IF(AND([.$C13]=&quot;Hito&quot;;[.BF$5]&gt;=[.$F13];[.BF$5]&lt;=[.$F13]+[.$G13]-1);1;&quot;&quot;))">
            <text:p/>
          </table:table-cell>
          <table:table-cell table:style-name="ce40" table:formula="of:=IF(AND([.$C13]=&quot;Objetivo&quot;;[.BG$5]&gt;=[.$F13];[.BG$5]&lt;=[.$F13]+[.$G13]-1);2;IF(AND([.$C13]=&quot;Hito&quot;;[.BG$5]&gt;=[.$F13];[.BG$5]&lt;=[.$F13]+[.$G13]-1);1;&quot;&quot;))">
            <text:p/>
          </table:table-cell>
          <table:table-cell table:style-name="ce40" table:formula="of:=IF(AND([.$C13]=&quot;Objetivo&quot;;[.BH$5]&gt;=[.$F13];[.BH$5]&lt;=[.$F13]+[.$G13]-1);2;IF(AND([.$C13]=&quot;Hito&quot;;[.BH$5]&gt;=[.$F13];[.BH$5]&lt;=[.$F13]+[.$G13]-1);1;&quot;&quot;))">
            <text:p/>
          </table:table-cell>
          <table:table-cell table:style-name="ce40" table:formula="of:=IF(AND([.$C13]=&quot;Objetivo&quot;;[.BI$5]&gt;=[.$F13];[.BI$5]&lt;=[.$F13]+[.$G13]-1);2;IF(AND([.$C13]=&quot;Hito&quot;;[.BI$5]&gt;=[.$F13];[.BI$5]&lt;=[.$F13]+[.$G13]-1);1;&quot;&quot;))">
            <text:p/>
          </table:table-cell>
          <table:table-cell table:style-name="ce40" table:formula="of:=IF(AND([.$C13]=&quot;Objetivo&quot;;[.BJ$5]&gt;=[.$F13];[.BJ$5]&lt;=[.$F13]+[.$G13]-1);2;IF(AND([.$C13]=&quot;Hito&quot;;[.BJ$5]&gt;=[.$F13];[.BJ$5]&lt;=[.$F13]+[.$G13]-1);1;&quot;&quot;))">
            <text:p/>
          </table:table-cell>
          <table:table-cell table:style-name="ce40" table:formula="of:=IF(AND([.$C13]=&quot;Objetivo&quot;;[.BK$5]&gt;=[.$F13];[.BK$5]&lt;=[.$F13]+[.$G13]-1);2;IF(AND([.$C13]=&quot;Hito&quot;;[.BK$5]&gt;=[.$F13];[.BK$5]&lt;=[.$F13]+[.$G13]-1);1;&quot;&quot;))">
            <text:p/>
          </table:table-cell>
          <table:table-cell table:style-name="ce40" table:formula="of:=IF(AND([.$C13]=&quot;Objetivo&quot;;[.BL$5]&gt;=[.$F13];[.BL$5]&lt;=[.$F13]+[.$G13]-1);2;IF(AND([.$C13]=&quot;Hito&quot;;[.BL$5]&gt;=[.$F13];[.BL$5]&lt;=[.$F13]+[.$G13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7" office:value-type="string" calcext:value-type="string">
            <text:p>Cuarto sprint</text:p>
          </table:table-cell>
          <table:table-cell table:style-name="ce12" table:content-validation-name="val1" office:value-type="string" calcext:value-type="string">
            <text:p>Según lo previsto</text:p>
          </table:table-cell>
          <table:table-cell table:style-name="ce12" office:value-type="string" calcext:value-type="string">
            <text:p>Grupo 2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22" table:formula="of:=[.F13]+30" office:value-type="date" office:date-value="2022-07-22" calcext:value-type="date">
            <text:p>22/7/2022</text:p>
          </table:table-cell>
          <table:table-cell table:style-name="ce28" office:value-type="float" office:value="30" calcext:value-type="float">
            <text:p>30 </text:p>
          </table:table-cell>
          <table:table-cell table:style-name="ce12"/>
          <table:table-cell table:style-name="ce40" table:formula="of:=IF(AND([.$C14]=&quot;Objetivo&quot;;[.I$5]&gt;=[.$F14];[.I$5]&lt;=[.$F14]+[.$G14]-1);2;IF(AND([.$C14]=&quot;Hito&quot;;[.I$5]&gt;=[.$F14];[.I$5]&lt;=[.$F14]+[.$G14]-1);1;&quot;&quot;))">
            <text:p/>
          </table:table-cell>
          <table:table-cell table:style-name="ce40" table:formula="of:=IF(AND([.$C14]=&quot;Objetivo&quot;;[.J$5]&gt;=[.$F14];[.J$5]&lt;=[.$F14]+[.$G14]-1);2;IF(AND([.$C14]=&quot;Hito&quot;;[.J$5]&gt;=[.$F14];[.J$5]&lt;=[.$F14]+[.$G14]-1);1;&quot;&quot;))">
            <text:p/>
          </table:table-cell>
          <table:table-cell table:style-name="ce40" table:formula="of:=IF(AND([.$C14]=&quot;Objetivo&quot;;[.K$5]&gt;=[.$F14];[.K$5]&lt;=[.$F14]+[.$G14]-1);2;IF(AND([.$C14]=&quot;Hito&quot;;[.K$5]&gt;=[.$F14];[.K$5]&lt;=[.$F14]+[.$G14]-1);1;&quot;&quot;))">
            <text:p/>
          </table:table-cell>
          <table:table-cell table:style-name="ce40" table:formula="of:=IF(AND([.$C14]=&quot;Objetivo&quot;;[.L$5]&gt;=[.$F14];[.L$5]&lt;=[.$F14]+[.$G14]-1);2;IF(AND([.$C14]=&quot;Hito&quot;;[.L$5]&gt;=[.$F14];[.L$5]&lt;=[.$F14]+[.$G14]-1);1;&quot;&quot;))">
            <text:p/>
          </table:table-cell>
          <table:table-cell table:style-name="ce40" table:formula="of:=IF(AND([.$C14]=&quot;Objetivo&quot;;[.M$5]&gt;=[.$F14];[.M$5]&lt;=[.$F14]+[.$G14]-1);2;IF(AND([.$C14]=&quot;Hito&quot;;[.M$5]&gt;=[.$F14];[.M$5]&lt;=[.$F14]+[.$G14]-1);1;&quot;&quot;))">
            <text:p/>
          </table:table-cell>
          <table:table-cell table:style-name="ce40" table:formula="of:=IF(AND([.$C14]=&quot;Objetivo&quot;;[.N$5]&gt;=[.$F14];[.N$5]&lt;=[.$F14]+[.$G14]-1);2;IF(AND([.$C14]=&quot;Hito&quot;;[.N$5]&gt;=[.$F14];[.N$5]&lt;=[.$F14]+[.$G14]-1);1;&quot;&quot;))">
            <text:p/>
          </table:table-cell>
          <table:table-cell table:style-name="ce40" table:formula="of:=IF(AND([.$C14]=&quot;Objetivo&quot;;[.O$5]&gt;=[.$F14];[.O$5]&lt;=[.$F14]+[.$G14]-1);2;IF(AND([.$C14]=&quot;Hito&quot;;[.O$5]&gt;=[.$F14];[.O$5]&lt;=[.$F14]+[.$G14]-1);1;&quot;&quot;))">
            <text:p/>
          </table:table-cell>
          <table:table-cell table:style-name="ce40" table:formula="of:=IF(AND([.$C14]=&quot;Objetivo&quot;;[.P$5]&gt;=[.$F14];[.P$5]&lt;=[.$F14]+[.$G14]-1);2;IF(AND([.$C14]=&quot;Hito&quot;;[.P$5]&gt;=[.$F14];[.P$5]&lt;=[.$F14]+[.$G14]-1);1;&quot;&quot;))">
            <text:p/>
          </table:table-cell>
          <table:table-cell table:style-name="ce40" table:formula="of:=IF(AND([.$C14]=&quot;Objetivo&quot;;[.Q$5]&gt;=[.$F14];[.Q$5]&lt;=[.$F14]+[.$G14]-1);2;IF(AND([.$C14]=&quot;Hito&quot;;[.Q$5]&gt;=[.$F14];[.Q$5]&lt;=[.$F14]+[.$G14]-1);1;&quot;&quot;))">
            <text:p/>
          </table:table-cell>
          <table:table-cell table:style-name="ce40" table:formula="of:=IF(AND([.$C14]=&quot;Objetivo&quot;;[.R$5]&gt;=[.$F14];[.R$5]&lt;=[.$F14]+[.$G14]-1);2;IF(AND([.$C14]=&quot;Hito&quot;;[.R$5]&gt;=[.$F14];[.R$5]&lt;=[.$F14]+[.$G14]-1);1;&quot;&quot;))">
            <text:p/>
          </table:table-cell>
          <table:table-cell table:style-name="ce40" table:formula="of:=IF(AND([.$C14]=&quot;Objetivo&quot;;[.S$5]&gt;=[.$F14];[.S$5]&lt;=[.$F14]+[.$G14]-1);2;IF(AND([.$C14]=&quot;Hito&quot;;[.S$5]&gt;=[.$F14];[.S$5]&lt;=[.$F14]+[.$G14]-1);1;&quot;&quot;))">
            <text:p/>
          </table:table-cell>
          <table:table-cell table:style-name="ce40" table:formula="of:=IF(AND([.$C14]=&quot;Objetivo&quot;;[.T$5]&gt;=[.$F14];[.T$5]&lt;=[.$F14]+[.$G14]-1);2;IF(AND([.$C14]=&quot;Hito&quot;;[.T$5]&gt;=[.$F14];[.T$5]&lt;=[.$F14]+[.$G14]-1);1;&quot;&quot;))">
            <text:p/>
          </table:table-cell>
          <table:table-cell table:style-name="ce40" table:formula="of:=IF(AND([.$C14]=&quot;Objetivo&quot;;[.U$5]&gt;=[.$F14];[.U$5]&lt;=[.$F14]+[.$G14]-1);2;IF(AND([.$C14]=&quot;Hito&quot;;[.U$5]&gt;=[.$F14];[.U$5]&lt;=[.$F14]+[.$G14]-1);1;&quot;&quot;))">
            <text:p/>
          </table:table-cell>
          <table:table-cell table:style-name="ce40" table:formula="of:=IF(AND([.$C14]=&quot;Objetivo&quot;;[.V$5]&gt;=[.$F14];[.V$5]&lt;=[.$F14]+[.$G14]-1);2;IF(AND([.$C14]=&quot;Hito&quot;;[.V$5]&gt;=[.$F14];[.V$5]&lt;=[.$F14]+[.$G14]-1);1;&quot;&quot;))">
            <text:p/>
          </table:table-cell>
          <table:table-cell table:style-name="ce40" table:formula="of:=IF(AND([.$C14]=&quot;Objetivo&quot;;[.W$5]&gt;=[.$F14];[.W$5]&lt;=[.$F14]+[.$G14]-1);2;IF(AND([.$C14]=&quot;Hito&quot;;[.W$5]&gt;=[.$F14];[.W$5]&lt;=[.$F14]+[.$G14]-1);1;&quot;&quot;))">
            <text:p/>
          </table:table-cell>
          <table:table-cell table:style-name="ce40" table:formula="of:=IF(AND([.$C14]=&quot;Objetivo&quot;;[.X$5]&gt;=[.$F14];[.X$5]&lt;=[.$F14]+[.$G14]-1);2;IF(AND([.$C14]=&quot;Hito&quot;;[.X$5]&gt;=[.$F14];[.X$5]&lt;=[.$F14]+[.$G14]-1);1;&quot;&quot;))">
            <text:p/>
          </table:table-cell>
          <table:table-cell table:style-name="ce40" table:formula="of:=IF(AND([.$C14]=&quot;Objetivo&quot;;[.Y$5]&gt;=[.$F14];[.Y$5]&lt;=[.$F14]+[.$G14]-1);2;IF(AND([.$C14]=&quot;Hito&quot;;[.Y$5]&gt;=[.$F14];[.Y$5]&lt;=[.$F14]+[.$G14]-1);1;&quot;&quot;))">
            <text:p/>
          </table:table-cell>
          <table:table-cell table:style-name="ce40" table:formula="of:=IF(AND([.$C14]=&quot;Objetivo&quot;;[.Z$5]&gt;=[.$F14];[.Z$5]&lt;=[.$F14]+[.$G14]-1);2;IF(AND([.$C14]=&quot;Hito&quot;;[.Z$5]&gt;=[.$F14];[.Z$5]&lt;=[.$F14]+[.$G14]-1);1;&quot;&quot;))">
            <text:p/>
          </table:table-cell>
          <table:table-cell table:style-name="ce40" table:formula="of:=IF(AND([.$C14]=&quot;Objetivo&quot;;[.AA$5]&gt;=[.$F14];[.AA$5]&lt;=[.$F14]+[.$G14]-1);2;IF(AND([.$C14]=&quot;Hito&quot;;[.AA$5]&gt;=[.$F14];[.AA$5]&lt;=[.$F14]+[.$G14]-1);1;&quot;&quot;))">
            <text:p/>
          </table:table-cell>
          <table:table-cell table:style-name="ce40" table:formula="of:=IF(AND([.$C14]=&quot;Objetivo&quot;;[.AB$5]&gt;=[.$F14];[.AB$5]&lt;=[.$F14]+[.$G14]-1);2;IF(AND([.$C14]=&quot;Hito&quot;;[.AB$5]&gt;=[.$F14];[.AB$5]&lt;=[.$F14]+[.$G14]-1);1;&quot;&quot;))">
            <text:p/>
          </table:table-cell>
          <table:table-cell table:style-name="ce40" table:formula="of:=IF(AND([.$C14]=&quot;Objetivo&quot;;[.AC$5]&gt;=[.$F14];[.AC$5]&lt;=[.$F14]+[.$G14]-1);2;IF(AND([.$C14]=&quot;Hito&quot;;[.AC$5]&gt;=[.$F14];[.AC$5]&lt;=[.$F14]+[.$G14]-1);1;&quot;&quot;))">
            <text:p/>
          </table:table-cell>
          <table:table-cell table:style-name="ce40" table:formula="of:=IF(AND([.$C14]=&quot;Objetivo&quot;;[.AD$5]&gt;=[.$F14];[.AD$5]&lt;=[.$F14]+[.$G14]-1);2;IF(AND([.$C14]=&quot;Hito&quot;;[.AD$5]&gt;=[.$F14];[.AD$5]&lt;=[.$F14]+[.$G14]-1);1;&quot;&quot;))">
            <text:p/>
          </table:table-cell>
          <table:table-cell table:style-name="ce40" table:formula="of:=IF(AND([.$C14]=&quot;Objetivo&quot;;[.AE$5]&gt;=[.$F14];[.AE$5]&lt;=[.$F14]+[.$G14]-1);2;IF(AND([.$C14]=&quot;Hito&quot;;[.AE$5]&gt;=[.$F14];[.AE$5]&lt;=[.$F14]+[.$G14]-1);1;&quot;&quot;))">
            <text:p/>
          </table:table-cell>
          <table:table-cell table:style-name="ce40" table:formula="of:=IF(AND([.$C14]=&quot;Objetivo&quot;;[.AF$5]&gt;=[.$F14];[.AF$5]&lt;=[.$F14]+[.$G14]-1);2;IF(AND([.$C14]=&quot;Hito&quot;;[.AF$5]&gt;=[.$F14];[.AF$5]&lt;=[.$F14]+[.$G14]-1);1;&quot;&quot;))">
            <text:p/>
          </table:table-cell>
          <table:table-cell table:style-name="ce40" table:formula="of:=IF(AND([.$C14]=&quot;Objetivo&quot;;[.AG$5]&gt;=[.$F14];[.AG$5]&lt;=[.$F14]+[.$G14]-1);2;IF(AND([.$C14]=&quot;Hito&quot;;[.AG$5]&gt;=[.$F14];[.AG$5]&lt;=[.$F14]+[.$G14]-1);1;&quot;&quot;))">
            <text:p/>
          </table:table-cell>
          <table:table-cell table:style-name="ce40" table:formula="of:=IF(AND([.$C14]=&quot;Objetivo&quot;;[.AH$5]&gt;=[.$F14];[.AH$5]&lt;=[.$F14]+[.$G14]-1);2;IF(AND([.$C14]=&quot;Hito&quot;;[.AH$5]&gt;=[.$F14];[.AH$5]&lt;=[.$F14]+[.$G14]-1);1;&quot;&quot;))">
            <text:p/>
          </table:table-cell>
          <table:table-cell table:style-name="ce40" table:formula="of:=IF(AND([.$C14]=&quot;Objetivo&quot;;[.AI$5]&gt;=[.$F14];[.AI$5]&lt;=[.$F14]+[.$G14]-1);2;IF(AND([.$C14]=&quot;Hito&quot;;[.AI$5]&gt;=[.$F14];[.AI$5]&lt;=[.$F14]+[.$G14]-1);1;&quot;&quot;))">
            <text:p/>
          </table:table-cell>
          <table:table-cell table:style-name="ce40" table:formula="of:=IF(AND([.$C14]=&quot;Objetivo&quot;;[.AJ$5]&gt;=[.$F14];[.AJ$5]&lt;=[.$F14]+[.$G14]-1);2;IF(AND([.$C14]=&quot;Hito&quot;;[.AJ$5]&gt;=[.$F14];[.AJ$5]&lt;=[.$F14]+[.$G14]-1);1;&quot;&quot;))">
            <text:p/>
          </table:table-cell>
          <table:table-cell table:style-name="ce40" table:formula="of:=IF(AND([.$C14]=&quot;Objetivo&quot;;[.AK$5]&gt;=[.$F14];[.AK$5]&lt;=[.$F14]+[.$G14]-1);2;IF(AND([.$C14]=&quot;Hito&quot;;[.AK$5]&gt;=[.$F14];[.AK$5]&lt;=[.$F14]+[.$G14]-1);1;&quot;&quot;))">
            <text:p/>
          </table:table-cell>
          <table:table-cell table:style-name="ce40" table:formula="of:=IF(AND([.$C14]=&quot;Objetivo&quot;;[.AL$5]&gt;=[.$F14];[.AL$5]&lt;=[.$F14]+[.$G14]-1);2;IF(AND([.$C14]=&quot;Hito&quot;;[.AL$5]&gt;=[.$F14];[.AL$5]&lt;=[.$F14]+[.$G14]-1);1;&quot;&quot;))">
            <text:p/>
          </table:table-cell>
          <table:table-cell table:style-name="ce40" table:formula="of:=IF(AND([.$C14]=&quot;Objetivo&quot;;[.AM$5]&gt;=[.$F14];[.AM$5]&lt;=[.$F14]+[.$G14]-1);2;IF(AND([.$C14]=&quot;Hito&quot;;[.AM$5]&gt;=[.$F14];[.AM$5]&lt;=[.$F14]+[.$G14]-1);1;&quot;&quot;))">
            <text:p/>
          </table:table-cell>
          <table:table-cell table:style-name="ce40" table:formula="of:=IF(AND([.$C14]=&quot;Objetivo&quot;;[.AN$5]&gt;=[.$F14];[.AN$5]&lt;=[.$F14]+[.$G14]-1);2;IF(AND([.$C14]=&quot;Hito&quot;;[.AN$5]&gt;=[.$F14];[.AN$5]&lt;=[.$F14]+[.$G14]-1);1;&quot;&quot;))">
            <text:p/>
          </table:table-cell>
          <table:table-cell table:style-name="ce40" table:formula="of:=IF(AND([.$C14]=&quot;Objetivo&quot;;[.AO$5]&gt;=[.$F14];[.AO$5]&lt;=[.$F14]+[.$G14]-1);2;IF(AND([.$C14]=&quot;Hito&quot;;[.AO$5]&gt;=[.$F14];[.AO$5]&lt;=[.$F14]+[.$G14]-1);1;&quot;&quot;))">
            <text:p/>
          </table:table-cell>
          <table:table-cell table:style-name="ce40" table:formula="of:=IF(AND([.$C14]=&quot;Objetivo&quot;;[.AP$5]&gt;=[.$F14];[.AP$5]&lt;=[.$F14]+[.$G14]-1);2;IF(AND([.$C14]=&quot;Hito&quot;;[.AP$5]&gt;=[.$F14];[.AP$5]&lt;=[.$F14]+[.$G14]-1);1;&quot;&quot;))">
            <text:p/>
          </table:table-cell>
          <table:table-cell table:style-name="ce40" table:formula="of:=IF(AND([.$C14]=&quot;Objetivo&quot;;[.AQ$5]&gt;=[.$F14];[.AQ$5]&lt;=[.$F14]+[.$G14]-1);2;IF(AND([.$C14]=&quot;Hito&quot;;[.AQ$5]&gt;=[.$F14];[.AQ$5]&lt;=[.$F14]+[.$G14]-1);1;&quot;&quot;))">
            <text:p/>
          </table:table-cell>
          <table:table-cell table:style-name="ce40" table:formula="of:=IF(AND([.$C14]=&quot;Objetivo&quot;;[.AR$5]&gt;=[.$F14];[.AR$5]&lt;=[.$F14]+[.$G14]-1);2;IF(AND([.$C14]=&quot;Hito&quot;;[.AR$5]&gt;=[.$F14];[.AR$5]&lt;=[.$F14]+[.$G14]-1);1;&quot;&quot;))">
            <text:p/>
          </table:table-cell>
          <table:table-cell table:style-name="ce40" table:formula="of:=IF(AND([.$C14]=&quot;Objetivo&quot;;[.AS$5]&gt;=[.$F14];[.AS$5]&lt;=[.$F14]+[.$G14]-1);2;IF(AND([.$C14]=&quot;Hito&quot;;[.AS$5]&gt;=[.$F14];[.AS$5]&lt;=[.$F14]+[.$G14]-1);1;&quot;&quot;))">
            <text:p/>
          </table:table-cell>
          <table:table-cell table:style-name="ce40" table:formula="of:=IF(AND([.$C14]=&quot;Objetivo&quot;;[.AT$5]&gt;=[.$F14];[.AT$5]&lt;=[.$F14]+[.$G14]-1);2;IF(AND([.$C14]=&quot;Hito&quot;;[.AT$5]&gt;=[.$F14];[.AT$5]&lt;=[.$F14]+[.$G14]-1);1;&quot;&quot;))">
            <text:p/>
          </table:table-cell>
          <table:table-cell table:style-name="ce40" table:formula="of:=IF(AND([.$C14]=&quot;Objetivo&quot;;[.AU$5]&gt;=[.$F14];[.AU$5]&lt;=[.$F14]+[.$G14]-1);2;IF(AND([.$C14]=&quot;Hito&quot;;[.AU$5]&gt;=[.$F14];[.AU$5]&lt;=[.$F14]+[.$G14]-1);1;&quot;&quot;))">
            <text:p/>
          </table:table-cell>
          <table:table-cell table:style-name="ce40" table:formula="of:=IF(AND([.$C14]=&quot;Objetivo&quot;;[.AV$5]&gt;=[.$F14];[.AV$5]&lt;=[.$F14]+[.$G14]-1);2;IF(AND([.$C14]=&quot;Hito&quot;;[.AV$5]&gt;=[.$F14];[.AV$5]&lt;=[.$F14]+[.$G14]-1);1;&quot;&quot;))">
            <text:p/>
          </table:table-cell>
          <table:table-cell table:style-name="ce40" table:formula="of:=IF(AND([.$C14]=&quot;Objetivo&quot;;[.AW$5]&gt;=[.$F14];[.AW$5]&lt;=[.$F14]+[.$G14]-1);2;IF(AND([.$C14]=&quot;Hito&quot;;[.AW$5]&gt;=[.$F14];[.AW$5]&lt;=[.$F14]+[.$G14]-1);1;&quot;&quot;))">
            <text:p/>
          </table:table-cell>
          <table:table-cell table:style-name="ce40" table:formula="of:=IF(AND([.$C14]=&quot;Objetivo&quot;;[.AX$5]&gt;=[.$F14];[.AX$5]&lt;=[.$F14]+[.$G14]-1);2;IF(AND([.$C14]=&quot;Hito&quot;;[.AX$5]&gt;=[.$F14];[.AX$5]&lt;=[.$F14]+[.$G14]-1);1;&quot;&quot;))">
            <text:p/>
          </table:table-cell>
          <table:table-cell table:style-name="ce40" table:formula="of:=IF(AND([.$C14]=&quot;Objetivo&quot;;[.AY$5]&gt;=[.$F14];[.AY$5]&lt;=[.$F14]+[.$G14]-1);2;IF(AND([.$C14]=&quot;Hito&quot;;[.AY$5]&gt;=[.$F14];[.AY$5]&lt;=[.$F14]+[.$G14]-1);1;&quot;&quot;))">
            <text:p/>
          </table:table-cell>
          <table:table-cell table:style-name="ce40" table:formula="of:=IF(AND([.$C14]=&quot;Objetivo&quot;;[.AZ$5]&gt;=[.$F14];[.AZ$5]&lt;=[.$F14]+[.$G14]-1);2;IF(AND([.$C14]=&quot;Hito&quot;;[.AZ$5]&gt;=[.$F14];[.AZ$5]&lt;=[.$F14]+[.$G14]-1);1;&quot;&quot;))">
            <text:p/>
          </table:table-cell>
          <table:table-cell table:style-name="ce40" table:formula="of:=IF(AND([.$C14]=&quot;Objetivo&quot;;[.BA$5]&gt;=[.$F14];[.BA$5]&lt;=[.$F14]+[.$G14]-1);2;IF(AND([.$C14]=&quot;Hito&quot;;[.BA$5]&gt;=[.$F14];[.BA$5]&lt;=[.$F14]+[.$G14]-1);1;&quot;&quot;))">
            <text:p/>
          </table:table-cell>
          <table:table-cell table:style-name="ce40" table:formula="of:=IF(AND([.$C14]=&quot;Objetivo&quot;;[.BB$5]&gt;=[.$F14];[.BB$5]&lt;=[.$F14]+[.$G14]-1);2;IF(AND([.$C14]=&quot;Hito&quot;;[.BB$5]&gt;=[.$F14];[.BB$5]&lt;=[.$F14]+[.$G14]-1);1;&quot;&quot;))">
            <text:p/>
          </table:table-cell>
          <table:table-cell table:style-name="ce40" table:formula="of:=IF(AND([.$C14]=&quot;Objetivo&quot;;[.BC$5]&gt;=[.$F14];[.BC$5]&lt;=[.$F14]+[.$G14]-1);2;IF(AND([.$C14]=&quot;Hito&quot;;[.BC$5]&gt;=[.$F14];[.BC$5]&lt;=[.$F14]+[.$G14]-1);1;&quot;&quot;))">
            <text:p/>
          </table:table-cell>
          <table:table-cell table:style-name="ce40" table:formula="of:=IF(AND([.$C14]=&quot;Objetivo&quot;;[.BD$5]&gt;=[.$F14];[.BD$5]&lt;=[.$F14]+[.$G14]-1);2;IF(AND([.$C14]=&quot;Hito&quot;;[.BD$5]&gt;=[.$F14];[.BD$5]&lt;=[.$F14]+[.$G14]-1);1;&quot;&quot;))">
            <text:p/>
          </table:table-cell>
          <table:table-cell table:style-name="ce40" table:formula="of:=IF(AND([.$C14]=&quot;Objetivo&quot;;[.BE$5]&gt;=[.$F14];[.BE$5]&lt;=[.$F14]+[.$G14]-1);2;IF(AND([.$C14]=&quot;Hito&quot;;[.BE$5]&gt;=[.$F14];[.BE$5]&lt;=[.$F14]+[.$G14]-1);1;&quot;&quot;))">
            <text:p/>
          </table:table-cell>
          <table:table-cell table:style-name="ce40" table:formula="of:=IF(AND([.$C14]=&quot;Objetivo&quot;;[.BF$5]&gt;=[.$F14];[.BF$5]&lt;=[.$F14]+[.$G14]-1);2;IF(AND([.$C14]=&quot;Hito&quot;;[.BF$5]&gt;=[.$F14];[.BF$5]&lt;=[.$F14]+[.$G14]-1);1;&quot;&quot;))">
            <text:p/>
          </table:table-cell>
          <table:table-cell table:style-name="ce40" table:formula="of:=IF(AND([.$C14]=&quot;Objetivo&quot;;[.BG$5]&gt;=[.$F14];[.BG$5]&lt;=[.$F14]+[.$G14]-1);2;IF(AND([.$C14]=&quot;Hito&quot;;[.BG$5]&gt;=[.$F14];[.BG$5]&lt;=[.$F14]+[.$G14]-1);1;&quot;&quot;))">
            <text:p/>
          </table:table-cell>
          <table:table-cell table:style-name="ce40" table:formula="of:=IF(AND([.$C14]=&quot;Objetivo&quot;;[.BH$5]&gt;=[.$F14];[.BH$5]&lt;=[.$F14]+[.$G14]-1);2;IF(AND([.$C14]=&quot;Hito&quot;;[.BH$5]&gt;=[.$F14];[.BH$5]&lt;=[.$F14]+[.$G14]-1);1;&quot;&quot;))">
            <text:p/>
          </table:table-cell>
          <table:table-cell table:style-name="ce40" table:formula="of:=IF(AND([.$C14]=&quot;Objetivo&quot;;[.BI$5]&gt;=[.$F14];[.BI$5]&lt;=[.$F14]+[.$G14]-1);2;IF(AND([.$C14]=&quot;Hito&quot;;[.BI$5]&gt;=[.$F14];[.BI$5]&lt;=[.$F14]+[.$G14]-1);1;&quot;&quot;))">
            <text:p/>
          </table:table-cell>
          <table:table-cell table:style-name="ce40" table:formula="of:=IF(AND([.$C14]=&quot;Objetivo&quot;;[.BJ$5]&gt;=[.$F14];[.BJ$5]&lt;=[.$F14]+[.$G14]-1);2;IF(AND([.$C14]=&quot;Hito&quot;;[.BJ$5]&gt;=[.$F14];[.BJ$5]&lt;=[.$F14]+[.$G14]-1);1;&quot;&quot;))">
            <text:p/>
          </table:table-cell>
          <table:table-cell table:style-name="ce40" table:formula="of:=IF(AND([.$C14]=&quot;Objetivo&quot;;[.BK$5]&gt;=[.$F14];[.BK$5]&lt;=[.$F14]+[.$G14]-1);2;IF(AND([.$C14]=&quot;Hito&quot;;[.BK$5]&gt;=[.$F14];[.BK$5]&lt;=[.$F14]+[.$G14]-1);1;&quot;&quot;))">
            <text:p/>
          </table:table-cell>
          <table:table-cell table:style-name="ce40" table:formula="of:=IF(AND([.$C14]=&quot;Objetivo&quot;;[.BL$5]&gt;=[.$F14];[.BL$5]&lt;=[.$F14]+[.$G14]-1);2;IF(AND([.$C14]=&quot;Hito&quot;;[.BL$5]&gt;=[.$F14];[.BL$5]&lt;=[.$F14]+[.$G14]-1);1;&quot;&quot;))">
            <text:p/>
          </table:table-cell>
          <table:table-cell table:number-columns-repeated="960"/>
        </table:table-row>
        <table:table-row table:style-name="ro1">
          <table:table-cell table:style-name="ce1"/>
          <table:table-cell table:style-name="ce7" office:value-type="string" calcext:value-type="string">
            <text:p>Quinto sprint</text:p>
          </table:table-cell>
          <table:table-cell table:style-name="ce12" table:content-validation-name="val1" office:value-type="string" calcext:value-type="string">
            <text:p>Según lo previsto</text:p>
          </table:table-cell>
          <table:table-cell table:style-name="ce12" office:value-type="string" calcext:value-type="string">
            <text:p>Grupo 2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22" table:formula="of:=[.F14]+30" office:value-type="date" office:date-value="2022-08-21" calcext:value-type="date">
            <text:p>21/8/2022</text:p>
          </table:table-cell>
          <table:table-cell table:style-name="ce28" office:value-type="float" office:value="30" calcext:value-type="float">
            <text:p>30 </text:p>
          </table:table-cell>
          <table:table-cell table:style-name="ce12"/>
          <table:table-cell table:style-name="ce40" table:formula="of:=IF(AND([.$C15]=&quot;Objetivo&quot;;[.I$5]&gt;=[.$F15];[.I$5]&lt;=[.$F15]+[.$G15]-1);2;IF(AND([.$C15]=&quot;Hito&quot;;[.I$5]&gt;=[.$F15];[.I$5]&lt;=[.$F15]+[.$G15]-1);1;&quot;&quot;))">
            <text:p/>
          </table:table-cell>
          <table:table-cell table:style-name="ce40" table:formula="of:=IF(AND([.$C15]=&quot;Objetivo&quot;;[.J$5]&gt;=[.$F15];[.J$5]&lt;=[.$F15]+[.$G15]-1);2;IF(AND([.$C15]=&quot;Hito&quot;;[.J$5]&gt;=[.$F15];[.J$5]&lt;=[.$F15]+[.$G15]-1);1;&quot;&quot;))">
            <text:p/>
          </table:table-cell>
          <table:table-cell table:style-name="ce40" table:formula="of:=IF(AND([.$C15]=&quot;Objetivo&quot;;[.K$5]&gt;=[.$F15];[.K$5]&lt;=[.$F15]+[.$G15]-1);2;IF(AND([.$C15]=&quot;Hito&quot;;[.K$5]&gt;=[.$F15];[.K$5]&lt;=[.$F15]+[.$G15]-1);1;&quot;&quot;))">
            <text:p/>
          </table:table-cell>
          <table:table-cell table:style-name="ce40" table:formula="of:=IF(AND([.$C15]=&quot;Objetivo&quot;;[.L$5]&gt;=[.$F15];[.L$5]&lt;=[.$F15]+[.$G15]-1);2;IF(AND([.$C15]=&quot;Hito&quot;;[.L$5]&gt;=[.$F15];[.L$5]&lt;=[.$F15]+[.$G15]-1);1;&quot;&quot;))">
            <text:p/>
          </table:table-cell>
          <table:table-cell table:style-name="ce40" table:formula="of:=IF(AND([.$C15]=&quot;Objetivo&quot;;[.M$5]&gt;=[.$F15];[.M$5]&lt;=[.$F15]+[.$G15]-1);2;IF(AND([.$C15]=&quot;Hito&quot;;[.M$5]&gt;=[.$F15];[.M$5]&lt;=[.$F15]+[.$G15]-1);1;&quot;&quot;))">
            <text:p/>
          </table:table-cell>
          <table:table-cell table:style-name="ce40" table:formula="of:=IF(AND([.$C15]=&quot;Objetivo&quot;;[.N$5]&gt;=[.$F15];[.N$5]&lt;=[.$F15]+[.$G15]-1);2;IF(AND([.$C15]=&quot;Hito&quot;;[.N$5]&gt;=[.$F15];[.N$5]&lt;=[.$F15]+[.$G15]-1);1;&quot;&quot;))">
            <text:p/>
          </table:table-cell>
          <table:table-cell table:style-name="ce40" table:formula="of:=IF(AND([.$C15]=&quot;Objetivo&quot;;[.O$5]&gt;=[.$F15];[.O$5]&lt;=[.$F15]+[.$G15]-1);2;IF(AND([.$C15]=&quot;Hito&quot;;[.O$5]&gt;=[.$F15];[.O$5]&lt;=[.$F15]+[.$G15]-1);1;&quot;&quot;))">
            <text:p/>
          </table:table-cell>
          <table:table-cell table:style-name="ce40" table:formula="of:=IF(AND([.$C15]=&quot;Objetivo&quot;;[.P$5]&gt;=[.$F15];[.P$5]&lt;=[.$F15]+[.$G15]-1);2;IF(AND([.$C15]=&quot;Hito&quot;;[.P$5]&gt;=[.$F15];[.P$5]&lt;=[.$F15]+[.$G15]-1);1;&quot;&quot;))">
            <text:p/>
          </table:table-cell>
          <table:table-cell table:style-name="ce40" table:formula="of:=IF(AND([.$C15]=&quot;Objetivo&quot;;[.Q$5]&gt;=[.$F15];[.Q$5]&lt;=[.$F15]+[.$G15]-1);2;IF(AND([.$C15]=&quot;Hito&quot;;[.Q$5]&gt;=[.$F15];[.Q$5]&lt;=[.$F15]+[.$G15]-1);1;&quot;&quot;))">
            <text:p/>
          </table:table-cell>
          <table:table-cell table:style-name="ce40" table:formula="of:=IF(AND([.$C15]=&quot;Objetivo&quot;;[.R$5]&gt;=[.$F15];[.R$5]&lt;=[.$F15]+[.$G15]-1);2;IF(AND([.$C15]=&quot;Hito&quot;;[.R$5]&gt;=[.$F15];[.R$5]&lt;=[.$F15]+[.$G15]-1);1;&quot;&quot;))">
            <text:p/>
          </table:table-cell>
          <table:table-cell table:style-name="ce40" table:formula="of:=IF(AND([.$C15]=&quot;Objetivo&quot;;[.S$5]&gt;=[.$F15];[.S$5]&lt;=[.$F15]+[.$G15]-1);2;IF(AND([.$C15]=&quot;Hito&quot;;[.S$5]&gt;=[.$F15];[.S$5]&lt;=[.$F15]+[.$G15]-1);1;&quot;&quot;))">
            <text:p/>
          </table:table-cell>
          <table:table-cell table:style-name="ce40" table:formula="of:=IF(AND([.$C15]=&quot;Objetivo&quot;;[.T$5]&gt;=[.$F15];[.T$5]&lt;=[.$F15]+[.$G15]-1);2;IF(AND([.$C15]=&quot;Hito&quot;;[.T$5]&gt;=[.$F15];[.T$5]&lt;=[.$F15]+[.$G15]-1);1;&quot;&quot;))">
            <text:p/>
          </table:table-cell>
          <table:table-cell table:style-name="ce40" table:formula="of:=IF(AND([.$C15]=&quot;Objetivo&quot;;[.U$5]&gt;=[.$F15];[.U$5]&lt;=[.$F15]+[.$G15]-1);2;IF(AND([.$C15]=&quot;Hito&quot;;[.U$5]&gt;=[.$F15];[.U$5]&lt;=[.$F15]+[.$G15]-1);1;&quot;&quot;))">
            <text:p/>
          </table:table-cell>
          <table:table-cell table:style-name="ce40" table:formula="of:=IF(AND([.$C15]=&quot;Objetivo&quot;;[.V$5]&gt;=[.$F15];[.V$5]&lt;=[.$F15]+[.$G15]-1);2;IF(AND([.$C15]=&quot;Hito&quot;;[.V$5]&gt;=[.$F15];[.V$5]&lt;=[.$F15]+[.$G15]-1);1;&quot;&quot;))">
            <text:p/>
          </table:table-cell>
          <table:table-cell table:style-name="ce40" table:formula="of:=IF(AND([.$C15]=&quot;Objetivo&quot;;[.W$5]&gt;=[.$F15];[.W$5]&lt;=[.$F15]+[.$G15]-1);2;IF(AND([.$C15]=&quot;Hito&quot;;[.W$5]&gt;=[.$F15];[.W$5]&lt;=[.$F15]+[.$G15]-1);1;&quot;&quot;))">
            <text:p/>
          </table:table-cell>
          <table:table-cell table:style-name="ce40" table:formula="of:=IF(AND([.$C15]=&quot;Objetivo&quot;;[.X$5]&gt;=[.$F15];[.X$5]&lt;=[.$F15]+[.$G15]-1);2;IF(AND([.$C15]=&quot;Hito&quot;;[.X$5]&gt;=[.$F15];[.X$5]&lt;=[.$F15]+[.$G15]-1);1;&quot;&quot;))">
            <text:p/>
          </table:table-cell>
          <table:table-cell table:style-name="ce40" table:formula="of:=IF(AND([.$C15]=&quot;Objetivo&quot;;[.Y$5]&gt;=[.$F15];[.Y$5]&lt;=[.$F15]+[.$G15]-1);2;IF(AND([.$C15]=&quot;Hito&quot;;[.Y$5]&gt;=[.$F15];[.Y$5]&lt;=[.$F15]+[.$G15]-1);1;&quot;&quot;))">
            <text:p/>
          </table:table-cell>
          <table:table-cell table:style-name="ce40" table:formula="of:=IF(AND([.$C15]=&quot;Objetivo&quot;;[.Z$5]&gt;=[.$F15];[.Z$5]&lt;=[.$F15]+[.$G15]-1);2;IF(AND([.$C15]=&quot;Hito&quot;;[.Z$5]&gt;=[.$F15];[.Z$5]&lt;=[.$F15]+[.$G15]-1);1;&quot;&quot;))">
            <text:p/>
          </table:table-cell>
          <table:table-cell table:style-name="ce40" table:formula="of:=IF(AND([.$C15]=&quot;Objetivo&quot;;[.AA$5]&gt;=[.$F15];[.AA$5]&lt;=[.$F15]+[.$G15]-1);2;IF(AND([.$C15]=&quot;Hito&quot;;[.AA$5]&gt;=[.$F15];[.AA$5]&lt;=[.$F15]+[.$G15]-1);1;&quot;&quot;))">
            <text:p/>
          </table:table-cell>
          <table:table-cell table:style-name="ce40" table:formula="of:=IF(AND([.$C15]=&quot;Objetivo&quot;;[.AB$5]&gt;=[.$F15];[.AB$5]&lt;=[.$F15]+[.$G15]-1);2;IF(AND([.$C15]=&quot;Hito&quot;;[.AB$5]&gt;=[.$F15];[.AB$5]&lt;=[.$F15]+[.$G15]-1);1;&quot;&quot;))">
            <text:p/>
          </table:table-cell>
          <table:table-cell table:style-name="ce40" table:formula="of:=IF(AND([.$C15]=&quot;Objetivo&quot;;[.AC$5]&gt;=[.$F15];[.AC$5]&lt;=[.$F15]+[.$G15]-1);2;IF(AND([.$C15]=&quot;Hito&quot;;[.AC$5]&gt;=[.$F15];[.AC$5]&lt;=[.$F15]+[.$G15]-1);1;&quot;&quot;))">
            <text:p/>
          </table:table-cell>
          <table:table-cell table:style-name="ce40" table:formula="of:=IF(AND([.$C15]=&quot;Objetivo&quot;;[.AD$5]&gt;=[.$F15];[.AD$5]&lt;=[.$F15]+[.$G15]-1);2;IF(AND([.$C15]=&quot;Hito&quot;;[.AD$5]&gt;=[.$F15];[.AD$5]&lt;=[.$F15]+[.$G15]-1);1;&quot;&quot;))">
            <text:p/>
          </table:table-cell>
          <table:table-cell table:style-name="ce40" table:formula="of:=IF(AND([.$C15]=&quot;Objetivo&quot;;[.AE$5]&gt;=[.$F15];[.AE$5]&lt;=[.$F15]+[.$G15]-1);2;IF(AND([.$C15]=&quot;Hito&quot;;[.AE$5]&gt;=[.$F15];[.AE$5]&lt;=[.$F15]+[.$G15]-1);1;&quot;&quot;))">
            <text:p/>
          </table:table-cell>
          <table:table-cell table:style-name="ce40" table:formula="of:=IF(AND([.$C15]=&quot;Objetivo&quot;;[.AF$5]&gt;=[.$F15];[.AF$5]&lt;=[.$F15]+[.$G15]-1);2;IF(AND([.$C15]=&quot;Hito&quot;;[.AF$5]&gt;=[.$F15];[.AF$5]&lt;=[.$F15]+[.$G15]-1);1;&quot;&quot;))">
            <text:p/>
          </table:table-cell>
          <table:table-cell table:style-name="ce40" table:formula="of:=IF(AND([.$C15]=&quot;Objetivo&quot;;[.AG$5]&gt;=[.$F15];[.AG$5]&lt;=[.$F15]+[.$G15]-1);2;IF(AND([.$C15]=&quot;Hito&quot;;[.AG$5]&gt;=[.$F15];[.AG$5]&lt;=[.$F15]+[.$G15]-1);1;&quot;&quot;))">
            <text:p/>
          </table:table-cell>
          <table:table-cell table:style-name="ce40" table:formula="of:=IF(AND([.$C15]=&quot;Objetivo&quot;;[.AH$5]&gt;=[.$F15];[.AH$5]&lt;=[.$F15]+[.$G15]-1);2;IF(AND([.$C15]=&quot;Hito&quot;;[.AH$5]&gt;=[.$F15];[.AH$5]&lt;=[.$F15]+[.$G15]-1);1;&quot;&quot;))">
            <text:p/>
          </table:table-cell>
          <table:table-cell table:style-name="ce40" table:formula="of:=IF(AND([.$C15]=&quot;Objetivo&quot;;[.AI$5]&gt;=[.$F15];[.AI$5]&lt;=[.$F15]+[.$G15]-1);2;IF(AND([.$C15]=&quot;Hito&quot;;[.AI$5]&gt;=[.$F15];[.AI$5]&lt;=[.$F15]+[.$G15]-1);1;&quot;&quot;))">
            <text:p/>
          </table:table-cell>
          <table:table-cell table:style-name="ce40" table:formula="of:=IF(AND([.$C15]=&quot;Objetivo&quot;;[.AJ$5]&gt;=[.$F15];[.AJ$5]&lt;=[.$F15]+[.$G15]-1);2;IF(AND([.$C15]=&quot;Hito&quot;;[.AJ$5]&gt;=[.$F15];[.AJ$5]&lt;=[.$F15]+[.$G15]-1);1;&quot;&quot;))">
            <text:p/>
          </table:table-cell>
          <table:table-cell table:style-name="ce40" table:formula="of:=IF(AND([.$C15]=&quot;Objetivo&quot;;[.AK$5]&gt;=[.$F15];[.AK$5]&lt;=[.$F15]+[.$G15]-1);2;IF(AND([.$C15]=&quot;Hito&quot;;[.AK$5]&gt;=[.$F15];[.AK$5]&lt;=[.$F15]+[.$G15]-1);1;&quot;&quot;))">
            <text:p/>
          </table:table-cell>
          <table:table-cell table:style-name="ce40" table:formula="of:=IF(AND([.$C15]=&quot;Objetivo&quot;;[.AL$5]&gt;=[.$F15];[.AL$5]&lt;=[.$F15]+[.$G15]-1);2;IF(AND([.$C15]=&quot;Hito&quot;;[.AL$5]&gt;=[.$F15];[.AL$5]&lt;=[.$F15]+[.$G15]-1);1;&quot;&quot;))">
            <text:p/>
          </table:table-cell>
          <table:table-cell table:style-name="ce40" table:formula="of:=IF(AND([.$C15]=&quot;Objetivo&quot;;[.AM$5]&gt;=[.$F15];[.AM$5]&lt;=[.$F15]+[.$G15]-1);2;IF(AND([.$C15]=&quot;Hito&quot;;[.AM$5]&gt;=[.$F15];[.AM$5]&lt;=[.$F15]+[.$G15]-1);1;&quot;&quot;))">
            <text:p/>
          </table:table-cell>
          <table:table-cell table:style-name="ce40" table:formula="of:=IF(AND([.$C15]=&quot;Objetivo&quot;;[.AN$5]&gt;=[.$F15];[.AN$5]&lt;=[.$F15]+[.$G15]-1);2;IF(AND([.$C15]=&quot;Hito&quot;;[.AN$5]&gt;=[.$F15];[.AN$5]&lt;=[.$F15]+[.$G15]-1);1;&quot;&quot;))">
            <text:p/>
          </table:table-cell>
          <table:table-cell table:style-name="ce40" table:formula="of:=IF(AND([.$C15]=&quot;Objetivo&quot;;[.AO$5]&gt;=[.$F15];[.AO$5]&lt;=[.$F15]+[.$G15]-1);2;IF(AND([.$C15]=&quot;Hito&quot;;[.AO$5]&gt;=[.$F15];[.AO$5]&lt;=[.$F15]+[.$G15]-1);1;&quot;&quot;))">
            <text:p/>
          </table:table-cell>
          <table:table-cell table:style-name="ce40" table:formula="of:=IF(AND([.$C15]=&quot;Objetivo&quot;;[.AP$5]&gt;=[.$F15];[.AP$5]&lt;=[.$F15]+[.$G15]-1);2;IF(AND([.$C15]=&quot;Hito&quot;;[.AP$5]&gt;=[.$F15];[.AP$5]&lt;=[.$F15]+[.$G15]-1);1;&quot;&quot;))">
            <text:p/>
          </table:table-cell>
          <table:table-cell table:style-name="ce40" table:formula="of:=IF(AND([.$C15]=&quot;Objetivo&quot;;[.AQ$5]&gt;=[.$F15];[.AQ$5]&lt;=[.$F15]+[.$G15]-1);2;IF(AND([.$C15]=&quot;Hito&quot;;[.AQ$5]&gt;=[.$F15];[.AQ$5]&lt;=[.$F15]+[.$G15]-1);1;&quot;&quot;))">
            <text:p/>
          </table:table-cell>
          <table:table-cell table:style-name="ce40" table:formula="of:=IF(AND([.$C15]=&quot;Objetivo&quot;;[.AR$5]&gt;=[.$F15];[.AR$5]&lt;=[.$F15]+[.$G15]-1);2;IF(AND([.$C15]=&quot;Hito&quot;;[.AR$5]&gt;=[.$F15];[.AR$5]&lt;=[.$F15]+[.$G15]-1);1;&quot;&quot;))">
            <text:p/>
          </table:table-cell>
          <table:table-cell table:style-name="ce40" table:formula="of:=IF(AND([.$C15]=&quot;Objetivo&quot;;[.AS$5]&gt;=[.$F15];[.AS$5]&lt;=[.$F15]+[.$G15]-1);2;IF(AND([.$C15]=&quot;Hito&quot;;[.AS$5]&gt;=[.$F15];[.AS$5]&lt;=[.$F15]+[.$G15]-1);1;&quot;&quot;))">
            <text:p/>
          </table:table-cell>
          <table:table-cell table:style-name="ce40" table:formula="of:=IF(AND([.$C15]=&quot;Objetivo&quot;;[.AT$5]&gt;=[.$F15];[.AT$5]&lt;=[.$F15]+[.$G15]-1);2;IF(AND([.$C15]=&quot;Hito&quot;;[.AT$5]&gt;=[.$F15];[.AT$5]&lt;=[.$F15]+[.$G15]-1);1;&quot;&quot;))">
            <text:p/>
          </table:table-cell>
          <table:table-cell table:style-name="ce40" table:formula="of:=IF(AND([.$C15]=&quot;Objetivo&quot;;[.AU$5]&gt;=[.$F15];[.AU$5]&lt;=[.$F15]+[.$G15]-1);2;IF(AND([.$C15]=&quot;Hito&quot;;[.AU$5]&gt;=[.$F15];[.AU$5]&lt;=[.$F15]+[.$G15]-1);1;&quot;&quot;))">
            <text:p/>
          </table:table-cell>
          <table:table-cell table:style-name="ce40" table:formula="of:=IF(AND([.$C15]=&quot;Objetivo&quot;;[.AV$5]&gt;=[.$F15];[.AV$5]&lt;=[.$F15]+[.$G15]-1);2;IF(AND([.$C15]=&quot;Hito&quot;;[.AV$5]&gt;=[.$F15];[.AV$5]&lt;=[.$F15]+[.$G15]-1);1;&quot;&quot;))">
            <text:p/>
          </table:table-cell>
          <table:table-cell table:style-name="ce40" table:formula="of:=IF(AND([.$C15]=&quot;Objetivo&quot;;[.AW$5]&gt;=[.$F15];[.AW$5]&lt;=[.$F15]+[.$G15]-1);2;IF(AND([.$C15]=&quot;Hito&quot;;[.AW$5]&gt;=[.$F15];[.AW$5]&lt;=[.$F15]+[.$G15]-1);1;&quot;&quot;))">
            <text:p/>
          </table:table-cell>
          <table:table-cell table:style-name="ce40" table:formula="of:=IF(AND([.$C15]=&quot;Objetivo&quot;;[.AX$5]&gt;=[.$F15];[.AX$5]&lt;=[.$F15]+[.$G15]-1);2;IF(AND([.$C15]=&quot;Hito&quot;;[.AX$5]&gt;=[.$F15];[.AX$5]&lt;=[.$F15]+[.$G15]-1);1;&quot;&quot;))">
            <text:p/>
          </table:table-cell>
          <table:table-cell table:style-name="ce40" table:formula="of:=IF(AND([.$C15]=&quot;Objetivo&quot;;[.AY$5]&gt;=[.$F15];[.AY$5]&lt;=[.$F15]+[.$G15]-1);2;IF(AND([.$C15]=&quot;Hito&quot;;[.AY$5]&gt;=[.$F15];[.AY$5]&lt;=[.$F15]+[.$G15]-1);1;&quot;&quot;))">
            <text:p/>
          </table:table-cell>
          <table:table-cell table:style-name="ce40" table:formula="of:=IF(AND([.$C15]=&quot;Objetivo&quot;;[.AZ$5]&gt;=[.$F15];[.AZ$5]&lt;=[.$F15]+[.$G15]-1);2;IF(AND([.$C15]=&quot;Hito&quot;;[.AZ$5]&gt;=[.$F15];[.AZ$5]&lt;=[.$F15]+[.$G15]-1);1;&quot;&quot;))">
            <text:p/>
          </table:table-cell>
          <table:table-cell table:style-name="ce40" table:formula="of:=IF(AND([.$C15]=&quot;Objetivo&quot;;[.BA$5]&gt;=[.$F15];[.BA$5]&lt;=[.$F15]+[.$G15]-1);2;IF(AND([.$C15]=&quot;Hito&quot;;[.BA$5]&gt;=[.$F15];[.BA$5]&lt;=[.$F15]+[.$G15]-1);1;&quot;&quot;))">
            <text:p/>
          </table:table-cell>
          <table:table-cell table:style-name="ce40" table:formula="of:=IF(AND([.$C15]=&quot;Objetivo&quot;;[.BB$5]&gt;=[.$F15];[.BB$5]&lt;=[.$F15]+[.$G15]-1);2;IF(AND([.$C15]=&quot;Hito&quot;;[.BB$5]&gt;=[.$F15];[.BB$5]&lt;=[.$F15]+[.$G15]-1);1;&quot;&quot;))">
            <text:p/>
          </table:table-cell>
          <table:table-cell table:style-name="ce40" table:formula="of:=IF(AND([.$C15]=&quot;Objetivo&quot;;[.BC$5]&gt;=[.$F15];[.BC$5]&lt;=[.$F15]+[.$G15]-1);2;IF(AND([.$C15]=&quot;Hito&quot;;[.BC$5]&gt;=[.$F15];[.BC$5]&lt;=[.$F15]+[.$G15]-1);1;&quot;&quot;))">
            <text:p/>
          </table:table-cell>
          <table:table-cell table:style-name="ce40" table:formula="of:=IF(AND([.$C15]=&quot;Objetivo&quot;;[.BD$5]&gt;=[.$F15];[.BD$5]&lt;=[.$F15]+[.$G15]-1);2;IF(AND([.$C15]=&quot;Hito&quot;;[.BD$5]&gt;=[.$F15];[.BD$5]&lt;=[.$F15]+[.$G15]-1);1;&quot;&quot;))">
            <text:p/>
          </table:table-cell>
          <table:table-cell table:style-name="ce40" table:formula="of:=IF(AND([.$C15]=&quot;Objetivo&quot;;[.BE$5]&gt;=[.$F15];[.BE$5]&lt;=[.$F15]+[.$G15]-1);2;IF(AND([.$C15]=&quot;Hito&quot;;[.BE$5]&gt;=[.$F15];[.BE$5]&lt;=[.$F15]+[.$G15]-1);1;&quot;&quot;))">
            <text:p/>
          </table:table-cell>
          <table:table-cell table:style-name="ce40" table:formula="of:=IF(AND([.$C15]=&quot;Objetivo&quot;;[.BF$5]&gt;=[.$F15];[.BF$5]&lt;=[.$F15]+[.$G15]-1);2;IF(AND([.$C15]=&quot;Hito&quot;;[.BF$5]&gt;=[.$F15];[.BF$5]&lt;=[.$F15]+[.$G15]-1);1;&quot;&quot;))">
            <text:p/>
          </table:table-cell>
          <table:table-cell table:style-name="ce40" table:formula="of:=IF(AND([.$C15]=&quot;Objetivo&quot;;[.BG$5]&gt;=[.$F15];[.BG$5]&lt;=[.$F15]+[.$G15]-1);2;IF(AND([.$C15]=&quot;Hito&quot;;[.BG$5]&gt;=[.$F15];[.BG$5]&lt;=[.$F15]+[.$G15]-1);1;&quot;&quot;))">
            <text:p/>
          </table:table-cell>
          <table:table-cell table:style-name="ce40" table:formula="of:=IF(AND([.$C15]=&quot;Objetivo&quot;;[.BH$5]&gt;=[.$F15];[.BH$5]&lt;=[.$F15]+[.$G15]-1);2;IF(AND([.$C15]=&quot;Hito&quot;;[.BH$5]&gt;=[.$F15];[.BH$5]&lt;=[.$F15]+[.$G15]-1);1;&quot;&quot;))">
            <text:p/>
          </table:table-cell>
          <table:table-cell table:style-name="ce40" table:formula="of:=IF(AND([.$C15]=&quot;Objetivo&quot;;[.BI$5]&gt;=[.$F15];[.BI$5]&lt;=[.$F15]+[.$G15]-1);2;IF(AND([.$C15]=&quot;Hito&quot;;[.BI$5]&gt;=[.$F15];[.BI$5]&lt;=[.$F15]+[.$G15]-1);1;&quot;&quot;))">
            <text:p/>
          </table:table-cell>
          <table:table-cell table:style-name="ce40" table:formula="of:=IF(AND([.$C15]=&quot;Objetivo&quot;;[.BJ$5]&gt;=[.$F15];[.BJ$5]&lt;=[.$F15]+[.$G15]-1);2;IF(AND([.$C15]=&quot;Hito&quot;;[.BJ$5]&gt;=[.$F15];[.BJ$5]&lt;=[.$F15]+[.$G15]-1);1;&quot;&quot;))">
            <text:p/>
          </table:table-cell>
          <table:table-cell table:style-name="ce40" table:formula="of:=IF(AND([.$C15]=&quot;Objetivo&quot;;[.BK$5]&gt;=[.$F15];[.BK$5]&lt;=[.$F15]+[.$G15]-1);2;IF(AND([.$C15]=&quot;Hito&quot;;[.BK$5]&gt;=[.$F15];[.BK$5]&lt;=[.$F15]+[.$G15]-1);1;&quot;&quot;))">
            <text:p/>
          </table:table-cell>
          <table:table-cell table:style-name="ce40" table:formula="of:=IF(AND([.$C15]=&quot;Objetivo&quot;;[.BL$5]&gt;=[.$F15];[.BL$5]&lt;=[.$F15]+[.$G15]-1);2;IF(AND([.$C15]=&quot;Hito&quot;;[.BL$5]&gt;=[.$F15];[.BL$5]&lt;=[.$F15]+[.$G15]-1);1;&quot;&quot;))">
            <text:p/>
          </table:table-cell>
          <table:table-cell table:number-columns-repeated="960"/>
        </table:table-row>
        <table:table-row table:style-name="ro1">
          <table:table-cell table:style-name="ce1"/>
          <table:table-cell table:style-name="ce7" office:value-type="string" calcext:value-type="string">
            <text:p>Sexto sprint</text:p>
          </table:table-cell>
          <table:table-cell table:style-name="ce12" table:content-validation-name="val1" office:value-type="string" calcext:value-type="string">
            <text:p>Según lo previsto</text:p>
          </table:table-cell>
          <table:table-cell table:style-name="ce12" office:value-type="string" calcext:value-type="string">
            <text:p>Grupo 2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22" table:formula="of:=[.F15]+30" office:value-type="date" office:date-value="2022-09-20" calcext:value-type="date">
            <text:p>20/9/2022</text:p>
          </table:table-cell>
          <table:table-cell table:style-name="ce28" office:value-type="float" office:value="30" calcext:value-type="float">
            <text:p>30 </text:p>
          </table:table-cell>
          <table:table-cell table:style-name="ce12"/>
          <table:table-cell table:style-name="ce40" table:formula="of:=IF(AND([.$C16]=&quot;Objetivo&quot;;[.I$5]&gt;=[.$F16];[.I$5]&lt;=[.$F16]+[.$G16]-1);2;IF(AND([.$C16]=&quot;Hito&quot;;[.I$5]&gt;=[.$F16];[.I$5]&lt;=[.$F16]+[.$G16]-1);1;&quot;&quot;))">
            <text:p/>
          </table:table-cell>
          <table:table-cell table:style-name="ce40" table:formula="of:=IF(AND([.$C16]=&quot;Objetivo&quot;;[.J$5]&gt;=[.$F16];[.J$5]&lt;=[.$F16]+[.$G16]-1);2;IF(AND([.$C16]=&quot;Hito&quot;;[.J$5]&gt;=[.$F16];[.J$5]&lt;=[.$F16]+[.$G16]-1);1;&quot;&quot;))">
            <text:p/>
          </table:table-cell>
          <table:table-cell table:style-name="ce40" table:formula="of:=IF(AND([.$C16]=&quot;Objetivo&quot;;[.K$5]&gt;=[.$F16];[.K$5]&lt;=[.$F16]+[.$G16]-1);2;IF(AND([.$C16]=&quot;Hito&quot;;[.K$5]&gt;=[.$F16];[.K$5]&lt;=[.$F16]+[.$G16]-1);1;&quot;&quot;))">
            <text:p/>
          </table:table-cell>
          <table:table-cell table:style-name="ce40" table:formula="of:=IF(AND([.$C16]=&quot;Objetivo&quot;;[.L$5]&gt;=[.$F16];[.L$5]&lt;=[.$F16]+[.$G16]-1);2;IF(AND([.$C16]=&quot;Hito&quot;;[.L$5]&gt;=[.$F16];[.L$5]&lt;=[.$F16]+[.$G16]-1);1;&quot;&quot;))">
            <text:p/>
          </table:table-cell>
          <table:table-cell table:style-name="ce40" table:formula="of:=IF(AND([.$C16]=&quot;Objetivo&quot;;[.M$5]&gt;=[.$F16];[.M$5]&lt;=[.$F16]+[.$G16]-1);2;IF(AND([.$C16]=&quot;Hito&quot;;[.M$5]&gt;=[.$F16];[.M$5]&lt;=[.$F16]+[.$G16]-1);1;&quot;&quot;))">
            <text:p/>
          </table:table-cell>
          <table:table-cell table:style-name="ce40" table:formula="of:=IF(AND([.$C16]=&quot;Objetivo&quot;;[.N$5]&gt;=[.$F16];[.N$5]&lt;=[.$F16]+[.$G16]-1);2;IF(AND([.$C16]=&quot;Hito&quot;;[.N$5]&gt;=[.$F16];[.N$5]&lt;=[.$F16]+[.$G16]-1);1;&quot;&quot;))">
            <text:p/>
          </table:table-cell>
          <table:table-cell table:style-name="ce40" table:formula="of:=IF(AND([.$C16]=&quot;Objetivo&quot;;[.O$5]&gt;=[.$F16];[.O$5]&lt;=[.$F16]+[.$G16]-1);2;IF(AND([.$C16]=&quot;Hito&quot;;[.O$5]&gt;=[.$F16];[.O$5]&lt;=[.$F16]+[.$G16]-1);1;&quot;&quot;))">
            <text:p/>
          </table:table-cell>
          <table:table-cell table:style-name="ce40" table:formula="of:=IF(AND([.$C16]=&quot;Objetivo&quot;;[.P$5]&gt;=[.$F16];[.P$5]&lt;=[.$F16]+[.$G16]-1);2;IF(AND([.$C16]=&quot;Hito&quot;;[.P$5]&gt;=[.$F16];[.P$5]&lt;=[.$F16]+[.$G16]-1);1;&quot;&quot;))">
            <text:p/>
          </table:table-cell>
          <table:table-cell table:style-name="ce40" table:formula="of:=IF(AND([.$C16]=&quot;Objetivo&quot;;[.Q$5]&gt;=[.$F16];[.Q$5]&lt;=[.$F16]+[.$G16]-1);2;IF(AND([.$C16]=&quot;Hito&quot;;[.Q$5]&gt;=[.$F16];[.Q$5]&lt;=[.$F16]+[.$G16]-1);1;&quot;&quot;))">
            <text:p/>
          </table:table-cell>
          <table:table-cell table:style-name="ce40" table:formula="of:=IF(AND([.$C16]=&quot;Objetivo&quot;;[.R$5]&gt;=[.$F16];[.R$5]&lt;=[.$F16]+[.$G16]-1);2;IF(AND([.$C16]=&quot;Hito&quot;;[.R$5]&gt;=[.$F16];[.R$5]&lt;=[.$F16]+[.$G16]-1);1;&quot;&quot;))">
            <text:p/>
          </table:table-cell>
          <table:table-cell table:style-name="ce40" table:formula="of:=IF(AND([.$C16]=&quot;Objetivo&quot;;[.S$5]&gt;=[.$F16];[.S$5]&lt;=[.$F16]+[.$G16]-1);2;IF(AND([.$C16]=&quot;Hito&quot;;[.S$5]&gt;=[.$F16];[.S$5]&lt;=[.$F16]+[.$G16]-1);1;&quot;&quot;))">
            <text:p/>
          </table:table-cell>
          <table:table-cell table:style-name="ce40" table:formula="of:=IF(AND([.$C16]=&quot;Objetivo&quot;;[.T$5]&gt;=[.$F16];[.T$5]&lt;=[.$F16]+[.$G16]-1);2;IF(AND([.$C16]=&quot;Hito&quot;;[.T$5]&gt;=[.$F16];[.T$5]&lt;=[.$F16]+[.$G16]-1);1;&quot;&quot;))">
            <text:p/>
          </table:table-cell>
          <table:table-cell table:style-name="ce40" table:formula="of:=IF(AND([.$C16]=&quot;Objetivo&quot;;[.U$5]&gt;=[.$F16];[.U$5]&lt;=[.$F16]+[.$G16]-1);2;IF(AND([.$C16]=&quot;Hito&quot;;[.U$5]&gt;=[.$F16];[.U$5]&lt;=[.$F16]+[.$G16]-1);1;&quot;&quot;))">
            <text:p/>
          </table:table-cell>
          <table:table-cell table:style-name="ce40" table:formula="of:=IF(AND([.$C16]=&quot;Objetivo&quot;;[.V$5]&gt;=[.$F16];[.V$5]&lt;=[.$F16]+[.$G16]-1);2;IF(AND([.$C16]=&quot;Hito&quot;;[.V$5]&gt;=[.$F16];[.V$5]&lt;=[.$F16]+[.$G16]-1);1;&quot;&quot;))">
            <text:p/>
          </table:table-cell>
          <table:table-cell table:style-name="ce40" table:formula="of:=IF(AND([.$C16]=&quot;Objetivo&quot;;[.W$5]&gt;=[.$F16];[.W$5]&lt;=[.$F16]+[.$G16]-1);2;IF(AND([.$C16]=&quot;Hito&quot;;[.W$5]&gt;=[.$F16];[.W$5]&lt;=[.$F16]+[.$G16]-1);1;&quot;&quot;))">
            <text:p/>
          </table:table-cell>
          <table:table-cell table:style-name="ce40" table:formula="of:=IF(AND([.$C16]=&quot;Objetivo&quot;;[.X$5]&gt;=[.$F16];[.X$5]&lt;=[.$F16]+[.$G16]-1);2;IF(AND([.$C16]=&quot;Hito&quot;;[.X$5]&gt;=[.$F16];[.X$5]&lt;=[.$F16]+[.$G16]-1);1;&quot;&quot;))">
            <text:p/>
          </table:table-cell>
          <table:table-cell table:style-name="ce40" table:formula="of:=IF(AND([.$C16]=&quot;Objetivo&quot;;[.Y$5]&gt;=[.$F16];[.Y$5]&lt;=[.$F16]+[.$G16]-1);2;IF(AND([.$C16]=&quot;Hito&quot;;[.Y$5]&gt;=[.$F16];[.Y$5]&lt;=[.$F16]+[.$G16]-1);1;&quot;&quot;))">
            <text:p/>
          </table:table-cell>
          <table:table-cell table:style-name="ce40" table:formula="of:=IF(AND([.$C16]=&quot;Objetivo&quot;;[.Z$5]&gt;=[.$F16];[.Z$5]&lt;=[.$F16]+[.$G16]-1);2;IF(AND([.$C16]=&quot;Hito&quot;;[.Z$5]&gt;=[.$F16];[.Z$5]&lt;=[.$F16]+[.$G16]-1);1;&quot;&quot;))">
            <text:p/>
          </table:table-cell>
          <table:table-cell table:style-name="ce40" table:formula="of:=IF(AND([.$C16]=&quot;Objetivo&quot;;[.AA$5]&gt;=[.$F16];[.AA$5]&lt;=[.$F16]+[.$G16]-1);2;IF(AND([.$C16]=&quot;Hito&quot;;[.AA$5]&gt;=[.$F16];[.AA$5]&lt;=[.$F16]+[.$G16]-1);1;&quot;&quot;))">
            <text:p/>
          </table:table-cell>
          <table:table-cell table:style-name="ce40" table:formula="of:=IF(AND([.$C16]=&quot;Objetivo&quot;;[.AB$5]&gt;=[.$F16];[.AB$5]&lt;=[.$F16]+[.$G16]-1);2;IF(AND([.$C16]=&quot;Hito&quot;;[.AB$5]&gt;=[.$F16];[.AB$5]&lt;=[.$F16]+[.$G16]-1);1;&quot;&quot;))">
            <text:p/>
          </table:table-cell>
          <table:table-cell table:style-name="ce40" table:formula="of:=IF(AND([.$C16]=&quot;Objetivo&quot;;[.AC$5]&gt;=[.$F16];[.AC$5]&lt;=[.$F16]+[.$G16]-1);2;IF(AND([.$C16]=&quot;Hito&quot;;[.AC$5]&gt;=[.$F16];[.AC$5]&lt;=[.$F16]+[.$G16]-1);1;&quot;&quot;))">
            <text:p/>
          </table:table-cell>
          <table:table-cell table:style-name="ce40" table:formula="of:=IF(AND([.$C16]=&quot;Objetivo&quot;;[.AD$5]&gt;=[.$F16];[.AD$5]&lt;=[.$F16]+[.$G16]-1);2;IF(AND([.$C16]=&quot;Hito&quot;;[.AD$5]&gt;=[.$F16];[.AD$5]&lt;=[.$F16]+[.$G16]-1);1;&quot;&quot;))">
            <text:p/>
          </table:table-cell>
          <table:table-cell table:style-name="ce40" table:formula="of:=IF(AND([.$C16]=&quot;Objetivo&quot;;[.AE$5]&gt;=[.$F16];[.AE$5]&lt;=[.$F16]+[.$G16]-1);2;IF(AND([.$C16]=&quot;Hito&quot;;[.AE$5]&gt;=[.$F16];[.AE$5]&lt;=[.$F16]+[.$G16]-1);1;&quot;&quot;))">
            <text:p/>
          </table:table-cell>
          <table:table-cell table:style-name="ce40" table:formula="of:=IF(AND([.$C16]=&quot;Objetivo&quot;;[.AF$5]&gt;=[.$F16];[.AF$5]&lt;=[.$F16]+[.$G16]-1);2;IF(AND([.$C16]=&quot;Hito&quot;;[.AF$5]&gt;=[.$F16];[.AF$5]&lt;=[.$F16]+[.$G16]-1);1;&quot;&quot;))">
            <text:p/>
          </table:table-cell>
          <table:table-cell table:style-name="ce40" table:formula="of:=IF(AND([.$C16]=&quot;Objetivo&quot;;[.AG$5]&gt;=[.$F16];[.AG$5]&lt;=[.$F16]+[.$G16]-1);2;IF(AND([.$C16]=&quot;Hito&quot;;[.AG$5]&gt;=[.$F16];[.AG$5]&lt;=[.$F16]+[.$G16]-1);1;&quot;&quot;))">
            <text:p/>
          </table:table-cell>
          <table:table-cell table:style-name="ce40" table:formula="of:=IF(AND([.$C16]=&quot;Objetivo&quot;;[.AH$5]&gt;=[.$F16];[.AH$5]&lt;=[.$F16]+[.$G16]-1);2;IF(AND([.$C16]=&quot;Hito&quot;;[.AH$5]&gt;=[.$F16];[.AH$5]&lt;=[.$F16]+[.$G16]-1);1;&quot;&quot;))">
            <text:p/>
          </table:table-cell>
          <table:table-cell table:style-name="ce40" table:formula="of:=IF(AND([.$C16]=&quot;Objetivo&quot;;[.AI$5]&gt;=[.$F16];[.AI$5]&lt;=[.$F16]+[.$G16]-1);2;IF(AND([.$C16]=&quot;Hito&quot;;[.AI$5]&gt;=[.$F16];[.AI$5]&lt;=[.$F16]+[.$G16]-1);1;&quot;&quot;))">
            <text:p/>
          </table:table-cell>
          <table:table-cell table:style-name="ce40" table:formula="of:=IF(AND([.$C16]=&quot;Objetivo&quot;;[.AJ$5]&gt;=[.$F16];[.AJ$5]&lt;=[.$F16]+[.$G16]-1);2;IF(AND([.$C16]=&quot;Hito&quot;;[.AJ$5]&gt;=[.$F16];[.AJ$5]&lt;=[.$F16]+[.$G16]-1);1;&quot;&quot;))">
            <text:p/>
          </table:table-cell>
          <table:table-cell table:style-name="ce40" table:formula="of:=IF(AND([.$C16]=&quot;Objetivo&quot;;[.AK$5]&gt;=[.$F16];[.AK$5]&lt;=[.$F16]+[.$G16]-1);2;IF(AND([.$C16]=&quot;Hito&quot;;[.AK$5]&gt;=[.$F16];[.AK$5]&lt;=[.$F16]+[.$G16]-1);1;&quot;&quot;))">
            <text:p/>
          </table:table-cell>
          <table:table-cell table:style-name="ce40" table:formula="of:=IF(AND([.$C16]=&quot;Objetivo&quot;;[.AL$5]&gt;=[.$F16];[.AL$5]&lt;=[.$F16]+[.$G16]-1);2;IF(AND([.$C16]=&quot;Hito&quot;;[.AL$5]&gt;=[.$F16];[.AL$5]&lt;=[.$F16]+[.$G16]-1);1;&quot;&quot;))">
            <text:p/>
          </table:table-cell>
          <table:table-cell table:style-name="ce40" table:formula="of:=IF(AND([.$C16]=&quot;Objetivo&quot;;[.AM$5]&gt;=[.$F16];[.AM$5]&lt;=[.$F16]+[.$G16]-1);2;IF(AND([.$C16]=&quot;Hito&quot;;[.AM$5]&gt;=[.$F16];[.AM$5]&lt;=[.$F16]+[.$G16]-1);1;&quot;&quot;))">
            <text:p/>
          </table:table-cell>
          <table:table-cell table:style-name="ce40" table:formula="of:=IF(AND([.$C16]=&quot;Objetivo&quot;;[.AN$5]&gt;=[.$F16];[.AN$5]&lt;=[.$F16]+[.$G16]-1);2;IF(AND([.$C16]=&quot;Hito&quot;;[.AN$5]&gt;=[.$F16];[.AN$5]&lt;=[.$F16]+[.$G16]-1);1;&quot;&quot;))">
            <text:p/>
          </table:table-cell>
          <table:table-cell table:style-name="ce40" table:formula="of:=IF(AND([.$C16]=&quot;Objetivo&quot;;[.AO$5]&gt;=[.$F16];[.AO$5]&lt;=[.$F16]+[.$G16]-1);2;IF(AND([.$C16]=&quot;Hito&quot;;[.AO$5]&gt;=[.$F16];[.AO$5]&lt;=[.$F16]+[.$G16]-1);1;&quot;&quot;))">
            <text:p/>
          </table:table-cell>
          <table:table-cell table:style-name="ce40" table:formula="of:=IF(AND([.$C16]=&quot;Objetivo&quot;;[.AP$5]&gt;=[.$F16];[.AP$5]&lt;=[.$F16]+[.$G16]-1);2;IF(AND([.$C16]=&quot;Hito&quot;;[.AP$5]&gt;=[.$F16];[.AP$5]&lt;=[.$F16]+[.$G16]-1);1;&quot;&quot;))">
            <text:p/>
          </table:table-cell>
          <table:table-cell table:style-name="ce40" table:formula="of:=IF(AND([.$C16]=&quot;Objetivo&quot;;[.AQ$5]&gt;=[.$F16];[.AQ$5]&lt;=[.$F16]+[.$G16]-1);2;IF(AND([.$C16]=&quot;Hito&quot;;[.AQ$5]&gt;=[.$F16];[.AQ$5]&lt;=[.$F16]+[.$G16]-1);1;&quot;&quot;))">
            <text:p/>
          </table:table-cell>
          <table:table-cell table:style-name="ce40" table:formula="of:=IF(AND([.$C16]=&quot;Objetivo&quot;;[.AR$5]&gt;=[.$F16];[.AR$5]&lt;=[.$F16]+[.$G16]-1);2;IF(AND([.$C16]=&quot;Hito&quot;;[.AR$5]&gt;=[.$F16];[.AR$5]&lt;=[.$F16]+[.$G16]-1);1;&quot;&quot;))">
            <text:p/>
          </table:table-cell>
          <table:table-cell table:style-name="ce40" table:formula="of:=IF(AND([.$C16]=&quot;Objetivo&quot;;[.AS$5]&gt;=[.$F16];[.AS$5]&lt;=[.$F16]+[.$G16]-1);2;IF(AND([.$C16]=&quot;Hito&quot;;[.AS$5]&gt;=[.$F16];[.AS$5]&lt;=[.$F16]+[.$G16]-1);1;&quot;&quot;))">
            <text:p/>
          </table:table-cell>
          <table:table-cell table:style-name="ce40" table:formula="of:=IF(AND([.$C16]=&quot;Objetivo&quot;;[.AT$5]&gt;=[.$F16];[.AT$5]&lt;=[.$F16]+[.$G16]-1);2;IF(AND([.$C16]=&quot;Hito&quot;;[.AT$5]&gt;=[.$F16];[.AT$5]&lt;=[.$F16]+[.$G16]-1);1;&quot;&quot;))">
            <text:p/>
          </table:table-cell>
          <table:table-cell table:style-name="ce40" table:formula="of:=IF(AND([.$C16]=&quot;Objetivo&quot;;[.AU$5]&gt;=[.$F16];[.AU$5]&lt;=[.$F16]+[.$G16]-1);2;IF(AND([.$C16]=&quot;Hito&quot;;[.AU$5]&gt;=[.$F16];[.AU$5]&lt;=[.$F16]+[.$G16]-1);1;&quot;&quot;))">
            <text:p/>
          </table:table-cell>
          <table:table-cell table:style-name="ce40" table:formula="of:=IF(AND([.$C16]=&quot;Objetivo&quot;;[.AV$5]&gt;=[.$F16];[.AV$5]&lt;=[.$F16]+[.$G16]-1);2;IF(AND([.$C16]=&quot;Hito&quot;;[.AV$5]&gt;=[.$F16];[.AV$5]&lt;=[.$F16]+[.$G16]-1);1;&quot;&quot;))">
            <text:p/>
          </table:table-cell>
          <table:table-cell table:style-name="ce40" table:formula="of:=IF(AND([.$C16]=&quot;Objetivo&quot;;[.AW$5]&gt;=[.$F16];[.AW$5]&lt;=[.$F16]+[.$G16]-1);2;IF(AND([.$C16]=&quot;Hito&quot;;[.AW$5]&gt;=[.$F16];[.AW$5]&lt;=[.$F16]+[.$G16]-1);1;&quot;&quot;))">
            <text:p/>
          </table:table-cell>
          <table:table-cell table:style-name="ce40" table:formula="of:=IF(AND([.$C16]=&quot;Objetivo&quot;;[.AX$5]&gt;=[.$F16];[.AX$5]&lt;=[.$F16]+[.$G16]-1);2;IF(AND([.$C16]=&quot;Hito&quot;;[.AX$5]&gt;=[.$F16];[.AX$5]&lt;=[.$F16]+[.$G16]-1);1;&quot;&quot;))">
            <text:p/>
          </table:table-cell>
          <table:table-cell table:style-name="ce40" table:formula="of:=IF(AND([.$C16]=&quot;Objetivo&quot;;[.AY$5]&gt;=[.$F16];[.AY$5]&lt;=[.$F16]+[.$G16]-1);2;IF(AND([.$C16]=&quot;Hito&quot;;[.AY$5]&gt;=[.$F16];[.AY$5]&lt;=[.$F16]+[.$G16]-1);1;&quot;&quot;))">
            <text:p/>
          </table:table-cell>
          <table:table-cell table:style-name="ce40" table:formula="of:=IF(AND([.$C16]=&quot;Objetivo&quot;;[.AZ$5]&gt;=[.$F16];[.AZ$5]&lt;=[.$F16]+[.$G16]-1);2;IF(AND([.$C16]=&quot;Hito&quot;;[.AZ$5]&gt;=[.$F16];[.AZ$5]&lt;=[.$F16]+[.$G16]-1);1;&quot;&quot;))">
            <text:p/>
          </table:table-cell>
          <table:table-cell table:style-name="ce40" table:formula="of:=IF(AND([.$C16]=&quot;Objetivo&quot;;[.BA$5]&gt;=[.$F16];[.BA$5]&lt;=[.$F16]+[.$G16]-1);2;IF(AND([.$C16]=&quot;Hito&quot;;[.BA$5]&gt;=[.$F16];[.BA$5]&lt;=[.$F16]+[.$G16]-1);1;&quot;&quot;))">
            <text:p/>
          </table:table-cell>
          <table:table-cell table:style-name="ce40" table:formula="of:=IF(AND([.$C16]=&quot;Objetivo&quot;;[.BB$5]&gt;=[.$F16];[.BB$5]&lt;=[.$F16]+[.$G16]-1);2;IF(AND([.$C16]=&quot;Hito&quot;;[.BB$5]&gt;=[.$F16];[.BB$5]&lt;=[.$F16]+[.$G16]-1);1;&quot;&quot;))">
            <text:p/>
          </table:table-cell>
          <table:table-cell table:style-name="ce40" table:formula="of:=IF(AND([.$C16]=&quot;Objetivo&quot;;[.BC$5]&gt;=[.$F16];[.BC$5]&lt;=[.$F16]+[.$G16]-1);2;IF(AND([.$C16]=&quot;Hito&quot;;[.BC$5]&gt;=[.$F16];[.BC$5]&lt;=[.$F16]+[.$G16]-1);1;&quot;&quot;))">
            <text:p/>
          </table:table-cell>
          <table:table-cell table:style-name="ce40" table:formula="of:=IF(AND([.$C16]=&quot;Objetivo&quot;;[.BD$5]&gt;=[.$F16];[.BD$5]&lt;=[.$F16]+[.$G16]-1);2;IF(AND([.$C16]=&quot;Hito&quot;;[.BD$5]&gt;=[.$F16];[.BD$5]&lt;=[.$F16]+[.$G16]-1);1;&quot;&quot;))">
            <text:p/>
          </table:table-cell>
          <table:table-cell table:style-name="ce40" table:formula="of:=IF(AND([.$C16]=&quot;Objetivo&quot;;[.BE$5]&gt;=[.$F16];[.BE$5]&lt;=[.$F16]+[.$G16]-1);2;IF(AND([.$C16]=&quot;Hito&quot;;[.BE$5]&gt;=[.$F16];[.BE$5]&lt;=[.$F16]+[.$G16]-1);1;&quot;&quot;))">
            <text:p/>
          </table:table-cell>
          <table:table-cell table:style-name="ce40" table:formula="of:=IF(AND([.$C16]=&quot;Objetivo&quot;;[.BF$5]&gt;=[.$F16];[.BF$5]&lt;=[.$F16]+[.$G16]-1);2;IF(AND([.$C16]=&quot;Hito&quot;;[.BF$5]&gt;=[.$F16];[.BF$5]&lt;=[.$F16]+[.$G16]-1);1;&quot;&quot;))">
            <text:p/>
          </table:table-cell>
          <table:table-cell table:style-name="ce40" table:formula="of:=IF(AND([.$C16]=&quot;Objetivo&quot;;[.BG$5]&gt;=[.$F16];[.BG$5]&lt;=[.$F16]+[.$G16]-1);2;IF(AND([.$C16]=&quot;Hito&quot;;[.BG$5]&gt;=[.$F16];[.BG$5]&lt;=[.$F16]+[.$G16]-1);1;&quot;&quot;))">
            <text:p/>
          </table:table-cell>
          <table:table-cell table:style-name="ce40" table:formula="of:=IF(AND([.$C16]=&quot;Objetivo&quot;;[.BH$5]&gt;=[.$F16];[.BH$5]&lt;=[.$F16]+[.$G16]-1);2;IF(AND([.$C16]=&quot;Hito&quot;;[.BH$5]&gt;=[.$F16];[.BH$5]&lt;=[.$F16]+[.$G16]-1);1;&quot;&quot;))">
            <text:p/>
          </table:table-cell>
          <table:table-cell table:style-name="ce40" table:formula="of:=IF(AND([.$C16]=&quot;Objetivo&quot;;[.BI$5]&gt;=[.$F16];[.BI$5]&lt;=[.$F16]+[.$G16]-1);2;IF(AND([.$C16]=&quot;Hito&quot;;[.BI$5]&gt;=[.$F16];[.BI$5]&lt;=[.$F16]+[.$G16]-1);1;&quot;&quot;))">
            <text:p/>
          </table:table-cell>
          <table:table-cell table:style-name="ce40" table:formula="of:=IF(AND([.$C16]=&quot;Objetivo&quot;;[.BJ$5]&gt;=[.$F16];[.BJ$5]&lt;=[.$F16]+[.$G16]-1);2;IF(AND([.$C16]=&quot;Hito&quot;;[.BJ$5]&gt;=[.$F16];[.BJ$5]&lt;=[.$F16]+[.$G16]-1);1;&quot;&quot;))">
            <text:p/>
          </table:table-cell>
          <table:table-cell table:style-name="ce40" table:formula="of:=IF(AND([.$C16]=&quot;Objetivo&quot;;[.BK$5]&gt;=[.$F16];[.BK$5]&lt;=[.$F16]+[.$G16]-1);2;IF(AND([.$C16]=&quot;Hito&quot;;[.BK$5]&gt;=[.$F16];[.BK$5]&lt;=[.$F16]+[.$G16]-1);1;&quot;&quot;))">
            <text:p/>
          </table:table-cell>
          <table:table-cell table:style-name="ce40" table:formula="of:=IF(AND([.$C16]=&quot;Objetivo&quot;;[.BL$5]&gt;=[.$F16];[.BL$5]&lt;=[.$F16]+[.$G16]-1);2;IF(AND([.$C16]=&quot;Hito&quot;;[.BL$5]&gt;=[.$F16];[.BL$5]&lt;=[.$F16]+[.$G16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7" office:value-type="string" calcext:value-type="string">
            <text:p>Septimo sprint</text:p>
          </table:table-cell>
          <table:table-cell table:style-name="ce12" table:content-validation-name="val1" office:value-type="string" calcext:value-type="string">
            <text:p>Según lo previsto</text:p>
          </table:table-cell>
          <table:table-cell table:style-name="ce12" office:value-type="string" calcext:value-type="string">
            <text:p>Grupo 2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22" table:formula="of:=[.F16]+30" office:value-type="date" office:date-value="2022-10-20" calcext:value-type="date">
            <text:p>20/10/2022</text:p>
          </table:table-cell>
          <table:table-cell table:style-name="ce28" office:value-type="float" office:value="30" calcext:value-type="float">
            <text:p>30 </text:p>
          </table:table-cell>
          <table:table-cell table:style-name="ce12"/>
          <table:table-cell table:style-name="ce40" table:formula="of:=IF(AND([.$C17]=&quot;Objetivo&quot;;[.I$5]&gt;=[.$F17];[.I$5]&lt;=[.$F17]+[.$G17]-1);2;IF(AND([.$C17]=&quot;Hito&quot;;[.I$5]&gt;=[.$F17];[.I$5]&lt;=[.$F17]+[.$G17]-1);1;&quot;&quot;))">
            <text:p/>
          </table:table-cell>
          <table:table-cell table:style-name="ce40" table:formula="of:=IF(AND([.$C17]=&quot;Objetivo&quot;;[.J$5]&gt;=[.$F17];[.J$5]&lt;=[.$F17]+[.$G17]-1);2;IF(AND([.$C17]=&quot;Hito&quot;;[.J$5]&gt;=[.$F17];[.J$5]&lt;=[.$F17]+[.$G17]-1);1;&quot;&quot;))">
            <text:p/>
          </table:table-cell>
          <table:table-cell table:style-name="ce40" table:formula="of:=IF(AND([.$C17]=&quot;Objetivo&quot;;[.K$5]&gt;=[.$F17];[.K$5]&lt;=[.$F17]+[.$G17]-1);2;IF(AND([.$C17]=&quot;Hito&quot;;[.K$5]&gt;=[.$F17];[.K$5]&lt;=[.$F17]+[.$G17]-1);1;&quot;&quot;))">
            <text:p/>
          </table:table-cell>
          <table:table-cell table:style-name="ce40" table:formula="of:=IF(AND([.$C17]=&quot;Objetivo&quot;;[.L$5]&gt;=[.$F17];[.L$5]&lt;=[.$F17]+[.$G17]-1);2;IF(AND([.$C17]=&quot;Hito&quot;;[.L$5]&gt;=[.$F17];[.L$5]&lt;=[.$F17]+[.$G17]-1);1;&quot;&quot;))">
            <text:p/>
          </table:table-cell>
          <table:table-cell table:style-name="ce40" table:formula="of:=IF(AND([.$C17]=&quot;Objetivo&quot;;[.M$5]&gt;=[.$F17];[.M$5]&lt;=[.$F17]+[.$G17]-1);2;IF(AND([.$C17]=&quot;Hito&quot;;[.M$5]&gt;=[.$F17];[.M$5]&lt;=[.$F17]+[.$G17]-1);1;&quot;&quot;))">
            <text:p/>
          </table:table-cell>
          <table:table-cell table:style-name="ce40" table:formula="of:=IF(AND([.$C17]=&quot;Objetivo&quot;;[.N$5]&gt;=[.$F17];[.N$5]&lt;=[.$F17]+[.$G17]-1);2;IF(AND([.$C17]=&quot;Hito&quot;;[.N$5]&gt;=[.$F17];[.N$5]&lt;=[.$F17]+[.$G17]-1);1;&quot;&quot;))">
            <text:p/>
          </table:table-cell>
          <table:table-cell table:style-name="ce40" table:formula="of:=IF(AND([.$C17]=&quot;Objetivo&quot;;[.O$5]&gt;=[.$F17];[.O$5]&lt;=[.$F17]+[.$G17]-1);2;IF(AND([.$C17]=&quot;Hito&quot;;[.O$5]&gt;=[.$F17];[.O$5]&lt;=[.$F17]+[.$G17]-1);1;&quot;&quot;))">
            <text:p/>
          </table:table-cell>
          <table:table-cell table:style-name="ce40" table:formula="of:=IF(AND([.$C17]=&quot;Objetivo&quot;;[.P$5]&gt;=[.$F17];[.P$5]&lt;=[.$F17]+[.$G17]-1);2;IF(AND([.$C17]=&quot;Hito&quot;;[.P$5]&gt;=[.$F17];[.P$5]&lt;=[.$F17]+[.$G17]-1);1;&quot;&quot;))">
            <text:p/>
          </table:table-cell>
          <table:table-cell table:style-name="ce40" table:formula="of:=IF(AND([.$C17]=&quot;Objetivo&quot;;[.Q$5]&gt;=[.$F17];[.Q$5]&lt;=[.$F17]+[.$G17]-1);2;IF(AND([.$C17]=&quot;Hito&quot;;[.Q$5]&gt;=[.$F17];[.Q$5]&lt;=[.$F17]+[.$G17]-1);1;&quot;&quot;))">
            <text:p/>
          </table:table-cell>
          <table:table-cell table:style-name="ce40" table:formula="of:=IF(AND([.$C17]=&quot;Objetivo&quot;;[.R$5]&gt;=[.$F17];[.R$5]&lt;=[.$F17]+[.$G17]-1);2;IF(AND([.$C17]=&quot;Hito&quot;;[.R$5]&gt;=[.$F17];[.R$5]&lt;=[.$F17]+[.$G17]-1);1;&quot;&quot;))">
            <text:p/>
          </table:table-cell>
          <table:table-cell table:style-name="ce40" table:formula="of:=IF(AND([.$C17]=&quot;Objetivo&quot;;[.S$5]&gt;=[.$F17];[.S$5]&lt;=[.$F17]+[.$G17]-1);2;IF(AND([.$C17]=&quot;Hito&quot;;[.S$5]&gt;=[.$F17];[.S$5]&lt;=[.$F17]+[.$G17]-1);1;&quot;&quot;))">
            <text:p/>
          </table:table-cell>
          <table:table-cell table:style-name="ce40" table:formula="of:=IF(AND([.$C17]=&quot;Objetivo&quot;;[.T$5]&gt;=[.$F17];[.T$5]&lt;=[.$F17]+[.$G17]-1);2;IF(AND([.$C17]=&quot;Hito&quot;;[.T$5]&gt;=[.$F17];[.T$5]&lt;=[.$F17]+[.$G17]-1);1;&quot;&quot;))">
            <text:p/>
          </table:table-cell>
          <table:table-cell table:style-name="ce40" table:formula="of:=IF(AND([.$C17]=&quot;Objetivo&quot;;[.U$5]&gt;=[.$F17];[.U$5]&lt;=[.$F17]+[.$G17]-1);2;IF(AND([.$C17]=&quot;Hito&quot;;[.U$5]&gt;=[.$F17];[.U$5]&lt;=[.$F17]+[.$G17]-1);1;&quot;&quot;))">
            <text:p/>
          </table:table-cell>
          <table:table-cell table:style-name="ce40" table:formula="of:=IF(AND([.$C17]=&quot;Objetivo&quot;;[.V$5]&gt;=[.$F17];[.V$5]&lt;=[.$F17]+[.$G17]-1);2;IF(AND([.$C17]=&quot;Hito&quot;;[.V$5]&gt;=[.$F17];[.V$5]&lt;=[.$F17]+[.$G17]-1);1;&quot;&quot;))">
            <text:p/>
          </table:table-cell>
          <table:table-cell table:style-name="ce40" table:formula="of:=IF(AND([.$C17]=&quot;Objetivo&quot;;[.W$5]&gt;=[.$F17];[.W$5]&lt;=[.$F17]+[.$G17]-1);2;IF(AND([.$C17]=&quot;Hito&quot;;[.W$5]&gt;=[.$F17];[.W$5]&lt;=[.$F17]+[.$G17]-1);1;&quot;&quot;))">
            <text:p/>
          </table:table-cell>
          <table:table-cell table:style-name="ce40" table:formula="of:=IF(AND([.$C17]=&quot;Objetivo&quot;;[.X$5]&gt;=[.$F17];[.X$5]&lt;=[.$F17]+[.$G17]-1);2;IF(AND([.$C17]=&quot;Hito&quot;;[.X$5]&gt;=[.$F17];[.X$5]&lt;=[.$F17]+[.$G17]-1);1;&quot;&quot;))">
            <text:p/>
          </table:table-cell>
          <table:table-cell table:style-name="ce40" table:formula="of:=IF(AND([.$C17]=&quot;Objetivo&quot;;[.Y$5]&gt;=[.$F17];[.Y$5]&lt;=[.$F17]+[.$G17]-1);2;IF(AND([.$C17]=&quot;Hito&quot;;[.Y$5]&gt;=[.$F17];[.Y$5]&lt;=[.$F17]+[.$G17]-1);1;&quot;&quot;))">
            <text:p/>
          </table:table-cell>
          <table:table-cell table:style-name="ce40" table:formula="of:=IF(AND([.$C17]=&quot;Objetivo&quot;;[.Z$5]&gt;=[.$F17];[.Z$5]&lt;=[.$F17]+[.$G17]-1);2;IF(AND([.$C17]=&quot;Hito&quot;;[.Z$5]&gt;=[.$F17];[.Z$5]&lt;=[.$F17]+[.$G17]-1);1;&quot;&quot;))">
            <text:p/>
          </table:table-cell>
          <table:table-cell table:style-name="ce40" table:formula="of:=IF(AND([.$C17]=&quot;Objetivo&quot;;[.AA$5]&gt;=[.$F17];[.AA$5]&lt;=[.$F17]+[.$G17]-1);2;IF(AND([.$C17]=&quot;Hito&quot;;[.AA$5]&gt;=[.$F17];[.AA$5]&lt;=[.$F17]+[.$G17]-1);1;&quot;&quot;))">
            <text:p/>
          </table:table-cell>
          <table:table-cell table:style-name="ce40" table:formula="of:=IF(AND([.$C17]=&quot;Objetivo&quot;;[.AB$5]&gt;=[.$F17];[.AB$5]&lt;=[.$F17]+[.$G17]-1);2;IF(AND([.$C17]=&quot;Hito&quot;;[.AB$5]&gt;=[.$F17];[.AB$5]&lt;=[.$F17]+[.$G17]-1);1;&quot;&quot;))">
            <text:p/>
          </table:table-cell>
          <table:table-cell table:style-name="ce40" table:formula="of:=IF(AND([.$C17]=&quot;Objetivo&quot;;[.AC$5]&gt;=[.$F17];[.AC$5]&lt;=[.$F17]+[.$G17]-1);2;IF(AND([.$C17]=&quot;Hito&quot;;[.AC$5]&gt;=[.$F17];[.AC$5]&lt;=[.$F17]+[.$G17]-1);1;&quot;&quot;))">
            <text:p/>
          </table:table-cell>
          <table:table-cell table:style-name="ce40" table:formula="of:=IF(AND([.$C17]=&quot;Objetivo&quot;;[.AD$5]&gt;=[.$F17];[.AD$5]&lt;=[.$F17]+[.$G17]-1);2;IF(AND([.$C17]=&quot;Hito&quot;;[.AD$5]&gt;=[.$F17];[.AD$5]&lt;=[.$F17]+[.$G17]-1);1;&quot;&quot;))">
            <text:p/>
          </table:table-cell>
          <table:table-cell table:style-name="ce40" table:formula="of:=IF(AND([.$C17]=&quot;Objetivo&quot;;[.AE$5]&gt;=[.$F17];[.AE$5]&lt;=[.$F17]+[.$G17]-1);2;IF(AND([.$C17]=&quot;Hito&quot;;[.AE$5]&gt;=[.$F17];[.AE$5]&lt;=[.$F17]+[.$G17]-1);1;&quot;&quot;))">
            <text:p/>
          </table:table-cell>
          <table:table-cell table:style-name="ce40" table:formula="of:=IF(AND([.$C17]=&quot;Objetivo&quot;;[.AF$5]&gt;=[.$F17];[.AF$5]&lt;=[.$F17]+[.$G17]-1);2;IF(AND([.$C17]=&quot;Hito&quot;;[.AF$5]&gt;=[.$F17];[.AF$5]&lt;=[.$F17]+[.$G17]-1);1;&quot;&quot;))">
            <text:p/>
          </table:table-cell>
          <table:table-cell table:style-name="ce40" table:formula="of:=IF(AND([.$C17]=&quot;Objetivo&quot;;[.AG$5]&gt;=[.$F17];[.AG$5]&lt;=[.$F17]+[.$G17]-1);2;IF(AND([.$C17]=&quot;Hito&quot;;[.AG$5]&gt;=[.$F17];[.AG$5]&lt;=[.$F17]+[.$G17]-1);1;&quot;&quot;))">
            <text:p/>
          </table:table-cell>
          <table:table-cell table:style-name="ce40" table:formula="of:=IF(AND([.$C17]=&quot;Objetivo&quot;;[.AH$5]&gt;=[.$F17];[.AH$5]&lt;=[.$F17]+[.$G17]-1);2;IF(AND([.$C17]=&quot;Hito&quot;;[.AH$5]&gt;=[.$F17];[.AH$5]&lt;=[.$F17]+[.$G17]-1);1;&quot;&quot;))">
            <text:p/>
          </table:table-cell>
          <table:table-cell table:style-name="ce40" table:formula="of:=IF(AND([.$C17]=&quot;Objetivo&quot;;[.AI$5]&gt;=[.$F17];[.AI$5]&lt;=[.$F17]+[.$G17]-1);2;IF(AND([.$C17]=&quot;Hito&quot;;[.AI$5]&gt;=[.$F17];[.AI$5]&lt;=[.$F17]+[.$G17]-1);1;&quot;&quot;))">
            <text:p/>
          </table:table-cell>
          <table:table-cell table:style-name="ce40" table:formula="of:=IF(AND([.$C17]=&quot;Objetivo&quot;;[.AJ$5]&gt;=[.$F17];[.AJ$5]&lt;=[.$F17]+[.$G17]-1);2;IF(AND([.$C17]=&quot;Hito&quot;;[.AJ$5]&gt;=[.$F17];[.AJ$5]&lt;=[.$F17]+[.$G17]-1);1;&quot;&quot;))">
            <text:p/>
          </table:table-cell>
          <table:table-cell table:style-name="ce40" table:formula="of:=IF(AND([.$C17]=&quot;Objetivo&quot;;[.AK$5]&gt;=[.$F17];[.AK$5]&lt;=[.$F17]+[.$G17]-1);2;IF(AND([.$C17]=&quot;Hito&quot;;[.AK$5]&gt;=[.$F17];[.AK$5]&lt;=[.$F17]+[.$G17]-1);1;&quot;&quot;))">
            <text:p/>
          </table:table-cell>
          <table:table-cell table:style-name="ce40" table:formula="of:=IF(AND([.$C17]=&quot;Objetivo&quot;;[.AL$5]&gt;=[.$F17];[.AL$5]&lt;=[.$F17]+[.$G17]-1);2;IF(AND([.$C17]=&quot;Hito&quot;;[.AL$5]&gt;=[.$F17];[.AL$5]&lt;=[.$F17]+[.$G17]-1);1;&quot;&quot;))">
            <text:p/>
          </table:table-cell>
          <table:table-cell table:style-name="ce40" table:formula="of:=IF(AND([.$C17]=&quot;Objetivo&quot;;[.AM$5]&gt;=[.$F17];[.AM$5]&lt;=[.$F17]+[.$G17]-1);2;IF(AND([.$C17]=&quot;Hito&quot;;[.AM$5]&gt;=[.$F17];[.AM$5]&lt;=[.$F17]+[.$G17]-1);1;&quot;&quot;))">
            <text:p/>
          </table:table-cell>
          <table:table-cell table:style-name="ce40" table:formula="of:=IF(AND([.$C17]=&quot;Objetivo&quot;;[.AN$5]&gt;=[.$F17];[.AN$5]&lt;=[.$F17]+[.$G17]-1);2;IF(AND([.$C17]=&quot;Hito&quot;;[.AN$5]&gt;=[.$F17];[.AN$5]&lt;=[.$F17]+[.$G17]-1);1;&quot;&quot;))">
            <text:p/>
          </table:table-cell>
          <table:table-cell table:style-name="ce40" table:formula="of:=IF(AND([.$C17]=&quot;Objetivo&quot;;[.AO$5]&gt;=[.$F17];[.AO$5]&lt;=[.$F17]+[.$G17]-1);2;IF(AND([.$C17]=&quot;Hito&quot;;[.AO$5]&gt;=[.$F17];[.AO$5]&lt;=[.$F17]+[.$G17]-1);1;&quot;&quot;))">
            <text:p/>
          </table:table-cell>
          <table:table-cell table:style-name="ce40" table:formula="of:=IF(AND([.$C17]=&quot;Objetivo&quot;;[.AP$5]&gt;=[.$F17];[.AP$5]&lt;=[.$F17]+[.$G17]-1);2;IF(AND([.$C17]=&quot;Hito&quot;;[.AP$5]&gt;=[.$F17];[.AP$5]&lt;=[.$F17]+[.$G17]-1);1;&quot;&quot;))">
            <text:p/>
          </table:table-cell>
          <table:table-cell table:style-name="ce40" table:formula="of:=IF(AND([.$C17]=&quot;Objetivo&quot;;[.AQ$5]&gt;=[.$F17];[.AQ$5]&lt;=[.$F17]+[.$G17]-1);2;IF(AND([.$C17]=&quot;Hito&quot;;[.AQ$5]&gt;=[.$F17];[.AQ$5]&lt;=[.$F17]+[.$G17]-1);1;&quot;&quot;))">
            <text:p/>
          </table:table-cell>
          <table:table-cell table:style-name="ce40" table:formula="of:=IF(AND([.$C17]=&quot;Objetivo&quot;;[.AR$5]&gt;=[.$F17];[.AR$5]&lt;=[.$F17]+[.$G17]-1);2;IF(AND([.$C17]=&quot;Hito&quot;;[.AR$5]&gt;=[.$F17];[.AR$5]&lt;=[.$F17]+[.$G17]-1);1;&quot;&quot;))">
            <text:p/>
          </table:table-cell>
          <table:table-cell table:style-name="ce40" table:formula="of:=IF(AND([.$C17]=&quot;Objetivo&quot;;[.AS$5]&gt;=[.$F17];[.AS$5]&lt;=[.$F17]+[.$G17]-1);2;IF(AND([.$C17]=&quot;Hito&quot;;[.AS$5]&gt;=[.$F17];[.AS$5]&lt;=[.$F17]+[.$G17]-1);1;&quot;&quot;))">
            <text:p/>
          </table:table-cell>
          <table:table-cell table:style-name="ce40" table:formula="of:=IF(AND([.$C17]=&quot;Objetivo&quot;;[.AT$5]&gt;=[.$F17];[.AT$5]&lt;=[.$F17]+[.$G17]-1);2;IF(AND([.$C17]=&quot;Hito&quot;;[.AT$5]&gt;=[.$F17];[.AT$5]&lt;=[.$F17]+[.$G17]-1);1;&quot;&quot;))">
            <text:p/>
          </table:table-cell>
          <table:table-cell table:style-name="ce40" table:formula="of:=IF(AND([.$C17]=&quot;Objetivo&quot;;[.AU$5]&gt;=[.$F17];[.AU$5]&lt;=[.$F17]+[.$G17]-1);2;IF(AND([.$C17]=&quot;Hito&quot;;[.AU$5]&gt;=[.$F17];[.AU$5]&lt;=[.$F17]+[.$G17]-1);1;&quot;&quot;))">
            <text:p/>
          </table:table-cell>
          <table:table-cell table:style-name="ce40" table:formula="of:=IF(AND([.$C17]=&quot;Objetivo&quot;;[.AV$5]&gt;=[.$F17];[.AV$5]&lt;=[.$F17]+[.$G17]-1);2;IF(AND([.$C17]=&quot;Hito&quot;;[.AV$5]&gt;=[.$F17];[.AV$5]&lt;=[.$F17]+[.$G17]-1);1;&quot;&quot;))">
            <text:p/>
          </table:table-cell>
          <table:table-cell table:style-name="ce40" table:formula="of:=IF(AND([.$C17]=&quot;Objetivo&quot;;[.AW$5]&gt;=[.$F17];[.AW$5]&lt;=[.$F17]+[.$G17]-1);2;IF(AND([.$C17]=&quot;Hito&quot;;[.AW$5]&gt;=[.$F17];[.AW$5]&lt;=[.$F17]+[.$G17]-1);1;&quot;&quot;))">
            <text:p/>
          </table:table-cell>
          <table:table-cell table:style-name="ce40" table:formula="of:=IF(AND([.$C17]=&quot;Objetivo&quot;;[.AX$5]&gt;=[.$F17];[.AX$5]&lt;=[.$F17]+[.$G17]-1);2;IF(AND([.$C17]=&quot;Hito&quot;;[.AX$5]&gt;=[.$F17];[.AX$5]&lt;=[.$F17]+[.$G17]-1);1;&quot;&quot;))">
            <text:p/>
          </table:table-cell>
          <table:table-cell table:style-name="ce40" table:formula="of:=IF(AND([.$C17]=&quot;Objetivo&quot;;[.AY$5]&gt;=[.$F17];[.AY$5]&lt;=[.$F17]+[.$G17]-1);2;IF(AND([.$C17]=&quot;Hito&quot;;[.AY$5]&gt;=[.$F17];[.AY$5]&lt;=[.$F17]+[.$G17]-1);1;&quot;&quot;))">
            <text:p/>
          </table:table-cell>
          <table:table-cell table:style-name="ce40" table:formula="of:=IF(AND([.$C17]=&quot;Objetivo&quot;;[.AZ$5]&gt;=[.$F17];[.AZ$5]&lt;=[.$F17]+[.$G17]-1);2;IF(AND([.$C17]=&quot;Hito&quot;;[.AZ$5]&gt;=[.$F17];[.AZ$5]&lt;=[.$F17]+[.$G17]-1);1;&quot;&quot;))">
            <text:p/>
          </table:table-cell>
          <table:table-cell table:style-name="ce40" table:formula="of:=IF(AND([.$C17]=&quot;Objetivo&quot;;[.BA$5]&gt;=[.$F17];[.BA$5]&lt;=[.$F17]+[.$G17]-1);2;IF(AND([.$C17]=&quot;Hito&quot;;[.BA$5]&gt;=[.$F17];[.BA$5]&lt;=[.$F17]+[.$G17]-1);1;&quot;&quot;))">
            <text:p/>
          </table:table-cell>
          <table:table-cell table:style-name="ce40" table:formula="of:=IF(AND([.$C17]=&quot;Objetivo&quot;;[.BB$5]&gt;=[.$F17];[.BB$5]&lt;=[.$F17]+[.$G17]-1);2;IF(AND([.$C17]=&quot;Hito&quot;;[.BB$5]&gt;=[.$F17];[.BB$5]&lt;=[.$F17]+[.$G17]-1);1;&quot;&quot;))">
            <text:p/>
          </table:table-cell>
          <table:table-cell table:style-name="ce40" table:formula="of:=IF(AND([.$C17]=&quot;Objetivo&quot;;[.BC$5]&gt;=[.$F17];[.BC$5]&lt;=[.$F17]+[.$G17]-1);2;IF(AND([.$C17]=&quot;Hito&quot;;[.BC$5]&gt;=[.$F17];[.BC$5]&lt;=[.$F17]+[.$G17]-1);1;&quot;&quot;))">
            <text:p/>
          </table:table-cell>
          <table:table-cell table:style-name="ce40" table:formula="of:=IF(AND([.$C17]=&quot;Objetivo&quot;;[.BD$5]&gt;=[.$F17];[.BD$5]&lt;=[.$F17]+[.$G17]-1);2;IF(AND([.$C17]=&quot;Hito&quot;;[.BD$5]&gt;=[.$F17];[.BD$5]&lt;=[.$F17]+[.$G17]-1);1;&quot;&quot;))">
            <text:p/>
          </table:table-cell>
          <table:table-cell table:style-name="ce40" table:formula="of:=IF(AND([.$C17]=&quot;Objetivo&quot;;[.BE$5]&gt;=[.$F17];[.BE$5]&lt;=[.$F17]+[.$G17]-1);2;IF(AND([.$C17]=&quot;Hito&quot;;[.BE$5]&gt;=[.$F17];[.BE$5]&lt;=[.$F17]+[.$G17]-1);1;&quot;&quot;))">
            <text:p/>
          </table:table-cell>
          <table:table-cell table:style-name="ce40" table:formula="of:=IF(AND([.$C17]=&quot;Objetivo&quot;;[.BF$5]&gt;=[.$F17];[.BF$5]&lt;=[.$F17]+[.$G17]-1);2;IF(AND([.$C17]=&quot;Hito&quot;;[.BF$5]&gt;=[.$F17];[.BF$5]&lt;=[.$F17]+[.$G17]-1);1;&quot;&quot;))">
            <text:p/>
          </table:table-cell>
          <table:table-cell table:style-name="ce40" table:formula="of:=IF(AND([.$C17]=&quot;Objetivo&quot;;[.BG$5]&gt;=[.$F17];[.BG$5]&lt;=[.$F17]+[.$G17]-1);2;IF(AND([.$C17]=&quot;Hito&quot;;[.BG$5]&gt;=[.$F17];[.BG$5]&lt;=[.$F17]+[.$G17]-1);1;&quot;&quot;))">
            <text:p/>
          </table:table-cell>
          <table:table-cell table:style-name="ce40" table:formula="of:=IF(AND([.$C17]=&quot;Objetivo&quot;;[.BH$5]&gt;=[.$F17];[.BH$5]&lt;=[.$F17]+[.$G17]-1);2;IF(AND([.$C17]=&quot;Hito&quot;;[.BH$5]&gt;=[.$F17];[.BH$5]&lt;=[.$F17]+[.$G17]-1);1;&quot;&quot;))">
            <text:p/>
          </table:table-cell>
          <table:table-cell table:style-name="ce40" table:formula="of:=IF(AND([.$C17]=&quot;Objetivo&quot;;[.BI$5]&gt;=[.$F17];[.BI$5]&lt;=[.$F17]+[.$G17]-1);2;IF(AND([.$C17]=&quot;Hito&quot;;[.BI$5]&gt;=[.$F17];[.BI$5]&lt;=[.$F17]+[.$G17]-1);1;&quot;&quot;))">
            <text:p/>
          </table:table-cell>
          <table:table-cell table:style-name="ce40" table:formula="of:=IF(AND([.$C17]=&quot;Objetivo&quot;;[.BJ$5]&gt;=[.$F17];[.BJ$5]&lt;=[.$F17]+[.$G17]-1);2;IF(AND([.$C17]=&quot;Hito&quot;;[.BJ$5]&gt;=[.$F17];[.BJ$5]&lt;=[.$F17]+[.$G17]-1);1;&quot;&quot;))">
            <text:p/>
          </table:table-cell>
          <table:table-cell table:style-name="ce40" table:formula="of:=IF(AND([.$C17]=&quot;Objetivo&quot;;[.BK$5]&gt;=[.$F17];[.BK$5]&lt;=[.$F17]+[.$G17]-1);2;IF(AND([.$C17]=&quot;Hito&quot;;[.BK$5]&gt;=[.$F17];[.BK$5]&lt;=[.$F17]+[.$G17]-1);1;&quot;&quot;))">
            <text:p/>
          </table:table-cell>
          <table:table-cell table:style-name="ce40" table:formula="of:=IF(AND([.$C17]=&quot;Objetivo&quot;;[.BL$5]&gt;=[.$F17];[.BL$5]&lt;=[.$F17]+[.$G17]-1);2;IF(AND([.$C17]=&quot;Hito&quot;;[.BL$5]&gt;=[.$F17];[.BL$5]&lt;=[.$F17]+[.$G17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7" office:value-type="string" calcext:value-type="string">
            <text:p>Octavo sprint</text:p>
          </table:table-cell>
          <table:table-cell table:style-name="ce12" table:content-validation-name="val1" office:value-type="string" calcext:value-type="string">
            <text:p>Según lo previsto</text:p>
          </table:table-cell>
          <table:table-cell table:style-name="ce12" office:value-type="string" calcext:value-type="string">
            <text:p>Grupo 2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22" table:formula="of:=[.F17]+30" office:value-type="date" office:date-value="2022-11-19" calcext:value-type="date">
            <text:p>19/11/2022</text:p>
          </table:table-cell>
          <table:table-cell table:style-name="ce28" office:value-type="float" office:value="30" calcext:value-type="float">
            <text:p>30 </text:p>
          </table:table-cell>
          <table:table-cell table:style-name="ce12"/>
          <table:table-cell table:style-name="ce40" table:formula="of:=IF(AND([.$C18]=&quot;Objetivo&quot;;[.I$5]&gt;=[.$F18];[.I$5]&lt;=[.$F18]+[.$G18]-1);2;IF(AND([.$C18]=&quot;Hito&quot;;[.I$5]&gt;=[.$F18];[.I$5]&lt;=[.$F18]+[.$G18]-1);1;&quot;&quot;))">
            <text:p/>
          </table:table-cell>
          <table:table-cell table:style-name="ce40" table:formula="of:=IF(AND([.$C18]=&quot;Objetivo&quot;;[.J$5]&gt;=[.$F18];[.J$5]&lt;=[.$F18]+[.$G18]-1);2;IF(AND([.$C18]=&quot;Hito&quot;;[.J$5]&gt;=[.$F18];[.J$5]&lt;=[.$F18]+[.$G18]-1);1;&quot;&quot;))">
            <text:p/>
          </table:table-cell>
          <table:table-cell table:style-name="ce40" table:formula="of:=IF(AND([.$C18]=&quot;Objetivo&quot;;[.K$5]&gt;=[.$F18];[.K$5]&lt;=[.$F18]+[.$G18]-1);2;IF(AND([.$C18]=&quot;Hito&quot;;[.K$5]&gt;=[.$F18];[.K$5]&lt;=[.$F18]+[.$G18]-1);1;&quot;&quot;))">
            <text:p/>
          </table:table-cell>
          <table:table-cell table:style-name="ce40" table:formula="of:=IF(AND([.$C18]=&quot;Objetivo&quot;;[.L$5]&gt;=[.$F18];[.L$5]&lt;=[.$F18]+[.$G18]-1);2;IF(AND([.$C18]=&quot;Hito&quot;;[.L$5]&gt;=[.$F18];[.L$5]&lt;=[.$F18]+[.$G18]-1);1;&quot;&quot;))">
            <text:p/>
          </table:table-cell>
          <table:table-cell table:style-name="ce40" table:formula="of:=IF(AND([.$C18]=&quot;Objetivo&quot;;[.M$5]&gt;=[.$F18];[.M$5]&lt;=[.$F18]+[.$G18]-1);2;IF(AND([.$C18]=&quot;Hito&quot;;[.M$5]&gt;=[.$F18];[.M$5]&lt;=[.$F18]+[.$G18]-1);1;&quot;&quot;))">
            <text:p/>
          </table:table-cell>
          <table:table-cell table:style-name="ce40" table:formula="of:=IF(AND([.$C18]=&quot;Objetivo&quot;;[.N$5]&gt;=[.$F18];[.N$5]&lt;=[.$F18]+[.$G18]-1);2;IF(AND([.$C18]=&quot;Hito&quot;;[.N$5]&gt;=[.$F18];[.N$5]&lt;=[.$F18]+[.$G18]-1);1;&quot;&quot;))">
            <text:p/>
          </table:table-cell>
          <table:table-cell table:style-name="ce40" table:formula="of:=IF(AND([.$C18]=&quot;Objetivo&quot;;[.O$5]&gt;=[.$F18];[.O$5]&lt;=[.$F18]+[.$G18]-1);2;IF(AND([.$C18]=&quot;Hito&quot;;[.O$5]&gt;=[.$F18];[.O$5]&lt;=[.$F18]+[.$G18]-1);1;&quot;&quot;))">
            <text:p/>
          </table:table-cell>
          <table:table-cell table:style-name="ce40" table:formula="of:=IF(AND([.$C18]=&quot;Objetivo&quot;;[.P$5]&gt;=[.$F18];[.P$5]&lt;=[.$F18]+[.$G18]-1);2;IF(AND([.$C18]=&quot;Hito&quot;;[.P$5]&gt;=[.$F18];[.P$5]&lt;=[.$F18]+[.$G18]-1);1;&quot;&quot;))">
            <text:p/>
          </table:table-cell>
          <table:table-cell table:style-name="ce40" table:formula="of:=IF(AND([.$C18]=&quot;Objetivo&quot;;[.Q$5]&gt;=[.$F18];[.Q$5]&lt;=[.$F18]+[.$G18]-1);2;IF(AND([.$C18]=&quot;Hito&quot;;[.Q$5]&gt;=[.$F18];[.Q$5]&lt;=[.$F18]+[.$G18]-1);1;&quot;&quot;))">
            <text:p/>
          </table:table-cell>
          <table:table-cell table:style-name="ce40" table:formula="of:=IF(AND([.$C18]=&quot;Objetivo&quot;;[.R$5]&gt;=[.$F18];[.R$5]&lt;=[.$F18]+[.$G18]-1);2;IF(AND([.$C18]=&quot;Hito&quot;;[.R$5]&gt;=[.$F18];[.R$5]&lt;=[.$F18]+[.$G18]-1);1;&quot;&quot;))">
            <text:p/>
          </table:table-cell>
          <table:table-cell table:style-name="ce40" table:formula="of:=IF(AND([.$C18]=&quot;Objetivo&quot;;[.S$5]&gt;=[.$F18];[.S$5]&lt;=[.$F18]+[.$G18]-1);2;IF(AND([.$C18]=&quot;Hito&quot;;[.S$5]&gt;=[.$F18];[.S$5]&lt;=[.$F18]+[.$G18]-1);1;&quot;&quot;))">
            <text:p/>
          </table:table-cell>
          <table:table-cell table:style-name="ce40" table:formula="of:=IF(AND([.$C18]=&quot;Objetivo&quot;;[.T$5]&gt;=[.$F18];[.T$5]&lt;=[.$F18]+[.$G18]-1);2;IF(AND([.$C18]=&quot;Hito&quot;;[.T$5]&gt;=[.$F18];[.T$5]&lt;=[.$F18]+[.$G18]-1);1;&quot;&quot;))">
            <text:p/>
          </table:table-cell>
          <table:table-cell table:style-name="ce40" table:formula="of:=IF(AND([.$C18]=&quot;Objetivo&quot;;[.U$5]&gt;=[.$F18];[.U$5]&lt;=[.$F18]+[.$G18]-1);2;IF(AND([.$C18]=&quot;Hito&quot;;[.U$5]&gt;=[.$F18];[.U$5]&lt;=[.$F18]+[.$G18]-1);1;&quot;&quot;))">
            <text:p/>
          </table:table-cell>
          <table:table-cell table:style-name="ce40" table:formula="of:=IF(AND([.$C18]=&quot;Objetivo&quot;;[.V$5]&gt;=[.$F18];[.V$5]&lt;=[.$F18]+[.$G18]-1);2;IF(AND([.$C18]=&quot;Hito&quot;;[.V$5]&gt;=[.$F18];[.V$5]&lt;=[.$F18]+[.$G18]-1);1;&quot;&quot;))">
            <text:p/>
          </table:table-cell>
          <table:table-cell table:style-name="ce40" table:formula="of:=IF(AND([.$C18]=&quot;Objetivo&quot;;[.W$5]&gt;=[.$F18];[.W$5]&lt;=[.$F18]+[.$G18]-1);2;IF(AND([.$C18]=&quot;Hito&quot;;[.W$5]&gt;=[.$F18];[.W$5]&lt;=[.$F18]+[.$G18]-1);1;&quot;&quot;))">
            <text:p/>
          </table:table-cell>
          <table:table-cell table:style-name="ce40" table:formula="of:=IF(AND([.$C18]=&quot;Objetivo&quot;;[.X$5]&gt;=[.$F18];[.X$5]&lt;=[.$F18]+[.$G18]-1);2;IF(AND([.$C18]=&quot;Hito&quot;;[.X$5]&gt;=[.$F18];[.X$5]&lt;=[.$F18]+[.$G18]-1);1;&quot;&quot;))">
            <text:p/>
          </table:table-cell>
          <table:table-cell table:style-name="ce40" table:formula="of:=IF(AND([.$C18]=&quot;Objetivo&quot;;[.Y$5]&gt;=[.$F18];[.Y$5]&lt;=[.$F18]+[.$G18]-1);2;IF(AND([.$C18]=&quot;Hito&quot;;[.Y$5]&gt;=[.$F18];[.Y$5]&lt;=[.$F18]+[.$G18]-1);1;&quot;&quot;))">
            <text:p/>
          </table:table-cell>
          <table:table-cell table:style-name="ce40" table:formula="of:=IF(AND([.$C18]=&quot;Objetivo&quot;;[.Z$5]&gt;=[.$F18];[.Z$5]&lt;=[.$F18]+[.$G18]-1);2;IF(AND([.$C18]=&quot;Hito&quot;;[.Z$5]&gt;=[.$F18];[.Z$5]&lt;=[.$F18]+[.$G18]-1);1;&quot;&quot;))">
            <text:p/>
          </table:table-cell>
          <table:table-cell table:style-name="ce40" table:formula="of:=IF(AND([.$C18]=&quot;Objetivo&quot;;[.AA$5]&gt;=[.$F18];[.AA$5]&lt;=[.$F18]+[.$G18]-1);2;IF(AND([.$C18]=&quot;Hito&quot;;[.AA$5]&gt;=[.$F18];[.AA$5]&lt;=[.$F18]+[.$G18]-1);1;&quot;&quot;))">
            <text:p/>
          </table:table-cell>
          <table:table-cell table:style-name="ce40" table:formula="of:=IF(AND([.$C18]=&quot;Objetivo&quot;;[.AB$5]&gt;=[.$F18];[.AB$5]&lt;=[.$F18]+[.$G18]-1);2;IF(AND([.$C18]=&quot;Hito&quot;;[.AB$5]&gt;=[.$F18];[.AB$5]&lt;=[.$F18]+[.$G18]-1);1;&quot;&quot;))">
            <text:p/>
          </table:table-cell>
          <table:table-cell table:style-name="ce40" table:formula="of:=IF(AND([.$C18]=&quot;Objetivo&quot;;[.AC$5]&gt;=[.$F18];[.AC$5]&lt;=[.$F18]+[.$G18]-1);2;IF(AND([.$C18]=&quot;Hito&quot;;[.AC$5]&gt;=[.$F18];[.AC$5]&lt;=[.$F18]+[.$G18]-1);1;&quot;&quot;))">
            <text:p/>
          </table:table-cell>
          <table:table-cell table:style-name="ce40" table:formula="of:=IF(AND([.$C18]=&quot;Objetivo&quot;;[.AD$5]&gt;=[.$F18];[.AD$5]&lt;=[.$F18]+[.$G18]-1);2;IF(AND([.$C18]=&quot;Hito&quot;;[.AD$5]&gt;=[.$F18];[.AD$5]&lt;=[.$F18]+[.$G18]-1);1;&quot;&quot;))">
            <text:p/>
          </table:table-cell>
          <table:table-cell table:style-name="ce40" table:formula="of:=IF(AND([.$C18]=&quot;Objetivo&quot;;[.AE$5]&gt;=[.$F18];[.AE$5]&lt;=[.$F18]+[.$G18]-1);2;IF(AND([.$C18]=&quot;Hito&quot;;[.AE$5]&gt;=[.$F18];[.AE$5]&lt;=[.$F18]+[.$G18]-1);1;&quot;&quot;))">
            <text:p/>
          </table:table-cell>
          <table:table-cell table:style-name="ce40" table:formula="of:=IF(AND([.$C18]=&quot;Objetivo&quot;;[.AF$5]&gt;=[.$F18];[.AF$5]&lt;=[.$F18]+[.$G18]-1);2;IF(AND([.$C18]=&quot;Hito&quot;;[.AF$5]&gt;=[.$F18];[.AF$5]&lt;=[.$F18]+[.$G18]-1);1;&quot;&quot;))">
            <text:p/>
          </table:table-cell>
          <table:table-cell table:style-name="ce40" table:formula="of:=IF(AND([.$C18]=&quot;Objetivo&quot;;[.AG$5]&gt;=[.$F18];[.AG$5]&lt;=[.$F18]+[.$G18]-1);2;IF(AND([.$C18]=&quot;Hito&quot;;[.AG$5]&gt;=[.$F18];[.AG$5]&lt;=[.$F18]+[.$G18]-1);1;&quot;&quot;))">
            <text:p/>
          </table:table-cell>
          <table:table-cell table:style-name="ce40" table:formula="of:=IF(AND([.$C18]=&quot;Objetivo&quot;;[.AH$5]&gt;=[.$F18];[.AH$5]&lt;=[.$F18]+[.$G18]-1);2;IF(AND([.$C18]=&quot;Hito&quot;;[.AH$5]&gt;=[.$F18];[.AH$5]&lt;=[.$F18]+[.$G18]-1);1;&quot;&quot;))">
            <text:p/>
          </table:table-cell>
          <table:table-cell table:style-name="ce40" table:formula="of:=IF(AND([.$C18]=&quot;Objetivo&quot;;[.AI$5]&gt;=[.$F18];[.AI$5]&lt;=[.$F18]+[.$G18]-1);2;IF(AND([.$C18]=&quot;Hito&quot;;[.AI$5]&gt;=[.$F18];[.AI$5]&lt;=[.$F18]+[.$G18]-1);1;&quot;&quot;))">
            <text:p/>
          </table:table-cell>
          <table:table-cell table:style-name="ce40" table:formula="of:=IF(AND([.$C18]=&quot;Objetivo&quot;;[.AJ$5]&gt;=[.$F18];[.AJ$5]&lt;=[.$F18]+[.$G18]-1);2;IF(AND([.$C18]=&quot;Hito&quot;;[.AJ$5]&gt;=[.$F18];[.AJ$5]&lt;=[.$F18]+[.$G18]-1);1;&quot;&quot;))">
            <text:p/>
          </table:table-cell>
          <table:table-cell table:style-name="ce40" table:formula="of:=IF(AND([.$C18]=&quot;Objetivo&quot;;[.AK$5]&gt;=[.$F18];[.AK$5]&lt;=[.$F18]+[.$G18]-1);2;IF(AND([.$C18]=&quot;Hito&quot;;[.AK$5]&gt;=[.$F18];[.AK$5]&lt;=[.$F18]+[.$G18]-1);1;&quot;&quot;))">
            <text:p/>
          </table:table-cell>
          <table:table-cell table:style-name="ce40" table:formula="of:=IF(AND([.$C18]=&quot;Objetivo&quot;;[.AL$5]&gt;=[.$F18];[.AL$5]&lt;=[.$F18]+[.$G18]-1);2;IF(AND([.$C18]=&quot;Hito&quot;;[.AL$5]&gt;=[.$F18];[.AL$5]&lt;=[.$F18]+[.$G18]-1);1;&quot;&quot;))">
            <text:p/>
          </table:table-cell>
          <table:table-cell table:style-name="ce40" table:formula="of:=IF(AND([.$C18]=&quot;Objetivo&quot;;[.AM$5]&gt;=[.$F18];[.AM$5]&lt;=[.$F18]+[.$G18]-1);2;IF(AND([.$C18]=&quot;Hito&quot;;[.AM$5]&gt;=[.$F18];[.AM$5]&lt;=[.$F18]+[.$G18]-1);1;&quot;&quot;))">
            <text:p/>
          </table:table-cell>
          <table:table-cell table:style-name="ce40" table:formula="of:=IF(AND([.$C18]=&quot;Objetivo&quot;;[.AN$5]&gt;=[.$F18];[.AN$5]&lt;=[.$F18]+[.$G18]-1);2;IF(AND([.$C18]=&quot;Hito&quot;;[.AN$5]&gt;=[.$F18];[.AN$5]&lt;=[.$F18]+[.$G18]-1);1;&quot;&quot;))">
            <text:p/>
          </table:table-cell>
          <table:table-cell table:style-name="ce40" table:formula="of:=IF(AND([.$C18]=&quot;Objetivo&quot;;[.AO$5]&gt;=[.$F18];[.AO$5]&lt;=[.$F18]+[.$G18]-1);2;IF(AND([.$C18]=&quot;Hito&quot;;[.AO$5]&gt;=[.$F18];[.AO$5]&lt;=[.$F18]+[.$G18]-1);1;&quot;&quot;))">
            <text:p/>
          </table:table-cell>
          <table:table-cell table:style-name="ce40" table:formula="of:=IF(AND([.$C18]=&quot;Objetivo&quot;;[.AP$5]&gt;=[.$F18];[.AP$5]&lt;=[.$F18]+[.$G18]-1);2;IF(AND([.$C18]=&quot;Hito&quot;;[.AP$5]&gt;=[.$F18];[.AP$5]&lt;=[.$F18]+[.$G18]-1);1;&quot;&quot;))">
            <text:p/>
          </table:table-cell>
          <table:table-cell table:style-name="ce40" table:formula="of:=IF(AND([.$C18]=&quot;Objetivo&quot;;[.AQ$5]&gt;=[.$F18];[.AQ$5]&lt;=[.$F18]+[.$G18]-1);2;IF(AND([.$C18]=&quot;Hito&quot;;[.AQ$5]&gt;=[.$F18];[.AQ$5]&lt;=[.$F18]+[.$G18]-1);1;&quot;&quot;))">
            <text:p/>
          </table:table-cell>
          <table:table-cell table:style-name="ce40" table:formula="of:=IF(AND([.$C18]=&quot;Objetivo&quot;;[.AR$5]&gt;=[.$F18];[.AR$5]&lt;=[.$F18]+[.$G18]-1);2;IF(AND([.$C18]=&quot;Hito&quot;;[.AR$5]&gt;=[.$F18];[.AR$5]&lt;=[.$F18]+[.$G18]-1);1;&quot;&quot;))">
            <text:p/>
          </table:table-cell>
          <table:table-cell table:style-name="ce40" table:formula="of:=IF(AND([.$C18]=&quot;Objetivo&quot;;[.AS$5]&gt;=[.$F18];[.AS$5]&lt;=[.$F18]+[.$G18]-1);2;IF(AND([.$C18]=&quot;Hito&quot;;[.AS$5]&gt;=[.$F18];[.AS$5]&lt;=[.$F18]+[.$G18]-1);1;&quot;&quot;))">
            <text:p/>
          </table:table-cell>
          <table:table-cell table:style-name="ce40" table:formula="of:=IF(AND([.$C18]=&quot;Objetivo&quot;;[.AT$5]&gt;=[.$F18];[.AT$5]&lt;=[.$F18]+[.$G18]-1);2;IF(AND([.$C18]=&quot;Hito&quot;;[.AT$5]&gt;=[.$F18];[.AT$5]&lt;=[.$F18]+[.$G18]-1);1;&quot;&quot;))">
            <text:p/>
          </table:table-cell>
          <table:table-cell table:style-name="ce40" table:formula="of:=IF(AND([.$C18]=&quot;Objetivo&quot;;[.AU$5]&gt;=[.$F18];[.AU$5]&lt;=[.$F18]+[.$G18]-1);2;IF(AND([.$C18]=&quot;Hito&quot;;[.AU$5]&gt;=[.$F18];[.AU$5]&lt;=[.$F18]+[.$G18]-1);1;&quot;&quot;))">
            <text:p/>
          </table:table-cell>
          <table:table-cell table:style-name="ce40" table:formula="of:=IF(AND([.$C18]=&quot;Objetivo&quot;;[.AV$5]&gt;=[.$F18];[.AV$5]&lt;=[.$F18]+[.$G18]-1);2;IF(AND([.$C18]=&quot;Hito&quot;;[.AV$5]&gt;=[.$F18];[.AV$5]&lt;=[.$F18]+[.$G18]-1);1;&quot;&quot;))">
            <text:p/>
          </table:table-cell>
          <table:table-cell table:style-name="ce40" table:formula="of:=IF(AND([.$C18]=&quot;Objetivo&quot;;[.AW$5]&gt;=[.$F18];[.AW$5]&lt;=[.$F18]+[.$G18]-1);2;IF(AND([.$C18]=&quot;Hito&quot;;[.AW$5]&gt;=[.$F18];[.AW$5]&lt;=[.$F18]+[.$G18]-1);1;&quot;&quot;))">
            <text:p/>
          </table:table-cell>
          <table:table-cell table:style-name="ce40" table:formula="of:=IF(AND([.$C18]=&quot;Objetivo&quot;;[.AX$5]&gt;=[.$F18];[.AX$5]&lt;=[.$F18]+[.$G18]-1);2;IF(AND([.$C18]=&quot;Hito&quot;;[.AX$5]&gt;=[.$F18];[.AX$5]&lt;=[.$F18]+[.$G18]-1);1;&quot;&quot;))">
            <text:p/>
          </table:table-cell>
          <table:table-cell table:style-name="ce40" table:formula="of:=IF(AND([.$C18]=&quot;Objetivo&quot;;[.AY$5]&gt;=[.$F18];[.AY$5]&lt;=[.$F18]+[.$G18]-1);2;IF(AND([.$C18]=&quot;Hito&quot;;[.AY$5]&gt;=[.$F18];[.AY$5]&lt;=[.$F18]+[.$G18]-1);1;&quot;&quot;))">
            <text:p/>
          </table:table-cell>
          <table:table-cell table:style-name="ce40" table:formula="of:=IF(AND([.$C18]=&quot;Objetivo&quot;;[.AZ$5]&gt;=[.$F18];[.AZ$5]&lt;=[.$F18]+[.$G18]-1);2;IF(AND([.$C18]=&quot;Hito&quot;;[.AZ$5]&gt;=[.$F18];[.AZ$5]&lt;=[.$F18]+[.$G18]-1);1;&quot;&quot;))">
            <text:p/>
          </table:table-cell>
          <table:table-cell table:style-name="ce40" table:formula="of:=IF(AND([.$C18]=&quot;Objetivo&quot;;[.BA$5]&gt;=[.$F18];[.BA$5]&lt;=[.$F18]+[.$G18]-1);2;IF(AND([.$C18]=&quot;Hito&quot;;[.BA$5]&gt;=[.$F18];[.BA$5]&lt;=[.$F18]+[.$G18]-1);1;&quot;&quot;))">
            <text:p/>
          </table:table-cell>
          <table:table-cell table:style-name="ce40" table:formula="of:=IF(AND([.$C18]=&quot;Objetivo&quot;;[.BB$5]&gt;=[.$F18];[.BB$5]&lt;=[.$F18]+[.$G18]-1);2;IF(AND([.$C18]=&quot;Hito&quot;;[.BB$5]&gt;=[.$F18];[.BB$5]&lt;=[.$F18]+[.$G18]-1);1;&quot;&quot;))">
            <text:p/>
          </table:table-cell>
          <table:table-cell table:style-name="ce40" table:formula="of:=IF(AND([.$C18]=&quot;Objetivo&quot;;[.BC$5]&gt;=[.$F18];[.BC$5]&lt;=[.$F18]+[.$G18]-1);2;IF(AND([.$C18]=&quot;Hito&quot;;[.BC$5]&gt;=[.$F18];[.BC$5]&lt;=[.$F18]+[.$G18]-1);1;&quot;&quot;))">
            <text:p/>
          </table:table-cell>
          <table:table-cell table:style-name="ce40" table:formula="of:=IF(AND([.$C18]=&quot;Objetivo&quot;;[.BD$5]&gt;=[.$F18];[.BD$5]&lt;=[.$F18]+[.$G18]-1);2;IF(AND([.$C18]=&quot;Hito&quot;;[.BD$5]&gt;=[.$F18];[.BD$5]&lt;=[.$F18]+[.$G18]-1);1;&quot;&quot;))">
            <text:p/>
          </table:table-cell>
          <table:table-cell table:style-name="ce40" table:formula="of:=IF(AND([.$C18]=&quot;Objetivo&quot;;[.BE$5]&gt;=[.$F18];[.BE$5]&lt;=[.$F18]+[.$G18]-1);2;IF(AND([.$C18]=&quot;Hito&quot;;[.BE$5]&gt;=[.$F18];[.BE$5]&lt;=[.$F18]+[.$G18]-1);1;&quot;&quot;))">
            <text:p/>
          </table:table-cell>
          <table:table-cell table:style-name="ce40" table:formula="of:=IF(AND([.$C18]=&quot;Objetivo&quot;;[.BF$5]&gt;=[.$F18];[.BF$5]&lt;=[.$F18]+[.$G18]-1);2;IF(AND([.$C18]=&quot;Hito&quot;;[.BF$5]&gt;=[.$F18];[.BF$5]&lt;=[.$F18]+[.$G18]-1);1;&quot;&quot;))">
            <text:p/>
          </table:table-cell>
          <table:table-cell table:style-name="ce40" table:formula="of:=IF(AND([.$C18]=&quot;Objetivo&quot;;[.BG$5]&gt;=[.$F18];[.BG$5]&lt;=[.$F18]+[.$G18]-1);2;IF(AND([.$C18]=&quot;Hito&quot;;[.BG$5]&gt;=[.$F18];[.BG$5]&lt;=[.$F18]+[.$G18]-1);1;&quot;&quot;))">
            <text:p/>
          </table:table-cell>
          <table:table-cell table:style-name="ce40" table:formula="of:=IF(AND([.$C18]=&quot;Objetivo&quot;;[.BH$5]&gt;=[.$F18];[.BH$5]&lt;=[.$F18]+[.$G18]-1);2;IF(AND([.$C18]=&quot;Hito&quot;;[.BH$5]&gt;=[.$F18];[.BH$5]&lt;=[.$F18]+[.$G18]-1);1;&quot;&quot;))">
            <text:p/>
          </table:table-cell>
          <table:table-cell table:style-name="ce40" table:formula="of:=IF(AND([.$C18]=&quot;Objetivo&quot;;[.BI$5]&gt;=[.$F18];[.BI$5]&lt;=[.$F18]+[.$G18]-1);2;IF(AND([.$C18]=&quot;Hito&quot;;[.BI$5]&gt;=[.$F18];[.BI$5]&lt;=[.$F18]+[.$G18]-1);1;&quot;&quot;))">
            <text:p/>
          </table:table-cell>
          <table:table-cell table:style-name="ce40" table:formula="of:=IF(AND([.$C18]=&quot;Objetivo&quot;;[.BJ$5]&gt;=[.$F18];[.BJ$5]&lt;=[.$F18]+[.$G18]-1);2;IF(AND([.$C18]=&quot;Hito&quot;;[.BJ$5]&gt;=[.$F18];[.BJ$5]&lt;=[.$F18]+[.$G18]-1);1;&quot;&quot;))">
            <text:p/>
          </table:table-cell>
          <table:table-cell table:style-name="ce40" table:formula="of:=IF(AND([.$C18]=&quot;Objetivo&quot;;[.BK$5]&gt;=[.$F18];[.BK$5]&lt;=[.$F18]+[.$G18]-1);2;IF(AND([.$C18]=&quot;Hito&quot;;[.BK$5]&gt;=[.$F18];[.BK$5]&lt;=[.$F18]+[.$G18]-1);1;&quot;&quot;))">
            <text:p/>
          </table:table-cell>
          <table:table-cell table:style-name="ce40" table:formula="of:=IF(AND([.$C18]=&quot;Objetivo&quot;;[.BL$5]&gt;=[.$F18];[.BL$5]&lt;=[.$F18]+[.$G18]-1);2;IF(AND([.$C18]=&quot;Hito&quot;;[.BL$5]&gt;=[.$F18];[.BL$5]&lt;=[.$F18]+[.$G18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8" table:number-columns-repeated="6"/>
          <table:table-cell table:style-name="ce12"/>
          <table:table-cell table:style-name="ce40" table:formula="of:=IF(AND([.$C19]=&quot;Objetivo&quot;;[.I$5]&gt;=[.$F19];[.I$5]&lt;=[.$F19]+[.$G19]-1);2;IF(AND([.$C19]=&quot;Hito&quot;;[.I$5]&gt;=[.$F19];[.I$5]&lt;=[.$F19]+[.$G19]-1);1;&quot;&quot;))">
            <text:p/>
          </table:table-cell>
          <table:table-cell table:style-name="ce40" table:formula="of:=IF(AND([.$C19]=&quot;Objetivo&quot;;[.J$5]&gt;=[.$F19];[.J$5]&lt;=[.$F19]+[.$G19]-1);2;IF(AND([.$C19]=&quot;Hito&quot;;[.J$5]&gt;=[.$F19];[.J$5]&lt;=[.$F19]+[.$G19]-1);1;&quot;&quot;))">
            <text:p/>
          </table:table-cell>
          <table:table-cell table:style-name="ce40" table:formula="of:=IF(AND([.$C19]=&quot;Objetivo&quot;;[.K$5]&gt;=[.$F19];[.K$5]&lt;=[.$F19]+[.$G19]-1);2;IF(AND([.$C19]=&quot;Hito&quot;;[.K$5]&gt;=[.$F19];[.K$5]&lt;=[.$F19]+[.$G19]-1);1;&quot;&quot;))">
            <text:p/>
          </table:table-cell>
          <table:table-cell table:style-name="ce40" table:formula="of:=IF(AND([.$C19]=&quot;Objetivo&quot;;[.L$5]&gt;=[.$F19];[.L$5]&lt;=[.$F19]+[.$G19]-1);2;IF(AND([.$C19]=&quot;Hito&quot;;[.L$5]&gt;=[.$F19];[.L$5]&lt;=[.$F19]+[.$G19]-1);1;&quot;&quot;))">
            <text:p/>
          </table:table-cell>
          <table:table-cell table:style-name="ce40" table:formula="of:=IF(AND([.$C19]=&quot;Objetivo&quot;;[.M$5]&gt;=[.$F19];[.M$5]&lt;=[.$F19]+[.$G19]-1);2;IF(AND([.$C19]=&quot;Hito&quot;;[.M$5]&gt;=[.$F19];[.M$5]&lt;=[.$F19]+[.$G19]-1);1;&quot;&quot;))">
            <text:p/>
          </table:table-cell>
          <table:table-cell table:style-name="ce40" table:formula="of:=IF(AND([.$C19]=&quot;Objetivo&quot;;[.N$5]&gt;=[.$F19];[.N$5]&lt;=[.$F19]+[.$G19]-1);2;IF(AND([.$C19]=&quot;Hito&quot;;[.N$5]&gt;=[.$F19];[.N$5]&lt;=[.$F19]+[.$G19]-1);1;&quot;&quot;))">
            <text:p/>
          </table:table-cell>
          <table:table-cell table:style-name="ce40" table:formula="of:=IF(AND([.$C19]=&quot;Objetivo&quot;;[.O$5]&gt;=[.$F19];[.O$5]&lt;=[.$F19]+[.$G19]-1);2;IF(AND([.$C19]=&quot;Hito&quot;;[.O$5]&gt;=[.$F19];[.O$5]&lt;=[.$F19]+[.$G19]-1);1;&quot;&quot;))">
            <text:p/>
          </table:table-cell>
          <table:table-cell table:style-name="ce40" table:formula="of:=IF(AND([.$C19]=&quot;Objetivo&quot;;[.P$5]&gt;=[.$F19];[.P$5]&lt;=[.$F19]+[.$G19]-1);2;IF(AND([.$C19]=&quot;Hito&quot;;[.P$5]&gt;=[.$F19];[.P$5]&lt;=[.$F19]+[.$G19]-1);1;&quot;&quot;))">
            <text:p/>
          </table:table-cell>
          <table:table-cell table:style-name="ce40" table:formula="of:=IF(AND([.$C19]=&quot;Objetivo&quot;;[.Q$5]&gt;=[.$F19];[.Q$5]&lt;=[.$F19]+[.$G19]-1);2;IF(AND([.$C19]=&quot;Hito&quot;;[.Q$5]&gt;=[.$F19];[.Q$5]&lt;=[.$F19]+[.$G19]-1);1;&quot;&quot;))">
            <text:p/>
          </table:table-cell>
          <table:table-cell table:style-name="ce40" table:formula="of:=IF(AND([.$C19]=&quot;Objetivo&quot;;[.R$5]&gt;=[.$F19];[.R$5]&lt;=[.$F19]+[.$G19]-1);2;IF(AND([.$C19]=&quot;Hito&quot;;[.R$5]&gt;=[.$F19];[.R$5]&lt;=[.$F19]+[.$G19]-1);1;&quot;&quot;))">
            <text:p/>
          </table:table-cell>
          <table:table-cell table:style-name="ce40" table:formula="of:=IF(AND([.$C19]=&quot;Objetivo&quot;;[.S$5]&gt;=[.$F19];[.S$5]&lt;=[.$F19]+[.$G19]-1);2;IF(AND([.$C19]=&quot;Hito&quot;;[.S$5]&gt;=[.$F19];[.S$5]&lt;=[.$F19]+[.$G19]-1);1;&quot;&quot;))">
            <text:p/>
          </table:table-cell>
          <table:table-cell table:style-name="ce40" table:formula="of:=IF(AND([.$C19]=&quot;Objetivo&quot;;[.T$5]&gt;=[.$F19];[.T$5]&lt;=[.$F19]+[.$G19]-1);2;IF(AND([.$C19]=&quot;Hito&quot;;[.T$5]&gt;=[.$F19];[.T$5]&lt;=[.$F19]+[.$G19]-1);1;&quot;&quot;))">
            <text:p/>
          </table:table-cell>
          <table:table-cell table:style-name="ce40" table:formula="of:=IF(AND([.$C19]=&quot;Objetivo&quot;;[.U$5]&gt;=[.$F19];[.U$5]&lt;=[.$F19]+[.$G19]-1);2;IF(AND([.$C19]=&quot;Hito&quot;;[.U$5]&gt;=[.$F19];[.U$5]&lt;=[.$F19]+[.$G19]-1);1;&quot;&quot;))">
            <text:p/>
          </table:table-cell>
          <table:table-cell table:style-name="ce40" table:formula="of:=IF(AND([.$C19]=&quot;Objetivo&quot;;[.V$5]&gt;=[.$F19];[.V$5]&lt;=[.$F19]+[.$G19]-1);2;IF(AND([.$C19]=&quot;Hito&quot;;[.V$5]&gt;=[.$F19];[.V$5]&lt;=[.$F19]+[.$G19]-1);1;&quot;&quot;))">
            <text:p/>
          </table:table-cell>
          <table:table-cell table:style-name="ce40" table:formula="of:=IF(AND([.$C19]=&quot;Objetivo&quot;;[.W$5]&gt;=[.$F19];[.W$5]&lt;=[.$F19]+[.$G19]-1);2;IF(AND([.$C19]=&quot;Hito&quot;;[.W$5]&gt;=[.$F19];[.W$5]&lt;=[.$F19]+[.$G19]-1);1;&quot;&quot;))">
            <text:p/>
          </table:table-cell>
          <table:table-cell table:style-name="ce40" table:formula="of:=IF(AND([.$C19]=&quot;Objetivo&quot;;[.X$5]&gt;=[.$F19];[.X$5]&lt;=[.$F19]+[.$G19]-1);2;IF(AND([.$C19]=&quot;Hito&quot;;[.X$5]&gt;=[.$F19];[.X$5]&lt;=[.$F19]+[.$G19]-1);1;&quot;&quot;))">
            <text:p/>
          </table:table-cell>
          <table:table-cell table:style-name="ce40" table:formula="of:=IF(AND([.$C19]=&quot;Objetivo&quot;;[.Y$5]&gt;=[.$F19];[.Y$5]&lt;=[.$F19]+[.$G19]-1);2;IF(AND([.$C19]=&quot;Hito&quot;;[.Y$5]&gt;=[.$F19];[.Y$5]&lt;=[.$F19]+[.$G19]-1);1;&quot;&quot;))">
            <text:p/>
          </table:table-cell>
          <table:table-cell table:style-name="ce40" table:formula="of:=IF(AND([.$C19]=&quot;Objetivo&quot;;[.Z$5]&gt;=[.$F19];[.Z$5]&lt;=[.$F19]+[.$G19]-1);2;IF(AND([.$C19]=&quot;Hito&quot;;[.Z$5]&gt;=[.$F19];[.Z$5]&lt;=[.$F19]+[.$G19]-1);1;&quot;&quot;))">
            <text:p/>
          </table:table-cell>
          <table:table-cell table:style-name="ce40" table:formula="of:=IF(AND([.$C19]=&quot;Objetivo&quot;;[.AA$5]&gt;=[.$F19];[.AA$5]&lt;=[.$F19]+[.$G19]-1);2;IF(AND([.$C19]=&quot;Hito&quot;;[.AA$5]&gt;=[.$F19];[.AA$5]&lt;=[.$F19]+[.$G19]-1);1;&quot;&quot;))">
            <text:p/>
          </table:table-cell>
          <table:table-cell table:style-name="ce40" table:formula="of:=IF(AND([.$C19]=&quot;Objetivo&quot;;[.AB$5]&gt;=[.$F19];[.AB$5]&lt;=[.$F19]+[.$G19]-1);2;IF(AND([.$C19]=&quot;Hito&quot;;[.AB$5]&gt;=[.$F19];[.AB$5]&lt;=[.$F19]+[.$G19]-1);1;&quot;&quot;))">
            <text:p/>
          </table:table-cell>
          <table:table-cell table:style-name="ce40" table:formula="of:=IF(AND([.$C19]=&quot;Objetivo&quot;;[.AC$5]&gt;=[.$F19];[.AC$5]&lt;=[.$F19]+[.$G19]-1);2;IF(AND([.$C19]=&quot;Hito&quot;;[.AC$5]&gt;=[.$F19];[.AC$5]&lt;=[.$F19]+[.$G19]-1);1;&quot;&quot;))">
            <text:p/>
          </table:table-cell>
          <table:table-cell table:style-name="ce40" table:formula="of:=IF(AND([.$C19]=&quot;Objetivo&quot;;[.AD$5]&gt;=[.$F19];[.AD$5]&lt;=[.$F19]+[.$G19]-1);2;IF(AND([.$C19]=&quot;Hito&quot;;[.AD$5]&gt;=[.$F19];[.AD$5]&lt;=[.$F19]+[.$G19]-1);1;&quot;&quot;))">
            <text:p/>
          </table:table-cell>
          <table:table-cell table:style-name="ce40" table:formula="of:=IF(AND([.$C19]=&quot;Objetivo&quot;;[.AE$5]&gt;=[.$F19];[.AE$5]&lt;=[.$F19]+[.$G19]-1);2;IF(AND([.$C19]=&quot;Hito&quot;;[.AE$5]&gt;=[.$F19];[.AE$5]&lt;=[.$F19]+[.$G19]-1);1;&quot;&quot;))">
            <text:p/>
          </table:table-cell>
          <table:table-cell table:style-name="ce40" table:formula="of:=IF(AND([.$C19]=&quot;Objetivo&quot;;[.AF$5]&gt;=[.$F19];[.AF$5]&lt;=[.$F19]+[.$G19]-1);2;IF(AND([.$C19]=&quot;Hito&quot;;[.AF$5]&gt;=[.$F19];[.AF$5]&lt;=[.$F19]+[.$G19]-1);1;&quot;&quot;))">
            <text:p/>
          </table:table-cell>
          <table:table-cell table:style-name="ce40" table:formula="of:=IF(AND([.$C19]=&quot;Objetivo&quot;;[.AG$5]&gt;=[.$F19];[.AG$5]&lt;=[.$F19]+[.$G19]-1);2;IF(AND([.$C19]=&quot;Hito&quot;;[.AG$5]&gt;=[.$F19];[.AG$5]&lt;=[.$F19]+[.$G19]-1);1;&quot;&quot;))">
            <text:p/>
          </table:table-cell>
          <table:table-cell table:style-name="ce40" table:formula="of:=IF(AND([.$C19]=&quot;Objetivo&quot;;[.AH$5]&gt;=[.$F19];[.AH$5]&lt;=[.$F19]+[.$G19]-1);2;IF(AND([.$C19]=&quot;Hito&quot;;[.AH$5]&gt;=[.$F19];[.AH$5]&lt;=[.$F19]+[.$G19]-1);1;&quot;&quot;))">
            <text:p/>
          </table:table-cell>
          <table:table-cell table:style-name="ce40" table:formula="of:=IF(AND([.$C19]=&quot;Objetivo&quot;;[.AI$5]&gt;=[.$F19];[.AI$5]&lt;=[.$F19]+[.$G19]-1);2;IF(AND([.$C19]=&quot;Hito&quot;;[.AI$5]&gt;=[.$F19];[.AI$5]&lt;=[.$F19]+[.$G19]-1);1;&quot;&quot;))">
            <text:p/>
          </table:table-cell>
          <table:table-cell table:style-name="ce40" table:formula="of:=IF(AND([.$C19]=&quot;Objetivo&quot;;[.AJ$5]&gt;=[.$F19];[.AJ$5]&lt;=[.$F19]+[.$G19]-1);2;IF(AND([.$C19]=&quot;Hito&quot;;[.AJ$5]&gt;=[.$F19];[.AJ$5]&lt;=[.$F19]+[.$G19]-1);1;&quot;&quot;))">
            <text:p/>
          </table:table-cell>
          <table:table-cell table:style-name="ce40" table:formula="of:=IF(AND([.$C19]=&quot;Objetivo&quot;;[.AK$5]&gt;=[.$F19];[.AK$5]&lt;=[.$F19]+[.$G19]-1);2;IF(AND([.$C19]=&quot;Hito&quot;;[.AK$5]&gt;=[.$F19];[.AK$5]&lt;=[.$F19]+[.$G19]-1);1;&quot;&quot;))">
            <text:p/>
          </table:table-cell>
          <table:table-cell table:style-name="ce40" table:formula="of:=IF(AND([.$C19]=&quot;Objetivo&quot;;[.AL$5]&gt;=[.$F19];[.AL$5]&lt;=[.$F19]+[.$G19]-1);2;IF(AND([.$C19]=&quot;Hito&quot;;[.AL$5]&gt;=[.$F19];[.AL$5]&lt;=[.$F19]+[.$G19]-1);1;&quot;&quot;))">
            <text:p/>
          </table:table-cell>
          <table:table-cell table:style-name="ce40" table:formula="of:=IF(AND([.$C19]=&quot;Objetivo&quot;;[.AM$5]&gt;=[.$F19];[.AM$5]&lt;=[.$F19]+[.$G19]-1);2;IF(AND([.$C19]=&quot;Hito&quot;;[.AM$5]&gt;=[.$F19];[.AM$5]&lt;=[.$F19]+[.$G19]-1);1;&quot;&quot;))">
            <text:p/>
          </table:table-cell>
          <table:table-cell table:style-name="ce40" table:formula="of:=IF(AND([.$C19]=&quot;Objetivo&quot;;[.AN$5]&gt;=[.$F19];[.AN$5]&lt;=[.$F19]+[.$G19]-1);2;IF(AND([.$C19]=&quot;Hito&quot;;[.AN$5]&gt;=[.$F19];[.AN$5]&lt;=[.$F19]+[.$G19]-1);1;&quot;&quot;))">
            <text:p/>
          </table:table-cell>
          <table:table-cell table:style-name="ce40" table:formula="of:=IF(AND([.$C19]=&quot;Objetivo&quot;;[.AO$5]&gt;=[.$F19];[.AO$5]&lt;=[.$F19]+[.$G19]-1);2;IF(AND([.$C19]=&quot;Hito&quot;;[.AO$5]&gt;=[.$F19];[.AO$5]&lt;=[.$F19]+[.$G19]-1);1;&quot;&quot;))">
            <text:p/>
          </table:table-cell>
          <table:table-cell table:style-name="ce40" table:formula="of:=IF(AND([.$C19]=&quot;Objetivo&quot;;[.AP$5]&gt;=[.$F19];[.AP$5]&lt;=[.$F19]+[.$G19]-1);2;IF(AND([.$C19]=&quot;Hito&quot;;[.AP$5]&gt;=[.$F19];[.AP$5]&lt;=[.$F19]+[.$G19]-1);1;&quot;&quot;))">
            <text:p/>
          </table:table-cell>
          <table:table-cell table:style-name="ce40" table:formula="of:=IF(AND([.$C19]=&quot;Objetivo&quot;;[.AQ$5]&gt;=[.$F19];[.AQ$5]&lt;=[.$F19]+[.$G19]-1);2;IF(AND([.$C19]=&quot;Hito&quot;;[.AQ$5]&gt;=[.$F19];[.AQ$5]&lt;=[.$F19]+[.$G19]-1);1;&quot;&quot;))">
            <text:p/>
          </table:table-cell>
          <table:table-cell table:style-name="ce40" table:formula="of:=IF(AND([.$C19]=&quot;Objetivo&quot;;[.AR$5]&gt;=[.$F19];[.AR$5]&lt;=[.$F19]+[.$G19]-1);2;IF(AND([.$C19]=&quot;Hito&quot;;[.AR$5]&gt;=[.$F19];[.AR$5]&lt;=[.$F19]+[.$G19]-1);1;&quot;&quot;))">
            <text:p/>
          </table:table-cell>
          <table:table-cell table:style-name="ce40" table:formula="of:=IF(AND([.$C19]=&quot;Objetivo&quot;;[.AS$5]&gt;=[.$F19];[.AS$5]&lt;=[.$F19]+[.$G19]-1);2;IF(AND([.$C19]=&quot;Hito&quot;;[.AS$5]&gt;=[.$F19];[.AS$5]&lt;=[.$F19]+[.$G19]-1);1;&quot;&quot;))">
            <text:p/>
          </table:table-cell>
          <table:table-cell table:style-name="ce40" table:formula="of:=IF(AND([.$C19]=&quot;Objetivo&quot;;[.AT$5]&gt;=[.$F19];[.AT$5]&lt;=[.$F19]+[.$G19]-1);2;IF(AND([.$C19]=&quot;Hito&quot;;[.AT$5]&gt;=[.$F19];[.AT$5]&lt;=[.$F19]+[.$G19]-1);1;&quot;&quot;))">
            <text:p/>
          </table:table-cell>
          <table:table-cell table:style-name="ce40" table:formula="of:=IF(AND([.$C19]=&quot;Objetivo&quot;;[.AU$5]&gt;=[.$F19];[.AU$5]&lt;=[.$F19]+[.$G19]-1);2;IF(AND([.$C19]=&quot;Hito&quot;;[.AU$5]&gt;=[.$F19];[.AU$5]&lt;=[.$F19]+[.$G19]-1);1;&quot;&quot;))">
            <text:p/>
          </table:table-cell>
          <table:table-cell table:style-name="ce40" table:formula="of:=IF(AND([.$C19]=&quot;Objetivo&quot;;[.AV$5]&gt;=[.$F19];[.AV$5]&lt;=[.$F19]+[.$G19]-1);2;IF(AND([.$C19]=&quot;Hito&quot;;[.AV$5]&gt;=[.$F19];[.AV$5]&lt;=[.$F19]+[.$G19]-1);1;&quot;&quot;))">
            <text:p/>
          </table:table-cell>
          <table:table-cell table:style-name="ce40" table:formula="of:=IF(AND([.$C19]=&quot;Objetivo&quot;;[.AW$5]&gt;=[.$F19];[.AW$5]&lt;=[.$F19]+[.$G19]-1);2;IF(AND([.$C19]=&quot;Hito&quot;;[.AW$5]&gt;=[.$F19];[.AW$5]&lt;=[.$F19]+[.$G19]-1);1;&quot;&quot;))">
            <text:p/>
          </table:table-cell>
          <table:table-cell table:style-name="ce40" table:formula="of:=IF(AND([.$C19]=&quot;Objetivo&quot;;[.AX$5]&gt;=[.$F19];[.AX$5]&lt;=[.$F19]+[.$G19]-1);2;IF(AND([.$C19]=&quot;Hito&quot;;[.AX$5]&gt;=[.$F19];[.AX$5]&lt;=[.$F19]+[.$G19]-1);1;&quot;&quot;))">
            <text:p/>
          </table:table-cell>
          <table:table-cell table:style-name="ce40" table:formula="of:=IF(AND([.$C19]=&quot;Objetivo&quot;;[.AY$5]&gt;=[.$F19];[.AY$5]&lt;=[.$F19]+[.$G19]-1);2;IF(AND([.$C19]=&quot;Hito&quot;;[.AY$5]&gt;=[.$F19];[.AY$5]&lt;=[.$F19]+[.$G19]-1);1;&quot;&quot;))">
            <text:p/>
          </table:table-cell>
          <table:table-cell table:style-name="ce40" table:formula="of:=IF(AND([.$C19]=&quot;Objetivo&quot;;[.AZ$5]&gt;=[.$F19];[.AZ$5]&lt;=[.$F19]+[.$G19]-1);2;IF(AND([.$C19]=&quot;Hito&quot;;[.AZ$5]&gt;=[.$F19];[.AZ$5]&lt;=[.$F19]+[.$G19]-1);1;&quot;&quot;))">
            <text:p/>
          </table:table-cell>
          <table:table-cell table:style-name="ce40" table:formula="of:=IF(AND([.$C19]=&quot;Objetivo&quot;;[.BA$5]&gt;=[.$F19];[.BA$5]&lt;=[.$F19]+[.$G19]-1);2;IF(AND([.$C19]=&quot;Hito&quot;;[.BA$5]&gt;=[.$F19];[.BA$5]&lt;=[.$F19]+[.$G19]-1);1;&quot;&quot;))">
            <text:p/>
          </table:table-cell>
          <table:table-cell table:style-name="ce40" table:formula="of:=IF(AND([.$C19]=&quot;Objetivo&quot;;[.BB$5]&gt;=[.$F19];[.BB$5]&lt;=[.$F19]+[.$G19]-1);2;IF(AND([.$C19]=&quot;Hito&quot;;[.BB$5]&gt;=[.$F19];[.BB$5]&lt;=[.$F19]+[.$G19]-1);1;&quot;&quot;))">
            <text:p/>
          </table:table-cell>
          <table:table-cell table:style-name="ce40" table:formula="of:=IF(AND([.$C19]=&quot;Objetivo&quot;;[.BC$5]&gt;=[.$F19];[.BC$5]&lt;=[.$F19]+[.$G19]-1);2;IF(AND([.$C19]=&quot;Hito&quot;;[.BC$5]&gt;=[.$F19];[.BC$5]&lt;=[.$F19]+[.$G19]-1);1;&quot;&quot;))">
            <text:p/>
          </table:table-cell>
          <table:table-cell table:style-name="ce40" table:formula="of:=IF(AND([.$C19]=&quot;Objetivo&quot;;[.BD$5]&gt;=[.$F19];[.BD$5]&lt;=[.$F19]+[.$G19]-1);2;IF(AND([.$C19]=&quot;Hito&quot;;[.BD$5]&gt;=[.$F19];[.BD$5]&lt;=[.$F19]+[.$G19]-1);1;&quot;&quot;))">
            <text:p/>
          </table:table-cell>
          <table:table-cell table:style-name="ce40" table:formula="of:=IF(AND([.$C19]=&quot;Objetivo&quot;;[.BE$5]&gt;=[.$F19];[.BE$5]&lt;=[.$F19]+[.$G19]-1);2;IF(AND([.$C19]=&quot;Hito&quot;;[.BE$5]&gt;=[.$F19];[.BE$5]&lt;=[.$F19]+[.$G19]-1);1;&quot;&quot;))">
            <text:p/>
          </table:table-cell>
          <table:table-cell table:style-name="ce40" table:formula="of:=IF(AND([.$C19]=&quot;Objetivo&quot;;[.BF$5]&gt;=[.$F19];[.BF$5]&lt;=[.$F19]+[.$G19]-1);2;IF(AND([.$C19]=&quot;Hito&quot;;[.BF$5]&gt;=[.$F19];[.BF$5]&lt;=[.$F19]+[.$G19]-1);1;&quot;&quot;))">
            <text:p/>
          </table:table-cell>
          <table:table-cell table:style-name="ce40" table:formula="of:=IF(AND([.$C19]=&quot;Objetivo&quot;;[.BG$5]&gt;=[.$F19];[.BG$5]&lt;=[.$F19]+[.$G19]-1);2;IF(AND([.$C19]=&quot;Hito&quot;;[.BG$5]&gt;=[.$F19];[.BG$5]&lt;=[.$F19]+[.$G19]-1);1;&quot;&quot;))">
            <text:p/>
          </table:table-cell>
          <table:table-cell table:style-name="ce40" table:formula="of:=IF(AND([.$C19]=&quot;Objetivo&quot;;[.BH$5]&gt;=[.$F19];[.BH$5]&lt;=[.$F19]+[.$G19]-1);2;IF(AND([.$C19]=&quot;Hito&quot;;[.BH$5]&gt;=[.$F19];[.BH$5]&lt;=[.$F19]+[.$G19]-1);1;&quot;&quot;))">
            <text:p/>
          </table:table-cell>
          <table:table-cell table:style-name="ce40" table:formula="of:=IF(AND([.$C19]=&quot;Objetivo&quot;;[.BI$5]&gt;=[.$F19];[.BI$5]&lt;=[.$F19]+[.$G19]-1);2;IF(AND([.$C19]=&quot;Hito&quot;;[.BI$5]&gt;=[.$F19];[.BI$5]&lt;=[.$F19]+[.$G19]-1);1;&quot;&quot;))">
            <text:p/>
          </table:table-cell>
          <table:table-cell table:style-name="ce40" table:formula="of:=IF(AND([.$C19]=&quot;Objetivo&quot;;[.BJ$5]&gt;=[.$F19];[.BJ$5]&lt;=[.$F19]+[.$G19]-1);2;IF(AND([.$C19]=&quot;Hito&quot;;[.BJ$5]&gt;=[.$F19];[.BJ$5]&lt;=[.$F19]+[.$G19]-1);1;&quot;&quot;))">
            <text:p/>
          </table:table-cell>
          <table:table-cell table:style-name="ce40" table:formula="of:=IF(AND([.$C19]=&quot;Objetivo&quot;;[.BK$5]&gt;=[.$F19];[.BK$5]&lt;=[.$F19]+[.$G19]-1);2;IF(AND([.$C19]=&quot;Hito&quot;;[.BK$5]&gt;=[.$F19];[.BK$5]&lt;=[.$F19]+[.$G19]-1);1;&quot;&quot;))">
            <text:p/>
          </table:table-cell>
          <table:table-cell table:style-name="ce40" table:formula="of:=IF(AND([.$C19]=&quot;Objetivo&quot;;[.BL$5]&gt;=[.$F19];[.BL$5]&lt;=[.$F19]+[.$G19]-1);2;IF(AND([.$C19]=&quot;Hito&quot;;[.BL$5]&gt;=[.$F19];[.BL$5]&lt;=[.$F19]+[.$G19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8" table:number-columns-repeated="6"/>
          <table:table-cell table:style-name="ce12"/>
          <table:table-cell table:style-name="ce40" table:formula="of:=IF(AND([.$C20]=&quot;Objetivo&quot;;[.I$5]&gt;=[.$F20];[.I$5]&lt;=[.$F20]+[.$G20]-1);2;IF(AND([.$C20]=&quot;Hito&quot;;[.I$5]&gt;=[.$F20];[.I$5]&lt;=[.$F20]+[.$G20]-1);1;&quot;&quot;))">
            <text:p/>
          </table:table-cell>
          <table:table-cell table:style-name="ce40" table:formula="of:=IF(AND([.$C20]=&quot;Objetivo&quot;;[.J$5]&gt;=[.$F20];[.J$5]&lt;=[.$F20]+[.$G20]-1);2;IF(AND([.$C20]=&quot;Hito&quot;;[.J$5]&gt;=[.$F20];[.J$5]&lt;=[.$F20]+[.$G20]-1);1;&quot;&quot;))">
            <text:p/>
          </table:table-cell>
          <table:table-cell table:style-name="ce40" table:formula="of:=IF(AND([.$C20]=&quot;Objetivo&quot;;[.K$5]&gt;=[.$F20];[.K$5]&lt;=[.$F20]+[.$G20]-1);2;IF(AND([.$C20]=&quot;Hito&quot;;[.K$5]&gt;=[.$F20];[.K$5]&lt;=[.$F20]+[.$G20]-1);1;&quot;&quot;))">
            <text:p/>
          </table:table-cell>
          <table:table-cell table:style-name="ce40" table:formula="of:=IF(AND([.$C20]=&quot;Objetivo&quot;;[.L$5]&gt;=[.$F20];[.L$5]&lt;=[.$F20]+[.$G20]-1);2;IF(AND([.$C20]=&quot;Hito&quot;;[.L$5]&gt;=[.$F20];[.L$5]&lt;=[.$F20]+[.$G20]-1);1;&quot;&quot;))">
            <text:p/>
          </table:table-cell>
          <table:table-cell table:style-name="ce40" table:formula="of:=IF(AND([.$C20]=&quot;Objetivo&quot;;[.M$5]&gt;=[.$F20];[.M$5]&lt;=[.$F20]+[.$G20]-1);2;IF(AND([.$C20]=&quot;Hito&quot;;[.M$5]&gt;=[.$F20];[.M$5]&lt;=[.$F20]+[.$G20]-1);1;&quot;&quot;))">
            <text:p/>
          </table:table-cell>
          <table:table-cell table:style-name="ce40" table:formula="of:=IF(AND([.$C20]=&quot;Objetivo&quot;;[.N$5]&gt;=[.$F20];[.N$5]&lt;=[.$F20]+[.$G20]-1);2;IF(AND([.$C20]=&quot;Hito&quot;;[.N$5]&gt;=[.$F20];[.N$5]&lt;=[.$F20]+[.$G20]-1);1;&quot;&quot;))">
            <text:p/>
          </table:table-cell>
          <table:table-cell table:style-name="ce40" table:formula="of:=IF(AND([.$C20]=&quot;Objetivo&quot;;[.O$5]&gt;=[.$F20];[.O$5]&lt;=[.$F20]+[.$G20]-1);2;IF(AND([.$C20]=&quot;Hito&quot;;[.O$5]&gt;=[.$F20];[.O$5]&lt;=[.$F20]+[.$G20]-1);1;&quot;&quot;))">
            <text:p/>
          </table:table-cell>
          <table:table-cell table:style-name="ce40" table:formula="of:=IF(AND([.$C20]=&quot;Objetivo&quot;;[.P$5]&gt;=[.$F20];[.P$5]&lt;=[.$F20]+[.$G20]-1);2;IF(AND([.$C20]=&quot;Hito&quot;;[.P$5]&gt;=[.$F20];[.P$5]&lt;=[.$F20]+[.$G20]-1);1;&quot;&quot;))">
            <text:p/>
          </table:table-cell>
          <table:table-cell table:style-name="ce40" table:formula="of:=IF(AND([.$C20]=&quot;Objetivo&quot;;[.Q$5]&gt;=[.$F20];[.Q$5]&lt;=[.$F20]+[.$G20]-1);2;IF(AND([.$C20]=&quot;Hito&quot;;[.Q$5]&gt;=[.$F20];[.Q$5]&lt;=[.$F20]+[.$G20]-1);1;&quot;&quot;))">
            <text:p/>
          </table:table-cell>
          <table:table-cell table:style-name="ce40" table:formula="of:=IF(AND([.$C20]=&quot;Objetivo&quot;;[.R$5]&gt;=[.$F20];[.R$5]&lt;=[.$F20]+[.$G20]-1);2;IF(AND([.$C20]=&quot;Hito&quot;;[.R$5]&gt;=[.$F20];[.R$5]&lt;=[.$F20]+[.$G20]-1);1;&quot;&quot;))">
            <text:p/>
          </table:table-cell>
          <table:table-cell table:style-name="ce40" table:formula="of:=IF(AND([.$C20]=&quot;Objetivo&quot;;[.S$5]&gt;=[.$F20];[.S$5]&lt;=[.$F20]+[.$G20]-1);2;IF(AND([.$C20]=&quot;Hito&quot;;[.S$5]&gt;=[.$F20];[.S$5]&lt;=[.$F20]+[.$G20]-1);1;&quot;&quot;))">
            <text:p/>
          </table:table-cell>
          <table:table-cell table:style-name="ce40" table:formula="of:=IF(AND([.$C20]=&quot;Objetivo&quot;;[.T$5]&gt;=[.$F20];[.T$5]&lt;=[.$F20]+[.$G20]-1);2;IF(AND([.$C20]=&quot;Hito&quot;;[.T$5]&gt;=[.$F20];[.T$5]&lt;=[.$F20]+[.$G20]-1);1;&quot;&quot;))">
            <text:p/>
          </table:table-cell>
          <table:table-cell table:style-name="ce40" table:formula="of:=IF(AND([.$C20]=&quot;Objetivo&quot;;[.U$5]&gt;=[.$F20];[.U$5]&lt;=[.$F20]+[.$G20]-1);2;IF(AND([.$C20]=&quot;Hito&quot;;[.U$5]&gt;=[.$F20];[.U$5]&lt;=[.$F20]+[.$G20]-1);1;&quot;&quot;))">
            <text:p/>
          </table:table-cell>
          <table:table-cell table:style-name="ce40" table:formula="of:=IF(AND([.$C20]=&quot;Objetivo&quot;;[.V$5]&gt;=[.$F20];[.V$5]&lt;=[.$F20]+[.$G20]-1);2;IF(AND([.$C20]=&quot;Hito&quot;;[.V$5]&gt;=[.$F20];[.V$5]&lt;=[.$F20]+[.$G20]-1);1;&quot;&quot;))">
            <text:p/>
          </table:table-cell>
          <table:table-cell table:style-name="ce40" table:formula="of:=IF(AND([.$C20]=&quot;Objetivo&quot;;[.W$5]&gt;=[.$F20];[.W$5]&lt;=[.$F20]+[.$G20]-1);2;IF(AND([.$C20]=&quot;Hito&quot;;[.W$5]&gt;=[.$F20];[.W$5]&lt;=[.$F20]+[.$G20]-1);1;&quot;&quot;))">
            <text:p/>
          </table:table-cell>
          <table:table-cell table:style-name="ce40" table:formula="of:=IF(AND([.$C20]=&quot;Objetivo&quot;;[.X$5]&gt;=[.$F20];[.X$5]&lt;=[.$F20]+[.$G20]-1);2;IF(AND([.$C20]=&quot;Hito&quot;;[.X$5]&gt;=[.$F20];[.X$5]&lt;=[.$F20]+[.$G20]-1);1;&quot;&quot;))">
            <text:p/>
          </table:table-cell>
          <table:table-cell table:style-name="ce40" table:formula="of:=IF(AND([.$C20]=&quot;Objetivo&quot;;[.Y$5]&gt;=[.$F20];[.Y$5]&lt;=[.$F20]+[.$G20]-1);2;IF(AND([.$C20]=&quot;Hito&quot;;[.Y$5]&gt;=[.$F20];[.Y$5]&lt;=[.$F20]+[.$G20]-1);1;&quot;&quot;))">
            <text:p/>
          </table:table-cell>
          <table:table-cell table:style-name="ce40" table:formula="of:=IF(AND([.$C20]=&quot;Objetivo&quot;;[.Z$5]&gt;=[.$F20];[.Z$5]&lt;=[.$F20]+[.$G20]-1);2;IF(AND([.$C20]=&quot;Hito&quot;;[.Z$5]&gt;=[.$F20];[.Z$5]&lt;=[.$F20]+[.$G20]-1);1;&quot;&quot;))">
            <text:p/>
          </table:table-cell>
          <table:table-cell table:style-name="ce40" table:formula="of:=IF(AND([.$C20]=&quot;Objetivo&quot;;[.AA$5]&gt;=[.$F20];[.AA$5]&lt;=[.$F20]+[.$G20]-1);2;IF(AND([.$C20]=&quot;Hito&quot;;[.AA$5]&gt;=[.$F20];[.AA$5]&lt;=[.$F20]+[.$G20]-1);1;&quot;&quot;))">
            <text:p/>
          </table:table-cell>
          <table:table-cell table:style-name="ce40" table:formula="of:=IF(AND([.$C20]=&quot;Objetivo&quot;;[.AB$5]&gt;=[.$F20];[.AB$5]&lt;=[.$F20]+[.$G20]-1);2;IF(AND([.$C20]=&quot;Hito&quot;;[.AB$5]&gt;=[.$F20];[.AB$5]&lt;=[.$F20]+[.$G20]-1);1;&quot;&quot;))">
            <text:p/>
          </table:table-cell>
          <table:table-cell table:style-name="ce40" table:formula="of:=IF(AND([.$C20]=&quot;Objetivo&quot;;[.AC$5]&gt;=[.$F20];[.AC$5]&lt;=[.$F20]+[.$G20]-1);2;IF(AND([.$C20]=&quot;Hito&quot;;[.AC$5]&gt;=[.$F20];[.AC$5]&lt;=[.$F20]+[.$G20]-1);1;&quot;&quot;))">
            <text:p/>
          </table:table-cell>
          <table:table-cell table:style-name="ce40" table:formula="of:=IF(AND([.$C20]=&quot;Objetivo&quot;;[.AD$5]&gt;=[.$F20];[.AD$5]&lt;=[.$F20]+[.$G20]-1);2;IF(AND([.$C20]=&quot;Hito&quot;;[.AD$5]&gt;=[.$F20];[.AD$5]&lt;=[.$F20]+[.$G20]-1);1;&quot;&quot;))">
            <text:p/>
          </table:table-cell>
          <table:table-cell table:style-name="ce40" table:formula="of:=IF(AND([.$C20]=&quot;Objetivo&quot;;[.AE$5]&gt;=[.$F20];[.AE$5]&lt;=[.$F20]+[.$G20]-1);2;IF(AND([.$C20]=&quot;Hito&quot;;[.AE$5]&gt;=[.$F20];[.AE$5]&lt;=[.$F20]+[.$G20]-1);1;&quot;&quot;))">
            <text:p/>
          </table:table-cell>
          <table:table-cell table:style-name="ce40" table:formula="of:=IF(AND([.$C20]=&quot;Objetivo&quot;;[.AF$5]&gt;=[.$F20];[.AF$5]&lt;=[.$F20]+[.$G20]-1);2;IF(AND([.$C20]=&quot;Hito&quot;;[.AF$5]&gt;=[.$F20];[.AF$5]&lt;=[.$F20]+[.$G20]-1);1;&quot;&quot;))">
            <text:p/>
          </table:table-cell>
          <table:table-cell table:style-name="ce40" table:formula="of:=IF(AND([.$C20]=&quot;Objetivo&quot;;[.AG$5]&gt;=[.$F20];[.AG$5]&lt;=[.$F20]+[.$G20]-1);2;IF(AND([.$C20]=&quot;Hito&quot;;[.AG$5]&gt;=[.$F20];[.AG$5]&lt;=[.$F20]+[.$G20]-1);1;&quot;&quot;))">
            <text:p/>
          </table:table-cell>
          <table:table-cell table:style-name="ce40" table:formula="of:=IF(AND([.$C20]=&quot;Objetivo&quot;;[.AH$5]&gt;=[.$F20];[.AH$5]&lt;=[.$F20]+[.$G20]-1);2;IF(AND([.$C20]=&quot;Hito&quot;;[.AH$5]&gt;=[.$F20];[.AH$5]&lt;=[.$F20]+[.$G20]-1);1;&quot;&quot;))">
            <text:p/>
          </table:table-cell>
          <table:table-cell table:style-name="ce40" table:formula="of:=IF(AND([.$C20]=&quot;Objetivo&quot;;[.AI$5]&gt;=[.$F20];[.AI$5]&lt;=[.$F20]+[.$G20]-1);2;IF(AND([.$C20]=&quot;Hito&quot;;[.AI$5]&gt;=[.$F20];[.AI$5]&lt;=[.$F20]+[.$G20]-1);1;&quot;&quot;))">
            <text:p/>
          </table:table-cell>
          <table:table-cell table:style-name="ce40" table:formula="of:=IF(AND([.$C20]=&quot;Objetivo&quot;;[.AJ$5]&gt;=[.$F20];[.AJ$5]&lt;=[.$F20]+[.$G20]-1);2;IF(AND([.$C20]=&quot;Hito&quot;;[.AJ$5]&gt;=[.$F20];[.AJ$5]&lt;=[.$F20]+[.$G20]-1);1;&quot;&quot;))">
            <text:p/>
          </table:table-cell>
          <table:table-cell table:style-name="ce40" table:formula="of:=IF(AND([.$C20]=&quot;Objetivo&quot;;[.AK$5]&gt;=[.$F20];[.AK$5]&lt;=[.$F20]+[.$G20]-1);2;IF(AND([.$C20]=&quot;Hito&quot;;[.AK$5]&gt;=[.$F20];[.AK$5]&lt;=[.$F20]+[.$G20]-1);1;&quot;&quot;))">
            <text:p/>
          </table:table-cell>
          <table:table-cell table:style-name="ce40" table:formula="of:=IF(AND([.$C20]=&quot;Objetivo&quot;;[.AL$5]&gt;=[.$F20];[.AL$5]&lt;=[.$F20]+[.$G20]-1);2;IF(AND([.$C20]=&quot;Hito&quot;;[.AL$5]&gt;=[.$F20];[.AL$5]&lt;=[.$F20]+[.$G20]-1);1;&quot;&quot;))">
            <text:p/>
          </table:table-cell>
          <table:table-cell table:style-name="ce40" table:formula="of:=IF(AND([.$C20]=&quot;Objetivo&quot;;[.AM$5]&gt;=[.$F20];[.AM$5]&lt;=[.$F20]+[.$G20]-1);2;IF(AND([.$C20]=&quot;Hito&quot;;[.AM$5]&gt;=[.$F20];[.AM$5]&lt;=[.$F20]+[.$G20]-1);1;&quot;&quot;))">
            <text:p/>
          </table:table-cell>
          <table:table-cell table:style-name="ce40" table:formula="of:=IF(AND([.$C20]=&quot;Objetivo&quot;;[.AN$5]&gt;=[.$F20];[.AN$5]&lt;=[.$F20]+[.$G20]-1);2;IF(AND([.$C20]=&quot;Hito&quot;;[.AN$5]&gt;=[.$F20];[.AN$5]&lt;=[.$F20]+[.$G20]-1);1;&quot;&quot;))">
            <text:p/>
          </table:table-cell>
          <table:table-cell table:style-name="ce40" table:formula="of:=IF(AND([.$C20]=&quot;Objetivo&quot;;[.AO$5]&gt;=[.$F20];[.AO$5]&lt;=[.$F20]+[.$G20]-1);2;IF(AND([.$C20]=&quot;Hito&quot;;[.AO$5]&gt;=[.$F20];[.AO$5]&lt;=[.$F20]+[.$G20]-1);1;&quot;&quot;))">
            <text:p/>
          </table:table-cell>
          <table:table-cell table:style-name="ce40" table:formula="of:=IF(AND([.$C20]=&quot;Objetivo&quot;;[.AP$5]&gt;=[.$F20];[.AP$5]&lt;=[.$F20]+[.$G20]-1);2;IF(AND([.$C20]=&quot;Hito&quot;;[.AP$5]&gt;=[.$F20];[.AP$5]&lt;=[.$F20]+[.$G20]-1);1;&quot;&quot;))">
            <text:p/>
          </table:table-cell>
          <table:table-cell table:style-name="ce40" table:formula="of:=IF(AND([.$C20]=&quot;Objetivo&quot;;[.AQ$5]&gt;=[.$F20];[.AQ$5]&lt;=[.$F20]+[.$G20]-1);2;IF(AND([.$C20]=&quot;Hito&quot;;[.AQ$5]&gt;=[.$F20];[.AQ$5]&lt;=[.$F20]+[.$G20]-1);1;&quot;&quot;))">
            <text:p/>
          </table:table-cell>
          <table:table-cell table:style-name="ce40" table:formula="of:=IF(AND([.$C20]=&quot;Objetivo&quot;;[.AR$5]&gt;=[.$F20];[.AR$5]&lt;=[.$F20]+[.$G20]-1);2;IF(AND([.$C20]=&quot;Hito&quot;;[.AR$5]&gt;=[.$F20];[.AR$5]&lt;=[.$F20]+[.$G20]-1);1;&quot;&quot;))">
            <text:p/>
          </table:table-cell>
          <table:table-cell table:style-name="ce40" table:formula="of:=IF(AND([.$C20]=&quot;Objetivo&quot;;[.AS$5]&gt;=[.$F20];[.AS$5]&lt;=[.$F20]+[.$G20]-1);2;IF(AND([.$C20]=&quot;Hito&quot;;[.AS$5]&gt;=[.$F20];[.AS$5]&lt;=[.$F20]+[.$G20]-1);1;&quot;&quot;))">
            <text:p/>
          </table:table-cell>
          <table:table-cell table:style-name="ce40" table:formula="of:=IF(AND([.$C20]=&quot;Objetivo&quot;;[.AT$5]&gt;=[.$F20];[.AT$5]&lt;=[.$F20]+[.$G20]-1);2;IF(AND([.$C20]=&quot;Hito&quot;;[.AT$5]&gt;=[.$F20];[.AT$5]&lt;=[.$F20]+[.$G20]-1);1;&quot;&quot;))">
            <text:p/>
          </table:table-cell>
          <table:table-cell table:style-name="ce40" table:formula="of:=IF(AND([.$C20]=&quot;Objetivo&quot;;[.AU$5]&gt;=[.$F20];[.AU$5]&lt;=[.$F20]+[.$G20]-1);2;IF(AND([.$C20]=&quot;Hito&quot;;[.AU$5]&gt;=[.$F20];[.AU$5]&lt;=[.$F20]+[.$G20]-1);1;&quot;&quot;))">
            <text:p/>
          </table:table-cell>
          <table:table-cell table:style-name="ce40" table:formula="of:=IF(AND([.$C20]=&quot;Objetivo&quot;;[.AV$5]&gt;=[.$F20];[.AV$5]&lt;=[.$F20]+[.$G20]-1);2;IF(AND([.$C20]=&quot;Hito&quot;;[.AV$5]&gt;=[.$F20];[.AV$5]&lt;=[.$F20]+[.$G20]-1);1;&quot;&quot;))">
            <text:p/>
          </table:table-cell>
          <table:table-cell table:style-name="ce40" table:formula="of:=IF(AND([.$C20]=&quot;Objetivo&quot;;[.AW$5]&gt;=[.$F20];[.AW$5]&lt;=[.$F20]+[.$G20]-1);2;IF(AND([.$C20]=&quot;Hito&quot;;[.AW$5]&gt;=[.$F20];[.AW$5]&lt;=[.$F20]+[.$G20]-1);1;&quot;&quot;))">
            <text:p/>
          </table:table-cell>
          <table:table-cell table:style-name="ce40" table:formula="of:=IF(AND([.$C20]=&quot;Objetivo&quot;;[.AX$5]&gt;=[.$F20];[.AX$5]&lt;=[.$F20]+[.$G20]-1);2;IF(AND([.$C20]=&quot;Hito&quot;;[.AX$5]&gt;=[.$F20];[.AX$5]&lt;=[.$F20]+[.$G20]-1);1;&quot;&quot;))">
            <text:p/>
          </table:table-cell>
          <table:table-cell table:style-name="ce40" table:formula="of:=IF(AND([.$C20]=&quot;Objetivo&quot;;[.AY$5]&gt;=[.$F20];[.AY$5]&lt;=[.$F20]+[.$G20]-1);2;IF(AND([.$C20]=&quot;Hito&quot;;[.AY$5]&gt;=[.$F20];[.AY$5]&lt;=[.$F20]+[.$G20]-1);1;&quot;&quot;))">
            <text:p/>
          </table:table-cell>
          <table:table-cell table:style-name="ce40" table:formula="of:=IF(AND([.$C20]=&quot;Objetivo&quot;;[.AZ$5]&gt;=[.$F20];[.AZ$5]&lt;=[.$F20]+[.$G20]-1);2;IF(AND([.$C20]=&quot;Hito&quot;;[.AZ$5]&gt;=[.$F20];[.AZ$5]&lt;=[.$F20]+[.$G20]-1);1;&quot;&quot;))">
            <text:p/>
          </table:table-cell>
          <table:table-cell table:style-name="ce40" table:formula="of:=IF(AND([.$C20]=&quot;Objetivo&quot;;[.BA$5]&gt;=[.$F20];[.BA$5]&lt;=[.$F20]+[.$G20]-1);2;IF(AND([.$C20]=&quot;Hito&quot;;[.BA$5]&gt;=[.$F20];[.BA$5]&lt;=[.$F20]+[.$G20]-1);1;&quot;&quot;))">
            <text:p/>
          </table:table-cell>
          <table:table-cell table:style-name="ce40" table:formula="of:=IF(AND([.$C20]=&quot;Objetivo&quot;;[.BB$5]&gt;=[.$F20];[.BB$5]&lt;=[.$F20]+[.$G20]-1);2;IF(AND([.$C20]=&quot;Hito&quot;;[.BB$5]&gt;=[.$F20];[.BB$5]&lt;=[.$F20]+[.$G20]-1);1;&quot;&quot;))">
            <text:p/>
          </table:table-cell>
          <table:table-cell table:style-name="ce40" table:formula="of:=IF(AND([.$C20]=&quot;Objetivo&quot;;[.BC$5]&gt;=[.$F20];[.BC$5]&lt;=[.$F20]+[.$G20]-1);2;IF(AND([.$C20]=&quot;Hito&quot;;[.BC$5]&gt;=[.$F20];[.BC$5]&lt;=[.$F20]+[.$G20]-1);1;&quot;&quot;))">
            <text:p/>
          </table:table-cell>
          <table:table-cell table:style-name="ce40" table:formula="of:=IF(AND([.$C20]=&quot;Objetivo&quot;;[.BD$5]&gt;=[.$F20];[.BD$5]&lt;=[.$F20]+[.$G20]-1);2;IF(AND([.$C20]=&quot;Hito&quot;;[.BD$5]&gt;=[.$F20];[.BD$5]&lt;=[.$F20]+[.$G20]-1);1;&quot;&quot;))">
            <text:p/>
          </table:table-cell>
          <table:table-cell table:style-name="ce40" table:formula="of:=IF(AND([.$C20]=&quot;Objetivo&quot;;[.BE$5]&gt;=[.$F20];[.BE$5]&lt;=[.$F20]+[.$G20]-1);2;IF(AND([.$C20]=&quot;Hito&quot;;[.BE$5]&gt;=[.$F20];[.BE$5]&lt;=[.$F20]+[.$G20]-1);1;&quot;&quot;))">
            <text:p/>
          </table:table-cell>
          <table:table-cell table:style-name="ce40" table:formula="of:=IF(AND([.$C20]=&quot;Objetivo&quot;;[.BF$5]&gt;=[.$F20];[.BF$5]&lt;=[.$F20]+[.$G20]-1);2;IF(AND([.$C20]=&quot;Hito&quot;;[.BF$5]&gt;=[.$F20];[.BF$5]&lt;=[.$F20]+[.$G20]-1);1;&quot;&quot;))">
            <text:p/>
          </table:table-cell>
          <table:table-cell table:style-name="ce40" table:formula="of:=IF(AND([.$C20]=&quot;Objetivo&quot;;[.BG$5]&gt;=[.$F20];[.BG$5]&lt;=[.$F20]+[.$G20]-1);2;IF(AND([.$C20]=&quot;Hito&quot;;[.BG$5]&gt;=[.$F20];[.BG$5]&lt;=[.$F20]+[.$G20]-1);1;&quot;&quot;))">
            <text:p/>
          </table:table-cell>
          <table:table-cell table:style-name="ce40" table:formula="of:=IF(AND([.$C20]=&quot;Objetivo&quot;;[.BH$5]&gt;=[.$F20];[.BH$5]&lt;=[.$F20]+[.$G20]-1);2;IF(AND([.$C20]=&quot;Hito&quot;;[.BH$5]&gt;=[.$F20];[.BH$5]&lt;=[.$F20]+[.$G20]-1);1;&quot;&quot;))">
            <text:p/>
          </table:table-cell>
          <table:table-cell table:style-name="ce40" table:formula="of:=IF(AND([.$C20]=&quot;Objetivo&quot;;[.BI$5]&gt;=[.$F20];[.BI$5]&lt;=[.$F20]+[.$G20]-1);2;IF(AND([.$C20]=&quot;Hito&quot;;[.BI$5]&gt;=[.$F20];[.BI$5]&lt;=[.$F20]+[.$G20]-1);1;&quot;&quot;))">
            <text:p/>
          </table:table-cell>
          <table:table-cell table:style-name="ce40" table:formula="of:=IF(AND([.$C20]=&quot;Objetivo&quot;;[.BJ$5]&gt;=[.$F20];[.BJ$5]&lt;=[.$F20]+[.$G20]-1);2;IF(AND([.$C20]=&quot;Hito&quot;;[.BJ$5]&gt;=[.$F20];[.BJ$5]&lt;=[.$F20]+[.$G20]-1);1;&quot;&quot;))">
            <text:p/>
          </table:table-cell>
          <table:table-cell table:style-name="ce40" table:formula="of:=IF(AND([.$C20]=&quot;Objetivo&quot;;[.BK$5]&gt;=[.$F20];[.BK$5]&lt;=[.$F20]+[.$G20]-1);2;IF(AND([.$C20]=&quot;Hito&quot;;[.BK$5]&gt;=[.$F20];[.BK$5]&lt;=[.$F20]+[.$G20]-1);1;&quot;&quot;))">
            <text:p/>
          </table:table-cell>
          <table:table-cell table:style-name="ce40" table:formula="of:=IF(AND([.$C20]=&quot;Objetivo&quot;;[.BL$5]&gt;=[.$F20];[.BL$5]&lt;=[.$F20]+[.$G20]-1);2;IF(AND([.$C20]=&quot;Hito&quot;;[.BL$5]&gt;=[.$F20];[.BL$5]&lt;=[.$F20]+[.$G20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8" table:number-columns-repeated="6"/>
          <table:table-cell table:style-name="ce12"/>
          <table:table-cell table:style-name="ce40" table:formula="of:=IF(AND([.$C21]=&quot;Objetivo&quot;;[.I$5]&gt;=[.$F21];[.I$5]&lt;=[.$F21]+[.$G21]-1);2;IF(AND([.$C21]=&quot;Hito&quot;;[.I$5]&gt;=[.$F21];[.I$5]&lt;=[.$F21]+[.$G21]-1);1;&quot;&quot;))">
            <text:p/>
          </table:table-cell>
          <table:table-cell table:style-name="ce40" table:formula="of:=IF(AND([.$C21]=&quot;Objetivo&quot;;[.J$5]&gt;=[.$F21];[.J$5]&lt;=[.$F21]+[.$G21]-1);2;IF(AND([.$C21]=&quot;Hito&quot;;[.J$5]&gt;=[.$F21];[.J$5]&lt;=[.$F21]+[.$G21]-1);1;&quot;&quot;))">
            <text:p/>
          </table:table-cell>
          <table:table-cell table:style-name="ce40" table:formula="of:=IF(AND([.$C21]=&quot;Objetivo&quot;;[.K$5]&gt;=[.$F21];[.K$5]&lt;=[.$F21]+[.$G21]-1);2;IF(AND([.$C21]=&quot;Hito&quot;;[.K$5]&gt;=[.$F21];[.K$5]&lt;=[.$F21]+[.$G21]-1);1;&quot;&quot;))">
            <text:p/>
          </table:table-cell>
          <table:table-cell table:style-name="ce40" table:formula="of:=IF(AND([.$C21]=&quot;Objetivo&quot;;[.L$5]&gt;=[.$F21];[.L$5]&lt;=[.$F21]+[.$G21]-1);2;IF(AND([.$C21]=&quot;Hito&quot;;[.L$5]&gt;=[.$F21];[.L$5]&lt;=[.$F21]+[.$G21]-1);1;&quot;&quot;))">
            <text:p/>
          </table:table-cell>
          <table:table-cell table:style-name="ce40" table:formula="of:=IF(AND([.$C21]=&quot;Objetivo&quot;;[.M$5]&gt;=[.$F21];[.M$5]&lt;=[.$F21]+[.$G21]-1);2;IF(AND([.$C21]=&quot;Hito&quot;;[.M$5]&gt;=[.$F21];[.M$5]&lt;=[.$F21]+[.$G21]-1);1;&quot;&quot;))">
            <text:p/>
          </table:table-cell>
          <table:table-cell table:style-name="ce40" table:formula="of:=IF(AND([.$C21]=&quot;Objetivo&quot;;[.N$5]&gt;=[.$F21];[.N$5]&lt;=[.$F21]+[.$G21]-1);2;IF(AND([.$C21]=&quot;Hito&quot;;[.N$5]&gt;=[.$F21];[.N$5]&lt;=[.$F21]+[.$G21]-1);1;&quot;&quot;))">
            <text:p/>
          </table:table-cell>
          <table:table-cell table:style-name="ce40" table:formula="of:=IF(AND([.$C21]=&quot;Objetivo&quot;;[.O$5]&gt;=[.$F21];[.O$5]&lt;=[.$F21]+[.$G21]-1);2;IF(AND([.$C21]=&quot;Hito&quot;;[.O$5]&gt;=[.$F21];[.O$5]&lt;=[.$F21]+[.$G21]-1);1;&quot;&quot;))">
            <text:p/>
          </table:table-cell>
          <table:table-cell table:style-name="ce40" table:formula="of:=IF(AND([.$C21]=&quot;Objetivo&quot;;[.P$5]&gt;=[.$F21];[.P$5]&lt;=[.$F21]+[.$G21]-1);2;IF(AND([.$C21]=&quot;Hito&quot;;[.P$5]&gt;=[.$F21];[.P$5]&lt;=[.$F21]+[.$G21]-1);1;&quot;&quot;))">
            <text:p/>
          </table:table-cell>
          <table:table-cell table:style-name="ce40" table:formula="of:=IF(AND([.$C21]=&quot;Objetivo&quot;;[.Q$5]&gt;=[.$F21];[.Q$5]&lt;=[.$F21]+[.$G21]-1);2;IF(AND([.$C21]=&quot;Hito&quot;;[.Q$5]&gt;=[.$F21];[.Q$5]&lt;=[.$F21]+[.$G21]-1);1;&quot;&quot;))">
            <text:p/>
          </table:table-cell>
          <table:table-cell table:style-name="ce40" table:formula="of:=IF(AND([.$C21]=&quot;Objetivo&quot;;[.R$5]&gt;=[.$F21];[.R$5]&lt;=[.$F21]+[.$G21]-1);2;IF(AND([.$C21]=&quot;Hito&quot;;[.R$5]&gt;=[.$F21];[.R$5]&lt;=[.$F21]+[.$G21]-1);1;&quot;&quot;))">
            <text:p/>
          </table:table-cell>
          <table:table-cell table:style-name="ce40" table:formula="of:=IF(AND([.$C21]=&quot;Objetivo&quot;;[.S$5]&gt;=[.$F21];[.S$5]&lt;=[.$F21]+[.$G21]-1);2;IF(AND([.$C21]=&quot;Hito&quot;;[.S$5]&gt;=[.$F21];[.S$5]&lt;=[.$F21]+[.$G21]-1);1;&quot;&quot;))">
            <text:p/>
          </table:table-cell>
          <table:table-cell table:style-name="ce40" table:formula="of:=IF(AND([.$C21]=&quot;Objetivo&quot;;[.T$5]&gt;=[.$F21];[.T$5]&lt;=[.$F21]+[.$G21]-1);2;IF(AND([.$C21]=&quot;Hito&quot;;[.T$5]&gt;=[.$F21];[.T$5]&lt;=[.$F21]+[.$G21]-1);1;&quot;&quot;))">
            <text:p/>
          </table:table-cell>
          <table:table-cell table:style-name="ce40" table:formula="of:=IF(AND([.$C21]=&quot;Objetivo&quot;;[.U$5]&gt;=[.$F21];[.U$5]&lt;=[.$F21]+[.$G21]-1);2;IF(AND([.$C21]=&quot;Hito&quot;;[.U$5]&gt;=[.$F21];[.U$5]&lt;=[.$F21]+[.$G21]-1);1;&quot;&quot;))">
            <text:p/>
          </table:table-cell>
          <table:table-cell table:style-name="ce40" table:formula="of:=IF(AND([.$C21]=&quot;Objetivo&quot;;[.V$5]&gt;=[.$F21];[.V$5]&lt;=[.$F21]+[.$G21]-1);2;IF(AND([.$C21]=&quot;Hito&quot;;[.V$5]&gt;=[.$F21];[.V$5]&lt;=[.$F21]+[.$G21]-1);1;&quot;&quot;))">
            <text:p/>
          </table:table-cell>
          <table:table-cell table:style-name="ce40" table:formula="of:=IF(AND([.$C21]=&quot;Objetivo&quot;;[.W$5]&gt;=[.$F21];[.W$5]&lt;=[.$F21]+[.$G21]-1);2;IF(AND([.$C21]=&quot;Hito&quot;;[.W$5]&gt;=[.$F21];[.W$5]&lt;=[.$F21]+[.$G21]-1);1;&quot;&quot;))">
            <text:p/>
          </table:table-cell>
          <table:table-cell table:style-name="ce40" table:formula="of:=IF(AND([.$C21]=&quot;Objetivo&quot;;[.X$5]&gt;=[.$F21];[.X$5]&lt;=[.$F21]+[.$G21]-1);2;IF(AND([.$C21]=&quot;Hito&quot;;[.X$5]&gt;=[.$F21];[.X$5]&lt;=[.$F21]+[.$G21]-1);1;&quot;&quot;))">
            <text:p/>
          </table:table-cell>
          <table:table-cell table:style-name="ce40" table:formula="of:=IF(AND([.$C21]=&quot;Objetivo&quot;;[.Y$5]&gt;=[.$F21];[.Y$5]&lt;=[.$F21]+[.$G21]-1);2;IF(AND([.$C21]=&quot;Hito&quot;;[.Y$5]&gt;=[.$F21];[.Y$5]&lt;=[.$F21]+[.$G21]-1);1;&quot;&quot;))">
            <text:p/>
          </table:table-cell>
          <table:table-cell table:style-name="ce40" table:formula="of:=IF(AND([.$C21]=&quot;Objetivo&quot;;[.Z$5]&gt;=[.$F21];[.Z$5]&lt;=[.$F21]+[.$G21]-1);2;IF(AND([.$C21]=&quot;Hito&quot;;[.Z$5]&gt;=[.$F21];[.Z$5]&lt;=[.$F21]+[.$G21]-1);1;&quot;&quot;))">
            <text:p/>
          </table:table-cell>
          <table:table-cell table:style-name="ce40" table:formula="of:=IF(AND([.$C21]=&quot;Objetivo&quot;;[.AA$5]&gt;=[.$F21];[.AA$5]&lt;=[.$F21]+[.$G21]-1);2;IF(AND([.$C21]=&quot;Hito&quot;;[.AA$5]&gt;=[.$F21];[.AA$5]&lt;=[.$F21]+[.$G21]-1);1;&quot;&quot;))">
            <text:p/>
          </table:table-cell>
          <table:table-cell table:style-name="ce40" table:formula="of:=IF(AND([.$C21]=&quot;Objetivo&quot;;[.AB$5]&gt;=[.$F21];[.AB$5]&lt;=[.$F21]+[.$G21]-1);2;IF(AND([.$C21]=&quot;Hito&quot;;[.AB$5]&gt;=[.$F21];[.AB$5]&lt;=[.$F21]+[.$G21]-1);1;&quot;&quot;))">
            <text:p/>
          </table:table-cell>
          <table:table-cell table:style-name="ce40" table:formula="of:=IF(AND([.$C21]=&quot;Objetivo&quot;;[.AC$5]&gt;=[.$F21];[.AC$5]&lt;=[.$F21]+[.$G21]-1);2;IF(AND([.$C21]=&quot;Hito&quot;;[.AC$5]&gt;=[.$F21];[.AC$5]&lt;=[.$F21]+[.$G21]-1);1;&quot;&quot;))">
            <text:p/>
          </table:table-cell>
          <table:table-cell table:style-name="ce40" table:formula="of:=IF(AND([.$C21]=&quot;Objetivo&quot;;[.AD$5]&gt;=[.$F21];[.AD$5]&lt;=[.$F21]+[.$G21]-1);2;IF(AND([.$C21]=&quot;Hito&quot;;[.AD$5]&gt;=[.$F21];[.AD$5]&lt;=[.$F21]+[.$G21]-1);1;&quot;&quot;))">
            <text:p/>
          </table:table-cell>
          <table:table-cell table:style-name="ce40" table:formula="of:=IF(AND([.$C21]=&quot;Objetivo&quot;;[.AE$5]&gt;=[.$F21];[.AE$5]&lt;=[.$F21]+[.$G21]-1);2;IF(AND([.$C21]=&quot;Hito&quot;;[.AE$5]&gt;=[.$F21];[.AE$5]&lt;=[.$F21]+[.$G21]-1);1;&quot;&quot;))">
            <text:p/>
          </table:table-cell>
          <table:table-cell table:style-name="ce40" table:formula="of:=IF(AND([.$C21]=&quot;Objetivo&quot;;[.AF$5]&gt;=[.$F21];[.AF$5]&lt;=[.$F21]+[.$G21]-1);2;IF(AND([.$C21]=&quot;Hito&quot;;[.AF$5]&gt;=[.$F21];[.AF$5]&lt;=[.$F21]+[.$G21]-1);1;&quot;&quot;))">
            <text:p/>
          </table:table-cell>
          <table:table-cell table:style-name="ce40" table:formula="of:=IF(AND([.$C21]=&quot;Objetivo&quot;;[.AG$5]&gt;=[.$F21];[.AG$5]&lt;=[.$F21]+[.$G21]-1);2;IF(AND([.$C21]=&quot;Hito&quot;;[.AG$5]&gt;=[.$F21];[.AG$5]&lt;=[.$F21]+[.$G21]-1);1;&quot;&quot;))">
            <text:p/>
          </table:table-cell>
          <table:table-cell table:style-name="ce40" table:formula="of:=IF(AND([.$C21]=&quot;Objetivo&quot;;[.AH$5]&gt;=[.$F21];[.AH$5]&lt;=[.$F21]+[.$G21]-1);2;IF(AND([.$C21]=&quot;Hito&quot;;[.AH$5]&gt;=[.$F21];[.AH$5]&lt;=[.$F21]+[.$G21]-1);1;&quot;&quot;))">
            <text:p/>
          </table:table-cell>
          <table:table-cell table:style-name="ce40" table:formula="of:=IF(AND([.$C21]=&quot;Objetivo&quot;;[.AI$5]&gt;=[.$F21];[.AI$5]&lt;=[.$F21]+[.$G21]-1);2;IF(AND([.$C21]=&quot;Hito&quot;;[.AI$5]&gt;=[.$F21];[.AI$5]&lt;=[.$F21]+[.$G21]-1);1;&quot;&quot;))">
            <text:p/>
          </table:table-cell>
          <table:table-cell table:style-name="ce40" table:formula="of:=IF(AND([.$C21]=&quot;Objetivo&quot;;[.AJ$5]&gt;=[.$F21];[.AJ$5]&lt;=[.$F21]+[.$G21]-1);2;IF(AND([.$C21]=&quot;Hito&quot;;[.AJ$5]&gt;=[.$F21];[.AJ$5]&lt;=[.$F21]+[.$G21]-1);1;&quot;&quot;))">
            <text:p/>
          </table:table-cell>
          <table:table-cell table:style-name="ce40" table:formula="of:=IF(AND([.$C21]=&quot;Objetivo&quot;;[.AK$5]&gt;=[.$F21];[.AK$5]&lt;=[.$F21]+[.$G21]-1);2;IF(AND([.$C21]=&quot;Hito&quot;;[.AK$5]&gt;=[.$F21];[.AK$5]&lt;=[.$F21]+[.$G21]-1);1;&quot;&quot;))">
            <text:p/>
          </table:table-cell>
          <table:table-cell table:style-name="ce40" table:formula="of:=IF(AND([.$C21]=&quot;Objetivo&quot;;[.AL$5]&gt;=[.$F21];[.AL$5]&lt;=[.$F21]+[.$G21]-1);2;IF(AND([.$C21]=&quot;Hito&quot;;[.AL$5]&gt;=[.$F21];[.AL$5]&lt;=[.$F21]+[.$G21]-1);1;&quot;&quot;))">
            <text:p/>
          </table:table-cell>
          <table:table-cell table:style-name="ce40" table:formula="of:=IF(AND([.$C21]=&quot;Objetivo&quot;;[.AM$5]&gt;=[.$F21];[.AM$5]&lt;=[.$F21]+[.$G21]-1);2;IF(AND([.$C21]=&quot;Hito&quot;;[.AM$5]&gt;=[.$F21];[.AM$5]&lt;=[.$F21]+[.$G21]-1);1;&quot;&quot;))">
            <text:p/>
          </table:table-cell>
          <table:table-cell table:style-name="ce40" table:formula="of:=IF(AND([.$C21]=&quot;Objetivo&quot;;[.AN$5]&gt;=[.$F21];[.AN$5]&lt;=[.$F21]+[.$G21]-1);2;IF(AND([.$C21]=&quot;Hito&quot;;[.AN$5]&gt;=[.$F21];[.AN$5]&lt;=[.$F21]+[.$G21]-1);1;&quot;&quot;))">
            <text:p/>
          </table:table-cell>
          <table:table-cell table:style-name="ce40" table:formula="of:=IF(AND([.$C21]=&quot;Objetivo&quot;;[.AO$5]&gt;=[.$F21];[.AO$5]&lt;=[.$F21]+[.$G21]-1);2;IF(AND([.$C21]=&quot;Hito&quot;;[.AO$5]&gt;=[.$F21];[.AO$5]&lt;=[.$F21]+[.$G21]-1);1;&quot;&quot;))">
            <text:p/>
          </table:table-cell>
          <table:table-cell table:style-name="ce40" table:formula="of:=IF(AND([.$C21]=&quot;Objetivo&quot;;[.AP$5]&gt;=[.$F21];[.AP$5]&lt;=[.$F21]+[.$G21]-1);2;IF(AND([.$C21]=&quot;Hito&quot;;[.AP$5]&gt;=[.$F21];[.AP$5]&lt;=[.$F21]+[.$G21]-1);1;&quot;&quot;))">
            <text:p/>
          </table:table-cell>
          <table:table-cell table:style-name="ce40" table:formula="of:=IF(AND([.$C21]=&quot;Objetivo&quot;;[.AQ$5]&gt;=[.$F21];[.AQ$5]&lt;=[.$F21]+[.$G21]-1);2;IF(AND([.$C21]=&quot;Hito&quot;;[.AQ$5]&gt;=[.$F21];[.AQ$5]&lt;=[.$F21]+[.$G21]-1);1;&quot;&quot;))">
            <text:p/>
          </table:table-cell>
          <table:table-cell table:style-name="ce40" table:formula="of:=IF(AND([.$C21]=&quot;Objetivo&quot;;[.AR$5]&gt;=[.$F21];[.AR$5]&lt;=[.$F21]+[.$G21]-1);2;IF(AND([.$C21]=&quot;Hito&quot;;[.AR$5]&gt;=[.$F21];[.AR$5]&lt;=[.$F21]+[.$G21]-1);1;&quot;&quot;))">
            <text:p/>
          </table:table-cell>
          <table:table-cell table:style-name="ce40" table:formula="of:=IF(AND([.$C21]=&quot;Objetivo&quot;;[.AS$5]&gt;=[.$F21];[.AS$5]&lt;=[.$F21]+[.$G21]-1);2;IF(AND([.$C21]=&quot;Hito&quot;;[.AS$5]&gt;=[.$F21];[.AS$5]&lt;=[.$F21]+[.$G21]-1);1;&quot;&quot;))">
            <text:p/>
          </table:table-cell>
          <table:table-cell table:style-name="ce40" table:formula="of:=IF(AND([.$C21]=&quot;Objetivo&quot;;[.AT$5]&gt;=[.$F21];[.AT$5]&lt;=[.$F21]+[.$G21]-1);2;IF(AND([.$C21]=&quot;Hito&quot;;[.AT$5]&gt;=[.$F21];[.AT$5]&lt;=[.$F21]+[.$G21]-1);1;&quot;&quot;))">
            <text:p/>
          </table:table-cell>
          <table:table-cell table:style-name="ce40" table:formula="of:=IF(AND([.$C21]=&quot;Objetivo&quot;;[.AU$5]&gt;=[.$F21];[.AU$5]&lt;=[.$F21]+[.$G21]-1);2;IF(AND([.$C21]=&quot;Hito&quot;;[.AU$5]&gt;=[.$F21];[.AU$5]&lt;=[.$F21]+[.$G21]-1);1;&quot;&quot;))">
            <text:p/>
          </table:table-cell>
          <table:table-cell table:style-name="ce40" table:formula="of:=IF(AND([.$C21]=&quot;Objetivo&quot;;[.AV$5]&gt;=[.$F21];[.AV$5]&lt;=[.$F21]+[.$G21]-1);2;IF(AND([.$C21]=&quot;Hito&quot;;[.AV$5]&gt;=[.$F21];[.AV$5]&lt;=[.$F21]+[.$G21]-1);1;&quot;&quot;))">
            <text:p/>
          </table:table-cell>
          <table:table-cell table:style-name="ce40" table:formula="of:=IF(AND([.$C21]=&quot;Objetivo&quot;;[.AW$5]&gt;=[.$F21];[.AW$5]&lt;=[.$F21]+[.$G21]-1);2;IF(AND([.$C21]=&quot;Hito&quot;;[.AW$5]&gt;=[.$F21];[.AW$5]&lt;=[.$F21]+[.$G21]-1);1;&quot;&quot;))">
            <text:p/>
          </table:table-cell>
          <table:table-cell table:style-name="ce40" table:formula="of:=IF(AND([.$C21]=&quot;Objetivo&quot;;[.AX$5]&gt;=[.$F21];[.AX$5]&lt;=[.$F21]+[.$G21]-1);2;IF(AND([.$C21]=&quot;Hito&quot;;[.AX$5]&gt;=[.$F21];[.AX$5]&lt;=[.$F21]+[.$G21]-1);1;&quot;&quot;))">
            <text:p/>
          </table:table-cell>
          <table:table-cell table:style-name="ce40" table:formula="of:=IF(AND([.$C21]=&quot;Objetivo&quot;;[.AY$5]&gt;=[.$F21];[.AY$5]&lt;=[.$F21]+[.$G21]-1);2;IF(AND([.$C21]=&quot;Hito&quot;;[.AY$5]&gt;=[.$F21];[.AY$5]&lt;=[.$F21]+[.$G21]-1);1;&quot;&quot;))">
            <text:p/>
          </table:table-cell>
          <table:table-cell table:style-name="ce40" table:formula="of:=IF(AND([.$C21]=&quot;Objetivo&quot;;[.AZ$5]&gt;=[.$F21];[.AZ$5]&lt;=[.$F21]+[.$G21]-1);2;IF(AND([.$C21]=&quot;Hito&quot;;[.AZ$5]&gt;=[.$F21];[.AZ$5]&lt;=[.$F21]+[.$G21]-1);1;&quot;&quot;))">
            <text:p/>
          </table:table-cell>
          <table:table-cell table:style-name="ce40" table:formula="of:=IF(AND([.$C21]=&quot;Objetivo&quot;;[.BA$5]&gt;=[.$F21];[.BA$5]&lt;=[.$F21]+[.$G21]-1);2;IF(AND([.$C21]=&quot;Hito&quot;;[.BA$5]&gt;=[.$F21];[.BA$5]&lt;=[.$F21]+[.$G21]-1);1;&quot;&quot;))">
            <text:p/>
          </table:table-cell>
          <table:table-cell table:style-name="ce40" table:formula="of:=IF(AND([.$C21]=&quot;Objetivo&quot;;[.BB$5]&gt;=[.$F21];[.BB$5]&lt;=[.$F21]+[.$G21]-1);2;IF(AND([.$C21]=&quot;Hito&quot;;[.BB$5]&gt;=[.$F21];[.BB$5]&lt;=[.$F21]+[.$G21]-1);1;&quot;&quot;))">
            <text:p/>
          </table:table-cell>
          <table:table-cell table:style-name="ce40" table:formula="of:=IF(AND([.$C21]=&quot;Objetivo&quot;;[.BC$5]&gt;=[.$F21];[.BC$5]&lt;=[.$F21]+[.$G21]-1);2;IF(AND([.$C21]=&quot;Hito&quot;;[.BC$5]&gt;=[.$F21];[.BC$5]&lt;=[.$F21]+[.$G21]-1);1;&quot;&quot;))">
            <text:p/>
          </table:table-cell>
          <table:table-cell table:style-name="ce40" table:formula="of:=IF(AND([.$C21]=&quot;Objetivo&quot;;[.BD$5]&gt;=[.$F21];[.BD$5]&lt;=[.$F21]+[.$G21]-1);2;IF(AND([.$C21]=&quot;Hito&quot;;[.BD$5]&gt;=[.$F21];[.BD$5]&lt;=[.$F21]+[.$G21]-1);1;&quot;&quot;))">
            <text:p/>
          </table:table-cell>
          <table:table-cell table:style-name="ce40" table:formula="of:=IF(AND([.$C21]=&quot;Objetivo&quot;;[.BE$5]&gt;=[.$F21];[.BE$5]&lt;=[.$F21]+[.$G21]-1);2;IF(AND([.$C21]=&quot;Hito&quot;;[.BE$5]&gt;=[.$F21];[.BE$5]&lt;=[.$F21]+[.$G21]-1);1;&quot;&quot;))">
            <text:p/>
          </table:table-cell>
          <table:table-cell table:style-name="ce40" table:formula="of:=IF(AND([.$C21]=&quot;Objetivo&quot;;[.BF$5]&gt;=[.$F21];[.BF$5]&lt;=[.$F21]+[.$G21]-1);2;IF(AND([.$C21]=&quot;Hito&quot;;[.BF$5]&gt;=[.$F21];[.BF$5]&lt;=[.$F21]+[.$G21]-1);1;&quot;&quot;))">
            <text:p/>
          </table:table-cell>
          <table:table-cell table:style-name="ce40" table:formula="of:=IF(AND([.$C21]=&quot;Objetivo&quot;;[.BG$5]&gt;=[.$F21];[.BG$5]&lt;=[.$F21]+[.$G21]-1);2;IF(AND([.$C21]=&quot;Hito&quot;;[.BG$5]&gt;=[.$F21];[.BG$5]&lt;=[.$F21]+[.$G21]-1);1;&quot;&quot;))">
            <text:p/>
          </table:table-cell>
          <table:table-cell table:style-name="ce40" table:formula="of:=IF(AND([.$C21]=&quot;Objetivo&quot;;[.BH$5]&gt;=[.$F21];[.BH$5]&lt;=[.$F21]+[.$G21]-1);2;IF(AND([.$C21]=&quot;Hito&quot;;[.BH$5]&gt;=[.$F21];[.BH$5]&lt;=[.$F21]+[.$G21]-1);1;&quot;&quot;))">
            <text:p/>
          </table:table-cell>
          <table:table-cell table:style-name="ce40" table:formula="of:=IF(AND([.$C21]=&quot;Objetivo&quot;;[.BI$5]&gt;=[.$F21];[.BI$5]&lt;=[.$F21]+[.$G21]-1);2;IF(AND([.$C21]=&quot;Hito&quot;;[.BI$5]&gt;=[.$F21];[.BI$5]&lt;=[.$F21]+[.$G21]-1);1;&quot;&quot;))">
            <text:p/>
          </table:table-cell>
          <table:table-cell table:style-name="ce40" table:formula="of:=IF(AND([.$C21]=&quot;Objetivo&quot;;[.BJ$5]&gt;=[.$F21];[.BJ$5]&lt;=[.$F21]+[.$G21]-1);2;IF(AND([.$C21]=&quot;Hito&quot;;[.BJ$5]&gt;=[.$F21];[.BJ$5]&lt;=[.$F21]+[.$G21]-1);1;&quot;&quot;))">
            <text:p/>
          </table:table-cell>
          <table:table-cell table:style-name="ce40" table:formula="of:=IF(AND([.$C21]=&quot;Objetivo&quot;;[.BK$5]&gt;=[.$F21];[.BK$5]&lt;=[.$F21]+[.$G21]-1);2;IF(AND([.$C21]=&quot;Hito&quot;;[.BK$5]&gt;=[.$F21];[.BK$5]&lt;=[.$F21]+[.$G21]-1);1;&quot;&quot;))">
            <text:p/>
          </table:table-cell>
          <table:table-cell table:style-name="ce40" table:formula="of:=IF(AND([.$C21]=&quot;Objetivo&quot;;[.BL$5]&gt;=[.$F21];[.BL$5]&lt;=[.$F21]+[.$G21]-1);2;IF(AND([.$C21]=&quot;Hito&quot;;[.BL$5]&gt;=[.$F21];[.BL$5]&lt;=[.$F21]+[.$G21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8" table:number-columns-repeated="6"/>
          <table:table-cell table:style-name="ce12"/>
          <table:table-cell table:style-name="ce40" table:formula="of:=IF(AND([.$C22]=&quot;Objetivo&quot;;[.I$5]&gt;=[.$F22];[.I$5]&lt;=[.$F22]+[.$G22]-1);2;IF(AND([.$C22]=&quot;Hito&quot;;[.I$5]&gt;=[.$F22];[.I$5]&lt;=[.$F22]+[.$G22]-1);1;&quot;&quot;))">
            <text:p/>
          </table:table-cell>
          <table:table-cell table:style-name="ce40" table:formula="of:=IF(AND([.$C22]=&quot;Objetivo&quot;;[.J$5]&gt;=[.$F22];[.J$5]&lt;=[.$F22]+[.$G22]-1);2;IF(AND([.$C22]=&quot;Hito&quot;;[.J$5]&gt;=[.$F22];[.J$5]&lt;=[.$F22]+[.$G22]-1);1;&quot;&quot;))">
            <text:p/>
          </table:table-cell>
          <table:table-cell table:style-name="ce40" table:formula="of:=IF(AND([.$C22]=&quot;Objetivo&quot;;[.K$5]&gt;=[.$F22];[.K$5]&lt;=[.$F22]+[.$G22]-1);2;IF(AND([.$C22]=&quot;Hito&quot;;[.K$5]&gt;=[.$F22];[.K$5]&lt;=[.$F22]+[.$G22]-1);1;&quot;&quot;))">
            <text:p/>
          </table:table-cell>
          <table:table-cell table:style-name="ce40" table:formula="of:=IF(AND([.$C22]=&quot;Objetivo&quot;;[.L$5]&gt;=[.$F22];[.L$5]&lt;=[.$F22]+[.$G22]-1);2;IF(AND([.$C22]=&quot;Hito&quot;;[.L$5]&gt;=[.$F22];[.L$5]&lt;=[.$F22]+[.$G22]-1);1;&quot;&quot;))">
            <text:p/>
          </table:table-cell>
          <table:table-cell table:style-name="ce40" table:formula="of:=IF(AND([.$C22]=&quot;Objetivo&quot;;[.M$5]&gt;=[.$F22];[.M$5]&lt;=[.$F22]+[.$G22]-1);2;IF(AND([.$C22]=&quot;Hito&quot;;[.M$5]&gt;=[.$F22];[.M$5]&lt;=[.$F22]+[.$G22]-1);1;&quot;&quot;))">
            <text:p/>
          </table:table-cell>
          <table:table-cell table:style-name="ce40" table:formula="of:=IF(AND([.$C22]=&quot;Objetivo&quot;;[.N$5]&gt;=[.$F22];[.N$5]&lt;=[.$F22]+[.$G22]-1);2;IF(AND([.$C22]=&quot;Hito&quot;;[.N$5]&gt;=[.$F22];[.N$5]&lt;=[.$F22]+[.$G22]-1);1;&quot;&quot;))">
            <text:p/>
          </table:table-cell>
          <table:table-cell table:style-name="ce40" table:formula="of:=IF(AND([.$C22]=&quot;Objetivo&quot;;[.O$5]&gt;=[.$F22];[.O$5]&lt;=[.$F22]+[.$G22]-1);2;IF(AND([.$C22]=&quot;Hito&quot;;[.O$5]&gt;=[.$F22];[.O$5]&lt;=[.$F22]+[.$G22]-1);1;&quot;&quot;))">
            <text:p/>
          </table:table-cell>
          <table:table-cell table:style-name="ce40" table:formula="of:=IF(AND([.$C22]=&quot;Objetivo&quot;;[.P$5]&gt;=[.$F22];[.P$5]&lt;=[.$F22]+[.$G22]-1);2;IF(AND([.$C22]=&quot;Hito&quot;;[.P$5]&gt;=[.$F22];[.P$5]&lt;=[.$F22]+[.$G22]-1);1;&quot;&quot;))">
            <text:p/>
          </table:table-cell>
          <table:table-cell table:style-name="ce40" table:formula="of:=IF(AND([.$C22]=&quot;Objetivo&quot;;[.Q$5]&gt;=[.$F22];[.Q$5]&lt;=[.$F22]+[.$G22]-1);2;IF(AND([.$C22]=&quot;Hito&quot;;[.Q$5]&gt;=[.$F22];[.Q$5]&lt;=[.$F22]+[.$G22]-1);1;&quot;&quot;))">
            <text:p/>
          </table:table-cell>
          <table:table-cell table:style-name="ce40" table:formula="of:=IF(AND([.$C22]=&quot;Objetivo&quot;;[.R$5]&gt;=[.$F22];[.R$5]&lt;=[.$F22]+[.$G22]-1);2;IF(AND([.$C22]=&quot;Hito&quot;;[.R$5]&gt;=[.$F22];[.R$5]&lt;=[.$F22]+[.$G22]-1);1;&quot;&quot;))">
            <text:p/>
          </table:table-cell>
          <table:table-cell table:style-name="ce40" table:formula="of:=IF(AND([.$C22]=&quot;Objetivo&quot;;[.S$5]&gt;=[.$F22];[.S$5]&lt;=[.$F22]+[.$G22]-1);2;IF(AND([.$C22]=&quot;Hito&quot;;[.S$5]&gt;=[.$F22];[.S$5]&lt;=[.$F22]+[.$G22]-1);1;&quot;&quot;))">
            <text:p/>
          </table:table-cell>
          <table:table-cell table:style-name="ce40" table:formula="of:=IF(AND([.$C22]=&quot;Objetivo&quot;;[.T$5]&gt;=[.$F22];[.T$5]&lt;=[.$F22]+[.$G22]-1);2;IF(AND([.$C22]=&quot;Hito&quot;;[.T$5]&gt;=[.$F22];[.T$5]&lt;=[.$F22]+[.$G22]-1);1;&quot;&quot;))">
            <text:p/>
          </table:table-cell>
          <table:table-cell table:style-name="ce40" table:formula="of:=IF(AND([.$C22]=&quot;Objetivo&quot;;[.U$5]&gt;=[.$F22];[.U$5]&lt;=[.$F22]+[.$G22]-1);2;IF(AND([.$C22]=&quot;Hito&quot;;[.U$5]&gt;=[.$F22];[.U$5]&lt;=[.$F22]+[.$G22]-1);1;&quot;&quot;))">
            <text:p/>
          </table:table-cell>
          <table:table-cell table:style-name="ce40" table:formula="of:=IF(AND([.$C22]=&quot;Objetivo&quot;;[.V$5]&gt;=[.$F22];[.V$5]&lt;=[.$F22]+[.$G22]-1);2;IF(AND([.$C22]=&quot;Hito&quot;;[.V$5]&gt;=[.$F22];[.V$5]&lt;=[.$F22]+[.$G22]-1);1;&quot;&quot;))">
            <text:p/>
          </table:table-cell>
          <table:table-cell table:style-name="ce40" table:formula="of:=IF(AND([.$C22]=&quot;Objetivo&quot;;[.W$5]&gt;=[.$F22];[.W$5]&lt;=[.$F22]+[.$G22]-1);2;IF(AND([.$C22]=&quot;Hito&quot;;[.W$5]&gt;=[.$F22];[.W$5]&lt;=[.$F22]+[.$G22]-1);1;&quot;&quot;))">
            <text:p/>
          </table:table-cell>
          <table:table-cell table:style-name="ce40" table:formula="of:=IF(AND([.$C22]=&quot;Objetivo&quot;;[.X$5]&gt;=[.$F22];[.X$5]&lt;=[.$F22]+[.$G22]-1);2;IF(AND([.$C22]=&quot;Hito&quot;;[.X$5]&gt;=[.$F22];[.X$5]&lt;=[.$F22]+[.$G22]-1);1;&quot;&quot;))">
            <text:p/>
          </table:table-cell>
          <table:table-cell table:style-name="ce40" table:formula="of:=IF(AND([.$C22]=&quot;Objetivo&quot;;[.Y$5]&gt;=[.$F22];[.Y$5]&lt;=[.$F22]+[.$G22]-1);2;IF(AND([.$C22]=&quot;Hito&quot;;[.Y$5]&gt;=[.$F22];[.Y$5]&lt;=[.$F22]+[.$G22]-1);1;&quot;&quot;))">
            <text:p/>
          </table:table-cell>
          <table:table-cell table:style-name="ce40" table:formula="of:=IF(AND([.$C22]=&quot;Objetivo&quot;;[.Z$5]&gt;=[.$F22];[.Z$5]&lt;=[.$F22]+[.$G22]-1);2;IF(AND([.$C22]=&quot;Hito&quot;;[.Z$5]&gt;=[.$F22];[.Z$5]&lt;=[.$F22]+[.$G22]-1);1;&quot;&quot;))">
            <text:p/>
          </table:table-cell>
          <table:table-cell table:style-name="ce40" table:formula="of:=IF(AND([.$C22]=&quot;Objetivo&quot;;[.AA$5]&gt;=[.$F22];[.AA$5]&lt;=[.$F22]+[.$G22]-1);2;IF(AND([.$C22]=&quot;Hito&quot;;[.AA$5]&gt;=[.$F22];[.AA$5]&lt;=[.$F22]+[.$G22]-1);1;&quot;&quot;))">
            <text:p/>
          </table:table-cell>
          <table:table-cell table:style-name="ce40" table:formula="of:=IF(AND([.$C22]=&quot;Objetivo&quot;;[.AB$5]&gt;=[.$F22];[.AB$5]&lt;=[.$F22]+[.$G22]-1);2;IF(AND([.$C22]=&quot;Hito&quot;;[.AB$5]&gt;=[.$F22];[.AB$5]&lt;=[.$F22]+[.$G22]-1);1;&quot;&quot;))">
            <text:p/>
          </table:table-cell>
          <table:table-cell table:style-name="ce40" table:formula="of:=IF(AND([.$C22]=&quot;Objetivo&quot;;[.AC$5]&gt;=[.$F22];[.AC$5]&lt;=[.$F22]+[.$G22]-1);2;IF(AND([.$C22]=&quot;Hito&quot;;[.AC$5]&gt;=[.$F22];[.AC$5]&lt;=[.$F22]+[.$G22]-1);1;&quot;&quot;))">
            <text:p/>
          </table:table-cell>
          <table:table-cell table:style-name="ce40" table:formula="of:=IF(AND([.$C22]=&quot;Objetivo&quot;;[.AD$5]&gt;=[.$F22];[.AD$5]&lt;=[.$F22]+[.$G22]-1);2;IF(AND([.$C22]=&quot;Hito&quot;;[.AD$5]&gt;=[.$F22];[.AD$5]&lt;=[.$F22]+[.$G22]-1);1;&quot;&quot;))">
            <text:p/>
          </table:table-cell>
          <table:table-cell table:style-name="ce40" table:formula="of:=IF(AND([.$C22]=&quot;Objetivo&quot;;[.AE$5]&gt;=[.$F22];[.AE$5]&lt;=[.$F22]+[.$G22]-1);2;IF(AND([.$C22]=&quot;Hito&quot;;[.AE$5]&gt;=[.$F22];[.AE$5]&lt;=[.$F22]+[.$G22]-1);1;&quot;&quot;))">
            <text:p/>
          </table:table-cell>
          <table:table-cell table:style-name="ce40" table:formula="of:=IF(AND([.$C22]=&quot;Objetivo&quot;;[.AF$5]&gt;=[.$F22];[.AF$5]&lt;=[.$F22]+[.$G22]-1);2;IF(AND([.$C22]=&quot;Hito&quot;;[.AF$5]&gt;=[.$F22];[.AF$5]&lt;=[.$F22]+[.$G22]-1);1;&quot;&quot;))">
            <text:p/>
          </table:table-cell>
          <table:table-cell table:style-name="ce40" table:formula="of:=IF(AND([.$C22]=&quot;Objetivo&quot;;[.AG$5]&gt;=[.$F22];[.AG$5]&lt;=[.$F22]+[.$G22]-1);2;IF(AND([.$C22]=&quot;Hito&quot;;[.AG$5]&gt;=[.$F22];[.AG$5]&lt;=[.$F22]+[.$G22]-1);1;&quot;&quot;))">
            <text:p/>
          </table:table-cell>
          <table:table-cell table:style-name="ce40" table:formula="of:=IF(AND([.$C22]=&quot;Objetivo&quot;;[.AH$5]&gt;=[.$F22];[.AH$5]&lt;=[.$F22]+[.$G22]-1);2;IF(AND([.$C22]=&quot;Hito&quot;;[.AH$5]&gt;=[.$F22];[.AH$5]&lt;=[.$F22]+[.$G22]-1);1;&quot;&quot;))">
            <text:p/>
          </table:table-cell>
          <table:table-cell table:style-name="ce40" table:formula="of:=IF(AND([.$C22]=&quot;Objetivo&quot;;[.AI$5]&gt;=[.$F22];[.AI$5]&lt;=[.$F22]+[.$G22]-1);2;IF(AND([.$C22]=&quot;Hito&quot;;[.AI$5]&gt;=[.$F22];[.AI$5]&lt;=[.$F22]+[.$G22]-1);1;&quot;&quot;))">
            <text:p/>
          </table:table-cell>
          <table:table-cell table:style-name="ce40" table:formula="of:=IF(AND([.$C22]=&quot;Objetivo&quot;;[.AJ$5]&gt;=[.$F22];[.AJ$5]&lt;=[.$F22]+[.$G22]-1);2;IF(AND([.$C22]=&quot;Hito&quot;;[.AJ$5]&gt;=[.$F22];[.AJ$5]&lt;=[.$F22]+[.$G22]-1);1;&quot;&quot;))">
            <text:p/>
          </table:table-cell>
          <table:table-cell table:style-name="ce40" table:formula="of:=IF(AND([.$C22]=&quot;Objetivo&quot;;[.AK$5]&gt;=[.$F22];[.AK$5]&lt;=[.$F22]+[.$G22]-1);2;IF(AND([.$C22]=&quot;Hito&quot;;[.AK$5]&gt;=[.$F22];[.AK$5]&lt;=[.$F22]+[.$G22]-1);1;&quot;&quot;))">
            <text:p/>
          </table:table-cell>
          <table:table-cell table:style-name="ce40" table:formula="of:=IF(AND([.$C22]=&quot;Objetivo&quot;;[.AL$5]&gt;=[.$F22];[.AL$5]&lt;=[.$F22]+[.$G22]-1);2;IF(AND([.$C22]=&quot;Hito&quot;;[.AL$5]&gt;=[.$F22];[.AL$5]&lt;=[.$F22]+[.$G22]-1);1;&quot;&quot;))">
            <text:p/>
          </table:table-cell>
          <table:table-cell table:style-name="ce40" table:formula="of:=IF(AND([.$C22]=&quot;Objetivo&quot;;[.AM$5]&gt;=[.$F22];[.AM$5]&lt;=[.$F22]+[.$G22]-1);2;IF(AND([.$C22]=&quot;Hito&quot;;[.AM$5]&gt;=[.$F22];[.AM$5]&lt;=[.$F22]+[.$G22]-1);1;&quot;&quot;))">
            <text:p/>
          </table:table-cell>
          <table:table-cell table:style-name="ce40" table:formula="of:=IF(AND([.$C22]=&quot;Objetivo&quot;;[.AN$5]&gt;=[.$F22];[.AN$5]&lt;=[.$F22]+[.$G22]-1);2;IF(AND([.$C22]=&quot;Hito&quot;;[.AN$5]&gt;=[.$F22];[.AN$5]&lt;=[.$F22]+[.$G22]-1);1;&quot;&quot;))">
            <text:p/>
          </table:table-cell>
          <table:table-cell table:style-name="ce40" table:formula="of:=IF(AND([.$C22]=&quot;Objetivo&quot;;[.AO$5]&gt;=[.$F22];[.AO$5]&lt;=[.$F22]+[.$G22]-1);2;IF(AND([.$C22]=&quot;Hito&quot;;[.AO$5]&gt;=[.$F22];[.AO$5]&lt;=[.$F22]+[.$G22]-1);1;&quot;&quot;))">
            <text:p/>
          </table:table-cell>
          <table:table-cell table:style-name="ce40" table:formula="of:=IF(AND([.$C22]=&quot;Objetivo&quot;;[.AP$5]&gt;=[.$F22];[.AP$5]&lt;=[.$F22]+[.$G22]-1);2;IF(AND([.$C22]=&quot;Hito&quot;;[.AP$5]&gt;=[.$F22];[.AP$5]&lt;=[.$F22]+[.$G22]-1);1;&quot;&quot;))">
            <text:p/>
          </table:table-cell>
          <table:table-cell table:style-name="ce40" table:formula="of:=IF(AND([.$C22]=&quot;Objetivo&quot;;[.AQ$5]&gt;=[.$F22];[.AQ$5]&lt;=[.$F22]+[.$G22]-1);2;IF(AND([.$C22]=&quot;Hito&quot;;[.AQ$5]&gt;=[.$F22];[.AQ$5]&lt;=[.$F22]+[.$G22]-1);1;&quot;&quot;))">
            <text:p/>
          </table:table-cell>
          <table:table-cell table:style-name="ce40" table:formula="of:=IF(AND([.$C22]=&quot;Objetivo&quot;;[.AR$5]&gt;=[.$F22];[.AR$5]&lt;=[.$F22]+[.$G22]-1);2;IF(AND([.$C22]=&quot;Hito&quot;;[.AR$5]&gt;=[.$F22];[.AR$5]&lt;=[.$F22]+[.$G22]-1);1;&quot;&quot;))">
            <text:p/>
          </table:table-cell>
          <table:table-cell table:style-name="ce40" table:formula="of:=IF(AND([.$C22]=&quot;Objetivo&quot;;[.AS$5]&gt;=[.$F22];[.AS$5]&lt;=[.$F22]+[.$G22]-1);2;IF(AND([.$C22]=&quot;Hito&quot;;[.AS$5]&gt;=[.$F22];[.AS$5]&lt;=[.$F22]+[.$G22]-1);1;&quot;&quot;))">
            <text:p/>
          </table:table-cell>
          <table:table-cell table:style-name="ce40" table:formula="of:=IF(AND([.$C22]=&quot;Objetivo&quot;;[.AT$5]&gt;=[.$F22];[.AT$5]&lt;=[.$F22]+[.$G22]-1);2;IF(AND([.$C22]=&quot;Hito&quot;;[.AT$5]&gt;=[.$F22];[.AT$5]&lt;=[.$F22]+[.$G22]-1);1;&quot;&quot;))">
            <text:p/>
          </table:table-cell>
          <table:table-cell table:style-name="ce40" table:formula="of:=IF(AND([.$C22]=&quot;Objetivo&quot;;[.AU$5]&gt;=[.$F22];[.AU$5]&lt;=[.$F22]+[.$G22]-1);2;IF(AND([.$C22]=&quot;Hito&quot;;[.AU$5]&gt;=[.$F22];[.AU$5]&lt;=[.$F22]+[.$G22]-1);1;&quot;&quot;))">
            <text:p/>
          </table:table-cell>
          <table:table-cell table:style-name="ce40" table:formula="of:=IF(AND([.$C22]=&quot;Objetivo&quot;;[.AV$5]&gt;=[.$F22];[.AV$5]&lt;=[.$F22]+[.$G22]-1);2;IF(AND([.$C22]=&quot;Hito&quot;;[.AV$5]&gt;=[.$F22];[.AV$5]&lt;=[.$F22]+[.$G22]-1);1;&quot;&quot;))">
            <text:p/>
          </table:table-cell>
          <table:table-cell table:style-name="ce40" table:formula="of:=IF(AND([.$C22]=&quot;Objetivo&quot;;[.AW$5]&gt;=[.$F22];[.AW$5]&lt;=[.$F22]+[.$G22]-1);2;IF(AND([.$C22]=&quot;Hito&quot;;[.AW$5]&gt;=[.$F22];[.AW$5]&lt;=[.$F22]+[.$G22]-1);1;&quot;&quot;))">
            <text:p/>
          </table:table-cell>
          <table:table-cell table:style-name="ce40" table:formula="of:=IF(AND([.$C22]=&quot;Objetivo&quot;;[.AX$5]&gt;=[.$F22];[.AX$5]&lt;=[.$F22]+[.$G22]-1);2;IF(AND([.$C22]=&quot;Hito&quot;;[.AX$5]&gt;=[.$F22];[.AX$5]&lt;=[.$F22]+[.$G22]-1);1;&quot;&quot;))">
            <text:p/>
          </table:table-cell>
          <table:table-cell table:style-name="ce40" table:formula="of:=IF(AND([.$C22]=&quot;Objetivo&quot;;[.AY$5]&gt;=[.$F22];[.AY$5]&lt;=[.$F22]+[.$G22]-1);2;IF(AND([.$C22]=&quot;Hito&quot;;[.AY$5]&gt;=[.$F22];[.AY$5]&lt;=[.$F22]+[.$G22]-1);1;&quot;&quot;))">
            <text:p/>
          </table:table-cell>
          <table:table-cell table:style-name="ce40" table:formula="of:=IF(AND([.$C22]=&quot;Objetivo&quot;;[.AZ$5]&gt;=[.$F22];[.AZ$5]&lt;=[.$F22]+[.$G22]-1);2;IF(AND([.$C22]=&quot;Hito&quot;;[.AZ$5]&gt;=[.$F22];[.AZ$5]&lt;=[.$F22]+[.$G22]-1);1;&quot;&quot;))">
            <text:p/>
          </table:table-cell>
          <table:table-cell table:style-name="ce40" table:formula="of:=IF(AND([.$C22]=&quot;Objetivo&quot;;[.BA$5]&gt;=[.$F22];[.BA$5]&lt;=[.$F22]+[.$G22]-1);2;IF(AND([.$C22]=&quot;Hito&quot;;[.BA$5]&gt;=[.$F22];[.BA$5]&lt;=[.$F22]+[.$G22]-1);1;&quot;&quot;))">
            <text:p/>
          </table:table-cell>
          <table:table-cell table:style-name="ce40" table:formula="of:=IF(AND([.$C22]=&quot;Objetivo&quot;;[.BB$5]&gt;=[.$F22];[.BB$5]&lt;=[.$F22]+[.$G22]-1);2;IF(AND([.$C22]=&quot;Hito&quot;;[.BB$5]&gt;=[.$F22];[.BB$5]&lt;=[.$F22]+[.$G22]-1);1;&quot;&quot;))">
            <text:p/>
          </table:table-cell>
          <table:table-cell table:style-name="ce40" table:formula="of:=IF(AND([.$C22]=&quot;Objetivo&quot;;[.BC$5]&gt;=[.$F22];[.BC$5]&lt;=[.$F22]+[.$G22]-1);2;IF(AND([.$C22]=&quot;Hito&quot;;[.BC$5]&gt;=[.$F22];[.BC$5]&lt;=[.$F22]+[.$G22]-1);1;&quot;&quot;))">
            <text:p/>
          </table:table-cell>
          <table:table-cell table:style-name="ce40" table:formula="of:=IF(AND([.$C22]=&quot;Objetivo&quot;;[.BD$5]&gt;=[.$F22];[.BD$5]&lt;=[.$F22]+[.$G22]-1);2;IF(AND([.$C22]=&quot;Hito&quot;;[.BD$5]&gt;=[.$F22];[.BD$5]&lt;=[.$F22]+[.$G22]-1);1;&quot;&quot;))">
            <text:p/>
          </table:table-cell>
          <table:table-cell table:style-name="ce40" table:formula="of:=IF(AND([.$C22]=&quot;Objetivo&quot;;[.BE$5]&gt;=[.$F22];[.BE$5]&lt;=[.$F22]+[.$G22]-1);2;IF(AND([.$C22]=&quot;Hito&quot;;[.BE$5]&gt;=[.$F22];[.BE$5]&lt;=[.$F22]+[.$G22]-1);1;&quot;&quot;))">
            <text:p/>
          </table:table-cell>
          <table:table-cell table:style-name="ce40" table:formula="of:=IF(AND([.$C22]=&quot;Objetivo&quot;;[.BF$5]&gt;=[.$F22];[.BF$5]&lt;=[.$F22]+[.$G22]-1);2;IF(AND([.$C22]=&quot;Hito&quot;;[.BF$5]&gt;=[.$F22];[.BF$5]&lt;=[.$F22]+[.$G22]-1);1;&quot;&quot;))">
            <text:p/>
          </table:table-cell>
          <table:table-cell table:style-name="ce40" table:formula="of:=IF(AND([.$C22]=&quot;Objetivo&quot;;[.BG$5]&gt;=[.$F22];[.BG$5]&lt;=[.$F22]+[.$G22]-1);2;IF(AND([.$C22]=&quot;Hito&quot;;[.BG$5]&gt;=[.$F22];[.BG$5]&lt;=[.$F22]+[.$G22]-1);1;&quot;&quot;))">
            <text:p/>
          </table:table-cell>
          <table:table-cell table:style-name="ce40" table:formula="of:=IF(AND([.$C22]=&quot;Objetivo&quot;;[.BH$5]&gt;=[.$F22];[.BH$5]&lt;=[.$F22]+[.$G22]-1);2;IF(AND([.$C22]=&quot;Hito&quot;;[.BH$5]&gt;=[.$F22];[.BH$5]&lt;=[.$F22]+[.$G22]-1);1;&quot;&quot;))">
            <text:p/>
          </table:table-cell>
          <table:table-cell table:style-name="ce40" table:formula="of:=IF(AND([.$C22]=&quot;Objetivo&quot;;[.BI$5]&gt;=[.$F22];[.BI$5]&lt;=[.$F22]+[.$G22]-1);2;IF(AND([.$C22]=&quot;Hito&quot;;[.BI$5]&gt;=[.$F22];[.BI$5]&lt;=[.$F22]+[.$G22]-1);1;&quot;&quot;))">
            <text:p/>
          </table:table-cell>
          <table:table-cell table:style-name="ce40" table:formula="of:=IF(AND([.$C22]=&quot;Objetivo&quot;;[.BJ$5]&gt;=[.$F22];[.BJ$5]&lt;=[.$F22]+[.$G22]-1);2;IF(AND([.$C22]=&quot;Hito&quot;;[.BJ$5]&gt;=[.$F22];[.BJ$5]&lt;=[.$F22]+[.$G22]-1);1;&quot;&quot;))">
            <text:p/>
          </table:table-cell>
          <table:table-cell table:style-name="ce40" table:formula="of:=IF(AND([.$C22]=&quot;Objetivo&quot;;[.BK$5]&gt;=[.$F22];[.BK$5]&lt;=[.$F22]+[.$G22]-1);2;IF(AND([.$C22]=&quot;Hito&quot;;[.BK$5]&gt;=[.$F22];[.BK$5]&lt;=[.$F22]+[.$G22]-1);1;&quot;&quot;))">
            <text:p/>
          </table:table-cell>
          <table:table-cell table:style-name="ce40" table:formula="of:=IF(AND([.$C22]=&quot;Objetivo&quot;;[.BL$5]&gt;=[.$F22];[.BL$5]&lt;=[.$F22]+[.$G22]-1);2;IF(AND([.$C22]=&quot;Hito&quot;;[.BL$5]&gt;=[.$F22];[.BL$5]&lt;=[.$F22]+[.$G22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8" table:number-columns-repeated="6"/>
          <table:table-cell table:style-name="ce12"/>
          <table:table-cell table:style-name="ce40" table:formula="of:=IF(AND([.$C23]=&quot;Objetivo&quot;;[.I$5]&gt;=[.$F23];[.I$5]&lt;=[.$F23]+[.$G23]-1);2;IF(AND([.$C23]=&quot;Hito&quot;;[.I$5]&gt;=[.$F23];[.I$5]&lt;=[.$F23]+[.$G23]-1);1;&quot;&quot;))">
            <text:p/>
          </table:table-cell>
          <table:table-cell table:style-name="ce40" table:formula="of:=IF(AND([.$C23]=&quot;Objetivo&quot;;[.J$5]&gt;=[.$F23];[.J$5]&lt;=[.$F23]+[.$G23]-1);2;IF(AND([.$C23]=&quot;Hito&quot;;[.J$5]&gt;=[.$F23];[.J$5]&lt;=[.$F23]+[.$G23]-1);1;&quot;&quot;))">
            <text:p/>
          </table:table-cell>
          <table:table-cell table:style-name="ce40" table:formula="of:=IF(AND([.$C23]=&quot;Objetivo&quot;;[.K$5]&gt;=[.$F23];[.K$5]&lt;=[.$F23]+[.$G23]-1);2;IF(AND([.$C23]=&quot;Hito&quot;;[.K$5]&gt;=[.$F23];[.K$5]&lt;=[.$F23]+[.$G23]-1);1;&quot;&quot;))">
            <text:p/>
          </table:table-cell>
          <table:table-cell table:style-name="ce40" table:formula="of:=IF(AND([.$C23]=&quot;Objetivo&quot;;[.L$5]&gt;=[.$F23];[.L$5]&lt;=[.$F23]+[.$G23]-1);2;IF(AND([.$C23]=&quot;Hito&quot;;[.L$5]&gt;=[.$F23];[.L$5]&lt;=[.$F23]+[.$G23]-1);1;&quot;&quot;))">
            <text:p/>
          </table:table-cell>
          <table:table-cell table:style-name="ce40" table:formula="of:=IF(AND([.$C23]=&quot;Objetivo&quot;;[.M$5]&gt;=[.$F23];[.M$5]&lt;=[.$F23]+[.$G23]-1);2;IF(AND([.$C23]=&quot;Hito&quot;;[.M$5]&gt;=[.$F23];[.M$5]&lt;=[.$F23]+[.$G23]-1);1;&quot;&quot;))">
            <text:p/>
          </table:table-cell>
          <table:table-cell table:style-name="ce40" table:formula="of:=IF(AND([.$C23]=&quot;Objetivo&quot;;[.N$5]&gt;=[.$F23];[.N$5]&lt;=[.$F23]+[.$G23]-1);2;IF(AND([.$C23]=&quot;Hito&quot;;[.N$5]&gt;=[.$F23];[.N$5]&lt;=[.$F23]+[.$G23]-1);1;&quot;&quot;))">
            <text:p/>
          </table:table-cell>
          <table:table-cell table:style-name="ce40" table:formula="of:=IF(AND([.$C23]=&quot;Objetivo&quot;;[.O$5]&gt;=[.$F23];[.O$5]&lt;=[.$F23]+[.$G23]-1);2;IF(AND([.$C23]=&quot;Hito&quot;;[.O$5]&gt;=[.$F23];[.O$5]&lt;=[.$F23]+[.$G23]-1);1;&quot;&quot;))">
            <text:p/>
          </table:table-cell>
          <table:table-cell table:style-name="ce40" table:formula="of:=IF(AND([.$C23]=&quot;Objetivo&quot;;[.P$5]&gt;=[.$F23];[.P$5]&lt;=[.$F23]+[.$G23]-1);2;IF(AND([.$C23]=&quot;Hito&quot;;[.P$5]&gt;=[.$F23];[.P$5]&lt;=[.$F23]+[.$G23]-1);1;&quot;&quot;))">
            <text:p/>
          </table:table-cell>
          <table:table-cell table:style-name="ce40" table:formula="of:=IF(AND([.$C23]=&quot;Objetivo&quot;;[.Q$5]&gt;=[.$F23];[.Q$5]&lt;=[.$F23]+[.$G23]-1);2;IF(AND([.$C23]=&quot;Hito&quot;;[.Q$5]&gt;=[.$F23];[.Q$5]&lt;=[.$F23]+[.$G23]-1);1;&quot;&quot;))">
            <text:p/>
          </table:table-cell>
          <table:table-cell table:style-name="ce40" table:formula="of:=IF(AND([.$C23]=&quot;Objetivo&quot;;[.R$5]&gt;=[.$F23];[.R$5]&lt;=[.$F23]+[.$G23]-1);2;IF(AND([.$C23]=&quot;Hito&quot;;[.R$5]&gt;=[.$F23];[.R$5]&lt;=[.$F23]+[.$G23]-1);1;&quot;&quot;))">
            <text:p/>
          </table:table-cell>
          <table:table-cell table:style-name="ce40" table:formula="of:=IF(AND([.$C23]=&quot;Objetivo&quot;;[.S$5]&gt;=[.$F23];[.S$5]&lt;=[.$F23]+[.$G23]-1);2;IF(AND([.$C23]=&quot;Hito&quot;;[.S$5]&gt;=[.$F23];[.S$5]&lt;=[.$F23]+[.$G23]-1);1;&quot;&quot;))">
            <text:p/>
          </table:table-cell>
          <table:table-cell table:style-name="ce40" table:formula="of:=IF(AND([.$C23]=&quot;Objetivo&quot;;[.T$5]&gt;=[.$F23];[.T$5]&lt;=[.$F23]+[.$G23]-1);2;IF(AND([.$C23]=&quot;Hito&quot;;[.T$5]&gt;=[.$F23];[.T$5]&lt;=[.$F23]+[.$G23]-1);1;&quot;&quot;))">
            <text:p/>
          </table:table-cell>
          <table:table-cell table:style-name="ce40" table:formula="of:=IF(AND([.$C23]=&quot;Objetivo&quot;;[.U$5]&gt;=[.$F23];[.U$5]&lt;=[.$F23]+[.$G23]-1);2;IF(AND([.$C23]=&quot;Hito&quot;;[.U$5]&gt;=[.$F23];[.U$5]&lt;=[.$F23]+[.$G23]-1);1;&quot;&quot;))">
            <text:p/>
          </table:table-cell>
          <table:table-cell table:style-name="ce40" table:formula="of:=IF(AND([.$C23]=&quot;Objetivo&quot;;[.V$5]&gt;=[.$F23];[.V$5]&lt;=[.$F23]+[.$G23]-1);2;IF(AND([.$C23]=&quot;Hito&quot;;[.V$5]&gt;=[.$F23];[.V$5]&lt;=[.$F23]+[.$G23]-1);1;&quot;&quot;))">
            <text:p/>
          </table:table-cell>
          <table:table-cell table:style-name="ce40" table:formula="of:=IF(AND([.$C23]=&quot;Objetivo&quot;;[.W$5]&gt;=[.$F23];[.W$5]&lt;=[.$F23]+[.$G23]-1);2;IF(AND([.$C23]=&quot;Hito&quot;;[.W$5]&gt;=[.$F23];[.W$5]&lt;=[.$F23]+[.$G23]-1);1;&quot;&quot;))">
            <text:p/>
          </table:table-cell>
          <table:table-cell table:style-name="ce40" table:formula="of:=IF(AND([.$C23]=&quot;Objetivo&quot;;[.X$5]&gt;=[.$F23];[.X$5]&lt;=[.$F23]+[.$G23]-1);2;IF(AND([.$C23]=&quot;Hito&quot;;[.X$5]&gt;=[.$F23];[.X$5]&lt;=[.$F23]+[.$G23]-1);1;&quot;&quot;))">
            <text:p/>
          </table:table-cell>
          <table:table-cell table:style-name="ce40" table:formula="of:=IF(AND([.$C23]=&quot;Objetivo&quot;;[.Y$5]&gt;=[.$F23];[.Y$5]&lt;=[.$F23]+[.$G23]-1);2;IF(AND([.$C23]=&quot;Hito&quot;;[.Y$5]&gt;=[.$F23];[.Y$5]&lt;=[.$F23]+[.$G23]-1);1;&quot;&quot;))">
            <text:p/>
          </table:table-cell>
          <table:table-cell table:style-name="ce40" table:formula="of:=IF(AND([.$C23]=&quot;Objetivo&quot;;[.Z$5]&gt;=[.$F23];[.Z$5]&lt;=[.$F23]+[.$G23]-1);2;IF(AND([.$C23]=&quot;Hito&quot;;[.Z$5]&gt;=[.$F23];[.Z$5]&lt;=[.$F23]+[.$G23]-1);1;&quot;&quot;))">
            <text:p/>
          </table:table-cell>
          <table:table-cell table:style-name="ce40" table:formula="of:=IF(AND([.$C23]=&quot;Objetivo&quot;;[.AA$5]&gt;=[.$F23];[.AA$5]&lt;=[.$F23]+[.$G23]-1);2;IF(AND([.$C23]=&quot;Hito&quot;;[.AA$5]&gt;=[.$F23];[.AA$5]&lt;=[.$F23]+[.$G23]-1);1;&quot;&quot;))">
            <text:p/>
          </table:table-cell>
          <table:table-cell table:style-name="ce40" table:formula="of:=IF(AND([.$C23]=&quot;Objetivo&quot;;[.AB$5]&gt;=[.$F23];[.AB$5]&lt;=[.$F23]+[.$G23]-1);2;IF(AND([.$C23]=&quot;Hito&quot;;[.AB$5]&gt;=[.$F23];[.AB$5]&lt;=[.$F23]+[.$G23]-1);1;&quot;&quot;))">
            <text:p/>
          </table:table-cell>
          <table:table-cell table:style-name="ce40" table:formula="of:=IF(AND([.$C23]=&quot;Objetivo&quot;;[.AC$5]&gt;=[.$F23];[.AC$5]&lt;=[.$F23]+[.$G23]-1);2;IF(AND([.$C23]=&quot;Hito&quot;;[.AC$5]&gt;=[.$F23];[.AC$5]&lt;=[.$F23]+[.$G23]-1);1;&quot;&quot;))">
            <text:p/>
          </table:table-cell>
          <table:table-cell table:style-name="ce40" table:formula="of:=IF(AND([.$C23]=&quot;Objetivo&quot;;[.AD$5]&gt;=[.$F23];[.AD$5]&lt;=[.$F23]+[.$G23]-1);2;IF(AND([.$C23]=&quot;Hito&quot;;[.AD$5]&gt;=[.$F23];[.AD$5]&lt;=[.$F23]+[.$G23]-1);1;&quot;&quot;))">
            <text:p/>
          </table:table-cell>
          <table:table-cell table:style-name="ce40" table:formula="of:=IF(AND([.$C23]=&quot;Objetivo&quot;;[.AE$5]&gt;=[.$F23];[.AE$5]&lt;=[.$F23]+[.$G23]-1);2;IF(AND([.$C23]=&quot;Hito&quot;;[.AE$5]&gt;=[.$F23];[.AE$5]&lt;=[.$F23]+[.$G23]-1);1;&quot;&quot;))">
            <text:p/>
          </table:table-cell>
          <table:table-cell table:style-name="ce40" table:formula="of:=IF(AND([.$C23]=&quot;Objetivo&quot;;[.AF$5]&gt;=[.$F23];[.AF$5]&lt;=[.$F23]+[.$G23]-1);2;IF(AND([.$C23]=&quot;Hito&quot;;[.AF$5]&gt;=[.$F23];[.AF$5]&lt;=[.$F23]+[.$G23]-1);1;&quot;&quot;))">
            <text:p/>
          </table:table-cell>
          <table:table-cell table:style-name="ce40" table:formula="of:=IF(AND([.$C23]=&quot;Objetivo&quot;;[.AG$5]&gt;=[.$F23];[.AG$5]&lt;=[.$F23]+[.$G23]-1);2;IF(AND([.$C23]=&quot;Hito&quot;;[.AG$5]&gt;=[.$F23];[.AG$5]&lt;=[.$F23]+[.$G23]-1);1;&quot;&quot;))">
            <text:p/>
          </table:table-cell>
          <table:table-cell table:style-name="ce40" table:formula="of:=IF(AND([.$C23]=&quot;Objetivo&quot;;[.AH$5]&gt;=[.$F23];[.AH$5]&lt;=[.$F23]+[.$G23]-1);2;IF(AND([.$C23]=&quot;Hito&quot;;[.AH$5]&gt;=[.$F23];[.AH$5]&lt;=[.$F23]+[.$G23]-1);1;&quot;&quot;))">
            <text:p/>
          </table:table-cell>
          <table:table-cell table:style-name="ce40" table:formula="of:=IF(AND([.$C23]=&quot;Objetivo&quot;;[.AI$5]&gt;=[.$F23];[.AI$5]&lt;=[.$F23]+[.$G23]-1);2;IF(AND([.$C23]=&quot;Hito&quot;;[.AI$5]&gt;=[.$F23];[.AI$5]&lt;=[.$F23]+[.$G23]-1);1;&quot;&quot;))">
            <text:p/>
          </table:table-cell>
          <table:table-cell table:style-name="ce40" table:formula="of:=IF(AND([.$C23]=&quot;Objetivo&quot;;[.AJ$5]&gt;=[.$F23];[.AJ$5]&lt;=[.$F23]+[.$G23]-1);2;IF(AND([.$C23]=&quot;Hito&quot;;[.AJ$5]&gt;=[.$F23];[.AJ$5]&lt;=[.$F23]+[.$G23]-1);1;&quot;&quot;))">
            <text:p/>
          </table:table-cell>
          <table:table-cell table:style-name="ce40" table:formula="of:=IF(AND([.$C23]=&quot;Objetivo&quot;;[.AK$5]&gt;=[.$F23];[.AK$5]&lt;=[.$F23]+[.$G23]-1);2;IF(AND([.$C23]=&quot;Hito&quot;;[.AK$5]&gt;=[.$F23];[.AK$5]&lt;=[.$F23]+[.$G23]-1);1;&quot;&quot;))">
            <text:p/>
          </table:table-cell>
          <table:table-cell table:style-name="ce40" table:formula="of:=IF(AND([.$C23]=&quot;Objetivo&quot;;[.AL$5]&gt;=[.$F23];[.AL$5]&lt;=[.$F23]+[.$G23]-1);2;IF(AND([.$C23]=&quot;Hito&quot;;[.AL$5]&gt;=[.$F23];[.AL$5]&lt;=[.$F23]+[.$G23]-1);1;&quot;&quot;))">
            <text:p/>
          </table:table-cell>
          <table:table-cell table:style-name="ce40" table:formula="of:=IF(AND([.$C23]=&quot;Objetivo&quot;;[.AM$5]&gt;=[.$F23];[.AM$5]&lt;=[.$F23]+[.$G23]-1);2;IF(AND([.$C23]=&quot;Hito&quot;;[.AM$5]&gt;=[.$F23];[.AM$5]&lt;=[.$F23]+[.$G23]-1);1;&quot;&quot;))">
            <text:p/>
          </table:table-cell>
          <table:table-cell table:style-name="ce40" table:formula="of:=IF(AND([.$C23]=&quot;Objetivo&quot;;[.AN$5]&gt;=[.$F23];[.AN$5]&lt;=[.$F23]+[.$G23]-1);2;IF(AND([.$C23]=&quot;Hito&quot;;[.AN$5]&gt;=[.$F23];[.AN$5]&lt;=[.$F23]+[.$G23]-1);1;&quot;&quot;))">
            <text:p/>
          </table:table-cell>
          <table:table-cell table:style-name="ce40" table:formula="of:=IF(AND([.$C23]=&quot;Objetivo&quot;;[.AO$5]&gt;=[.$F23];[.AO$5]&lt;=[.$F23]+[.$G23]-1);2;IF(AND([.$C23]=&quot;Hito&quot;;[.AO$5]&gt;=[.$F23];[.AO$5]&lt;=[.$F23]+[.$G23]-1);1;&quot;&quot;))">
            <text:p/>
          </table:table-cell>
          <table:table-cell table:style-name="ce40" table:formula="of:=IF(AND([.$C23]=&quot;Objetivo&quot;;[.AP$5]&gt;=[.$F23];[.AP$5]&lt;=[.$F23]+[.$G23]-1);2;IF(AND([.$C23]=&quot;Hito&quot;;[.AP$5]&gt;=[.$F23];[.AP$5]&lt;=[.$F23]+[.$G23]-1);1;&quot;&quot;))">
            <text:p/>
          </table:table-cell>
          <table:table-cell table:style-name="ce40" table:formula="of:=IF(AND([.$C23]=&quot;Objetivo&quot;;[.AQ$5]&gt;=[.$F23];[.AQ$5]&lt;=[.$F23]+[.$G23]-1);2;IF(AND([.$C23]=&quot;Hito&quot;;[.AQ$5]&gt;=[.$F23];[.AQ$5]&lt;=[.$F23]+[.$G23]-1);1;&quot;&quot;))">
            <text:p/>
          </table:table-cell>
          <table:table-cell table:style-name="ce40" table:formula="of:=IF(AND([.$C23]=&quot;Objetivo&quot;;[.AR$5]&gt;=[.$F23];[.AR$5]&lt;=[.$F23]+[.$G23]-1);2;IF(AND([.$C23]=&quot;Hito&quot;;[.AR$5]&gt;=[.$F23];[.AR$5]&lt;=[.$F23]+[.$G23]-1);1;&quot;&quot;))">
            <text:p/>
          </table:table-cell>
          <table:table-cell table:style-name="ce40" table:formula="of:=IF(AND([.$C23]=&quot;Objetivo&quot;;[.AS$5]&gt;=[.$F23];[.AS$5]&lt;=[.$F23]+[.$G23]-1);2;IF(AND([.$C23]=&quot;Hito&quot;;[.AS$5]&gt;=[.$F23];[.AS$5]&lt;=[.$F23]+[.$G23]-1);1;&quot;&quot;))">
            <text:p/>
          </table:table-cell>
          <table:table-cell table:style-name="ce40" table:formula="of:=IF(AND([.$C23]=&quot;Objetivo&quot;;[.AT$5]&gt;=[.$F23];[.AT$5]&lt;=[.$F23]+[.$G23]-1);2;IF(AND([.$C23]=&quot;Hito&quot;;[.AT$5]&gt;=[.$F23];[.AT$5]&lt;=[.$F23]+[.$G23]-1);1;&quot;&quot;))">
            <text:p/>
          </table:table-cell>
          <table:table-cell table:style-name="ce40" table:formula="of:=IF(AND([.$C23]=&quot;Objetivo&quot;;[.AU$5]&gt;=[.$F23];[.AU$5]&lt;=[.$F23]+[.$G23]-1);2;IF(AND([.$C23]=&quot;Hito&quot;;[.AU$5]&gt;=[.$F23];[.AU$5]&lt;=[.$F23]+[.$G23]-1);1;&quot;&quot;))">
            <text:p/>
          </table:table-cell>
          <table:table-cell table:style-name="ce40" table:formula="of:=IF(AND([.$C23]=&quot;Objetivo&quot;;[.AV$5]&gt;=[.$F23];[.AV$5]&lt;=[.$F23]+[.$G23]-1);2;IF(AND([.$C23]=&quot;Hito&quot;;[.AV$5]&gt;=[.$F23];[.AV$5]&lt;=[.$F23]+[.$G23]-1);1;&quot;&quot;))">
            <text:p/>
          </table:table-cell>
          <table:table-cell table:style-name="ce40" table:formula="of:=IF(AND([.$C23]=&quot;Objetivo&quot;;[.AW$5]&gt;=[.$F23];[.AW$5]&lt;=[.$F23]+[.$G23]-1);2;IF(AND([.$C23]=&quot;Hito&quot;;[.AW$5]&gt;=[.$F23];[.AW$5]&lt;=[.$F23]+[.$G23]-1);1;&quot;&quot;))">
            <text:p/>
          </table:table-cell>
          <table:table-cell table:style-name="ce40" table:formula="of:=IF(AND([.$C23]=&quot;Objetivo&quot;;[.AX$5]&gt;=[.$F23];[.AX$5]&lt;=[.$F23]+[.$G23]-1);2;IF(AND([.$C23]=&quot;Hito&quot;;[.AX$5]&gt;=[.$F23];[.AX$5]&lt;=[.$F23]+[.$G23]-1);1;&quot;&quot;))">
            <text:p/>
          </table:table-cell>
          <table:table-cell table:style-name="ce40" table:formula="of:=IF(AND([.$C23]=&quot;Objetivo&quot;;[.AY$5]&gt;=[.$F23];[.AY$5]&lt;=[.$F23]+[.$G23]-1);2;IF(AND([.$C23]=&quot;Hito&quot;;[.AY$5]&gt;=[.$F23];[.AY$5]&lt;=[.$F23]+[.$G23]-1);1;&quot;&quot;))">
            <text:p/>
          </table:table-cell>
          <table:table-cell table:style-name="ce40" table:formula="of:=IF(AND([.$C23]=&quot;Objetivo&quot;;[.AZ$5]&gt;=[.$F23];[.AZ$5]&lt;=[.$F23]+[.$G23]-1);2;IF(AND([.$C23]=&quot;Hito&quot;;[.AZ$5]&gt;=[.$F23];[.AZ$5]&lt;=[.$F23]+[.$G23]-1);1;&quot;&quot;))">
            <text:p/>
          </table:table-cell>
          <table:table-cell table:style-name="ce40" table:formula="of:=IF(AND([.$C23]=&quot;Objetivo&quot;;[.BA$5]&gt;=[.$F23];[.BA$5]&lt;=[.$F23]+[.$G23]-1);2;IF(AND([.$C23]=&quot;Hito&quot;;[.BA$5]&gt;=[.$F23];[.BA$5]&lt;=[.$F23]+[.$G23]-1);1;&quot;&quot;))">
            <text:p/>
          </table:table-cell>
          <table:table-cell table:style-name="ce40" table:formula="of:=IF(AND([.$C23]=&quot;Objetivo&quot;;[.BB$5]&gt;=[.$F23];[.BB$5]&lt;=[.$F23]+[.$G23]-1);2;IF(AND([.$C23]=&quot;Hito&quot;;[.BB$5]&gt;=[.$F23];[.BB$5]&lt;=[.$F23]+[.$G23]-1);1;&quot;&quot;))">
            <text:p/>
          </table:table-cell>
          <table:table-cell table:style-name="ce40" table:formula="of:=IF(AND([.$C23]=&quot;Objetivo&quot;;[.BC$5]&gt;=[.$F23];[.BC$5]&lt;=[.$F23]+[.$G23]-1);2;IF(AND([.$C23]=&quot;Hito&quot;;[.BC$5]&gt;=[.$F23];[.BC$5]&lt;=[.$F23]+[.$G23]-1);1;&quot;&quot;))">
            <text:p/>
          </table:table-cell>
          <table:table-cell table:style-name="ce40" table:formula="of:=IF(AND([.$C23]=&quot;Objetivo&quot;;[.BD$5]&gt;=[.$F23];[.BD$5]&lt;=[.$F23]+[.$G23]-1);2;IF(AND([.$C23]=&quot;Hito&quot;;[.BD$5]&gt;=[.$F23];[.BD$5]&lt;=[.$F23]+[.$G23]-1);1;&quot;&quot;))">
            <text:p/>
          </table:table-cell>
          <table:table-cell table:style-name="ce40" table:formula="of:=IF(AND([.$C23]=&quot;Objetivo&quot;;[.BE$5]&gt;=[.$F23];[.BE$5]&lt;=[.$F23]+[.$G23]-1);2;IF(AND([.$C23]=&quot;Hito&quot;;[.BE$5]&gt;=[.$F23];[.BE$5]&lt;=[.$F23]+[.$G23]-1);1;&quot;&quot;))">
            <text:p/>
          </table:table-cell>
          <table:table-cell table:style-name="ce40" table:formula="of:=IF(AND([.$C23]=&quot;Objetivo&quot;;[.BF$5]&gt;=[.$F23];[.BF$5]&lt;=[.$F23]+[.$G23]-1);2;IF(AND([.$C23]=&quot;Hito&quot;;[.BF$5]&gt;=[.$F23];[.BF$5]&lt;=[.$F23]+[.$G23]-1);1;&quot;&quot;))">
            <text:p/>
          </table:table-cell>
          <table:table-cell table:style-name="ce40" table:formula="of:=IF(AND([.$C23]=&quot;Objetivo&quot;;[.BG$5]&gt;=[.$F23];[.BG$5]&lt;=[.$F23]+[.$G23]-1);2;IF(AND([.$C23]=&quot;Hito&quot;;[.BG$5]&gt;=[.$F23];[.BG$5]&lt;=[.$F23]+[.$G23]-1);1;&quot;&quot;))">
            <text:p/>
          </table:table-cell>
          <table:table-cell table:style-name="ce40" table:formula="of:=IF(AND([.$C23]=&quot;Objetivo&quot;;[.BH$5]&gt;=[.$F23];[.BH$5]&lt;=[.$F23]+[.$G23]-1);2;IF(AND([.$C23]=&quot;Hito&quot;;[.BH$5]&gt;=[.$F23];[.BH$5]&lt;=[.$F23]+[.$G23]-1);1;&quot;&quot;))">
            <text:p/>
          </table:table-cell>
          <table:table-cell table:style-name="ce40" table:formula="of:=IF(AND([.$C23]=&quot;Objetivo&quot;;[.BI$5]&gt;=[.$F23];[.BI$5]&lt;=[.$F23]+[.$G23]-1);2;IF(AND([.$C23]=&quot;Hito&quot;;[.BI$5]&gt;=[.$F23];[.BI$5]&lt;=[.$F23]+[.$G23]-1);1;&quot;&quot;))">
            <text:p/>
          </table:table-cell>
          <table:table-cell table:style-name="ce40" table:formula="of:=IF(AND([.$C23]=&quot;Objetivo&quot;;[.BJ$5]&gt;=[.$F23];[.BJ$5]&lt;=[.$F23]+[.$G23]-1);2;IF(AND([.$C23]=&quot;Hito&quot;;[.BJ$5]&gt;=[.$F23];[.BJ$5]&lt;=[.$F23]+[.$G23]-1);1;&quot;&quot;))">
            <text:p/>
          </table:table-cell>
          <table:table-cell table:style-name="ce40" table:formula="of:=IF(AND([.$C23]=&quot;Objetivo&quot;;[.BK$5]&gt;=[.$F23];[.BK$5]&lt;=[.$F23]+[.$G23]-1);2;IF(AND([.$C23]=&quot;Hito&quot;;[.BK$5]&gt;=[.$F23];[.BK$5]&lt;=[.$F23]+[.$G23]-1);1;&quot;&quot;))">
            <text:p/>
          </table:table-cell>
          <table:table-cell table:style-name="ce40" table:formula="of:=IF(AND([.$C23]=&quot;Objetivo&quot;;[.BL$5]&gt;=[.$F23];[.BL$5]&lt;=[.$F23]+[.$G23]-1);2;IF(AND([.$C23]=&quot;Hito&quot;;[.BL$5]&gt;=[.$F23];[.BL$5]&lt;=[.$F23]+[.$G23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8" table:number-columns-repeated="6"/>
          <table:table-cell table:style-name="ce12"/>
          <table:table-cell table:style-name="ce40" table:formula="of:=IF(AND([.$C24]=&quot;Objetivo&quot;;[.I$5]&gt;=[.$F24];[.I$5]&lt;=[.$F24]+[.$G24]-1);2;IF(AND([.$C24]=&quot;Hito&quot;;[.I$5]&gt;=[.$F24];[.I$5]&lt;=[.$F24]+[.$G24]-1);1;&quot;&quot;))">
            <text:p/>
          </table:table-cell>
          <table:table-cell table:style-name="ce40" table:formula="of:=IF(AND([.$C24]=&quot;Objetivo&quot;;[.J$5]&gt;=[.$F24];[.J$5]&lt;=[.$F24]+[.$G24]-1);2;IF(AND([.$C24]=&quot;Hito&quot;;[.J$5]&gt;=[.$F24];[.J$5]&lt;=[.$F24]+[.$G24]-1);1;&quot;&quot;))">
            <text:p/>
          </table:table-cell>
          <table:table-cell table:style-name="ce40" table:formula="of:=IF(AND([.$C24]=&quot;Objetivo&quot;;[.K$5]&gt;=[.$F24];[.K$5]&lt;=[.$F24]+[.$G24]-1);2;IF(AND([.$C24]=&quot;Hito&quot;;[.K$5]&gt;=[.$F24];[.K$5]&lt;=[.$F24]+[.$G24]-1);1;&quot;&quot;))">
            <text:p/>
          </table:table-cell>
          <table:table-cell table:style-name="ce40" table:formula="of:=IF(AND([.$C24]=&quot;Objetivo&quot;;[.L$5]&gt;=[.$F24];[.L$5]&lt;=[.$F24]+[.$G24]-1);2;IF(AND([.$C24]=&quot;Hito&quot;;[.L$5]&gt;=[.$F24];[.L$5]&lt;=[.$F24]+[.$G24]-1);1;&quot;&quot;))">
            <text:p/>
          </table:table-cell>
          <table:table-cell table:style-name="ce40" table:formula="of:=IF(AND([.$C24]=&quot;Objetivo&quot;;[.M$5]&gt;=[.$F24];[.M$5]&lt;=[.$F24]+[.$G24]-1);2;IF(AND([.$C24]=&quot;Hito&quot;;[.M$5]&gt;=[.$F24];[.M$5]&lt;=[.$F24]+[.$G24]-1);1;&quot;&quot;))">
            <text:p/>
          </table:table-cell>
          <table:table-cell table:style-name="ce40" table:formula="of:=IF(AND([.$C24]=&quot;Objetivo&quot;;[.N$5]&gt;=[.$F24];[.N$5]&lt;=[.$F24]+[.$G24]-1);2;IF(AND([.$C24]=&quot;Hito&quot;;[.N$5]&gt;=[.$F24];[.N$5]&lt;=[.$F24]+[.$G24]-1);1;&quot;&quot;))">
            <text:p/>
          </table:table-cell>
          <table:table-cell table:style-name="ce40" table:formula="of:=IF(AND([.$C24]=&quot;Objetivo&quot;;[.O$5]&gt;=[.$F24];[.O$5]&lt;=[.$F24]+[.$G24]-1);2;IF(AND([.$C24]=&quot;Hito&quot;;[.O$5]&gt;=[.$F24];[.O$5]&lt;=[.$F24]+[.$G24]-1);1;&quot;&quot;))">
            <text:p/>
          </table:table-cell>
          <table:table-cell table:style-name="ce40" table:formula="of:=IF(AND([.$C24]=&quot;Objetivo&quot;;[.P$5]&gt;=[.$F24];[.P$5]&lt;=[.$F24]+[.$G24]-1);2;IF(AND([.$C24]=&quot;Hito&quot;;[.P$5]&gt;=[.$F24];[.P$5]&lt;=[.$F24]+[.$G24]-1);1;&quot;&quot;))">
            <text:p/>
          </table:table-cell>
          <table:table-cell table:style-name="ce40" table:formula="of:=IF(AND([.$C24]=&quot;Objetivo&quot;;[.Q$5]&gt;=[.$F24];[.Q$5]&lt;=[.$F24]+[.$G24]-1);2;IF(AND([.$C24]=&quot;Hito&quot;;[.Q$5]&gt;=[.$F24];[.Q$5]&lt;=[.$F24]+[.$G24]-1);1;&quot;&quot;))">
            <text:p/>
          </table:table-cell>
          <table:table-cell table:style-name="ce40" table:formula="of:=IF(AND([.$C24]=&quot;Objetivo&quot;;[.R$5]&gt;=[.$F24];[.R$5]&lt;=[.$F24]+[.$G24]-1);2;IF(AND([.$C24]=&quot;Hito&quot;;[.R$5]&gt;=[.$F24];[.R$5]&lt;=[.$F24]+[.$G24]-1);1;&quot;&quot;))">
            <text:p/>
          </table:table-cell>
          <table:table-cell table:style-name="ce40" table:formula="of:=IF(AND([.$C24]=&quot;Objetivo&quot;;[.S$5]&gt;=[.$F24];[.S$5]&lt;=[.$F24]+[.$G24]-1);2;IF(AND([.$C24]=&quot;Hito&quot;;[.S$5]&gt;=[.$F24];[.S$5]&lt;=[.$F24]+[.$G24]-1);1;&quot;&quot;))">
            <text:p/>
          </table:table-cell>
          <table:table-cell table:style-name="ce40" table:formula="of:=IF(AND([.$C24]=&quot;Objetivo&quot;;[.T$5]&gt;=[.$F24];[.T$5]&lt;=[.$F24]+[.$G24]-1);2;IF(AND([.$C24]=&quot;Hito&quot;;[.T$5]&gt;=[.$F24];[.T$5]&lt;=[.$F24]+[.$G24]-1);1;&quot;&quot;))">
            <text:p/>
          </table:table-cell>
          <table:table-cell table:style-name="ce40" table:formula="of:=IF(AND([.$C24]=&quot;Objetivo&quot;;[.U$5]&gt;=[.$F24];[.U$5]&lt;=[.$F24]+[.$G24]-1);2;IF(AND([.$C24]=&quot;Hito&quot;;[.U$5]&gt;=[.$F24];[.U$5]&lt;=[.$F24]+[.$G24]-1);1;&quot;&quot;))">
            <text:p/>
          </table:table-cell>
          <table:table-cell table:style-name="ce40" table:formula="of:=IF(AND([.$C24]=&quot;Objetivo&quot;;[.V$5]&gt;=[.$F24];[.V$5]&lt;=[.$F24]+[.$G24]-1);2;IF(AND([.$C24]=&quot;Hito&quot;;[.V$5]&gt;=[.$F24];[.V$5]&lt;=[.$F24]+[.$G24]-1);1;&quot;&quot;))">
            <text:p/>
          </table:table-cell>
          <table:table-cell table:style-name="ce40" table:formula="of:=IF(AND([.$C24]=&quot;Objetivo&quot;;[.W$5]&gt;=[.$F24];[.W$5]&lt;=[.$F24]+[.$G24]-1);2;IF(AND([.$C24]=&quot;Hito&quot;;[.W$5]&gt;=[.$F24];[.W$5]&lt;=[.$F24]+[.$G24]-1);1;&quot;&quot;))">
            <text:p/>
          </table:table-cell>
          <table:table-cell table:style-name="ce40" table:formula="of:=IF(AND([.$C24]=&quot;Objetivo&quot;;[.X$5]&gt;=[.$F24];[.X$5]&lt;=[.$F24]+[.$G24]-1);2;IF(AND([.$C24]=&quot;Hito&quot;;[.X$5]&gt;=[.$F24];[.X$5]&lt;=[.$F24]+[.$G24]-1);1;&quot;&quot;))">
            <text:p/>
          </table:table-cell>
          <table:table-cell table:style-name="ce40" table:formula="of:=IF(AND([.$C24]=&quot;Objetivo&quot;;[.Y$5]&gt;=[.$F24];[.Y$5]&lt;=[.$F24]+[.$G24]-1);2;IF(AND([.$C24]=&quot;Hito&quot;;[.Y$5]&gt;=[.$F24];[.Y$5]&lt;=[.$F24]+[.$G24]-1);1;&quot;&quot;))">
            <text:p/>
          </table:table-cell>
          <table:table-cell table:style-name="ce40" table:formula="of:=IF(AND([.$C24]=&quot;Objetivo&quot;;[.Z$5]&gt;=[.$F24];[.Z$5]&lt;=[.$F24]+[.$G24]-1);2;IF(AND([.$C24]=&quot;Hito&quot;;[.Z$5]&gt;=[.$F24];[.Z$5]&lt;=[.$F24]+[.$G24]-1);1;&quot;&quot;))">
            <text:p/>
          </table:table-cell>
          <table:table-cell table:style-name="ce40" table:formula="of:=IF(AND([.$C24]=&quot;Objetivo&quot;;[.AA$5]&gt;=[.$F24];[.AA$5]&lt;=[.$F24]+[.$G24]-1);2;IF(AND([.$C24]=&quot;Hito&quot;;[.AA$5]&gt;=[.$F24];[.AA$5]&lt;=[.$F24]+[.$G24]-1);1;&quot;&quot;))">
            <text:p/>
          </table:table-cell>
          <table:table-cell table:style-name="ce40" table:formula="of:=IF(AND([.$C24]=&quot;Objetivo&quot;;[.AB$5]&gt;=[.$F24];[.AB$5]&lt;=[.$F24]+[.$G24]-1);2;IF(AND([.$C24]=&quot;Hito&quot;;[.AB$5]&gt;=[.$F24];[.AB$5]&lt;=[.$F24]+[.$G24]-1);1;&quot;&quot;))">
            <text:p/>
          </table:table-cell>
          <table:table-cell table:style-name="ce40" table:formula="of:=IF(AND([.$C24]=&quot;Objetivo&quot;;[.AC$5]&gt;=[.$F24];[.AC$5]&lt;=[.$F24]+[.$G24]-1);2;IF(AND([.$C24]=&quot;Hito&quot;;[.AC$5]&gt;=[.$F24];[.AC$5]&lt;=[.$F24]+[.$G24]-1);1;&quot;&quot;))">
            <text:p/>
          </table:table-cell>
          <table:table-cell table:style-name="ce40" table:formula="of:=IF(AND([.$C24]=&quot;Objetivo&quot;;[.AD$5]&gt;=[.$F24];[.AD$5]&lt;=[.$F24]+[.$G24]-1);2;IF(AND([.$C24]=&quot;Hito&quot;;[.AD$5]&gt;=[.$F24];[.AD$5]&lt;=[.$F24]+[.$G24]-1);1;&quot;&quot;))">
            <text:p/>
          </table:table-cell>
          <table:table-cell table:style-name="ce40" table:formula="of:=IF(AND([.$C24]=&quot;Objetivo&quot;;[.AE$5]&gt;=[.$F24];[.AE$5]&lt;=[.$F24]+[.$G24]-1);2;IF(AND([.$C24]=&quot;Hito&quot;;[.AE$5]&gt;=[.$F24];[.AE$5]&lt;=[.$F24]+[.$G24]-1);1;&quot;&quot;))">
            <text:p/>
          </table:table-cell>
          <table:table-cell table:style-name="ce40" table:formula="of:=IF(AND([.$C24]=&quot;Objetivo&quot;;[.AF$5]&gt;=[.$F24];[.AF$5]&lt;=[.$F24]+[.$G24]-1);2;IF(AND([.$C24]=&quot;Hito&quot;;[.AF$5]&gt;=[.$F24];[.AF$5]&lt;=[.$F24]+[.$G24]-1);1;&quot;&quot;))">
            <text:p/>
          </table:table-cell>
          <table:table-cell table:style-name="ce40" table:formula="of:=IF(AND([.$C24]=&quot;Objetivo&quot;;[.AG$5]&gt;=[.$F24];[.AG$5]&lt;=[.$F24]+[.$G24]-1);2;IF(AND([.$C24]=&quot;Hito&quot;;[.AG$5]&gt;=[.$F24];[.AG$5]&lt;=[.$F24]+[.$G24]-1);1;&quot;&quot;))">
            <text:p/>
          </table:table-cell>
          <table:table-cell table:style-name="ce40" table:formula="of:=IF(AND([.$C24]=&quot;Objetivo&quot;;[.AH$5]&gt;=[.$F24];[.AH$5]&lt;=[.$F24]+[.$G24]-1);2;IF(AND([.$C24]=&quot;Hito&quot;;[.AH$5]&gt;=[.$F24];[.AH$5]&lt;=[.$F24]+[.$G24]-1);1;&quot;&quot;))">
            <text:p/>
          </table:table-cell>
          <table:table-cell table:style-name="ce40" table:formula="of:=IF(AND([.$C24]=&quot;Objetivo&quot;;[.AI$5]&gt;=[.$F24];[.AI$5]&lt;=[.$F24]+[.$G24]-1);2;IF(AND([.$C24]=&quot;Hito&quot;;[.AI$5]&gt;=[.$F24];[.AI$5]&lt;=[.$F24]+[.$G24]-1);1;&quot;&quot;))">
            <text:p/>
          </table:table-cell>
          <table:table-cell table:style-name="ce40" table:formula="of:=IF(AND([.$C24]=&quot;Objetivo&quot;;[.AJ$5]&gt;=[.$F24];[.AJ$5]&lt;=[.$F24]+[.$G24]-1);2;IF(AND([.$C24]=&quot;Hito&quot;;[.AJ$5]&gt;=[.$F24];[.AJ$5]&lt;=[.$F24]+[.$G24]-1);1;&quot;&quot;))">
            <text:p/>
          </table:table-cell>
          <table:table-cell table:style-name="ce40" table:formula="of:=IF(AND([.$C24]=&quot;Objetivo&quot;;[.AK$5]&gt;=[.$F24];[.AK$5]&lt;=[.$F24]+[.$G24]-1);2;IF(AND([.$C24]=&quot;Hito&quot;;[.AK$5]&gt;=[.$F24];[.AK$5]&lt;=[.$F24]+[.$G24]-1);1;&quot;&quot;))">
            <text:p/>
          </table:table-cell>
          <table:table-cell table:style-name="ce40" table:formula="of:=IF(AND([.$C24]=&quot;Objetivo&quot;;[.AL$5]&gt;=[.$F24];[.AL$5]&lt;=[.$F24]+[.$G24]-1);2;IF(AND([.$C24]=&quot;Hito&quot;;[.AL$5]&gt;=[.$F24];[.AL$5]&lt;=[.$F24]+[.$G24]-1);1;&quot;&quot;))">
            <text:p/>
          </table:table-cell>
          <table:table-cell table:style-name="ce40" table:formula="of:=IF(AND([.$C24]=&quot;Objetivo&quot;;[.AM$5]&gt;=[.$F24];[.AM$5]&lt;=[.$F24]+[.$G24]-1);2;IF(AND([.$C24]=&quot;Hito&quot;;[.AM$5]&gt;=[.$F24];[.AM$5]&lt;=[.$F24]+[.$G24]-1);1;&quot;&quot;))">
            <text:p/>
          </table:table-cell>
          <table:table-cell table:style-name="ce40" table:formula="of:=IF(AND([.$C24]=&quot;Objetivo&quot;;[.AN$5]&gt;=[.$F24];[.AN$5]&lt;=[.$F24]+[.$G24]-1);2;IF(AND([.$C24]=&quot;Hito&quot;;[.AN$5]&gt;=[.$F24];[.AN$5]&lt;=[.$F24]+[.$G24]-1);1;&quot;&quot;))">
            <text:p/>
          </table:table-cell>
          <table:table-cell table:style-name="ce40" table:formula="of:=IF(AND([.$C24]=&quot;Objetivo&quot;;[.AO$5]&gt;=[.$F24];[.AO$5]&lt;=[.$F24]+[.$G24]-1);2;IF(AND([.$C24]=&quot;Hito&quot;;[.AO$5]&gt;=[.$F24];[.AO$5]&lt;=[.$F24]+[.$G24]-1);1;&quot;&quot;))">
            <text:p/>
          </table:table-cell>
          <table:table-cell table:style-name="ce40" table:formula="of:=IF(AND([.$C24]=&quot;Objetivo&quot;;[.AP$5]&gt;=[.$F24];[.AP$5]&lt;=[.$F24]+[.$G24]-1);2;IF(AND([.$C24]=&quot;Hito&quot;;[.AP$5]&gt;=[.$F24];[.AP$5]&lt;=[.$F24]+[.$G24]-1);1;&quot;&quot;))">
            <text:p/>
          </table:table-cell>
          <table:table-cell table:style-name="ce40" table:formula="of:=IF(AND([.$C24]=&quot;Objetivo&quot;;[.AQ$5]&gt;=[.$F24];[.AQ$5]&lt;=[.$F24]+[.$G24]-1);2;IF(AND([.$C24]=&quot;Hito&quot;;[.AQ$5]&gt;=[.$F24];[.AQ$5]&lt;=[.$F24]+[.$G24]-1);1;&quot;&quot;))">
            <text:p/>
          </table:table-cell>
          <table:table-cell table:style-name="ce40" table:formula="of:=IF(AND([.$C24]=&quot;Objetivo&quot;;[.AR$5]&gt;=[.$F24];[.AR$5]&lt;=[.$F24]+[.$G24]-1);2;IF(AND([.$C24]=&quot;Hito&quot;;[.AR$5]&gt;=[.$F24];[.AR$5]&lt;=[.$F24]+[.$G24]-1);1;&quot;&quot;))">
            <text:p/>
          </table:table-cell>
          <table:table-cell table:style-name="ce40" table:formula="of:=IF(AND([.$C24]=&quot;Objetivo&quot;;[.AS$5]&gt;=[.$F24];[.AS$5]&lt;=[.$F24]+[.$G24]-1);2;IF(AND([.$C24]=&quot;Hito&quot;;[.AS$5]&gt;=[.$F24];[.AS$5]&lt;=[.$F24]+[.$G24]-1);1;&quot;&quot;))">
            <text:p/>
          </table:table-cell>
          <table:table-cell table:style-name="ce40" table:formula="of:=IF(AND([.$C24]=&quot;Objetivo&quot;;[.AT$5]&gt;=[.$F24];[.AT$5]&lt;=[.$F24]+[.$G24]-1);2;IF(AND([.$C24]=&quot;Hito&quot;;[.AT$5]&gt;=[.$F24];[.AT$5]&lt;=[.$F24]+[.$G24]-1);1;&quot;&quot;))">
            <text:p/>
          </table:table-cell>
          <table:table-cell table:style-name="ce40" table:formula="of:=IF(AND([.$C24]=&quot;Objetivo&quot;;[.AU$5]&gt;=[.$F24];[.AU$5]&lt;=[.$F24]+[.$G24]-1);2;IF(AND([.$C24]=&quot;Hito&quot;;[.AU$5]&gt;=[.$F24];[.AU$5]&lt;=[.$F24]+[.$G24]-1);1;&quot;&quot;))">
            <text:p/>
          </table:table-cell>
          <table:table-cell table:style-name="ce40" table:formula="of:=IF(AND([.$C24]=&quot;Objetivo&quot;;[.AV$5]&gt;=[.$F24];[.AV$5]&lt;=[.$F24]+[.$G24]-1);2;IF(AND([.$C24]=&quot;Hito&quot;;[.AV$5]&gt;=[.$F24];[.AV$5]&lt;=[.$F24]+[.$G24]-1);1;&quot;&quot;))">
            <text:p/>
          </table:table-cell>
          <table:table-cell table:style-name="ce40" table:formula="of:=IF(AND([.$C24]=&quot;Objetivo&quot;;[.AW$5]&gt;=[.$F24];[.AW$5]&lt;=[.$F24]+[.$G24]-1);2;IF(AND([.$C24]=&quot;Hito&quot;;[.AW$5]&gt;=[.$F24];[.AW$5]&lt;=[.$F24]+[.$G24]-1);1;&quot;&quot;))">
            <text:p/>
          </table:table-cell>
          <table:table-cell table:style-name="ce40" table:formula="of:=IF(AND([.$C24]=&quot;Objetivo&quot;;[.AX$5]&gt;=[.$F24];[.AX$5]&lt;=[.$F24]+[.$G24]-1);2;IF(AND([.$C24]=&quot;Hito&quot;;[.AX$5]&gt;=[.$F24];[.AX$5]&lt;=[.$F24]+[.$G24]-1);1;&quot;&quot;))">
            <text:p/>
          </table:table-cell>
          <table:table-cell table:style-name="ce40" table:formula="of:=IF(AND([.$C24]=&quot;Objetivo&quot;;[.AY$5]&gt;=[.$F24];[.AY$5]&lt;=[.$F24]+[.$G24]-1);2;IF(AND([.$C24]=&quot;Hito&quot;;[.AY$5]&gt;=[.$F24];[.AY$5]&lt;=[.$F24]+[.$G24]-1);1;&quot;&quot;))">
            <text:p/>
          </table:table-cell>
          <table:table-cell table:style-name="ce40" table:formula="of:=IF(AND([.$C24]=&quot;Objetivo&quot;;[.AZ$5]&gt;=[.$F24];[.AZ$5]&lt;=[.$F24]+[.$G24]-1);2;IF(AND([.$C24]=&quot;Hito&quot;;[.AZ$5]&gt;=[.$F24];[.AZ$5]&lt;=[.$F24]+[.$G24]-1);1;&quot;&quot;))">
            <text:p/>
          </table:table-cell>
          <table:table-cell table:style-name="ce40" table:formula="of:=IF(AND([.$C24]=&quot;Objetivo&quot;;[.BA$5]&gt;=[.$F24];[.BA$5]&lt;=[.$F24]+[.$G24]-1);2;IF(AND([.$C24]=&quot;Hito&quot;;[.BA$5]&gt;=[.$F24];[.BA$5]&lt;=[.$F24]+[.$G24]-1);1;&quot;&quot;))">
            <text:p/>
          </table:table-cell>
          <table:table-cell table:style-name="ce40" table:formula="of:=IF(AND([.$C24]=&quot;Objetivo&quot;;[.BB$5]&gt;=[.$F24];[.BB$5]&lt;=[.$F24]+[.$G24]-1);2;IF(AND([.$C24]=&quot;Hito&quot;;[.BB$5]&gt;=[.$F24];[.BB$5]&lt;=[.$F24]+[.$G24]-1);1;&quot;&quot;))">
            <text:p/>
          </table:table-cell>
          <table:table-cell table:style-name="ce40" table:formula="of:=IF(AND([.$C24]=&quot;Objetivo&quot;;[.BC$5]&gt;=[.$F24];[.BC$5]&lt;=[.$F24]+[.$G24]-1);2;IF(AND([.$C24]=&quot;Hito&quot;;[.BC$5]&gt;=[.$F24];[.BC$5]&lt;=[.$F24]+[.$G24]-1);1;&quot;&quot;))">
            <text:p/>
          </table:table-cell>
          <table:table-cell table:style-name="ce40" table:formula="of:=IF(AND([.$C24]=&quot;Objetivo&quot;;[.BD$5]&gt;=[.$F24];[.BD$5]&lt;=[.$F24]+[.$G24]-1);2;IF(AND([.$C24]=&quot;Hito&quot;;[.BD$5]&gt;=[.$F24];[.BD$5]&lt;=[.$F24]+[.$G24]-1);1;&quot;&quot;))">
            <text:p/>
          </table:table-cell>
          <table:table-cell table:style-name="ce40" table:formula="of:=IF(AND([.$C24]=&quot;Objetivo&quot;;[.BE$5]&gt;=[.$F24];[.BE$5]&lt;=[.$F24]+[.$G24]-1);2;IF(AND([.$C24]=&quot;Hito&quot;;[.BE$5]&gt;=[.$F24];[.BE$5]&lt;=[.$F24]+[.$G24]-1);1;&quot;&quot;))">
            <text:p/>
          </table:table-cell>
          <table:table-cell table:style-name="ce40" table:formula="of:=IF(AND([.$C24]=&quot;Objetivo&quot;;[.BF$5]&gt;=[.$F24];[.BF$5]&lt;=[.$F24]+[.$G24]-1);2;IF(AND([.$C24]=&quot;Hito&quot;;[.BF$5]&gt;=[.$F24];[.BF$5]&lt;=[.$F24]+[.$G24]-1);1;&quot;&quot;))">
            <text:p/>
          </table:table-cell>
          <table:table-cell table:style-name="ce40" table:formula="of:=IF(AND([.$C24]=&quot;Objetivo&quot;;[.BG$5]&gt;=[.$F24];[.BG$5]&lt;=[.$F24]+[.$G24]-1);2;IF(AND([.$C24]=&quot;Hito&quot;;[.BG$5]&gt;=[.$F24];[.BG$5]&lt;=[.$F24]+[.$G24]-1);1;&quot;&quot;))">
            <text:p/>
          </table:table-cell>
          <table:table-cell table:style-name="ce40" table:formula="of:=IF(AND([.$C24]=&quot;Objetivo&quot;;[.BH$5]&gt;=[.$F24];[.BH$5]&lt;=[.$F24]+[.$G24]-1);2;IF(AND([.$C24]=&quot;Hito&quot;;[.BH$5]&gt;=[.$F24];[.BH$5]&lt;=[.$F24]+[.$G24]-1);1;&quot;&quot;))">
            <text:p/>
          </table:table-cell>
          <table:table-cell table:style-name="ce40" table:formula="of:=IF(AND([.$C24]=&quot;Objetivo&quot;;[.BI$5]&gt;=[.$F24];[.BI$5]&lt;=[.$F24]+[.$G24]-1);2;IF(AND([.$C24]=&quot;Hito&quot;;[.BI$5]&gt;=[.$F24];[.BI$5]&lt;=[.$F24]+[.$G24]-1);1;&quot;&quot;))">
            <text:p/>
          </table:table-cell>
          <table:table-cell table:style-name="ce40" table:formula="of:=IF(AND([.$C24]=&quot;Objetivo&quot;;[.BJ$5]&gt;=[.$F24];[.BJ$5]&lt;=[.$F24]+[.$G24]-1);2;IF(AND([.$C24]=&quot;Hito&quot;;[.BJ$5]&gt;=[.$F24];[.BJ$5]&lt;=[.$F24]+[.$G24]-1);1;&quot;&quot;))">
            <text:p/>
          </table:table-cell>
          <table:table-cell table:style-name="ce40" table:formula="of:=IF(AND([.$C24]=&quot;Objetivo&quot;;[.BK$5]&gt;=[.$F24];[.BK$5]&lt;=[.$F24]+[.$G24]-1);2;IF(AND([.$C24]=&quot;Hito&quot;;[.BK$5]&gt;=[.$F24];[.BK$5]&lt;=[.$F24]+[.$G24]-1);1;&quot;&quot;))">
            <text:p/>
          </table:table-cell>
          <table:table-cell table:style-name="ce40" table:formula="of:=IF(AND([.$C24]=&quot;Objetivo&quot;;[.BL$5]&gt;=[.$F24];[.BL$5]&lt;=[.$F24]+[.$G24]-1);2;IF(AND([.$C24]=&quot;Hito&quot;;[.BL$5]&gt;=[.$F24];[.BL$5]&lt;=[.$F24]+[.$G24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8" table:number-columns-repeated="6"/>
          <table:table-cell table:style-name="ce12"/>
          <table:table-cell table:style-name="ce40" table:formula="of:=IF(AND([.$C25]=&quot;Objetivo&quot;;[.I$5]&gt;=[.$F25];[.I$5]&lt;=[.$F25]+[.$G25]-1);2;IF(AND([.$C25]=&quot;Hito&quot;;[.I$5]&gt;=[.$F25];[.I$5]&lt;=[.$F25]+[.$G25]-1);1;&quot;&quot;))">
            <text:p/>
          </table:table-cell>
          <table:table-cell table:style-name="ce40" table:formula="of:=IF(AND([.$C25]=&quot;Objetivo&quot;;[.J$5]&gt;=[.$F25];[.J$5]&lt;=[.$F25]+[.$G25]-1);2;IF(AND([.$C25]=&quot;Hito&quot;;[.J$5]&gt;=[.$F25];[.J$5]&lt;=[.$F25]+[.$G25]-1);1;&quot;&quot;))">
            <text:p/>
          </table:table-cell>
          <table:table-cell table:style-name="ce40" table:formula="of:=IF(AND([.$C25]=&quot;Objetivo&quot;;[.K$5]&gt;=[.$F25];[.K$5]&lt;=[.$F25]+[.$G25]-1);2;IF(AND([.$C25]=&quot;Hito&quot;;[.K$5]&gt;=[.$F25];[.K$5]&lt;=[.$F25]+[.$G25]-1);1;&quot;&quot;))">
            <text:p/>
          </table:table-cell>
          <table:table-cell table:style-name="ce40" table:formula="of:=IF(AND([.$C25]=&quot;Objetivo&quot;;[.L$5]&gt;=[.$F25];[.L$5]&lt;=[.$F25]+[.$G25]-1);2;IF(AND([.$C25]=&quot;Hito&quot;;[.L$5]&gt;=[.$F25];[.L$5]&lt;=[.$F25]+[.$G25]-1);1;&quot;&quot;))">
            <text:p/>
          </table:table-cell>
          <table:table-cell table:style-name="ce40" table:formula="of:=IF(AND([.$C25]=&quot;Objetivo&quot;;[.M$5]&gt;=[.$F25];[.M$5]&lt;=[.$F25]+[.$G25]-1);2;IF(AND([.$C25]=&quot;Hito&quot;;[.M$5]&gt;=[.$F25];[.M$5]&lt;=[.$F25]+[.$G25]-1);1;&quot;&quot;))">
            <text:p/>
          </table:table-cell>
          <table:table-cell table:style-name="ce40" table:formula="of:=IF(AND([.$C25]=&quot;Objetivo&quot;;[.N$5]&gt;=[.$F25];[.N$5]&lt;=[.$F25]+[.$G25]-1);2;IF(AND([.$C25]=&quot;Hito&quot;;[.N$5]&gt;=[.$F25];[.N$5]&lt;=[.$F25]+[.$G25]-1);1;&quot;&quot;))">
            <text:p/>
          </table:table-cell>
          <table:table-cell table:style-name="ce40" table:formula="of:=IF(AND([.$C25]=&quot;Objetivo&quot;;[.O$5]&gt;=[.$F25];[.O$5]&lt;=[.$F25]+[.$G25]-1);2;IF(AND([.$C25]=&quot;Hito&quot;;[.O$5]&gt;=[.$F25];[.O$5]&lt;=[.$F25]+[.$G25]-1);1;&quot;&quot;))">
            <text:p/>
          </table:table-cell>
          <table:table-cell table:style-name="ce40" table:formula="of:=IF(AND([.$C25]=&quot;Objetivo&quot;;[.P$5]&gt;=[.$F25];[.P$5]&lt;=[.$F25]+[.$G25]-1);2;IF(AND([.$C25]=&quot;Hito&quot;;[.P$5]&gt;=[.$F25];[.P$5]&lt;=[.$F25]+[.$G25]-1);1;&quot;&quot;))">
            <text:p/>
          </table:table-cell>
          <table:table-cell table:style-name="ce40" table:formula="of:=IF(AND([.$C25]=&quot;Objetivo&quot;;[.Q$5]&gt;=[.$F25];[.Q$5]&lt;=[.$F25]+[.$G25]-1);2;IF(AND([.$C25]=&quot;Hito&quot;;[.Q$5]&gt;=[.$F25];[.Q$5]&lt;=[.$F25]+[.$G25]-1);1;&quot;&quot;))">
            <text:p/>
          </table:table-cell>
          <table:table-cell table:style-name="ce40" table:formula="of:=IF(AND([.$C25]=&quot;Objetivo&quot;;[.R$5]&gt;=[.$F25];[.R$5]&lt;=[.$F25]+[.$G25]-1);2;IF(AND([.$C25]=&quot;Hito&quot;;[.R$5]&gt;=[.$F25];[.R$5]&lt;=[.$F25]+[.$G25]-1);1;&quot;&quot;))">
            <text:p/>
          </table:table-cell>
          <table:table-cell table:style-name="ce40" table:formula="of:=IF(AND([.$C25]=&quot;Objetivo&quot;;[.S$5]&gt;=[.$F25];[.S$5]&lt;=[.$F25]+[.$G25]-1);2;IF(AND([.$C25]=&quot;Hito&quot;;[.S$5]&gt;=[.$F25];[.S$5]&lt;=[.$F25]+[.$G25]-1);1;&quot;&quot;))">
            <text:p/>
          </table:table-cell>
          <table:table-cell table:style-name="ce40" table:formula="of:=IF(AND([.$C25]=&quot;Objetivo&quot;;[.T$5]&gt;=[.$F25];[.T$5]&lt;=[.$F25]+[.$G25]-1);2;IF(AND([.$C25]=&quot;Hito&quot;;[.T$5]&gt;=[.$F25];[.T$5]&lt;=[.$F25]+[.$G25]-1);1;&quot;&quot;))">
            <text:p/>
          </table:table-cell>
          <table:table-cell table:style-name="ce40" table:formula="of:=IF(AND([.$C25]=&quot;Objetivo&quot;;[.U$5]&gt;=[.$F25];[.U$5]&lt;=[.$F25]+[.$G25]-1);2;IF(AND([.$C25]=&quot;Hito&quot;;[.U$5]&gt;=[.$F25];[.U$5]&lt;=[.$F25]+[.$G25]-1);1;&quot;&quot;))">
            <text:p/>
          </table:table-cell>
          <table:table-cell table:style-name="ce40" table:formula="of:=IF(AND([.$C25]=&quot;Objetivo&quot;;[.V$5]&gt;=[.$F25];[.V$5]&lt;=[.$F25]+[.$G25]-1);2;IF(AND([.$C25]=&quot;Hito&quot;;[.V$5]&gt;=[.$F25];[.V$5]&lt;=[.$F25]+[.$G25]-1);1;&quot;&quot;))">
            <text:p/>
          </table:table-cell>
          <table:table-cell table:style-name="ce40" table:formula="of:=IF(AND([.$C25]=&quot;Objetivo&quot;;[.W$5]&gt;=[.$F25];[.W$5]&lt;=[.$F25]+[.$G25]-1);2;IF(AND([.$C25]=&quot;Hito&quot;;[.W$5]&gt;=[.$F25];[.W$5]&lt;=[.$F25]+[.$G25]-1);1;&quot;&quot;))">
            <text:p/>
          </table:table-cell>
          <table:table-cell table:style-name="ce40" table:formula="of:=IF(AND([.$C25]=&quot;Objetivo&quot;;[.X$5]&gt;=[.$F25];[.X$5]&lt;=[.$F25]+[.$G25]-1);2;IF(AND([.$C25]=&quot;Hito&quot;;[.X$5]&gt;=[.$F25];[.X$5]&lt;=[.$F25]+[.$G25]-1);1;&quot;&quot;))">
            <text:p/>
          </table:table-cell>
          <table:table-cell table:style-name="ce40" table:formula="of:=IF(AND([.$C25]=&quot;Objetivo&quot;;[.Y$5]&gt;=[.$F25];[.Y$5]&lt;=[.$F25]+[.$G25]-1);2;IF(AND([.$C25]=&quot;Hito&quot;;[.Y$5]&gt;=[.$F25];[.Y$5]&lt;=[.$F25]+[.$G25]-1);1;&quot;&quot;))">
            <text:p/>
          </table:table-cell>
          <table:table-cell table:style-name="ce40" table:formula="of:=IF(AND([.$C25]=&quot;Objetivo&quot;;[.Z$5]&gt;=[.$F25];[.Z$5]&lt;=[.$F25]+[.$G25]-1);2;IF(AND([.$C25]=&quot;Hito&quot;;[.Z$5]&gt;=[.$F25];[.Z$5]&lt;=[.$F25]+[.$G25]-1);1;&quot;&quot;))">
            <text:p/>
          </table:table-cell>
          <table:table-cell table:style-name="ce40" table:formula="of:=IF(AND([.$C25]=&quot;Objetivo&quot;;[.AA$5]&gt;=[.$F25];[.AA$5]&lt;=[.$F25]+[.$G25]-1);2;IF(AND([.$C25]=&quot;Hito&quot;;[.AA$5]&gt;=[.$F25];[.AA$5]&lt;=[.$F25]+[.$G25]-1);1;&quot;&quot;))">
            <text:p/>
          </table:table-cell>
          <table:table-cell table:style-name="ce40" table:formula="of:=IF(AND([.$C25]=&quot;Objetivo&quot;;[.AB$5]&gt;=[.$F25];[.AB$5]&lt;=[.$F25]+[.$G25]-1);2;IF(AND([.$C25]=&quot;Hito&quot;;[.AB$5]&gt;=[.$F25];[.AB$5]&lt;=[.$F25]+[.$G25]-1);1;&quot;&quot;))">
            <text:p/>
          </table:table-cell>
          <table:table-cell table:style-name="ce40" table:formula="of:=IF(AND([.$C25]=&quot;Objetivo&quot;;[.AC$5]&gt;=[.$F25];[.AC$5]&lt;=[.$F25]+[.$G25]-1);2;IF(AND([.$C25]=&quot;Hito&quot;;[.AC$5]&gt;=[.$F25];[.AC$5]&lt;=[.$F25]+[.$G25]-1);1;&quot;&quot;))">
            <text:p/>
          </table:table-cell>
          <table:table-cell table:style-name="ce40" table:formula="of:=IF(AND([.$C25]=&quot;Objetivo&quot;;[.AD$5]&gt;=[.$F25];[.AD$5]&lt;=[.$F25]+[.$G25]-1);2;IF(AND([.$C25]=&quot;Hito&quot;;[.AD$5]&gt;=[.$F25];[.AD$5]&lt;=[.$F25]+[.$G25]-1);1;&quot;&quot;))">
            <text:p/>
          </table:table-cell>
          <table:table-cell table:style-name="ce40" table:formula="of:=IF(AND([.$C25]=&quot;Objetivo&quot;;[.AE$5]&gt;=[.$F25];[.AE$5]&lt;=[.$F25]+[.$G25]-1);2;IF(AND([.$C25]=&quot;Hito&quot;;[.AE$5]&gt;=[.$F25];[.AE$5]&lt;=[.$F25]+[.$G25]-1);1;&quot;&quot;))">
            <text:p/>
          </table:table-cell>
          <table:table-cell table:style-name="ce40" table:formula="of:=IF(AND([.$C25]=&quot;Objetivo&quot;;[.AF$5]&gt;=[.$F25];[.AF$5]&lt;=[.$F25]+[.$G25]-1);2;IF(AND([.$C25]=&quot;Hito&quot;;[.AF$5]&gt;=[.$F25];[.AF$5]&lt;=[.$F25]+[.$G25]-1);1;&quot;&quot;))">
            <text:p/>
          </table:table-cell>
          <table:table-cell table:style-name="ce40" table:formula="of:=IF(AND([.$C25]=&quot;Objetivo&quot;;[.AG$5]&gt;=[.$F25];[.AG$5]&lt;=[.$F25]+[.$G25]-1);2;IF(AND([.$C25]=&quot;Hito&quot;;[.AG$5]&gt;=[.$F25];[.AG$5]&lt;=[.$F25]+[.$G25]-1);1;&quot;&quot;))">
            <text:p/>
          </table:table-cell>
          <table:table-cell table:style-name="ce40" table:formula="of:=IF(AND([.$C25]=&quot;Objetivo&quot;;[.AH$5]&gt;=[.$F25];[.AH$5]&lt;=[.$F25]+[.$G25]-1);2;IF(AND([.$C25]=&quot;Hito&quot;;[.AH$5]&gt;=[.$F25];[.AH$5]&lt;=[.$F25]+[.$G25]-1);1;&quot;&quot;))">
            <text:p/>
          </table:table-cell>
          <table:table-cell table:style-name="ce40" table:formula="of:=IF(AND([.$C25]=&quot;Objetivo&quot;;[.AI$5]&gt;=[.$F25];[.AI$5]&lt;=[.$F25]+[.$G25]-1);2;IF(AND([.$C25]=&quot;Hito&quot;;[.AI$5]&gt;=[.$F25];[.AI$5]&lt;=[.$F25]+[.$G25]-1);1;&quot;&quot;))">
            <text:p/>
          </table:table-cell>
          <table:table-cell table:style-name="ce40" table:formula="of:=IF(AND([.$C25]=&quot;Objetivo&quot;;[.AJ$5]&gt;=[.$F25];[.AJ$5]&lt;=[.$F25]+[.$G25]-1);2;IF(AND([.$C25]=&quot;Hito&quot;;[.AJ$5]&gt;=[.$F25];[.AJ$5]&lt;=[.$F25]+[.$G25]-1);1;&quot;&quot;))">
            <text:p/>
          </table:table-cell>
          <table:table-cell table:style-name="ce40" table:formula="of:=IF(AND([.$C25]=&quot;Objetivo&quot;;[.AK$5]&gt;=[.$F25];[.AK$5]&lt;=[.$F25]+[.$G25]-1);2;IF(AND([.$C25]=&quot;Hito&quot;;[.AK$5]&gt;=[.$F25];[.AK$5]&lt;=[.$F25]+[.$G25]-1);1;&quot;&quot;))">
            <text:p/>
          </table:table-cell>
          <table:table-cell table:style-name="ce40" table:formula="of:=IF(AND([.$C25]=&quot;Objetivo&quot;;[.AL$5]&gt;=[.$F25];[.AL$5]&lt;=[.$F25]+[.$G25]-1);2;IF(AND([.$C25]=&quot;Hito&quot;;[.AL$5]&gt;=[.$F25];[.AL$5]&lt;=[.$F25]+[.$G25]-1);1;&quot;&quot;))">
            <text:p/>
          </table:table-cell>
          <table:table-cell table:style-name="ce40" table:formula="of:=IF(AND([.$C25]=&quot;Objetivo&quot;;[.AM$5]&gt;=[.$F25];[.AM$5]&lt;=[.$F25]+[.$G25]-1);2;IF(AND([.$C25]=&quot;Hito&quot;;[.AM$5]&gt;=[.$F25];[.AM$5]&lt;=[.$F25]+[.$G25]-1);1;&quot;&quot;))">
            <text:p/>
          </table:table-cell>
          <table:table-cell table:style-name="ce40" table:formula="of:=IF(AND([.$C25]=&quot;Objetivo&quot;;[.AN$5]&gt;=[.$F25];[.AN$5]&lt;=[.$F25]+[.$G25]-1);2;IF(AND([.$C25]=&quot;Hito&quot;;[.AN$5]&gt;=[.$F25];[.AN$5]&lt;=[.$F25]+[.$G25]-1);1;&quot;&quot;))">
            <text:p/>
          </table:table-cell>
          <table:table-cell table:style-name="ce40" table:formula="of:=IF(AND([.$C25]=&quot;Objetivo&quot;;[.AO$5]&gt;=[.$F25];[.AO$5]&lt;=[.$F25]+[.$G25]-1);2;IF(AND([.$C25]=&quot;Hito&quot;;[.AO$5]&gt;=[.$F25];[.AO$5]&lt;=[.$F25]+[.$G25]-1);1;&quot;&quot;))">
            <text:p/>
          </table:table-cell>
          <table:table-cell table:style-name="ce40" table:formula="of:=IF(AND([.$C25]=&quot;Objetivo&quot;;[.AP$5]&gt;=[.$F25];[.AP$5]&lt;=[.$F25]+[.$G25]-1);2;IF(AND([.$C25]=&quot;Hito&quot;;[.AP$5]&gt;=[.$F25];[.AP$5]&lt;=[.$F25]+[.$G25]-1);1;&quot;&quot;))">
            <text:p/>
          </table:table-cell>
          <table:table-cell table:style-name="ce40" table:formula="of:=IF(AND([.$C25]=&quot;Objetivo&quot;;[.AQ$5]&gt;=[.$F25];[.AQ$5]&lt;=[.$F25]+[.$G25]-1);2;IF(AND([.$C25]=&quot;Hito&quot;;[.AQ$5]&gt;=[.$F25];[.AQ$5]&lt;=[.$F25]+[.$G25]-1);1;&quot;&quot;))">
            <text:p/>
          </table:table-cell>
          <table:table-cell table:style-name="ce40" table:formula="of:=IF(AND([.$C25]=&quot;Objetivo&quot;;[.AR$5]&gt;=[.$F25];[.AR$5]&lt;=[.$F25]+[.$G25]-1);2;IF(AND([.$C25]=&quot;Hito&quot;;[.AR$5]&gt;=[.$F25];[.AR$5]&lt;=[.$F25]+[.$G25]-1);1;&quot;&quot;))">
            <text:p/>
          </table:table-cell>
          <table:table-cell table:style-name="ce40" table:formula="of:=IF(AND([.$C25]=&quot;Objetivo&quot;;[.AS$5]&gt;=[.$F25];[.AS$5]&lt;=[.$F25]+[.$G25]-1);2;IF(AND([.$C25]=&quot;Hito&quot;;[.AS$5]&gt;=[.$F25];[.AS$5]&lt;=[.$F25]+[.$G25]-1);1;&quot;&quot;))">
            <text:p/>
          </table:table-cell>
          <table:table-cell table:style-name="ce40" table:formula="of:=IF(AND([.$C25]=&quot;Objetivo&quot;;[.AT$5]&gt;=[.$F25];[.AT$5]&lt;=[.$F25]+[.$G25]-1);2;IF(AND([.$C25]=&quot;Hito&quot;;[.AT$5]&gt;=[.$F25];[.AT$5]&lt;=[.$F25]+[.$G25]-1);1;&quot;&quot;))">
            <text:p/>
          </table:table-cell>
          <table:table-cell table:style-name="ce40" table:formula="of:=IF(AND([.$C25]=&quot;Objetivo&quot;;[.AU$5]&gt;=[.$F25];[.AU$5]&lt;=[.$F25]+[.$G25]-1);2;IF(AND([.$C25]=&quot;Hito&quot;;[.AU$5]&gt;=[.$F25];[.AU$5]&lt;=[.$F25]+[.$G25]-1);1;&quot;&quot;))">
            <text:p/>
          </table:table-cell>
          <table:table-cell table:style-name="ce40" table:formula="of:=IF(AND([.$C25]=&quot;Objetivo&quot;;[.AV$5]&gt;=[.$F25];[.AV$5]&lt;=[.$F25]+[.$G25]-1);2;IF(AND([.$C25]=&quot;Hito&quot;;[.AV$5]&gt;=[.$F25];[.AV$5]&lt;=[.$F25]+[.$G25]-1);1;&quot;&quot;))">
            <text:p/>
          </table:table-cell>
          <table:table-cell table:style-name="ce40" table:formula="of:=IF(AND([.$C25]=&quot;Objetivo&quot;;[.AW$5]&gt;=[.$F25];[.AW$5]&lt;=[.$F25]+[.$G25]-1);2;IF(AND([.$C25]=&quot;Hito&quot;;[.AW$5]&gt;=[.$F25];[.AW$5]&lt;=[.$F25]+[.$G25]-1);1;&quot;&quot;))">
            <text:p/>
          </table:table-cell>
          <table:table-cell table:style-name="ce40" table:formula="of:=IF(AND([.$C25]=&quot;Objetivo&quot;;[.AX$5]&gt;=[.$F25];[.AX$5]&lt;=[.$F25]+[.$G25]-1);2;IF(AND([.$C25]=&quot;Hito&quot;;[.AX$5]&gt;=[.$F25];[.AX$5]&lt;=[.$F25]+[.$G25]-1);1;&quot;&quot;))">
            <text:p/>
          </table:table-cell>
          <table:table-cell table:style-name="ce40" table:formula="of:=IF(AND([.$C25]=&quot;Objetivo&quot;;[.AY$5]&gt;=[.$F25];[.AY$5]&lt;=[.$F25]+[.$G25]-1);2;IF(AND([.$C25]=&quot;Hito&quot;;[.AY$5]&gt;=[.$F25];[.AY$5]&lt;=[.$F25]+[.$G25]-1);1;&quot;&quot;))">
            <text:p/>
          </table:table-cell>
          <table:table-cell table:style-name="ce40" table:formula="of:=IF(AND([.$C25]=&quot;Objetivo&quot;;[.AZ$5]&gt;=[.$F25];[.AZ$5]&lt;=[.$F25]+[.$G25]-1);2;IF(AND([.$C25]=&quot;Hito&quot;;[.AZ$5]&gt;=[.$F25];[.AZ$5]&lt;=[.$F25]+[.$G25]-1);1;&quot;&quot;))">
            <text:p/>
          </table:table-cell>
          <table:table-cell table:style-name="ce40" table:formula="of:=IF(AND([.$C25]=&quot;Objetivo&quot;;[.BA$5]&gt;=[.$F25];[.BA$5]&lt;=[.$F25]+[.$G25]-1);2;IF(AND([.$C25]=&quot;Hito&quot;;[.BA$5]&gt;=[.$F25];[.BA$5]&lt;=[.$F25]+[.$G25]-1);1;&quot;&quot;))">
            <text:p/>
          </table:table-cell>
          <table:table-cell table:style-name="ce40" table:formula="of:=IF(AND([.$C25]=&quot;Objetivo&quot;;[.BB$5]&gt;=[.$F25];[.BB$5]&lt;=[.$F25]+[.$G25]-1);2;IF(AND([.$C25]=&quot;Hito&quot;;[.BB$5]&gt;=[.$F25];[.BB$5]&lt;=[.$F25]+[.$G25]-1);1;&quot;&quot;))">
            <text:p/>
          </table:table-cell>
          <table:table-cell table:style-name="ce40" table:formula="of:=IF(AND([.$C25]=&quot;Objetivo&quot;;[.BC$5]&gt;=[.$F25];[.BC$5]&lt;=[.$F25]+[.$G25]-1);2;IF(AND([.$C25]=&quot;Hito&quot;;[.BC$5]&gt;=[.$F25];[.BC$5]&lt;=[.$F25]+[.$G25]-1);1;&quot;&quot;))">
            <text:p/>
          </table:table-cell>
          <table:table-cell table:style-name="ce40" table:formula="of:=IF(AND([.$C25]=&quot;Objetivo&quot;;[.BD$5]&gt;=[.$F25];[.BD$5]&lt;=[.$F25]+[.$G25]-1);2;IF(AND([.$C25]=&quot;Hito&quot;;[.BD$5]&gt;=[.$F25];[.BD$5]&lt;=[.$F25]+[.$G25]-1);1;&quot;&quot;))">
            <text:p/>
          </table:table-cell>
          <table:table-cell table:style-name="ce40" table:formula="of:=IF(AND([.$C25]=&quot;Objetivo&quot;;[.BE$5]&gt;=[.$F25];[.BE$5]&lt;=[.$F25]+[.$G25]-1);2;IF(AND([.$C25]=&quot;Hito&quot;;[.BE$5]&gt;=[.$F25];[.BE$5]&lt;=[.$F25]+[.$G25]-1);1;&quot;&quot;))">
            <text:p/>
          </table:table-cell>
          <table:table-cell table:style-name="ce40" table:formula="of:=IF(AND([.$C25]=&quot;Objetivo&quot;;[.BF$5]&gt;=[.$F25];[.BF$5]&lt;=[.$F25]+[.$G25]-1);2;IF(AND([.$C25]=&quot;Hito&quot;;[.BF$5]&gt;=[.$F25];[.BF$5]&lt;=[.$F25]+[.$G25]-1);1;&quot;&quot;))">
            <text:p/>
          </table:table-cell>
          <table:table-cell table:style-name="ce40" table:formula="of:=IF(AND([.$C25]=&quot;Objetivo&quot;;[.BG$5]&gt;=[.$F25];[.BG$5]&lt;=[.$F25]+[.$G25]-1);2;IF(AND([.$C25]=&quot;Hito&quot;;[.BG$5]&gt;=[.$F25];[.BG$5]&lt;=[.$F25]+[.$G25]-1);1;&quot;&quot;))">
            <text:p/>
          </table:table-cell>
          <table:table-cell table:style-name="ce40" table:formula="of:=IF(AND([.$C25]=&quot;Objetivo&quot;;[.BH$5]&gt;=[.$F25];[.BH$5]&lt;=[.$F25]+[.$G25]-1);2;IF(AND([.$C25]=&quot;Hito&quot;;[.BH$5]&gt;=[.$F25];[.BH$5]&lt;=[.$F25]+[.$G25]-1);1;&quot;&quot;))">
            <text:p/>
          </table:table-cell>
          <table:table-cell table:style-name="ce40" table:formula="of:=IF(AND([.$C25]=&quot;Objetivo&quot;;[.BI$5]&gt;=[.$F25];[.BI$5]&lt;=[.$F25]+[.$G25]-1);2;IF(AND([.$C25]=&quot;Hito&quot;;[.BI$5]&gt;=[.$F25];[.BI$5]&lt;=[.$F25]+[.$G25]-1);1;&quot;&quot;))">
            <text:p/>
          </table:table-cell>
          <table:table-cell table:style-name="ce40" table:formula="of:=IF(AND([.$C25]=&quot;Objetivo&quot;;[.BJ$5]&gt;=[.$F25];[.BJ$5]&lt;=[.$F25]+[.$G25]-1);2;IF(AND([.$C25]=&quot;Hito&quot;;[.BJ$5]&gt;=[.$F25];[.BJ$5]&lt;=[.$F25]+[.$G25]-1);1;&quot;&quot;))">
            <text:p/>
          </table:table-cell>
          <table:table-cell table:style-name="ce40" table:formula="of:=IF(AND([.$C25]=&quot;Objetivo&quot;;[.BK$5]&gt;=[.$F25];[.BK$5]&lt;=[.$F25]+[.$G25]-1);2;IF(AND([.$C25]=&quot;Hito&quot;;[.BK$5]&gt;=[.$F25];[.BK$5]&lt;=[.$F25]+[.$G25]-1);1;&quot;&quot;))">
            <text:p/>
          </table:table-cell>
          <table:table-cell table:style-name="ce40" table:formula="of:=IF(AND([.$C25]=&quot;Objetivo&quot;;[.BL$5]&gt;=[.$F25];[.BL$5]&lt;=[.$F25]+[.$G25]-1);2;IF(AND([.$C25]=&quot;Hito&quot;;[.BL$5]&gt;=[.$F25];[.BL$5]&lt;=[.$F25]+[.$G25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8" table:number-columns-repeated="6"/>
          <table:table-cell table:style-name="ce12"/>
          <table:table-cell table:style-name="ce40" table:formula="of:=IF(AND([.$C26]=&quot;Objetivo&quot;;[.I$5]&gt;=[.$F26];[.I$5]&lt;=[.$F26]+[.$G26]-1);2;IF(AND([.$C26]=&quot;Hito&quot;;[.I$5]&gt;=[.$F26];[.I$5]&lt;=[.$F26]+[.$G26]-1);1;&quot;&quot;))">
            <text:p/>
          </table:table-cell>
          <table:table-cell table:style-name="ce40" table:formula="of:=IF(AND([.$C26]=&quot;Objetivo&quot;;[.J$5]&gt;=[.$F26];[.J$5]&lt;=[.$F26]+[.$G26]-1);2;IF(AND([.$C26]=&quot;Hito&quot;;[.J$5]&gt;=[.$F26];[.J$5]&lt;=[.$F26]+[.$G26]-1);1;&quot;&quot;))">
            <text:p/>
          </table:table-cell>
          <table:table-cell table:style-name="ce40" table:formula="of:=IF(AND([.$C26]=&quot;Objetivo&quot;;[.K$5]&gt;=[.$F26];[.K$5]&lt;=[.$F26]+[.$G26]-1);2;IF(AND([.$C26]=&quot;Hito&quot;;[.K$5]&gt;=[.$F26];[.K$5]&lt;=[.$F26]+[.$G26]-1);1;&quot;&quot;))">
            <text:p/>
          </table:table-cell>
          <table:table-cell table:style-name="ce40" table:formula="of:=IF(AND([.$C26]=&quot;Objetivo&quot;;[.L$5]&gt;=[.$F26];[.L$5]&lt;=[.$F26]+[.$G26]-1);2;IF(AND([.$C26]=&quot;Hito&quot;;[.L$5]&gt;=[.$F26];[.L$5]&lt;=[.$F26]+[.$G26]-1);1;&quot;&quot;))">
            <text:p/>
          </table:table-cell>
          <table:table-cell table:style-name="ce40" table:formula="of:=IF(AND([.$C26]=&quot;Objetivo&quot;;[.M$5]&gt;=[.$F26];[.M$5]&lt;=[.$F26]+[.$G26]-1);2;IF(AND([.$C26]=&quot;Hito&quot;;[.M$5]&gt;=[.$F26];[.M$5]&lt;=[.$F26]+[.$G26]-1);1;&quot;&quot;))">
            <text:p/>
          </table:table-cell>
          <table:table-cell table:style-name="ce40" table:formula="of:=IF(AND([.$C26]=&quot;Objetivo&quot;;[.N$5]&gt;=[.$F26];[.N$5]&lt;=[.$F26]+[.$G26]-1);2;IF(AND([.$C26]=&quot;Hito&quot;;[.N$5]&gt;=[.$F26];[.N$5]&lt;=[.$F26]+[.$G26]-1);1;&quot;&quot;))">
            <text:p/>
          </table:table-cell>
          <table:table-cell table:style-name="ce40" table:formula="of:=IF(AND([.$C26]=&quot;Objetivo&quot;;[.O$5]&gt;=[.$F26];[.O$5]&lt;=[.$F26]+[.$G26]-1);2;IF(AND([.$C26]=&quot;Hito&quot;;[.O$5]&gt;=[.$F26];[.O$5]&lt;=[.$F26]+[.$G26]-1);1;&quot;&quot;))">
            <text:p/>
          </table:table-cell>
          <table:table-cell table:style-name="ce40" table:formula="of:=IF(AND([.$C26]=&quot;Objetivo&quot;;[.P$5]&gt;=[.$F26];[.P$5]&lt;=[.$F26]+[.$G26]-1);2;IF(AND([.$C26]=&quot;Hito&quot;;[.P$5]&gt;=[.$F26];[.P$5]&lt;=[.$F26]+[.$G26]-1);1;&quot;&quot;))">
            <text:p/>
          </table:table-cell>
          <table:table-cell table:style-name="ce40" table:formula="of:=IF(AND([.$C26]=&quot;Objetivo&quot;;[.Q$5]&gt;=[.$F26];[.Q$5]&lt;=[.$F26]+[.$G26]-1);2;IF(AND([.$C26]=&quot;Hito&quot;;[.Q$5]&gt;=[.$F26];[.Q$5]&lt;=[.$F26]+[.$G26]-1);1;&quot;&quot;))">
            <text:p/>
          </table:table-cell>
          <table:table-cell table:style-name="ce40" table:formula="of:=IF(AND([.$C26]=&quot;Objetivo&quot;;[.R$5]&gt;=[.$F26];[.R$5]&lt;=[.$F26]+[.$G26]-1);2;IF(AND([.$C26]=&quot;Hito&quot;;[.R$5]&gt;=[.$F26];[.R$5]&lt;=[.$F26]+[.$G26]-1);1;&quot;&quot;))">
            <text:p/>
          </table:table-cell>
          <table:table-cell table:style-name="ce40" table:formula="of:=IF(AND([.$C26]=&quot;Objetivo&quot;;[.S$5]&gt;=[.$F26];[.S$5]&lt;=[.$F26]+[.$G26]-1);2;IF(AND([.$C26]=&quot;Hito&quot;;[.S$5]&gt;=[.$F26];[.S$5]&lt;=[.$F26]+[.$G26]-1);1;&quot;&quot;))">
            <text:p/>
          </table:table-cell>
          <table:table-cell table:style-name="ce40" table:formula="of:=IF(AND([.$C26]=&quot;Objetivo&quot;;[.T$5]&gt;=[.$F26];[.T$5]&lt;=[.$F26]+[.$G26]-1);2;IF(AND([.$C26]=&quot;Hito&quot;;[.T$5]&gt;=[.$F26];[.T$5]&lt;=[.$F26]+[.$G26]-1);1;&quot;&quot;))">
            <text:p/>
          </table:table-cell>
          <table:table-cell table:style-name="ce40" table:formula="of:=IF(AND([.$C26]=&quot;Objetivo&quot;;[.U$5]&gt;=[.$F26];[.U$5]&lt;=[.$F26]+[.$G26]-1);2;IF(AND([.$C26]=&quot;Hito&quot;;[.U$5]&gt;=[.$F26];[.U$5]&lt;=[.$F26]+[.$G26]-1);1;&quot;&quot;))">
            <text:p/>
          </table:table-cell>
          <table:table-cell table:style-name="ce40" table:formula="of:=IF(AND([.$C26]=&quot;Objetivo&quot;;[.V$5]&gt;=[.$F26];[.V$5]&lt;=[.$F26]+[.$G26]-1);2;IF(AND([.$C26]=&quot;Hito&quot;;[.V$5]&gt;=[.$F26];[.V$5]&lt;=[.$F26]+[.$G26]-1);1;&quot;&quot;))">
            <text:p/>
          </table:table-cell>
          <table:table-cell table:style-name="ce40" table:formula="of:=IF(AND([.$C26]=&quot;Objetivo&quot;;[.W$5]&gt;=[.$F26];[.W$5]&lt;=[.$F26]+[.$G26]-1);2;IF(AND([.$C26]=&quot;Hito&quot;;[.W$5]&gt;=[.$F26];[.W$5]&lt;=[.$F26]+[.$G26]-1);1;&quot;&quot;))">
            <text:p/>
          </table:table-cell>
          <table:table-cell table:style-name="ce40" table:formula="of:=IF(AND([.$C26]=&quot;Objetivo&quot;;[.X$5]&gt;=[.$F26];[.X$5]&lt;=[.$F26]+[.$G26]-1);2;IF(AND([.$C26]=&quot;Hito&quot;;[.X$5]&gt;=[.$F26];[.X$5]&lt;=[.$F26]+[.$G26]-1);1;&quot;&quot;))">
            <text:p/>
          </table:table-cell>
          <table:table-cell table:style-name="ce40" table:formula="of:=IF(AND([.$C26]=&quot;Objetivo&quot;;[.Y$5]&gt;=[.$F26];[.Y$5]&lt;=[.$F26]+[.$G26]-1);2;IF(AND([.$C26]=&quot;Hito&quot;;[.Y$5]&gt;=[.$F26];[.Y$5]&lt;=[.$F26]+[.$G26]-1);1;&quot;&quot;))">
            <text:p/>
          </table:table-cell>
          <table:table-cell table:style-name="ce40" table:formula="of:=IF(AND([.$C26]=&quot;Objetivo&quot;;[.Z$5]&gt;=[.$F26];[.Z$5]&lt;=[.$F26]+[.$G26]-1);2;IF(AND([.$C26]=&quot;Hito&quot;;[.Z$5]&gt;=[.$F26];[.Z$5]&lt;=[.$F26]+[.$G26]-1);1;&quot;&quot;))">
            <text:p/>
          </table:table-cell>
          <table:table-cell table:style-name="ce40" table:formula="of:=IF(AND([.$C26]=&quot;Objetivo&quot;;[.AA$5]&gt;=[.$F26];[.AA$5]&lt;=[.$F26]+[.$G26]-1);2;IF(AND([.$C26]=&quot;Hito&quot;;[.AA$5]&gt;=[.$F26];[.AA$5]&lt;=[.$F26]+[.$G26]-1);1;&quot;&quot;))">
            <text:p/>
          </table:table-cell>
          <table:table-cell table:style-name="ce40" table:formula="of:=IF(AND([.$C26]=&quot;Objetivo&quot;;[.AB$5]&gt;=[.$F26];[.AB$5]&lt;=[.$F26]+[.$G26]-1);2;IF(AND([.$C26]=&quot;Hito&quot;;[.AB$5]&gt;=[.$F26];[.AB$5]&lt;=[.$F26]+[.$G26]-1);1;&quot;&quot;))">
            <text:p/>
          </table:table-cell>
          <table:table-cell table:style-name="ce40" table:formula="of:=IF(AND([.$C26]=&quot;Objetivo&quot;;[.AC$5]&gt;=[.$F26];[.AC$5]&lt;=[.$F26]+[.$G26]-1);2;IF(AND([.$C26]=&quot;Hito&quot;;[.AC$5]&gt;=[.$F26];[.AC$5]&lt;=[.$F26]+[.$G26]-1);1;&quot;&quot;))">
            <text:p/>
          </table:table-cell>
          <table:table-cell table:style-name="ce40" table:formula="of:=IF(AND([.$C26]=&quot;Objetivo&quot;;[.AD$5]&gt;=[.$F26];[.AD$5]&lt;=[.$F26]+[.$G26]-1);2;IF(AND([.$C26]=&quot;Hito&quot;;[.AD$5]&gt;=[.$F26];[.AD$5]&lt;=[.$F26]+[.$G26]-1);1;&quot;&quot;))">
            <text:p/>
          </table:table-cell>
          <table:table-cell table:style-name="ce40" table:formula="of:=IF(AND([.$C26]=&quot;Objetivo&quot;;[.AE$5]&gt;=[.$F26];[.AE$5]&lt;=[.$F26]+[.$G26]-1);2;IF(AND([.$C26]=&quot;Hito&quot;;[.AE$5]&gt;=[.$F26];[.AE$5]&lt;=[.$F26]+[.$G26]-1);1;&quot;&quot;))">
            <text:p/>
          </table:table-cell>
          <table:table-cell table:style-name="ce40" table:formula="of:=IF(AND([.$C26]=&quot;Objetivo&quot;;[.AF$5]&gt;=[.$F26];[.AF$5]&lt;=[.$F26]+[.$G26]-1);2;IF(AND([.$C26]=&quot;Hito&quot;;[.AF$5]&gt;=[.$F26];[.AF$5]&lt;=[.$F26]+[.$G26]-1);1;&quot;&quot;))">
            <text:p/>
          </table:table-cell>
          <table:table-cell table:style-name="ce40" table:formula="of:=IF(AND([.$C26]=&quot;Objetivo&quot;;[.AG$5]&gt;=[.$F26];[.AG$5]&lt;=[.$F26]+[.$G26]-1);2;IF(AND([.$C26]=&quot;Hito&quot;;[.AG$5]&gt;=[.$F26];[.AG$5]&lt;=[.$F26]+[.$G26]-1);1;&quot;&quot;))">
            <text:p/>
          </table:table-cell>
          <table:table-cell table:style-name="ce40" table:formula="of:=IF(AND([.$C26]=&quot;Objetivo&quot;;[.AH$5]&gt;=[.$F26];[.AH$5]&lt;=[.$F26]+[.$G26]-1);2;IF(AND([.$C26]=&quot;Hito&quot;;[.AH$5]&gt;=[.$F26];[.AH$5]&lt;=[.$F26]+[.$G26]-1);1;&quot;&quot;))">
            <text:p/>
          </table:table-cell>
          <table:table-cell table:style-name="ce40" table:formula="of:=IF(AND([.$C26]=&quot;Objetivo&quot;;[.AI$5]&gt;=[.$F26];[.AI$5]&lt;=[.$F26]+[.$G26]-1);2;IF(AND([.$C26]=&quot;Hito&quot;;[.AI$5]&gt;=[.$F26];[.AI$5]&lt;=[.$F26]+[.$G26]-1);1;&quot;&quot;))">
            <text:p/>
          </table:table-cell>
          <table:table-cell table:style-name="ce40" table:formula="of:=IF(AND([.$C26]=&quot;Objetivo&quot;;[.AJ$5]&gt;=[.$F26];[.AJ$5]&lt;=[.$F26]+[.$G26]-1);2;IF(AND([.$C26]=&quot;Hito&quot;;[.AJ$5]&gt;=[.$F26];[.AJ$5]&lt;=[.$F26]+[.$G26]-1);1;&quot;&quot;))">
            <text:p/>
          </table:table-cell>
          <table:table-cell table:style-name="ce40" table:formula="of:=IF(AND([.$C26]=&quot;Objetivo&quot;;[.AK$5]&gt;=[.$F26];[.AK$5]&lt;=[.$F26]+[.$G26]-1);2;IF(AND([.$C26]=&quot;Hito&quot;;[.AK$5]&gt;=[.$F26];[.AK$5]&lt;=[.$F26]+[.$G26]-1);1;&quot;&quot;))">
            <text:p/>
          </table:table-cell>
          <table:table-cell table:style-name="ce40" table:formula="of:=IF(AND([.$C26]=&quot;Objetivo&quot;;[.AL$5]&gt;=[.$F26];[.AL$5]&lt;=[.$F26]+[.$G26]-1);2;IF(AND([.$C26]=&quot;Hito&quot;;[.AL$5]&gt;=[.$F26];[.AL$5]&lt;=[.$F26]+[.$G26]-1);1;&quot;&quot;))">
            <text:p/>
          </table:table-cell>
          <table:table-cell table:style-name="ce40" table:formula="of:=IF(AND([.$C26]=&quot;Objetivo&quot;;[.AM$5]&gt;=[.$F26];[.AM$5]&lt;=[.$F26]+[.$G26]-1);2;IF(AND([.$C26]=&quot;Hito&quot;;[.AM$5]&gt;=[.$F26];[.AM$5]&lt;=[.$F26]+[.$G26]-1);1;&quot;&quot;))">
            <text:p/>
          </table:table-cell>
          <table:table-cell table:style-name="ce40" table:formula="of:=IF(AND([.$C26]=&quot;Objetivo&quot;;[.AN$5]&gt;=[.$F26];[.AN$5]&lt;=[.$F26]+[.$G26]-1);2;IF(AND([.$C26]=&quot;Hito&quot;;[.AN$5]&gt;=[.$F26];[.AN$5]&lt;=[.$F26]+[.$G26]-1);1;&quot;&quot;))">
            <text:p/>
          </table:table-cell>
          <table:table-cell table:style-name="ce40" table:formula="of:=IF(AND([.$C26]=&quot;Objetivo&quot;;[.AO$5]&gt;=[.$F26];[.AO$5]&lt;=[.$F26]+[.$G26]-1);2;IF(AND([.$C26]=&quot;Hito&quot;;[.AO$5]&gt;=[.$F26];[.AO$5]&lt;=[.$F26]+[.$G26]-1);1;&quot;&quot;))">
            <text:p/>
          </table:table-cell>
          <table:table-cell table:style-name="ce40" table:formula="of:=IF(AND([.$C26]=&quot;Objetivo&quot;;[.AP$5]&gt;=[.$F26];[.AP$5]&lt;=[.$F26]+[.$G26]-1);2;IF(AND([.$C26]=&quot;Hito&quot;;[.AP$5]&gt;=[.$F26];[.AP$5]&lt;=[.$F26]+[.$G26]-1);1;&quot;&quot;))">
            <text:p/>
          </table:table-cell>
          <table:table-cell table:style-name="ce40" table:formula="of:=IF(AND([.$C26]=&quot;Objetivo&quot;;[.AQ$5]&gt;=[.$F26];[.AQ$5]&lt;=[.$F26]+[.$G26]-1);2;IF(AND([.$C26]=&quot;Hito&quot;;[.AQ$5]&gt;=[.$F26];[.AQ$5]&lt;=[.$F26]+[.$G26]-1);1;&quot;&quot;))">
            <text:p/>
          </table:table-cell>
          <table:table-cell table:style-name="ce40" table:formula="of:=IF(AND([.$C26]=&quot;Objetivo&quot;;[.AR$5]&gt;=[.$F26];[.AR$5]&lt;=[.$F26]+[.$G26]-1);2;IF(AND([.$C26]=&quot;Hito&quot;;[.AR$5]&gt;=[.$F26];[.AR$5]&lt;=[.$F26]+[.$G26]-1);1;&quot;&quot;))">
            <text:p/>
          </table:table-cell>
          <table:table-cell table:style-name="ce40" table:formula="of:=IF(AND([.$C26]=&quot;Objetivo&quot;;[.AS$5]&gt;=[.$F26];[.AS$5]&lt;=[.$F26]+[.$G26]-1);2;IF(AND([.$C26]=&quot;Hito&quot;;[.AS$5]&gt;=[.$F26];[.AS$5]&lt;=[.$F26]+[.$G26]-1);1;&quot;&quot;))">
            <text:p/>
          </table:table-cell>
          <table:table-cell table:style-name="ce40" table:formula="of:=IF(AND([.$C26]=&quot;Objetivo&quot;;[.AT$5]&gt;=[.$F26];[.AT$5]&lt;=[.$F26]+[.$G26]-1);2;IF(AND([.$C26]=&quot;Hito&quot;;[.AT$5]&gt;=[.$F26];[.AT$5]&lt;=[.$F26]+[.$G26]-1);1;&quot;&quot;))">
            <text:p/>
          </table:table-cell>
          <table:table-cell table:style-name="ce40" table:formula="of:=IF(AND([.$C26]=&quot;Objetivo&quot;;[.AU$5]&gt;=[.$F26];[.AU$5]&lt;=[.$F26]+[.$G26]-1);2;IF(AND([.$C26]=&quot;Hito&quot;;[.AU$5]&gt;=[.$F26];[.AU$5]&lt;=[.$F26]+[.$G26]-1);1;&quot;&quot;))">
            <text:p/>
          </table:table-cell>
          <table:table-cell table:style-name="ce40" table:formula="of:=IF(AND([.$C26]=&quot;Objetivo&quot;;[.AV$5]&gt;=[.$F26];[.AV$5]&lt;=[.$F26]+[.$G26]-1);2;IF(AND([.$C26]=&quot;Hito&quot;;[.AV$5]&gt;=[.$F26];[.AV$5]&lt;=[.$F26]+[.$G26]-1);1;&quot;&quot;))">
            <text:p/>
          </table:table-cell>
          <table:table-cell table:style-name="ce40" table:formula="of:=IF(AND([.$C26]=&quot;Objetivo&quot;;[.AW$5]&gt;=[.$F26];[.AW$5]&lt;=[.$F26]+[.$G26]-1);2;IF(AND([.$C26]=&quot;Hito&quot;;[.AW$5]&gt;=[.$F26];[.AW$5]&lt;=[.$F26]+[.$G26]-1);1;&quot;&quot;))">
            <text:p/>
          </table:table-cell>
          <table:table-cell table:style-name="ce40" table:formula="of:=IF(AND([.$C26]=&quot;Objetivo&quot;;[.AX$5]&gt;=[.$F26];[.AX$5]&lt;=[.$F26]+[.$G26]-1);2;IF(AND([.$C26]=&quot;Hito&quot;;[.AX$5]&gt;=[.$F26];[.AX$5]&lt;=[.$F26]+[.$G26]-1);1;&quot;&quot;))">
            <text:p/>
          </table:table-cell>
          <table:table-cell table:style-name="ce40" table:formula="of:=IF(AND([.$C26]=&quot;Objetivo&quot;;[.AY$5]&gt;=[.$F26];[.AY$5]&lt;=[.$F26]+[.$G26]-1);2;IF(AND([.$C26]=&quot;Hito&quot;;[.AY$5]&gt;=[.$F26];[.AY$5]&lt;=[.$F26]+[.$G26]-1);1;&quot;&quot;))">
            <text:p/>
          </table:table-cell>
          <table:table-cell table:style-name="ce40" table:formula="of:=IF(AND([.$C26]=&quot;Objetivo&quot;;[.AZ$5]&gt;=[.$F26];[.AZ$5]&lt;=[.$F26]+[.$G26]-1);2;IF(AND([.$C26]=&quot;Hito&quot;;[.AZ$5]&gt;=[.$F26];[.AZ$5]&lt;=[.$F26]+[.$G26]-1);1;&quot;&quot;))">
            <text:p/>
          </table:table-cell>
          <table:table-cell table:style-name="ce40" table:formula="of:=IF(AND([.$C26]=&quot;Objetivo&quot;;[.BA$5]&gt;=[.$F26];[.BA$5]&lt;=[.$F26]+[.$G26]-1);2;IF(AND([.$C26]=&quot;Hito&quot;;[.BA$5]&gt;=[.$F26];[.BA$5]&lt;=[.$F26]+[.$G26]-1);1;&quot;&quot;))">
            <text:p/>
          </table:table-cell>
          <table:table-cell table:style-name="ce40" table:formula="of:=IF(AND([.$C26]=&quot;Objetivo&quot;;[.BB$5]&gt;=[.$F26];[.BB$5]&lt;=[.$F26]+[.$G26]-1);2;IF(AND([.$C26]=&quot;Hito&quot;;[.BB$5]&gt;=[.$F26];[.BB$5]&lt;=[.$F26]+[.$G26]-1);1;&quot;&quot;))">
            <text:p/>
          </table:table-cell>
          <table:table-cell table:style-name="ce40" table:formula="of:=IF(AND([.$C26]=&quot;Objetivo&quot;;[.BC$5]&gt;=[.$F26];[.BC$5]&lt;=[.$F26]+[.$G26]-1);2;IF(AND([.$C26]=&quot;Hito&quot;;[.BC$5]&gt;=[.$F26];[.BC$5]&lt;=[.$F26]+[.$G26]-1);1;&quot;&quot;))">
            <text:p/>
          </table:table-cell>
          <table:table-cell table:style-name="ce40" table:formula="of:=IF(AND([.$C26]=&quot;Objetivo&quot;;[.BD$5]&gt;=[.$F26];[.BD$5]&lt;=[.$F26]+[.$G26]-1);2;IF(AND([.$C26]=&quot;Hito&quot;;[.BD$5]&gt;=[.$F26];[.BD$5]&lt;=[.$F26]+[.$G26]-1);1;&quot;&quot;))">
            <text:p/>
          </table:table-cell>
          <table:table-cell table:style-name="ce40" table:formula="of:=IF(AND([.$C26]=&quot;Objetivo&quot;;[.BE$5]&gt;=[.$F26];[.BE$5]&lt;=[.$F26]+[.$G26]-1);2;IF(AND([.$C26]=&quot;Hito&quot;;[.BE$5]&gt;=[.$F26];[.BE$5]&lt;=[.$F26]+[.$G26]-1);1;&quot;&quot;))">
            <text:p/>
          </table:table-cell>
          <table:table-cell table:style-name="ce40" table:formula="of:=IF(AND([.$C26]=&quot;Objetivo&quot;;[.BF$5]&gt;=[.$F26];[.BF$5]&lt;=[.$F26]+[.$G26]-1);2;IF(AND([.$C26]=&quot;Hito&quot;;[.BF$5]&gt;=[.$F26];[.BF$5]&lt;=[.$F26]+[.$G26]-1);1;&quot;&quot;))">
            <text:p/>
          </table:table-cell>
          <table:table-cell table:style-name="ce40" table:formula="of:=IF(AND([.$C26]=&quot;Objetivo&quot;;[.BG$5]&gt;=[.$F26];[.BG$5]&lt;=[.$F26]+[.$G26]-1);2;IF(AND([.$C26]=&quot;Hito&quot;;[.BG$5]&gt;=[.$F26];[.BG$5]&lt;=[.$F26]+[.$G26]-1);1;&quot;&quot;))">
            <text:p/>
          </table:table-cell>
          <table:table-cell table:style-name="ce40" table:formula="of:=IF(AND([.$C26]=&quot;Objetivo&quot;;[.BH$5]&gt;=[.$F26];[.BH$5]&lt;=[.$F26]+[.$G26]-1);2;IF(AND([.$C26]=&quot;Hito&quot;;[.BH$5]&gt;=[.$F26];[.BH$5]&lt;=[.$F26]+[.$G26]-1);1;&quot;&quot;))">
            <text:p/>
          </table:table-cell>
          <table:table-cell table:style-name="ce40" table:formula="of:=IF(AND([.$C26]=&quot;Objetivo&quot;;[.BI$5]&gt;=[.$F26];[.BI$5]&lt;=[.$F26]+[.$G26]-1);2;IF(AND([.$C26]=&quot;Hito&quot;;[.BI$5]&gt;=[.$F26];[.BI$5]&lt;=[.$F26]+[.$G26]-1);1;&quot;&quot;))">
            <text:p/>
          </table:table-cell>
          <table:table-cell table:style-name="ce40" table:formula="of:=IF(AND([.$C26]=&quot;Objetivo&quot;;[.BJ$5]&gt;=[.$F26];[.BJ$5]&lt;=[.$F26]+[.$G26]-1);2;IF(AND([.$C26]=&quot;Hito&quot;;[.BJ$5]&gt;=[.$F26];[.BJ$5]&lt;=[.$F26]+[.$G26]-1);1;&quot;&quot;))">
            <text:p/>
          </table:table-cell>
          <table:table-cell table:style-name="ce40" table:formula="of:=IF(AND([.$C26]=&quot;Objetivo&quot;;[.BK$5]&gt;=[.$F26];[.BK$5]&lt;=[.$F26]+[.$G26]-1);2;IF(AND([.$C26]=&quot;Hito&quot;;[.BK$5]&gt;=[.$F26];[.BK$5]&lt;=[.$F26]+[.$G26]-1);1;&quot;&quot;))">
            <text:p/>
          </table:table-cell>
          <table:table-cell table:style-name="ce40" table:formula="of:=IF(AND([.$C26]=&quot;Objetivo&quot;;[.BL$5]&gt;=[.$F26];[.BL$5]&lt;=[.$F26]+[.$G26]-1);2;IF(AND([.$C26]=&quot;Hito&quot;;[.BL$5]&gt;=[.$F26];[.BL$5]&lt;=[.$F26]+[.$G26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7"/>
          <table:table-cell table:style-name="ce12" table:content-validation-name="val1"/>
          <table:table-cell table:style-name="ce12"/>
          <table:table-cell table:style-name="ce18"/>
          <table:table-cell table:style-name="ce22"/>
          <table:table-cell table:style-name="ce28"/>
          <table:table-cell table:style-name="ce12"/>
          <table:table-cell table:style-name="ce40" table:formula="of:=IF(AND([.$C27]=&quot;Objetivo&quot;;[.I$5]&gt;=[.$F27];[.I$5]&lt;=[.$F27]+[.$G27]-1);2;IF(AND([.$C27]=&quot;Hito&quot;;[.I$5]&gt;=[.$F27];[.I$5]&lt;=[.$F27]+[.$G27]-1);1;&quot;&quot;))">
            <text:p/>
          </table:table-cell>
          <table:table-cell table:style-name="ce40" table:formula="of:=IF(AND([.$C27]=&quot;Objetivo&quot;;[.J$5]&gt;=[.$F27];[.J$5]&lt;=[.$F27]+[.$G27]-1);2;IF(AND([.$C27]=&quot;Hito&quot;;[.J$5]&gt;=[.$F27];[.J$5]&lt;=[.$F27]+[.$G27]-1);1;&quot;&quot;))">
            <text:p/>
          </table:table-cell>
          <table:table-cell table:style-name="ce40" table:formula="of:=IF(AND([.$C27]=&quot;Objetivo&quot;;[.K$5]&gt;=[.$F27];[.K$5]&lt;=[.$F27]+[.$G27]-1);2;IF(AND([.$C27]=&quot;Hito&quot;;[.K$5]&gt;=[.$F27];[.K$5]&lt;=[.$F27]+[.$G27]-1);1;&quot;&quot;))">
            <text:p/>
          </table:table-cell>
          <table:table-cell table:style-name="ce40" table:formula="of:=IF(AND([.$C27]=&quot;Objetivo&quot;;[.L$5]&gt;=[.$F27];[.L$5]&lt;=[.$F27]+[.$G27]-1);2;IF(AND([.$C27]=&quot;Hito&quot;;[.L$5]&gt;=[.$F27];[.L$5]&lt;=[.$F27]+[.$G27]-1);1;&quot;&quot;))">
            <text:p/>
          </table:table-cell>
          <table:table-cell table:style-name="ce40" table:formula="of:=IF(AND([.$C27]=&quot;Objetivo&quot;;[.M$5]&gt;=[.$F27];[.M$5]&lt;=[.$F27]+[.$G27]-1);2;IF(AND([.$C27]=&quot;Hito&quot;;[.M$5]&gt;=[.$F27];[.M$5]&lt;=[.$F27]+[.$G27]-1);1;&quot;&quot;))">
            <text:p/>
          </table:table-cell>
          <table:table-cell table:style-name="ce40" table:formula="of:=IF(AND([.$C27]=&quot;Objetivo&quot;;[.N$5]&gt;=[.$F27];[.N$5]&lt;=[.$F27]+[.$G27]-1);2;IF(AND([.$C27]=&quot;Hito&quot;;[.N$5]&gt;=[.$F27];[.N$5]&lt;=[.$F27]+[.$G27]-1);1;&quot;&quot;))">
            <text:p/>
          </table:table-cell>
          <table:table-cell table:style-name="ce40" table:formula="of:=IF(AND([.$C27]=&quot;Objetivo&quot;;[.O$5]&gt;=[.$F27];[.O$5]&lt;=[.$F27]+[.$G27]-1);2;IF(AND([.$C27]=&quot;Hito&quot;;[.O$5]&gt;=[.$F27];[.O$5]&lt;=[.$F27]+[.$G27]-1);1;&quot;&quot;))">
            <text:p/>
          </table:table-cell>
          <table:table-cell table:style-name="ce40" table:formula="of:=IF(AND([.$C27]=&quot;Objetivo&quot;;[.P$5]&gt;=[.$F27];[.P$5]&lt;=[.$F27]+[.$G27]-1);2;IF(AND([.$C27]=&quot;Hito&quot;;[.P$5]&gt;=[.$F27];[.P$5]&lt;=[.$F27]+[.$G27]-1);1;&quot;&quot;))">
            <text:p/>
          </table:table-cell>
          <table:table-cell table:style-name="ce40" table:formula="of:=IF(AND([.$C27]=&quot;Objetivo&quot;;[.Q$5]&gt;=[.$F27];[.Q$5]&lt;=[.$F27]+[.$G27]-1);2;IF(AND([.$C27]=&quot;Hito&quot;;[.Q$5]&gt;=[.$F27];[.Q$5]&lt;=[.$F27]+[.$G27]-1);1;&quot;&quot;))">
            <text:p/>
          </table:table-cell>
          <table:table-cell table:style-name="ce40" table:formula="of:=IF(AND([.$C27]=&quot;Objetivo&quot;;[.R$5]&gt;=[.$F27];[.R$5]&lt;=[.$F27]+[.$G27]-1);2;IF(AND([.$C27]=&quot;Hito&quot;;[.R$5]&gt;=[.$F27];[.R$5]&lt;=[.$F27]+[.$G27]-1);1;&quot;&quot;))">
            <text:p/>
          </table:table-cell>
          <table:table-cell table:style-name="ce40" table:formula="of:=IF(AND([.$C27]=&quot;Objetivo&quot;;[.S$5]&gt;=[.$F27];[.S$5]&lt;=[.$F27]+[.$G27]-1);2;IF(AND([.$C27]=&quot;Hito&quot;;[.S$5]&gt;=[.$F27];[.S$5]&lt;=[.$F27]+[.$G27]-1);1;&quot;&quot;))">
            <text:p/>
          </table:table-cell>
          <table:table-cell table:style-name="ce40" table:formula="of:=IF(AND([.$C27]=&quot;Objetivo&quot;;[.T$5]&gt;=[.$F27];[.T$5]&lt;=[.$F27]+[.$G27]-1);2;IF(AND([.$C27]=&quot;Hito&quot;;[.T$5]&gt;=[.$F27];[.T$5]&lt;=[.$F27]+[.$G27]-1);1;&quot;&quot;))">
            <text:p/>
          </table:table-cell>
          <table:table-cell table:style-name="ce40" table:formula="of:=IF(AND([.$C27]=&quot;Objetivo&quot;;[.U$5]&gt;=[.$F27];[.U$5]&lt;=[.$F27]+[.$G27]-1);2;IF(AND([.$C27]=&quot;Hito&quot;;[.U$5]&gt;=[.$F27];[.U$5]&lt;=[.$F27]+[.$G27]-1);1;&quot;&quot;))">
            <text:p/>
          </table:table-cell>
          <table:table-cell table:style-name="ce40" table:formula="of:=IF(AND([.$C27]=&quot;Objetivo&quot;;[.V$5]&gt;=[.$F27];[.V$5]&lt;=[.$F27]+[.$G27]-1);2;IF(AND([.$C27]=&quot;Hito&quot;;[.V$5]&gt;=[.$F27];[.V$5]&lt;=[.$F27]+[.$G27]-1);1;&quot;&quot;))">
            <text:p/>
          </table:table-cell>
          <table:table-cell table:style-name="ce40" table:formula="of:=IF(AND([.$C27]=&quot;Objetivo&quot;;[.W$5]&gt;=[.$F27];[.W$5]&lt;=[.$F27]+[.$G27]-1);2;IF(AND([.$C27]=&quot;Hito&quot;;[.W$5]&gt;=[.$F27];[.W$5]&lt;=[.$F27]+[.$G27]-1);1;&quot;&quot;))">
            <text:p/>
          </table:table-cell>
          <table:table-cell table:style-name="ce40" table:formula="of:=IF(AND([.$C27]=&quot;Objetivo&quot;;[.X$5]&gt;=[.$F27];[.X$5]&lt;=[.$F27]+[.$G27]-1);2;IF(AND([.$C27]=&quot;Hito&quot;;[.X$5]&gt;=[.$F27];[.X$5]&lt;=[.$F27]+[.$G27]-1);1;&quot;&quot;))">
            <text:p/>
          </table:table-cell>
          <table:table-cell table:style-name="ce40" table:formula="of:=IF(AND([.$C27]=&quot;Objetivo&quot;;[.Y$5]&gt;=[.$F27];[.Y$5]&lt;=[.$F27]+[.$G27]-1);2;IF(AND([.$C27]=&quot;Hito&quot;;[.Y$5]&gt;=[.$F27];[.Y$5]&lt;=[.$F27]+[.$G27]-1);1;&quot;&quot;))">
            <text:p/>
          </table:table-cell>
          <table:table-cell table:style-name="ce40" table:formula="of:=IF(AND([.$C27]=&quot;Objetivo&quot;;[.Z$5]&gt;=[.$F27];[.Z$5]&lt;=[.$F27]+[.$G27]-1);2;IF(AND([.$C27]=&quot;Hito&quot;;[.Z$5]&gt;=[.$F27];[.Z$5]&lt;=[.$F27]+[.$G27]-1);1;&quot;&quot;))">
            <text:p/>
          </table:table-cell>
          <table:table-cell table:style-name="ce40" table:formula="of:=IF(AND([.$C27]=&quot;Objetivo&quot;;[.AA$5]&gt;=[.$F27];[.AA$5]&lt;=[.$F27]+[.$G27]-1);2;IF(AND([.$C27]=&quot;Hito&quot;;[.AA$5]&gt;=[.$F27];[.AA$5]&lt;=[.$F27]+[.$G27]-1);1;&quot;&quot;))">
            <text:p/>
          </table:table-cell>
          <table:table-cell table:style-name="ce40" table:formula="of:=IF(AND([.$C27]=&quot;Objetivo&quot;;[.AB$5]&gt;=[.$F27];[.AB$5]&lt;=[.$F27]+[.$G27]-1);2;IF(AND([.$C27]=&quot;Hito&quot;;[.AB$5]&gt;=[.$F27];[.AB$5]&lt;=[.$F27]+[.$G27]-1);1;&quot;&quot;))">
            <text:p/>
          </table:table-cell>
          <table:table-cell table:style-name="ce40" table:formula="of:=IF(AND([.$C27]=&quot;Objetivo&quot;;[.AC$5]&gt;=[.$F27];[.AC$5]&lt;=[.$F27]+[.$G27]-1);2;IF(AND([.$C27]=&quot;Hito&quot;;[.AC$5]&gt;=[.$F27];[.AC$5]&lt;=[.$F27]+[.$G27]-1);1;&quot;&quot;))">
            <text:p/>
          </table:table-cell>
          <table:table-cell table:style-name="ce40" table:formula="of:=IF(AND([.$C27]=&quot;Objetivo&quot;;[.AD$5]&gt;=[.$F27];[.AD$5]&lt;=[.$F27]+[.$G27]-1);2;IF(AND([.$C27]=&quot;Hito&quot;;[.AD$5]&gt;=[.$F27];[.AD$5]&lt;=[.$F27]+[.$G27]-1);1;&quot;&quot;))">
            <text:p/>
          </table:table-cell>
          <table:table-cell table:style-name="ce40" table:formula="of:=IF(AND([.$C27]=&quot;Objetivo&quot;;[.AE$5]&gt;=[.$F27];[.AE$5]&lt;=[.$F27]+[.$G27]-1);2;IF(AND([.$C27]=&quot;Hito&quot;;[.AE$5]&gt;=[.$F27];[.AE$5]&lt;=[.$F27]+[.$G27]-1);1;&quot;&quot;))">
            <text:p/>
          </table:table-cell>
          <table:table-cell table:style-name="ce40" table:formula="of:=IF(AND([.$C27]=&quot;Objetivo&quot;;[.AF$5]&gt;=[.$F27];[.AF$5]&lt;=[.$F27]+[.$G27]-1);2;IF(AND([.$C27]=&quot;Hito&quot;;[.AF$5]&gt;=[.$F27];[.AF$5]&lt;=[.$F27]+[.$G27]-1);1;&quot;&quot;))">
            <text:p/>
          </table:table-cell>
          <table:table-cell table:style-name="ce40" table:formula="of:=IF(AND([.$C27]=&quot;Objetivo&quot;;[.AG$5]&gt;=[.$F27];[.AG$5]&lt;=[.$F27]+[.$G27]-1);2;IF(AND([.$C27]=&quot;Hito&quot;;[.AG$5]&gt;=[.$F27];[.AG$5]&lt;=[.$F27]+[.$G27]-1);1;&quot;&quot;))">
            <text:p/>
          </table:table-cell>
          <table:table-cell table:style-name="ce40" table:formula="of:=IF(AND([.$C27]=&quot;Objetivo&quot;;[.AH$5]&gt;=[.$F27];[.AH$5]&lt;=[.$F27]+[.$G27]-1);2;IF(AND([.$C27]=&quot;Hito&quot;;[.AH$5]&gt;=[.$F27];[.AH$5]&lt;=[.$F27]+[.$G27]-1);1;&quot;&quot;))">
            <text:p/>
          </table:table-cell>
          <table:table-cell table:style-name="ce40" table:formula="of:=IF(AND([.$C27]=&quot;Objetivo&quot;;[.AI$5]&gt;=[.$F27];[.AI$5]&lt;=[.$F27]+[.$G27]-1);2;IF(AND([.$C27]=&quot;Hito&quot;;[.AI$5]&gt;=[.$F27];[.AI$5]&lt;=[.$F27]+[.$G27]-1);1;&quot;&quot;))">
            <text:p/>
          </table:table-cell>
          <table:table-cell table:style-name="ce40" table:formula="of:=IF(AND([.$C27]=&quot;Objetivo&quot;;[.AJ$5]&gt;=[.$F27];[.AJ$5]&lt;=[.$F27]+[.$G27]-1);2;IF(AND([.$C27]=&quot;Hito&quot;;[.AJ$5]&gt;=[.$F27];[.AJ$5]&lt;=[.$F27]+[.$G27]-1);1;&quot;&quot;))">
            <text:p/>
          </table:table-cell>
          <table:table-cell table:style-name="ce40" table:formula="of:=IF(AND([.$C27]=&quot;Objetivo&quot;;[.AK$5]&gt;=[.$F27];[.AK$5]&lt;=[.$F27]+[.$G27]-1);2;IF(AND([.$C27]=&quot;Hito&quot;;[.AK$5]&gt;=[.$F27];[.AK$5]&lt;=[.$F27]+[.$G27]-1);1;&quot;&quot;))">
            <text:p/>
          </table:table-cell>
          <table:table-cell table:style-name="ce40" table:formula="of:=IF(AND([.$C27]=&quot;Objetivo&quot;;[.AL$5]&gt;=[.$F27];[.AL$5]&lt;=[.$F27]+[.$G27]-1);2;IF(AND([.$C27]=&quot;Hito&quot;;[.AL$5]&gt;=[.$F27];[.AL$5]&lt;=[.$F27]+[.$G27]-1);1;&quot;&quot;))">
            <text:p/>
          </table:table-cell>
          <table:table-cell table:style-name="ce40" table:formula="of:=IF(AND([.$C27]=&quot;Objetivo&quot;;[.AM$5]&gt;=[.$F27];[.AM$5]&lt;=[.$F27]+[.$G27]-1);2;IF(AND([.$C27]=&quot;Hito&quot;;[.AM$5]&gt;=[.$F27];[.AM$5]&lt;=[.$F27]+[.$G27]-1);1;&quot;&quot;))">
            <text:p/>
          </table:table-cell>
          <table:table-cell table:style-name="ce40" table:formula="of:=IF(AND([.$C27]=&quot;Objetivo&quot;;[.AN$5]&gt;=[.$F27];[.AN$5]&lt;=[.$F27]+[.$G27]-1);2;IF(AND([.$C27]=&quot;Hito&quot;;[.AN$5]&gt;=[.$F27];[.AN$5]&lt;=[.$F27]+[.$G27]-1);1;&quot;&quot;))">
            <text:p/>
          </table:table-cell>
          <table:table-cell table:style-name="ce40" table:formula="of:=IF(AND([.$C27]=&quot;Objetivo&quot;;[.AO$5]&gt;=[.$F27];[.AO$5]&lt;=[.$F27]+[.$G27]-1);2;IF(AND([.$C27]=&quot;Hito&quot;;[.AO$5]&gt;=[.$F27];[.AO$5]&lt;=[.$F27]+[.$G27]-1);1;&quot;&quot;))">
            <text:p/>
          </table:table-cell>
          <table:table-cell table:style-name="ce40" table:formula="of:=IF(AND([.$C27]=&quot;Objetivo&quot;;[.AP$5]&gt;=[.$F27];[.AP$5]&lt;=[.$F27]+[.$G27]-1);2;IF(AND([.$C27]=&quot;Hito&quot;;[.AP$5]&gt;=[.$F27];[.AP$5]&lt;=[.$F27]+[.$G27]-1);1;&quot;&quot;))">
            <text:p/>
          </table:table-cell>
          <table:table-cell table:style-name="ce40" table:formula="of:=IF(AND([.$C27]=&quot;Objetivo&quot;;[.AQ$5]&gt;=[.$F27];[.AQ$5]&lt;=[.$F27]+[.$G27]-1);2;IF(AND([.$C27]=&quot;Hito&quot;;[.AQ$5]&gt;=[.$F27];[.AQ$5]&lt;=[.$F27]+[.$G27]-1);1;&quot;&quot;))">
            <text:p/>
          </table:table-cell>
          <table:table-cell table:style-name="ce40" table:formula="of:=IF(AND([.$C27]=&quot;Objetivo&quot;;[.AR$5]&gt;=[.$F27];[.AR$5]&lt;=[.$F27]+[.$G27]-1);2;IF(AND([.$C27]=&quot;Hito&quot;;[.AR$5]&gt;=[.$F27];[.AR$5]&lt;=[.$F27]+[.$G27]-1);1;&quot;&quot;))">
            <text:p/>
          </table:table-cell>
          <table:table-cell table:style-name="ce40" table:formula="of:=IF(AND([.$C27]=&quot;Objetivo&quot;;[.AS$5]&gt;=[.$F27];[.AS$5]&lt;=[.$F27]+[.$G27]-1);2;IF(AND([.$C27]=&quot;Hito&quot;;[.AS$5]&gt;=[.$F27];[.AS$5]&lt;=[.$F27]+[.$G27]-1);1;&quot;&quot;))">
            <text:p/>
          </table:table-cell>
          <table:table-cell table:style-name="ce40" table:formula="of:=IF(AND([.$C27]=&quot;Objetivo&quot;;[.AT$5]&gt;=[.$F27];[.AT$5]&lt;=[.$F27]+[.$G27]-1);2;IF(AND([.$C27]=&quot;Hito&quot;;[.AT$5]&gt;=[.$F27];[.AT$5]&lt;=[.$F27]+[.$G27]-1);1;&quot;&quot;))">
            <text:p/>
          </table:table-cell>
          <table:table-cell table:style-name="ce40" table:formula="of:=IF(AND([.$C27]=&quot;Objetivo&quot;;[.AU$5]&gt;=[.$F27];[.AU$5]&lt;=[.$F27]+[.$G27]-1);2;IF(AND([.$C27]=&quot;Hito&quot;;[.AU$5]&gt;=[.$F27];[.AU$5]&lt;=[.$F27]+[.$G27]-1);1;&quot;&quot;))">
            <text:p/>
          </table:table-cell>
          <table:table-cell table:style-name="ce40" table:formula="of:=IF(AND([.$C27]=&quot;Objetivo&quot;;[.AV$5]&gt;=[.$F27];[.AV$5]&lt;=[.$F27]+[.$G27]-1);2;IF(AND([.$C27]=&quot;Hito&quot;;[.AV$5]&gt;=[.$F27];[.AV$5]&lt;=[.$F27]+[.$G27]-1);1;&quot;&quot;))">
            <text:p/>
          </table:table-cell>
          <table:table-cell table:style-name="ce40" table:formula="of:=IF(AND([.$C27]=&quot;Objetivo&quot;;[.AW$5]&gt;=[.$F27];[.AW$5]&lt;=[.$F27]+[.$G27]-1);2;IF(AND([.$C27]=&quot;Hito&quot;;[.AW$5]&gt;=[.$F27];[.AW$5]&lt;=[.$F27]+[.$G27]-1);1;&quot;&quot;))">
            <text:p/>
          </table:table-cell>
          <table:table-cell table:style-name="ce40" table:formula="of:=IF(AND([.$C27]=&quot;Objetivo&quot;;[.AX$5]&gt;=[.$F27];[.AX$5]&lt;=[.$F27]+[.$G27]-1);2;IF(AND([.$C27]=&quot;Hito&quot;;[.AX$5]&gt;=[.$F27];[.AX$5]&lt;=[.$F27]+[.$G27]-1);1;&quot;&quot;))">
            <text:p/>
          </table:table-cell>
          <table:table-cell table:style-name="ce40" table:formula="of:=IF(AND([.$C27]=&quot;Objetivo&quot;;[.AY$5]&gt;=[.$F27];[.AY$5]&lt;=[.$F27]+[.$G27]-1);2;IF(AND([.$C27]=&quot;Hito&quot;;[.AY$5]&gt;=[.$F27];[.AY$5]&lt;=[.$F27]+[.$G27]-1);1;&quot;&quot;))">
            <text:p/>
          </table:table-cell>
          <table:table-cell table:style-name="ce40" table:formula="of:=IF(AND([.$C27]=&quot;Objetivo&quot;;[.AZ$5]&gt;=[.$F27];[.AZ$5]&lt;=[.$F27]+[.$G27]-1);2;IF(AND([.$C27]=&quot;Hito&quot;;[.AZ$5]&gt;=[.$F27];[.AZ$5]&lt;=[.$F27]+[.$G27]-1);1;&quot;&quot;))">
            <text:p/>
          </table:table-cell>
          <table:table-cell table:style-name="ce40" table:formula="of:=IF(AND([.$C27]=&quot;Objetivo&quot;;[.BA$5]&gt;=[.$F27];[.BA$5]&lt;=[.$F27]+[.$G27]-1);2;IF(AND([.$C27]=&quot;Hito&quot;;[.BA$5]&gt;=[.$F27];[.BA$5]&lt;=[.$F27]+[.$G27]-1);1;&quot;&quot;))">
            <text:p/>
          </table:table-cell>
          <table:table-cell table:style-name="ce40" table:formula="of:=IF(AND([.$C27]=&quot;Objetivo&quot;;[.BB$5]&gt;=[.$F27];[.BB$5]&lt;=[.$F27]+[.$G27]-1);2;IF(AND([.$C27]=&quot;Hito&quot;;[.BB$5]&gt;=[.$F27];[.BB$5]&lt;=[.$F27]+[.$G27]-1);1;&quot;&quot;))">
            <text:p/>
          </table:table-cell>
          <table:table-cell table:style-name="ce40" table:formula="of:=IF(AND([.$C27]=&quot;Objetivo&quot;;[.BC$5]&gt;=[.$F27];[.BC$5]&lt;=[.$F27]+[.$G27]-1);2;IF(AND([.$C27]=&quot;Hito&quot;;[.BC$5]&gt;=[.$F27];[.BC$5]&lt;=[.$F27]+[.$G27]-1);1;&quot;&quot;))">
            <text:p/>
          </table:table-cell>
          <table:table-cell table:style-name="ce40" table:formula="of:=IF(AND([.$C27]=&quot;Objetivo&quot;;[.BD$5]&gt;=[.$F27];[.BD$5]&lt;=[.$F27]+[.$G27]-1);2;IF(AND([.$C27]=&quot;Hito&quot;;[.BD$5]&gt;=[.$F27];[.BD$5]&lt;=[.$F27]+[.$G27]-1);1;&quot;&quot;))">
            <text:p/>
          </table:table-cell>
          <table:table-cell table:style-name="ce40" table:formula="of:=IF(AND([.$C27]=&quot;Objetivo&quot;;[.BE$5]&gt;=[.$F27];[.BE$5]&lt;=[.$F27]+[.$G27]-1);2;IF(AND([.$C27]=&quot;Hito&quot;;[.BE$5]&gt;=[.$F27];[.BE$5]&lt;=[.$F27]+[.$G27]-1);1;&quot;&quot;))">
            <text:p/>
          </table:table-cell>
          <table:table-cell table:style-name="ce40" table:formula="of:=IF(AND([.$C27]=&quot;Objetivo&quot;;[.BF$5]&gt;=[.$F27];[.BF$5]&lt;=[.$F27]+[.$G27]-1);2;IF(AND([.$C27]=&quot;Hito&quot;;[.BF$5]&gt;=[.$F27];[.BF$5]&lt;=[.$F27]+[.$G27]-1);1;&quot;&quot;))">
            <text:p/>
          </table:table-cell>
          <table:table-cell table:style-name="ce40" table:formula="of:=IF(AND([.$C27]=&quot;Objetivo&quot;;[.BG$5]&gt;=[.$F27];[.BG$5]&lt;=[.$F27]+[.$G27]-1);2;IF(AND([.$C27]=&quot;Hito&quot;;[.BG$5]&gt;=[.$F27];[.BG$5]&lt;=[.$F27]+[.$G27]-1);1;&quot;&quot;))">
            <text:p/>
          </table:table-cell>
          <table:table-cell table:style-name="ce40" table:formula="of:=IF(AND([.$C27]=&quot;Objetivo&quot;;[.BH$5]&gt;=[.$F27];[.BH$5]&lt;=[.$F27]+[.$G27]-1);2;IF(AND([.$C27]=&quot;Hito&quot;;[.BH$5]&gt;=[.$F27];[.BH$5]&lt;=[.$F27]+[.$G27]-1);1;&quot;&quot;))">
            <text:p/>
          </table:table-cell>
          <table:table-cell table:style-name="ce40" table:formula="of:=IF(AND([.$C27]=&quot;Objetivo&quot;;[.BI$5]&gt;=[.$F27];[.BI$5]&lt;=[.$F27]+[.$G27]-1);2;IF(AND([.$C27]=&quot;Hito&quot;;[.BI$5]&gt;=[.$F27];[.BI$5]&lt;=[.$F27]+[.$G27]-1);1;&quot;&quot;))">
            <text:p/>
          </table:table-cell>
          <table:table-cell table:style-name="ce40" table:formula="of:=IF(AND([.$C27]=&quot;Objetivo&quot;;[.BJ$5]&gt;=[.$F27];[.BJ$5]&lt;=[.$F27]+[.$G27]-1);2;IF(AND([.$C27]=&quot;Hito&quot;;[.BJ$5]&gt;=[.$F27];[.BJ$5]&lt;=[.$F27]+[.$G27]-1);1;&quot;&quot;))">
            <text:p/>
          </table:table-cell>
          <table:table-cell table:style-name="ce40" table:formula="of:=IF(AND([.$C27]=&quot;Objetivo&quot;;[.BK$5]&gt;=[.$F27];[.BK$5]&lt;=[.$F27]+[.$G27]-1);2;IF(AND([.$C27]=&quot;Hito&quot;;[.BK$5]&gt;=[.$F27];[.BK$5]&lt;=[.$F27]+[.$G27]-1);1;&quot;&quot;))">
            <text:p/>
          </table:table-cell>
          <table:table-cell table:style-name="ce40" table:formula="of:=IF(AND([.$C27]=&quot;Objetivo&quot;;[.BL$5]&gt;=[.$F27];[.BL$5]&lt;=[.$F27]+[.$G27]-1);2;IF(AND([.$C27]=&quot;Hito&quot;;[.BL$5]&gt;=[.$F27];[.BL$5]&lt;=[.$F27]+[.$G27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7"/>
          <table:table-cell table:style-name="ce12" table:content-validation-name="val1"/>
          <table:table-cell table:style-name="ce12"/>
          <table:table-cell table:style-name="ce18"/>
          <table:table-cell table:style-name="ce22"/>
          <table:table-cell table:style-name="ce28"/>
          <table:table-cell table:style-name="ce12"/>
          <table:table-cell table:style-name="ce40" table:formula="of:=IF(AND([.$C28]=&quot;Objetivo&quot;;[.I$5]&gt;=[.$F28];[.I$5]&lt;=[.$F28]+[.$G28]-1);2;IF(AND([.$C28]=&quot;Hito&quot;;[.I$5]&gt;=[.$F28];[.I$5]&lt;=[.$F28]+[.$G28]-1);1;&quot;&quot;))">
            <text:p/>
          </table:table-cell>
          <table:table-cell table:style-name="ce40" table:formula="of:=IF(AND([.$C28]=&quot;Objetivo&quot;;[.J$5]&gt;=[.$F28];[.J$5]&lt;=[.$F28]+[.$G28]-1);2;IF(AND([.$C28]=&quot;Hito&quot;;[.J$5]&gt;=[.$F28];[.J$5]&lt;=[.$F28]+[.$G28]-1);1;&quot;&quot;))">
            <text:p/>
          </table:table-cell>
          <table:table-cell table:style-name="ce40" table:formula="of:=IF(AND([.$C28]=&quot;Objetivo&quot;;[.K$5]&gt;=[.$F28];[.K$5]&lt;=[.$F28]+[.$G28]-1);2;IF(AND([.$C28]=&quot;Hito&quot;;[.K$5]&gt;=[.$F28];[.K$5]&lt;=[.$F28]+[.$G28]-1);1;&quot;&quot;))">
            <text:p/>
          </table:table-cell>
          <table:table-cell table:style-name="ce40" table:formula="of:=IF(AND([.$C28]=&quot;Objetivo&quot;;[.L$5]&gt;=[.$F28];[.L$5]&lt;=[.$F28]+[.$G28]-1);2;IF(AND([.$C28]=&quot;Hito&quot;;[.L$5]&gt;=[.$F28];[.L$5]&lt;=[.$F28]+[.$G28]-1);1;&quot;&quot;))">
            <text:p/>
          </table:table-cell>
          <table:table-cell table:style-name="ce40" table:formula="of:=IF(AND([.$C28]=&quot;Objetivo&quot;;[.M$5]&gt;=[.$F28];[.M$5]&lt;=[.$F28]+[.$G28]-1);2;IF(AND([.$C28]=&quot;Hito&quot;;[.M$5]&gt;=[.$F28];[.M$5]&lt;=[.$F28]+[.$G28]-1);1;&quot;&quot;))">
            <text:p/>
          </table:table-cell>
          <table:table-cell table:style-name="ce40" table:formula="of:=IF(AND([.$C28]=&quot;Objetivo&quot;;[.N$5]&gt;=[.$F28];[.N$5]&lt;=[.$F28]+[.$G28]-1);2;IF(AND([.$C28]=&quot;Hito&quot;;[.N$5]&gt;=[.$F28];[.N$5]&lt;=[.$F28]+[.$G28]-1);1;&quot;&quot;))">
            <text:p/>
          </table:table-cell>
          <table:table-cell table:style-name="ce40" table:formula="of:=IF(AND([.$C28]=&quot;Objetivo&quot;;[.O$5]&gt;=[.$F28];[.O$5]&lt;=[.$F28]+[.$G28]-1);2;IF(AND([.$C28]=&quot;Hito&quot;;[.O$5]&gt;=[.$F28];[.O$5]&lt;=[.$F28]+[.$G28]-1);1;&quot;&quot;))">
            <text:p/>
          </table:table-cell>
          <table:table-cell table:style-name="ce40" table:formula="of:=IF(AND([.$C28]=&quot;Objetivo&quot;;[.P$5]&gt;=[.$F28];[.P$5]&lt;=[.$F28]+[.$G28]-1);2;IF(AND([.$C28]=&quot;Hito&quot;;[.P$5]&gt;=[.$F28];[.P$5]&lt;=[.$F28]+[.$G28]-1);1;&quot;&quot;))">
            <text:p/>
          </table:table-cell>
          <table:table-cell table:style-name="ce40" table:formula="of:=IF(AND([.$C28]=&quot;Objetivo&quot;;[.Q$5]&gt;=[.$F28];[.Q$5]&lt;=[.$F28]+[.$G28]-1);2;IF(AND([.$C28]=&quot;Hito&quot;;[.Q$5]&gt;=[.$F28];[.Q$5]&lt;=[.$F28]+[.$G28]-1);1;&quot;&quot;))">
            <text:p/>
          </table:table-cell>
          <table:table-cell table:style-name="ce40" table:formula="of:=IF(AND([.$C28]=&quot;Objetivo&quot;;[.R$5]&gt;=[.$F28];[.R$5]&lt;=[.$F28]+[.$G28]-1);2;IF(AND([.$C28]=&quot;Hito&quot;;[.R$5]&gt;=[.$F28];[.R$5]&lt;=[.$F28]+[.$G28]-1);1;&quot;&quot;))">
            <text:p/>
          </table:table-cell>
          <table:table-cell table:style-name="ce40" table:formula="of:=IF(AND([.$C28]=&quot;Objetivo&quot;;[.S$5]&gt;=[.$F28];[.S$5]&lt;=[.$F28]+[.$G28]-1);2;IF(AND([.$C28]=&quot;Hito&quot;;[.S$5]&gt;=[.$F28];[.S$5]&lt;=[.$F28]+[.$G28]-1);1;&quot;&quot;))">
            <text:p/>
          </table:table-cell>
          <table:table-cell table:style-name="ce40" table:formula="of:=IF(AND([.$C28]=&quot;Objetivo&quot;;[.T$5]&gt;=[.$F28];[.T$5]&lt;=[.$F28]+[.$G28]-1);2;IF(AND([.$C28]=&quot;Hito&quot;;[.T$5]&gt;=[.$F28];[.T$5]&lt;=[.$F28]+[.$G28]-1);1;&quot;&quot;))">
            <text:p/>
          </table:table-cell>
          <table:table-cell table:style-name="ce40" table:formula="of:=IF(AND([.$C28]=&quot;Objetivo&quot;;[.U$5]&gt;=[.$F28];[.U$5]&lt;=[.$F28]+[.$G28]-1);2;IF(AND([.$C28]=&quot;Hito&quot;;[.U$5]&gt;=[.$F28];[.U$5]&lt;=[.$F28]+[.$G28]-1);1;&quot;&quot;))">
            <text:p/>
          </table:table-cell>
          <table:table-cell table:style-name="ce40" table:formula="of:=IF(AND([.$C28]=&quot;Objetivo&quot;;[.V$5]&gt;=[.$F28];[.V$5]&lt;=[.$F28]+[.$G28]-1);2;IF(AND([.$C28]=&quot;Hito&quot;;[.V$5]&gt;=[.$F28];[.V$5]&lt;=[.$F28]+[.$G28]-1);1;&quot;&quot;))">
            <text:p/>
          </table:table-cell>
          <table:table-cell table:style-name="ce40" table:formula="of:=IF(AND([.$C28]=&quot;Objetivo&quot;;[.W$5]&gt;=[.$F28];[.W$5]&lt;=[.$F28]+[.$G28]-1);2;IF(AND([.$C28]=&quot;Hito&quot;;[.W$5]&gt;=[.$F28];[.W$5]&lt;=[.$F28]+[.$G28]-1);1;&quot;&quot;))">
            <text:p/>
          </table:table-cell>
          <table:table-cell table:style-name="ce40" table:formula="of:=IF(AND([.$C28]=&quot;Objetivo&quot;;[.X$5]&gt;=[.$F28];[.X$5]&lt;=[.$F28]+[.$G28]-1);2;IF(AND([.$C28]=&quot;Hito&quot;;[.X$5]&gt;=[.$F28];[.X$5]&lt;=[.$F28]+[.$G28]-1);1;&quot;&quot;))">
            <text:p/>
          </table:table-cell>
          <table:table-cell table:style-name="ce40" table:formula="of:=IF(AND([.$C28]=&quot;Objetivo&quot;;[.Y$5]&gt;=[.$F28];[.Y$5]&lt;=[.$F28]+[.$G28]-1);2;IF(AND([.$C28]=&quot;Hito&quot;;[.Y$5]&gt;=[.$F28];[.Y$5]&lt;=[.$F28]+[.$G28]-1);1;&quot;&quot;))">
            <text:p/>
          </table:table-cell>
          <table:table-cell table:style-name="ce40" table:formula="of:=IF(AND([.$C28]=&quot;Objetivo&quot;;[.Z$5]&gt;=[.$F28];[.Z$5]&lt;=[.$F28]+[.$G28]-1);2;IF(AND([.$C28]=&quot;Hito&quot;;[.Z$5]&gt;=[.$F28];[.Z$5]&lt;=[.$F28]+[.$G28]-1);1;&quot;&quot;))">
            <text:p/>
          </table:table-cell>
          <table:table-cell table:style-name="ce40" table:formula="of:=IF(AND([.$C28]=&quot;Objetivo&quot;;[.AA$5]&gt;=[.$F28];[.AA$5]&lt;=[.$F28]+[.$G28]-1);2;IF(AND([.$C28]=&quot;Hito&quot;;[.AA$5]&gt;=[.$F28];[.AA$5]&lt;=[.$F28]+[.$G28]-1);1;&quot;&quot;))">
            <text:p/>
          </table:table-cell>
          <table:table-cell table:style-name="ce40" table:formula="of:=IF(AND([.$C28]=&quot;Objetivo&quot;;[.AB$5]&gt;=[.$F28];[.AB$5]&lt;=[.$F28]+[.$G28]-1);2;IF(AND([.$C28]=&quot;Hito&quot;;[.AB$5]&gt;=[.$F28];[.AB$5]&lt;=[.$F28]+[.$G28]-1);1;&quot;&quot;))">
            <text:p/>
          </table:table-cell>
          <table:table-cell table:style-name="ce40" table:formula="of:=IF(AND([.$C28]=&quot;Objetivo&quot;;[.AC$5]&gt;=[.$F28];[.AC$5]&lt;=[.$F28]+[.$G28]-1);2;IF(AND([.$C28]=&quot;Hito&quot;;[.AC$5]&gt;=[.$F28];[.AC$5]&lt;=[.$F28]+[.$G28]-1);1;&quot;&quot;))">
            <text:p/>
          </table:table-cell>
          <table:table-cell table:style-name="ce40" table:formula="of:=IF(AND([.$C28]=&quot;Objetivo&quot;;[.AD$5]&gt;=[.$F28];[.AD$5]&lt;=[.$F28]+[.$G28]-1);2;IF(AND([.$C28]=&quot;Hito&quot;;[.AD$5]&gt;=[.$F28];[.AD$5]&lt;=[.$F28]+[.$G28]-1);1;&quot;&quot;))">
            <text:p/>
          </table:table-cell>
          <table:table-cell table:style-name="ce40" table:formula="of:=IF(AND([.$C28]=&quot;Objetivo&quot;;[.AE$5]&gt;=[.$F28];[.AE$5]&lt;=[.$F28]+[.$G28]-1);2;IF(AND([.$C28]=&quot;Hito&quot;;[.AE$5]&gt;=[.$F28];[.AE$5]&lt;=[.$F28]+[.$G28]-1);1;&quot;&quot;))">
            <text:p/>
          </table:table-cell>
          <table:table-cell table:style-name="ce40" table:formula="of:=IF(AND([.$C28]=&quot;Objetivo&quot;;[.AF$5]&gt;=[.$F28];[.AF$5]&lt;=[.$F28]+[.$G28]-1);2;IF(AND([.$C28]=&quot;Hito&quot;;[.AF$5]&gt;=[.$F28];[.AF$5]&lt;=[.$F28]+[.$G28]-1);1;&quot;&quot;))">
            <text:p/>
          </table:table-cell>
          <table:table-cell table:style-name="ce40" table:formula="of:=IF(AND([.$C28]=&quot;Objetivo&quot;;[.AG$5]&gt;=[.$F28];[.AG$5]&lt;=[.$F28]+[.$G28]-1);2;IF(AND([.$C28]=&quot;Hito&quot;;[.AG$5]&gt;=[.$F28];[.AG$5]&lt;=[.$F28]+[.$G28]-1);1;&quot;&quot;))">
            <text:p/>
          </table:table-cell>
          <table:table-cell table:style-name="ce40" table:formula="of:=IF(AND([.$C28]=&quot;Objetivo&quot;;[.AH$5]&gt;=[.$F28];[.AH$5]&lt;=[.$F28]+[.$G28]-1);2;IF(AND([.$C28]=&quot;Hito&quot;;[.AH$5]&gt;=[.$F28];[.AH$5]&lt;=[.$F28]+[.$G28]-1);1;&quot;&quot;))">
            <text:p/>
          </table:table-cell>
          <table:table-cell table:style-name="ce40" table:formula="of:=IF(AND([.$C28]=&quot;Objetivo&quot;;[.AI$5]&gt;=[.$F28];[.AI$5]&lt;=[.$F28]+[.$G28]-1);2;IF(AND([.$C28]=&quot;Hito&quot;;[.AI$5]&gt;=[.$F28];[.AI$5]&lt;=[.$F28]+[.$G28]-1);1;&quot;&quot;))">
            <text:p/>
          </table:table-cell>
          <table:table-cell table:style-name="ce40" table:formula="of:=IF(AND([.$C28]=&quot;Objetivo&quot;;[.AJ$5]&gt;=[.$F28];[.AJ$5]&lt;=[.$F28]+[.$G28]-1);2;IF(AND([.$C28]=&quot;Hito&quot;;[.AJ$5]&gt;=[.$F28];[.AJ$5]&lt;=[.$F28]+[.$G28]-1);1;&quot;&quot;))">
            <text:p/>
          </table:table-cell>
          <table:table-cell table:style-name="ce40" table:formula="of:=IF(AND([.$C28]=&quot;Objetivo&quot;;[.AK$5]&gt;=[.$F28];[.AK$5]&lt;=[.$F28]+[.$G28]-1);2;IF(AND([.$C28]=&quot;Hito&quot;;[.AK$5]&gt;=[.$F28];[.AK$5]&lt;=[.$F28]+[.$G28]-1);1;&quot;&quot;))">
            <text:p/>
          </table:table-cell>
          <table:table-cell table:style-name="ce40" table:formula="of:=IF(AND([.$C28]=&quot;Objetivo&quot;;[.AL$5]&gt;=[.$F28];[.AL$5]&lt;=[.$F28]+[.$G28]-1);2;IF(AND([.$C28]=&quot;Hito&quot;;[.AL$5]&gt;=[.$F28];[.AL$5]&lt;=[.$F28]+[.$G28]-1);1;&quot;&quot;))">
            <text:p/>
          </table:table-cell>
          <table:table-cell table:style-name="ce40" table:formula="of:=IF(AND([.$C28]=&quot;Objetivo&quot;;[.AM$5]&gt;=[.$F28];[.AM$5]&lt;=[.$F28]+[.$G28]-1);2;IF(AND([.$C28]=&quot;Hito&quot;;[.AM$5]&gt;=[.$F28];[.AM$5]&lt;=[.$F28]+[.$G28]-1);1;&quot;&quot;))">
            <text:p/>
          </table:table-cell>
          <table:table-cell table:style-name="ce40" table:formula="of:=IF(AND([.$C28]=&quot;Objetivo&quot;;[.AN$5]&gt;=[.$F28];[.AN$5]&lt;=[.$F28]+[.$G28]-1);2;IF(AND([.$C28]=&quot;Hito&quot;;[.AN$5]&gt;=[.$F28];[.AN$5]&lt;=[.$F28]+[.$G28]-1);1;&quot;&quot;))">
            <text:p/>
          </table:table-cell>
          <table:table-cell table:style-name="ce40" table:formula="of:=IF(AND([.$C28]=&quot;Objetivo&quot;;[.AO$5]&gt;=[.$F28];[.AO$5]&lt;=[.$F28]+[.$G28]-1);2;IF(AND([.$C28]=&quot;Hito&quot;;[.AO$5]&gt;=[.$F28];[.AO$5]&lt;=[.$F28]+[.$G28]-1);1;&quot;&quot;))">
            <text:p/>
          </table:table-cell>
          <table:table-cell table:style-name="ce40" table:formula="of:=IF(AND([.$C28]=&quot;Objetivo&quot;;[.AP$5]&gt;=[.$F28];[.AP$5]&lt;=[.$F28]+[.$G28]-1);2;IF(AND([.$C28]=&quot;Hito&quot;;[.AP$5]&gt;=[.$F28];[.AP$5]&lt;=[.$F28]+[.$G28]-1);1;&quot;&quot;))">
            <text:p/>
          </table:table-cell>
          <table:table-cell table:style-name="ce40" table:formula="of:=IF(AND([.$C28]=&quot;Objetivo&quot;;[.AQ$5]&gt;=[.$F28];[.AQ$5]&lt;=[.$F28]+[.$G28]-1);2;IF(AND([.$C28]=&quot;Hito&quot;;[.AQ$5]&gt;=[.$F28];[.AQ$5]&lt;=[.$F28]+[.$G28]-1);1;&quot;&quot;))">
            <text:p/>
          </table:table-cell>
          <table:table-cell table:style-name="ce40" table:formula="of:=IF(AND([.$C28]=&quot;Objetivo&quot;;[.AR$5]&gt;=[.$F28];[.AR$5]&lt;=[.$F28]+[.$G28]-1);2;IF(AND([.$C28]=&quot;Hito&quot;;[.AR$5]&gt;=[.$F28];[.AR$5]&lt;=[.$F28]+[.$G28]-1);1;&quot;&quot;))">
            <text:p/>
          </table:table-cell>
          <table:table-cell table:style-name="ce40" table:formula="of:=IF(AND([.$C28]=&quot;Objetivo&quot;;[.AS$5]&gt;=[.$F28];[.AS$5]&lt;=[.$F28]+[.$G28]-1);2;IF(AND([.$C28]=&quot;Hito&quot;;[.AS$5]&gt;=[.$F28];[.AS$5]&lt;=[.$F28]+[.$G28]-1);1;&quot;&quot;))">
            <text:p/>
          </table:table-cell>
          <table:table-cell table:style-name="ce40" table:formula="of:=IF(AND([.$C28]=&quot;Objetivo&quot;;[.AT$5]&gt;=[.$F28];[.AT$5]&lt;=[.$F28]+[.$G28]-1);2;IF(AND([.$C28]=&quot;Hito&quot;;[.AT$5]&gt;=[.$F28];[.AT$5]&lt;=[.$F28]+[.$G28]-1);1;&quot;&quot;))">
            <text:p/>
          </table:table-cell>
          <table:table-cell table:style-name="ce40" table:formula="of:=IF(AND([.$C28]=&quot;Objetivo&quot;;[.AU$5]&gt;=[.$F28];[.AU$5]&lt;=[.$F28]+[.$G28]-1);2;IF(AND([.$C28]=&quot;Hito&quot;;[.AU$5]&gt;=[.$F28];[.AU$5]&lt;=[.$F28]+[.$G28]-1);1;&quot;&quot;))">
            <text:p/>
          </table:table-cell>
          <table:table-cell table:style-name="ce40" table:formula="of:=IF(AND([.$C28]=&quot;Objetivo&quot;;[.AV$5]&gt;=[.$F28];[.AV$5]&lt;=[.$F28]+[.$G28]-1);2;IF(AND([.$C28]=&quot;Hito&quot;;[.AV$5]&gt;=[.$F28];[.AV$5]&lt;=[.$F28]+[.$G28]-1);1;&quot;&quot;))">
            <text:p/>
          </table:table-cell>
          <table:table-cell table:style-name="ce40" table:formula="of:=IF(AND([.$C28]=&quot;Objetivo&quot;;[.AW$5]&gt;=[.$F28];[.AW$5]&lt;=[.$F28]+[.$G28]-1);2;IF(AND([.$C28]=&quot;Hito&quot;;[.AW$5]&gt;=[.$F28];[.AW$5]&lt;=[.$F28]+[.$G28]-1);1;&quot;&quot;))">
            <text:p/>
          </table:table-cell>
          <table:table-cell table:style-name="ce40" table:formula="of:=IF(AND([.$C28]=&quot;Objetivo&quot;;[.AX$5]&gt;=[.$F28];[.AX$5]&lt;=[.$F28]+[.$G28]-1);2;IF(AND([.$C28]=&quot;Hito&quot;;[.AX$5]&gt;=[.$F28];[.AX$5]&lt;=[.$F28]+[.$G28]-1);1;&quot;&quot;))">
            <text:p/>
          </table:table-cell>
          <table:table-cell table:style-name="ce40" table:formula="of:=IF(AND([.$C28]=&quot;Objetivo&quot;;[.AY$5]&gt;=[.$F28];[.AY$5]&lt;=[.$F28]+[.$G28]-1);2;IF(AND([.$C28]=&quot;Hito&quot;;[.AY$5]&gt;=[.$F28];[.AY$5]&lt;=[.$F28]+[.$G28]-1);1;&quot;&quot;))">
            <text:p/>
          </table:table-cell>
          <table:table-cell table:style-name="ce40" table:formula="of:=IF(AND([.$C28]=&quot;Objetivo&quot;;[.AZ$5]&gt;=[.$F28];[.AZ$5]&lt;=[.$F28]+[.$G28]-1);2;IF(AND([.$C28]=&quot;Hito&quot;;[.AZ$5]&gt;=[.$F28];[.AZ$5]&lt;=[.$F28]+[.$G28]-1);1;&quot;&quot;))">
            <text:p/>
          </table:table-cell>
          <table:table-cell table:style-name="ce40" table:formula="of:=IF(AND([.$C28]=&quot;Objetivo&quot;;[.BA$5]&gt;=[.$F28];[.BA$5]&lt;=[.$F28]+[.$G28]-1);2;IF(AND([.$C28]=&quot;Hito&quot;;[.BA$5]&gt;=[.$F28];[.BA$5]&lt;=[.$F28]+[.$G28]-1);1;&quot;&quot;))">
            <text:p/>
          </table:table-cell>
          <table:table-cell table:style-name="ce40" table:formula="of:=IF(AND([.$C28]=&quot;Objetivo&quot;;[.BB$5]&gt;=[.$F28];[.BB$5]&lt;=[.$F28]+[.$G28]-1);2;IF(AND([.$C28]=&quot;Hito&quot;;[.BB$5]&gt;=[.$F28];[.BB$5]&lt;=[.$F28]+[.$G28]-1);1;&quot;&quot;))">
            <text:p/>
          </table:table-cell>
          <table:table-cell table:style-name="ce40" table:formula="of:=IF(AND([.$C28]=&quot;Objetivo&quot;;[.BC$5]&gt;=[.$F28];[.BC$5]&lt;=[.$F28]+[.$G28]-1);2;IF(AND([.$C28]=&quot;Hito&quot;;[.BC$5]&gt;=[.$F28];[.BC$5]&lt;=[.$F28]+[.$G28]-1);1;&quot;&quot;))">
            <text:p/>
          </table:table-cell>
          <table:table-cell table:style-name="ce40" table:formula="of:=IF(AND([.$C28]=&quot;Objetivo&quot;;[.BD$5]&gt;=[.$F28];[.BD$5]&lt;=[.$F28]+[.$G28]-1);2;IF(AND([.$C28]=&quot;Hito&quot;;[.BD$5]&gt;=[.$F28];[.BD$5]&lt;=[.$F28]+[.$G28]-1);1;&quot;&quot;))">
            <text:p/>
          </table:table-cell>
          <table:table-cell table:style-name="ce40" table:formula="of:=IF(AND([.$C28]=&quot;Objetivo&quot;;[.BE$5]&gt;=[.$F28];[.BE$5]&lt;=[.$F28]+[.$G28]-1);2;IF(AND([.$C28]=&quot;Hito&quot;;[.BE$5]&gt;=[.$F28];[.BE$5]&lt;=[.$F28]+[.$G28]-1);1;&quot;&quot;))">
            <text:p/>
          </table:table-cell>
          <table:table-cell table:style-name="ce40" table:formula="of:=IF(AND([.$C28]=&quot;Objetivo&quot;;[.BF$5]&gt;=[.$F28];[.BF$5]&lt;=[.$F28]+[.$G28]-1);2;IF(AND([.$C28]=&quot;Hito&quot;;[.BF$5]&gt;=[.$F28];[.BF$5]&lt;=[.$F28]+[.$G28]-1);1;&quot;&quot;))">
            <text:p/>
          </table:table-cell>
          <table:table-cell table:style-name="ce40" table:formula="of:=IF(AND([.$C28]=&quot;Objetivo&quot;;[.BG$5]&gt;=[.$F28];[.BG$5]&lt;=[.$F28]+[.$G28]-1);2;IF(AND([.$C28]=&quot;Hito&quot;;[.BG$5]&gt;=[.$F28];[.BG$5]&lt;=[.$F28]+[.$G28]-1);1;&quot;&quot;))">
            <text:p/>
          </table:table-cell>
          <table:table-cell table:style-name="ce40" table:formula="of:=IF(AND([.$C28]=&quot;Objetivo&quot;;[.BH$5]&gt;=[.$F28];[.BH$5]&lt;=[.$F28]+[.$G28]-1);2;IF(AND([.$C28]=&quot;Hito&quot;;[.BH$5]&gt;=[.$F28];[.BH$5]&lt;=[.$F28]+[.$G28]-1);1;&quot;&quot;))">
            <text:p/>
          </table:table-cell>
          <table:table-cell table:style-name="ce40" table:formula="of:=IF(AND([.$C28]=&quot;Objetivo&quot;;[.BI$5]&gt;=[.$F28];[.BI$5]&lt;=[.$F28]+[.$G28]-1);2;IF(AND([.$C28]=&quot;Hito&quot;;[.BI$5]&gt;=[.$F28];[.BI$5]&lt;=[.$F28]+[.$G28]-1);1;&quot;&quot;))">
            <text:p/>
          </table:table-cell>
          <table:table-cell table:style-name="ce40" table:formula="of:=IF(AND([.$C28]=&quot;Objetivo&quot;;[.BJ$5]&gt;=[.$F28];[.BJ$5]&lt;=[.$F28]+[.$G28]-1);2;IF(AND([.$C28]=&quot;Hito&quot;;[.BJ$5]&gt;=[.$F28];[.BJ$5]&lt;=[.$F28]+[.$G28]-1);1;&quot;&quot;))">
            <text:p/>
          </table:table-cell>
          <table:table-cell table:style-name="ce40" table:formula="of:=IF(AND([.$C28]=&quot;Objetivo&quot;;[.BK$5]&gt;=[.$F28];[.BK$5]&lt;=[.$F28]+[.$G28]-1);2;IF(AND([.$C28]=&quot;Hito&quot;;[.BK$5]&gt;=[.$F28];[.BK$5]&lt;=[.$F28]+[.$G28]-1);1;&quot;&quot;))">
            <text:p/>
          </table:table-cell>
          <table:table-cell table:style-name="ce40" table:formula="of:=IF(AND([.$C28]=&quot;Objetivo&quot;;[.BL$5]&gt;=[.$F28];[.BL$5]&lt;=[.$F28]+[.$G28]-1);2;IF(AND([.$C28]=&quot;Hito&quot;;[.BL$5]&gt;=[.$F28];[.BL$5]&lt;=[.$F28]+[.$G28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7"/>
          <table:table-cell table:style-name="ce12" table:content-validation-name="val1"/>
          <table:table-cell table:style-name="ce12"/>
          <table:table-cell table:style-name="ce18"/>
          <table:table-cell table:style-name="ce22"/>
          <table:table-cell table:style-name="ce28"/>
          <table:table-cell table:style-name="ce12"/>
          <table:table-cell table:style-name="ce40" table:formula="of:=IF(AND([.$C29]=&quot;Objetivo&quot;;[.I$5]&gt;=[.$F29];[.I$5]&lt;=[.$F29]+[.$G29]-1);2;IF(AND([.$C29]=&quot;Hito&quot;;[.I$5]&gt;=[.$F29];[.I$5]&lt;=[.$F29]+[.$G29]-1);1;&quot;&quot;))">
            <text:p/>
          </table:table-cell>
          <table:table-cell table:style-name="ce40" table:formula="of:=IF(AND([.$C29]=&quot;Objetivo&quot;;[.J$5]&gt;=[.$F29];[.J$5]&lt;=[.$F29]+[.$G29]-1);2;IF(AND([.$C29]=&quot;Hito&quot;;[.J$5]&gt;=[.$F29];[.J$5]&lt;=[.$F29]+[.$G29]-1);1;&quot;&quot;))">
            <text:p/>
          </table:table-cell>
          <table:table-cell table:style-name="ce40" table:formula="of:=IF(AND([.$C29]=&quot;Objetivo&quot;;[.K$5]&gt;=[.$F29];[.K$5]&lt;=[.$F29]+[.$G29]-1);2;IF(AND([.$C29]=&quot;Hito&quot;;[.K$5]&gt;=[.$F29];[.K$5]&lt;=[.$F29]+[.$G29]-1);1;&quot;&quot;))">
            <text:p/>
          </table:table-cell>
          <table:table-cell table:style-name="ce40" table:formula="of:=IF(AND([.$C29]=&quot;Objetivo&quot;;[.L$5]&gt;=[.$F29];[.L$5]&lt;=[.$F29]+[.$G29]-1);2;IF(AND([.$C29]=&quot;Hito&quot;;[.L$5]&gt;=[.$F29];[.L$5]&lt;=[.$F29]+[.$G29]-1);1;&quot;&quot;))">
            <text:p/>
          </table:table-cell>
          <table:table-cell table:style-name="ce40" table:formula="of:=IF(AND([.$C29]=&quot;Objetivo&quot;;[.M$5]&gt;=[.$F29];[.M$5]&lt;=[.$F29]+[.$G29]-1);2;IF(AND([.$C29]=&quot;Hito&quot;;[.M$5]&gt;=[.$F29];[.M$5]&lt;=[.$F29]+[.$G29]-1);1;&quot;&quot;))">
            <text:p/>
          </table:table-cell>
          <table:table-cell table:style-name="ce40" table:formula="of:=IF(AND([.$C29]=&quot;Objetivo&quot;;[.N$5]&gt;=[.$F29];[.N$5]&lt;=[.$F29]+[.$G29]-1);2;IF(AND([.$C29]=&quot;Hito&quot;;[.N$5]&gt;=[.$F29];[.N$5]&lt;=[.$F29]+[.$G29]-1);1;&quot;&quot;))">
            <text:p/>
          </table:table-cell>
          <table:table-cell table:style-name="ce40" table:formula="of:=IF(AND([.$C29]=&quot;Objetivo&quot;;[.O$5]&gt;=[.$F29];[.O$5]&lt;=[.$F29]+[.$G29]-1);2;IF(AND([.$C29]=&quot;Hito&quot;;[.O$5]&gt;=[.$F29];[.O$5]&lt;=[.$F29]+[.$G29]-1);1;&quot;&quot;))">
            <text:p/>
          </table:table-cell>
          <table:table-cell table:style-name="ce40" table:formula="of:=IF(AND([.$C29]=&quot;Objetivo&quot;;[.P$5]&gt;=[.$F29];[.P$5]&lt;=[.$F29]+[.$G29]-1);2;IF(AND([.$C29]=&quot;Hito&quot;;[.P$5]&gt;=[.$F29];[.P$5]&lt;=[.$F29]+[.$G29]-1);1;&quot;&quot;))">
            <text:p/>
          </table:table-cell>
          <table:table-cell table:style-name="ce40" table:formula="of:=IF(AND([.$C29]=&quot;Objetivo&quot;;[.Q$5]&gt;=[.$F29];[.Q$5]&lt;=[.$F29]+[.$G29]-1);2;IF(AND([.$C29]=&quot;Hito&quot;;[.Q$5]&gt;=[.$F29];[.Q$5]&lt;=[.$F29]+[.$G29]-1);1;&quot;&quot;))">
            <text:p/>
          </table:table-cell>
          <table:table-cell table:style-name="ce40" table:formula="of:=IF(AND([.$C29]=&quot;Objetivo&quot;;[.R$5]&gt;=[.$F29];[.R$5]&lt;=[.$F29]+[.$G29]-1);2;IF(AND([.$C29]=&quot;Hito&quot;;[.R$5]&gt;=[.$F29];[.R$5]&lt;=[.$F29]+[.$G29]-1);1;&quot;&quot;))">
            <text:p/>
          </table:table-cell>
          <table:table-cell table:style-name="ce40" table:formula="of:=IF(AND([.$C29]=&quot;Objetivo&quot;;[.S$5]&gt;=[.$F29];[.S$5]&lt;=[.$F29]+[.$G29]-1);2;IF(AND([.$C29]=&quot;Hito&quot;;[.S$5]&gt;=[.$F29];[.S$5]&lt;=[.$F29]+[.$G29]-1);1;&quot;&quot;))">
            <text:p/>
          </table:table-cell>
          <table:table-cell table:style-name="ce40" table:formula="of:=IF(AND([.$C29]=&quot;Objetivo&quot;;[.T$5]&gt;=[.$F29];[.T$5]&lt;=[.$F29]+[.$G29]-1);2;IF(AND([.$C29]=&quot;Hito&quot;;[.T$5]&gt;=[.$F29];[.T$5]&lt;=[.$F29]+[.$G29]-1);1;&quot;&quot;))">
            <text:p/>
          </table:table-cell>
          <table:table-cell table:style-name="ce40" table:formula="of:=IF(AND([.$C29]=&quot;Objetivo&quot;;[.U$5]&gt;=[.$F29];[.U$5]&lt;=[.$F29]+[.$G29]-1);2;IF(AND([.$C29]=&quot;Hito&quot;;[.U$5]&gt;=[.$F29];[.U$5]&lt;=[.$F29]+[.$G29]-1);1;&quot;&quot;))">
            <text:p/>
          </table:table-cell>
          <table:table-cell table:style-name="ce40" table:formula="of:=IF(AND([.$C29]=&quot;Objetivo&quot;;[.V$5]&gt;=[.$F29];[.V$5]&lt;=[.$F29]+[.$G29]-1);2;IF(AND([.$C29]=&quot;Hito&quot;;[.V$5]&gt;=[.$F29];[.V$5]&lt;=[.$F29]+[.$G29]-1);1;&quot;&quot;))">
            <text:p/>
          </table:table-cell>
          <table:table-cell table:style-name="ce40" table:formula="of:=IF(AND([.$C29]=&quot;Objetivo&quot;;[.W$5]&gt;=[.$F29];[.W$5]&lt;=[.$F29]+[.$G29]-1);2;IF(AND([.$C29]=&quot;Hito&quot;;[.W$5]&gt;=[.$F29];[.W$5]&lt;=[.$F29]+[.$G29]-1);1;&quot;&quot;))">
            <text:p/>
          </table:table-cell>
          <table:table-cell table:style-name="ce40" table:formula="of:=IF(AND([.$C29]=&quot;Objetivo&quot;;[.X$5]&gt;=[.$F29];[.X$5]&lt;=[.$F29]+[.$G29]-1);2;IF(AND([.$C29]=&quot;Hito&quot;;[.X$5]&gt;=[.$F29];[.X$5]&lt;=[.$F29]+[.$G29]-1);1;&quot;&quot;))">
            <text:p/>
          </table:table-cell>
          <table:table-cell table:style-name="ce40" table:formula="of:=IF(AND([.$C29]=&quot;Objetivo&quot;;[.Y$5]&gt;=[.$F29];[.Y$5]&lt;=[.$F29]+[.$G29]-1);2;IF(AND([.$C29]=&quot;Hito&quot;;[.Y$5]&gt;=[.$F29];[.Y$5]&lt;=[.$F29]+[.$G29]-1);1;&quot;&quot;))">
            <text:p/>
          </table:table-cell>
          <table:table-cell table:style-name="ce40" table:formula="of:=IF(AND([.$C29]=&quot;Objetivo&quot;;[.Z$5]&gt;=[.$F29];[.Z$5]&lt;=[.$F29]+[.$G29]-1);2;IF(AND([.$C29]=&quot;Hito&quot;;[.Z$5]&gt;=[.$F29];[.Z$5]&lt;=[.$F29]+[.$G29]-1);1;&quot;&quot;))">
            <text:p/>
          </table:table-cell>
          <table:table-cell table:style-name="ce40" table:formula="of:=IF(AND([.$C29]=&quot;Objetivo&quot;;[.AA$5]&gt;=[.$F29];[.AA$5]&lt;=[.$F29]+[.$G29]-1);2;IF(AND([.$C29]=&quot;Hito&quot;;[.AA$5]&gt;=[.$F29];[.AA$5]&lt;=[.$F29]+[.$G29]-1);1;&quot;&quot;))">
            <text:p/>
          </table:table-cell>
          <table:table-cell table:style-name="ce40" table:formula="of:=IF(AND([.$C29]=&quot;Objetivo&quot;;[.AB$5]&gt;=[.$F29];[.AB$5]&lt;=[.$F29]+[.$G29]-1);2;IF(AND([.$C29]=&quot;Hito&quot;;[.AB$5]&gt;=[.$F29];[.AB$5]&lt;=[.$F29]+[.$G29]-1);1;&quot;&quot;))">
            <text:p/>
          </table:table-cell>
          <table:table-cell table:style-name="ce40" table:formula="of:=IF(AND([.$C29]=&quot;Objetivo&quot;;[.AC$5]&gt;=[.$F29];[.AC$5]&lt;=[.$F29]+[.$G29]-1);2;IF(AND([.$C29]=&quot;Hito&quot;;[.AC$5]&gt;=[.$F29];[.AC$5]&lt;=[.$F29]+[.$G29]-1);1;&quot;&quot;))">
            <text:p/>
          </table:table-cell>
          <table:table-cell table:style-name="ce40" table:formula="of:=IF(AND([.$C29]=&quot;Objetivo&quot;;[.AD$5]&gt;=[.$F29];[.AD$5]&lt;=[.$F29]+[.$G29]-1);2;IF(AND([.$C29]=&quot;Hito&quot;;[.AD$5]&gt;=[.$F29];[.AD$5]&lt;=[.$F29]+[.$G29]-1);1;&quot;&quot;))">
            <text:p/>
          </table:table-cell>
          <table:table-cell table:style-name="ce40" table:formula="of:=IF(AND([.$C29]=&quot;Objetivo&quot;;[.AE$5]&gt;=[.$F29];[.AE$5]&lt;=[.$F29]+[.$G29]-1);2;IF(AND([.$C29]=&quot;Hito&quot;;[.AE$5]&gt;=[.$F29];[.AE$5]&lt;=[.$F29]+[.$G29]-1);1;&quot;&quot;))">
            <text:p/>
          </table:table-cell>
          <table:table-cell table:style-name="ce40" table:formula="of:=IF(AND([.$C29]=&quot;Objetivo&quot;;[.AF$5]&gt;=[.$F29];[.AF$5]&lt;=[.$F29]+[.$G29]-1);2;IF(AND([.$C29]=&quot;Hito&quot;;[.AF$5]&gt;=[.$F29];[.AF$5]&lt;=[.$F29]+[.$G29]-1);1;&quot;&quot;))">
            <text:p/>
          </table:table-cell>
          <table:table-cell table:style-name="ce40" table:formula="of:=IF(AND([.$C29]=&quot;Objetivo&quot;;[.AG$5]&gt;=[.$F29];[.AG$5]&lt;=[.$F29]+[.$G29]-1);2;IF(AND([.$C29]=&quot;Hito&quot;;[.AG$5]&gt;=[.$F29];[.AG$5]&lt;=[.$F29]+[.$G29]-1);1;&quot;&quot;))">
            <text:p/>
          </table:table-cell>
          <table:table-cell table:style-name="ce40" table:formula="of:=IF(AND([.$C29]=&quot;Objetivo&quot;;[.AH$5]&gt;=[.$F29];[.AH$5]&lt;=[.$F29]+[.$G29]-1);2;IF(AND([.$C29]=&quot;Hito&quot;;[.AH$5]&gt;=[.$F29];[.AH$5]&lt;=[.$F29]+[.$G29]-1);1;&quot;&quot;))">
            <text:p/>
          </table:table-cell>
          <table:table-cell table:style-name="ce40" table:formula="of:=IF(AND([.$C29]=&quot;Objetivo&quot;;[.AI$5]&gt;=[.$F29];[.AI$5]&lt;=[.$F29]+[.$G29]-1);2;IF(AND([.$C29]=&quot;Hito&quot;;[.AI$5]&gt;=[.$F29];[.AI$5]&lt;=[.$F29]+[.$G29]-1);1;&quot;&quot;))">
            <text:p/>
          </table:table-cell>
          <table:table-cell table:style-name="ce40" table:formula="of:=IF(AND([.$C29]=&quot;Objetivo&quot;;[.AJ$5]&gt;=[.$F29];[.AJ$5]&lt;=[.$F29]+[.$G29]-1);2;IF(AND([.$C29]=&quot;Hito&quot;;[.AJ$5]&gt;=[.$F29];[.AJ$5]&lt;=[.$F29]+[.$G29]-1);1;&quot;&quot;))">
            <text:p/>
          </table:table-cell>
          <table:table-cell table:style-name="ce40" table:formula="of:=IF(AND([.$C29]=&quot;Objetivo&quot;;[.AK$5]&gt;=[.$F29];[.AK$5]&lt;=[.$F29]+[.$G29]-1);2;IF(AND([.$C29]=&quot;Hito&quot;;[.AK$5]&gt;=[.$F29];[.AK$5]&lt;=[.$F29]+[.$G29]-1);1;&quot;&quot;))">
            <text:p/>
          </table:table-cell>
          <table:table-cell table:style-name="ce40" table:formula="of:=IF(AND([.$C29]=&quot;Objetivo&quot;;[.AL$5]&gt;=[.$F29];[.AL$5]&lt;=[.$F29]+[.$G29]-1);2;IF(AND([.$C29]=&quot;Hito&quot;;[.AL$5]&gt;=[.$F29];[.AL$5]&lt;=[.$F29]+[.$G29]-1);1;&quot;&quot;))">
            <text:p/>
          </table:table-cell>
          <table:table-cell table:style-name="ce40" table:formula="of:=IF(AND([.$C29]=&quot;Objetivo&quot;;[.AM$5]&gt;=[.$F29];[.AM$5]&lt;=[.$F29]+[.$G29]-1);2;IF(AND([.$C29]=&quot;Hito&quot;;[.AM$5]&gt;=[.$F29];[.AM$5]&lt;=[.$F29]+[.$G29]-1);1;&quot;&quot;))">
            <text:p/>
          </table:table-cell>
          <table:table-cell table:style-name="ce40" table:formula="of:=IF(AND([.$C29]=&quot;Objetivo&quot;;[.AN$5]&gt;=[.$F29];[.AN$5]&lt;=[.$F29]+[.$G29]-1);2;IF(AND([.$C29]=&quot;Hito&quot;;[.AN$5]&gt;=[.$F29];[.AN$5]&lt;=[.$F29]+[.$G29]-1);1;&quot;&quot;))">
            <text:p/>
          </table:table-cell>
          <table:table-cell table:style-name="ce40" table:formula="of:=IF(AND([.$C29]=&quot;Objetivo&quot;;[.AO$5]&gt;=[.$F29];[.AO$5]&lt;=[.$F29]+[.$G29]-1);2;IF(AND([.$C29]=&quot;Hito&quot;;[.AO$5]&gt;=[.$F29];[.AO$5]&lt;=[.$F29]+[.$G29]-1);1;&quot;&quot;))">
            <text:p/>
          </table:table-cell>
          <table:table-cell table:style-name="ce40" table:formula="of:=IF(AND([.$C29]=&quot;Objetivo&quot;;[.AP$5]&gt;=[.$F29];[.AP$5]&lt;=[.$F29]+[.$G29]-1);2;IF(AND([.$C29]=&quot;Hito&quot;;[.AP$5]&gt;=[.$F29];[.AP$5]&lt;=[.$F29]+[.$G29]-1);1;&quot;&quot;))">
            <text:p/>
          </table:table-cell>
          <table:table-cell table:style-name="ce40" table:formula="of:=IF(AND([.$C29]=&quot;Objetivo&quot;;[.AQ$5]&gt;=[.$F29];[.AQ$5]&lt;=[.$F29]+[.$G29]-1);2;IF(AND([.$C29]=&quot;Hito&quot;;[.AQ$5]&gt;=[.$F29];[.AQ$5]&lt;=[.$F29]+[.$G29]-1);1;&quot;&quot;))">
            <text:p/>
          </table:table-cell>
          <table:table-cell table:style-name="ce40" table:formula="of:=IF(AND([.$C29]=&quot;Objetivo&quot;;[.AR$5]&gt;=[.$F29];[.AR$5]&lt;=[.$F29]+[.$G29]-1);2;IF(AND([.$C29]=&quot;Hito&quot;;[.AR$5]&gt;=[.$F29];[.AR$5]&lt;=[.$F29]+[.$G29]-1);1;&quot;&quot;))">
            <text:p/>
          </table:table-cell>
          <table:table-cell table:style-name="ce40" table:formula="of:=IF(AND([.$C29]=&quot;Objetivo&quot;;[.AS$5]&gt;=[.$F29];[.AS$5]&lt;=[.$F29]+[.$G29]-1);2;IF(AND([.$C29]=&quot;Hito&quot;;[.AS$5]&gt;=[.$F29];[.AS$5]&lt;=[.$F29]+[.$G29]-1);1;&quot;&quot;))">
            <text:p/>
          </table:table-cell>
          <table:table-cell table:style-name="ce40" table:formula="of:=IF(AND([.$C29]=&quot;Objetivo&quot;;[.AT$5]&gt;=[.$F29];[.AT$5]&lt;=[.$F29]+[.$G29]-1);2;IF(AND([.$C29]=&quot;Hito&quot;;[.AT$5]&gt;=[.$F29];[.AT$5]&lt;=[.$F29]+[.$G29]-1);1;&quot;&quot;))">
            <text:p/>
          </table:table-cell>
          <table:table-cell table:style-name="ce40" table:formula="of:=IF(AND([.$C29]=&quot;Objetivo&quot;;[.AU$5]&gt;=[.$F29];[.AU$5]&lt;=[.$F29]+[.$G29]-1);2;IF(AND([.$C29]=&quot;Hito&quot;;[.AU$5]&gt;=[.$F29];[.AU$5]&lt;=[.$F29]+[.$G29]-1);1;&quot;&quot;))">
            <text:p/>
          </table:table-cell>
          <table:table-cell table:style-name="ce40" table:formula="of:=IF(AND([.$C29]=&quot;Objetivo&quot;;[.AV$5]&gt;=[.$F29];[.AV$5]&lt;=[.$F29]+[.$G29]-1);2;IF(AND([.$C29]=&quot;Hito&quot;;[.AV$5]&gt;=[.$F29];[.AV$5]&lt;=[.$F29]+[.$G29]-1);1;&quot;&quot;))">
            <text:p/>
          </table:table-cell>
          <table:table-cell table:style-name="ce40" table:formula="of:=IF(AND([.$C29]=&quot;Objetivo&quot;;[.AW$5]&gt;=[.$F29];[.AW$5]&lt;=[.$F29]+[.$G29]-1);2;IF(AND([.$C29]=&quot;Hito&quot;;[.AW$5]&gt;=[.$F29];[.AW$5]&lt;=[.$F29]+[.$G29]-1);1;&quot;&quot;))">
            <text:p/>
          </table:table-cell>
          <table:table-cell table:style-name="ce40" table:formula="of:=IF(AND([.$C29]=&quot;Objetivo&quot;;[.AX$5]&gt;=[.$F29];[.AX$5]&lt;=[.$F29]+[.$G29]-1);2;IF(AND([.$C29]=&quot;Hito&quot;;[.AX$5]&gt;=[.$F29];[.AX$5]&lt;=[.$F29]+[.$G29]-1);1;&quot;&quot;))">
            <text:p/>
          </table:table-cell>
          <table:table-cell table:style-name="ce40" table:formula="of:=IF(AND([.$C29]=&quot;Objetivo&quot;;[.AY$5]&gt;=[.$F29];[.AY$5]&lt;=[.$F29]+[.$G29]-1);2;IF(AND([.$C29]=&quot;Hito&quot;;[.AY$5]&gt;=[.$F29];[.AY$5]&lt;=[.$F29]+[.$G29]-1);1;&quot;&quot;))">
            <text:p/>
          </table:table-cell>
          <table:table-cell table:style-name="ce40" table:formula="of:=IF(AND([.$C29]=&quot;Objetivo&quot;;[.AZ$5]&gt;=[.$F29];[.AZ$5]&lt;=[.$F29]+[.$G29]-1);2;IF(AND([.$C29]=&quot;Hito&quot;;[.AZ$5]&gt;=[.$F29];[.AZ$5]&lt;=[.$F29]+[.$G29]-1);1;&quot;&quot;))">
            <text:p/>
          </table:table-cell>
          <table:table-cell table:style-name="ce40" table:formula="of:=IF(AND([.$C29]=&quot;Objetivo&quot;;[.BA$5]&gt;=[.$F29];[.BA$5]&lt;=[.$F29]+[.$G29]-1);2;IF(AND([.$C29]=&quot;Hito&quot;;[.BA$5]&gt;=[.$F29];[.BA$5]&lt;=[.$F29]+[.$G29]-1);1;&quot;&quot;))">
            <text:p/>
          </table:table-cell>
          <table:table-cell table:style-name="ce40" table:formula="of:=IF(AND([.$C29]=&quot;Objetivo&quot;;[.BB$5]&gt;=[.$F29];[.BB$5]&lt;=[.$F29]+[.$G29]-1);2;IF(AND([.$C29]=&quot;Hito&quot;;[.BB$5]&gt;=[.$F29];[.BB$5]&lt;=[.$F29]+[.$G29]-1);1;&quot;&quot;))">
            <text:p/>
          </table:table-cell>
          <table:table-cell table:style-name="ce40" table:formula="of:=IF(AND([.$C29]=&quot;Objetivo&quot;;[.BC$5]&gt;=[.$F29];[.BC$5]&lt;=[.$F29]+[.$G29]-1);2;IF(AND([.$C29]=&quot;Hito&quot;;[.BC$5]&gt;=[.$F29];[.BC$5]&lt;=[.$F29]+[.$G29]-1);1;&quot;&quot;))">
            <text:p/>
          </table:table-cell>
          <table:table-cell table:style-name="ce40" table:formula="of:=IF(AND([.$C29]=&quot;Objetivo&quot;;[.BD$5]&gt;=[.$F29];[.BD$5]&lt;=[.$F29]+[.$G29]-1);2;IF(AND([.$C29]=&quot;Hito&quot;;[.BD$5]&gt;=[.$F29];[.BD$5]&lt;=[.$F29]+[.$G29]-1);1;&quot;&quot;))">
            <text:p/>
          </table:table-cell>
          <table:table-cell table:style-name="ce40" table:formula="of:=IF(AND([.$C29]=&quot;Objetivo&quot;;[.BE$5]&gt;=[.$F29];[.BE$5]&lt;=[.$F29]+[.$G29]-1);2;IF(AND([.$C29]=&quot;Hito&quot;;[.BE$5]&gt;=[.$F29];[.BE$5]&lt;=[.$F29]+[.$G29]-1);1;&quot;&quot;))">
            <text:p/>
          </table:table-cell>
          <table:table-cell table:style-name="ce40" table:formula="of:=IF(AND([.$C29]=&quot;Objetivo&quot;;[.BF$5]&gt;=[.$F29];[.BF$5]&lt;=[.$F29]+[.$G29]-1);2;IF(AND([.$C29]=&quot;Hito&quot;;[.BF$5]&gt;=[.$F29];[.BF$5]&lt;=[.$F29]+[.$G29]-1);1;&quot;&quot;))">
            <text:p/>
          </table:table-cell>
          <table:table-cell table:style-name="ce40" table:formula="of:=IF(AND([.$C29]=&quot;Objetivo&quot;;[.BG$5]&gt;=[.$F29];[.BG$5]&lt;=[.$F29]+[.$G29]-1);2;IF(AND([.$C29]=&quot;Hito&quot;;[.BG$5]&gt;=[.$F29];[.BG$5]&lt;=[.$F29]+[.$G29]-1);1;&quot;&quot;))">
            <text:p/>
          </table:table-cell>
          <table:table-cell table:style-name="ce40" table:formula="of:=IF(AND([.$C29]=&quot;Objetivo&quot;;[.BH$5]&gt;=[.$F29];[.BH$5]&lt;=[.$F29]+[.$G29]-1);2;IF(AND([.$C29]=&quot;Hito&quot;;[.BH$5]&gt;=[.$F29];[.BH$5]&lt;=[.$F29]+[.$G29]-1);1;&quot;&quot;))">
            <text:p/>
          </table:table-cell>
          <table:table-cell table:style-name="ce40" table:formula="of:=IF(AND([.$C29]=&quot;Objetivo&quot;;[.BI$5]&gt;=[.$F29];[.BI$5]&lt;=[.$F29]+[.$G29]-1);2;IF(AND([.$C29]=&quot;Hito&quot;;[.BI$5]&gt;=[.$F29];[.BI$5]&lt;=[.$F29]+[.$G29]-1);1;&quot;&quot;))">
            <text:p/>
          </table:table-cell>
          <table:table-cell table:style-name="ce40" table:formula="of:=IF(AND([.$C29]=&quot;Objetivo&quot;;[.BJ$5]&gt;=[.$F29];[.BJ$5]&lt;=[.$F29]+[.$G29]-1);2;IF(AND([.$C29]=&quot;Hito&quot;;[.BJ$5]&gt;=[.$F29];[.BJ$5]&lt;=[.$F29]+[.$G29]-1);1;&quot;&quot;))">
            <text:p/>
          </table:table-cell>
          <table:table-cell table:style-name="ce40" table:formula="of:=IF(AND([.$C29]=&quot;Objetivo&quot;;[.BK$5]&gt;=[.$F29];[.BK$5]&lt;=[.$F29]+[.$G29]-1);2;IF(AND([.$C29]=&quot;Hito&quot;;[.BK$5]&gt;=[.$F29];[.BK$5]&lt;=[.$F29]+[.$G29]-1);1;&quot;&quot;))">
            <text:p/>
          </table:table-cell>
          <table:table-cell table:style-name="ce40" table:formula="of:=IF(AND([.$C29]=&quot;Objetivo&quot;;[.BL$5]&gt;=[.$F29];[.BL$5]&lt;=[.$F29]+[.$G29]-1);2;IF(AND([.$C29]=&quot;Hito&quot;;[.BL$5]&gt;=[.$F29];[.BL$5]&lt;=[.$F29]+[.$G29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7"/>
          <table:table-cell table:style-name="ce12" table:content-validation-name="val1"/>
          <table:table-cell table:style-name="ce12"/>
          <table:table-cell table:style-name="ce18"/>
          <table:table-cell table:style-name="ce22"/>
          <table:table-cell table:style-name="ce28"/>
          <table:table-cell table:style-name="ce12"/>
          <table:table-cell table:style-name="ce40" table:formula="of:=IF(AND([.$C30]=&quot;Objetivo&quot;;[.I$5]&gt;=[.$F30];[.I$5]&lt;=[.$F30]+[.$G30]-1);2;IF(AND([.$C30]=&quot;Hito&quot;;[.I$5]&gt;=[.$F30];[.I$5]&lt;=[.$F30]+[.$G30]-1);1;&quot;&quot;))">
            <text:p/>
          </table:table-cell>
          <table:table-cell table:style-name="ce40" table:formula="of:=IF(AND([.$C30]=&quot;Objetivo&quot;;[.J$5]&gt;=[.$F30];[.J$5]&lt;=[.$F30]+[.$G30]-1);2;IF(AND([.$C30]=&quot;Hito&quot;;[.J$5]&gt;=[.$F30];[.J$5]&lt;=[.$F30]+[.$G30]-1);1;&quot;&quot;))">
            <text:p/>
          </table:table-cell>
          <table:table-cell table:style-name="ce40" table:formula="of:=IF(AND([.$C30]=&quot;Objetivo&quot;;[.K$5]&gt;=[.$F30];[.K$5]&lt;=[.$F30]+[.$G30]-1);2;IF(AND([.$C30]=&quot;Hito&quot;;[.K$5]&gt;=[.$F30];[.K$5]&lt;=[.$F30]+[.$G30]-1);1;&quot;&quot;))">
            <text:p/>
          </table:table-cell>
          <table:table-cell table:style-name="ce40" table:formula="of:=IF(AND([.$C30]=&quot;Objetivo&quot;;[.L$5]&gt;=[.$F30];[.L$5]&lt;=[.$F30]+[.$G30]-1);2;IF(AND([.$C30]=&quot;Hito&quot;;[.L$5]&gt;=[.$F30];[.L$5]&lt;=[.$F30]+[.$G30]-1);1;&quot;&quot;))">
            <text:p/>
          </table:table-cell>
          <table:table-cell table:style-name="ce40" table:formula="of:=IF(AND([.$C30]=&quot;Objetivo&quot;;[.M$5]&gt;=[.$F30];[.M$5]&lt;=[.$F30]+[.$G30]-1);2;IF(AND([.$C30]=&quot;Hito&quot;;[.M$5]&gt;=[.$F30];[.M$5]&lt;=[.$F30]+[.$G30]-1);1;&quot;&quot;))">
            <text:p/>
          </table:table-cell>
          <table:table-cell table:style-name="ce40" table:formula="of:=IF(AND([.$C30]=&quot;Objetivo&quot;;[.N$5]&gt;=[.$F30];[.N$5]&lt;=[.$F30]+[.$G30]-1);2;IF(AND([.$C30]=&quot;Hito&quot;;[.N$5]&gt;=[.$F30];[.N$5]&lt;=[.$F30]+[.$G30]-1);1;&quot;&quot;))">
            <text:p/>
          </table:table-cell>
          <table:table-cell table:style-name="ce40" table:formula="of:=IF(AND([.$C30]=&quot;Objetivo&quot;;[.O$5]&gt;=[.$F30];[.O$5]&lt;=[.$F30]+[.$G30]-1);2;IF(AND([.$C30]=&quot;Hito&quot;;[.O$5]&gt;=[.$F30];[.O$5]&lt;=[.$F30]+[.$G30]-1);1;&quot;&quot;))">
            <text:p/>
          </table:table-cell>
          <table:table-cell table:style-name="ce40" table:formula="of:=IF(AND([.$C30]=&quot;Objetivo&quot;;[.P$5]&gt;=[.$F30];[.P$5]&lt;=[.$F30]+[.$G30]-1);2;IF(AND([.$C30]=&quot;Hito&quot;;[.P$5]&gt;=[.$F30];[.P$5]&lt;=[.$F30]+[.$G30]-1);1;&quot;&quot;))">
            <text:p/>
          </table:table-cell>
          <table:table-cell table:style-name="ce40" table:formula="of:=IF(AND([.$C30]=&quot;Objetivo&quot;;[.Q$5]&gt;=[.$F30];[.Q$5]&lt;=[.$F30]+[.$G30]-1);2;IF(AND([.$C30]=&quot;Hito&quot;;[.Q$5]&gt;=[.$F30];[.Q$5]&lt;=[.$F30]+[.$G30]-1);1;&quot;&quot;))">
            <text:p/>
          </table:table-cell>
          <table:table-cell table:style-name="ce40" table:formula="of:=IF(AND([.$C30]=&quot;Objetivo&quot;;[.R$5]&gt;=[.$F30];[.R$5]&lt;=[.$F30]+[.$G30]-1);2;IF(AND([.$C30]=&quot;Hito&quot;;[.R$5]&gt;=[.$F30];[.R$5]&lt;=[.$F30]+[.$G30]-1);1;&quot;&quot;))">
            <text:p/>
          </table:table-cell>
          <table:table-cell table:style-name="ce40" table:formula="of:=IF(AND([.$C30]=&quot;Objetivo&quot;;[.S$5]&gt;=[.$F30];[.S$5]&lt;=[.$F30]+[.$G30]-1);2;IF(AND([.$C30]=&quot;Hito&quot;;[.S$5]&gt;=[.$F30];[.S$5]&lt;=[.$F30]+[.$G30]-1);1;&quot;&quot;))">
            <text:p/>
          </table:table-cell>
          <table:table-cell table:style-name="ce40" table:formula="of:=IF(AND([.$C30]=&quot;Objetivo&quot;;[.T$5]&gt;=[.$F30];[.T$5]&lt;=[.$F30]+[.$G30]-1);2;IF(AND([.$C30]=&quot;Hito&quot;;[.T$5]&gt;=[.$F30];[.T$5]&lt;=[.$F30]+[.$G30]-1);1;&quot;&quot;))">
            <text:p/>
          </table:table-cell>
          <table:table-cell table:style-name="ce40" table:formula="of:=IF(AND([.$C30]=&quot;Objetivo&quot;;[.U$5]&gt;=[.$F30];[.U$5]&lt;=[.$F30]+[.$G30]-1);2;IF(AND([.$C30]=&quot;Hito&quot;;[.U$5]&gt;=[.$F30];[.U$5]&lt;=[.$F30]+[.$G30]-1);1;&quot;&quot;))">
            <text:p/>
          </table:table-cell>
          <table:table-cell table:style-name="ce40" table:formula="of:=IF(AND([.$C30]=&quot;Objetivo&quot;;[.V$5]&gt;=[.$F30];[.V$5]&lt;=[.$F30]+[.$G30]-1);2;IF(AND([.$C30]=&quot;Hito&quot;;[.V$5]&gt;=[.$F30];[.V$5]&lt;=[.$F30]+[.$G30]-1);1;&quot;&quot;))">
            <text:p/>
          </table:table-cell>
          <table:table-cell table:style-name="ce40" table:formula="of:=IF(AND([.$C30]=&quot;Objetivo&quot;;[.W$5]&gt;=[.$F30];[.W$5]&lt;=[.$F30]+[.$G30]-1);2;IF(AND([.$C30]=&quot;Hito&quot;;[.W$5]&gt;=[.$F30];[.W$5]&lt;=[.$F30]+[.$G30]-1);1;&quot;&quot;))">
            <text:p/>
          </table:table-cell>
          <table:table-cell table:style-name="ce40" table:formula="of:=IF(AND([.$C30]=&quot;Objetivo&quot;;[.X$5]&gt;=[.$F30];[.X$5]&lt;=[.$F30]+[.$G30]-1);2;IF(AND([.$C30]=&quot;Hito&quot;;[.X$5]&gt;=[.$F30];[.X$5]&lt;=[.$F30]+[.$G30]-1);1;&quot;&quot;))">
            <text:p/>
          </table:table-cell>
          <table:table-cell table:style-name="ce40" table:formula="of:=IF(AND([.$C30]=&quot;Objetivo&quot;;[.Y$5]&gt;=[.$F30];[.Y$5]&lt;=[.$F30]+[.$G30]-1);2;IF(AND([.$C30]=&quot;Hito&quot;;[.Y$5]&gt;=[.$F30];[.Y$5]&lt;=[.$F30]+[.$G30]-1);1;&quot;&quot;))">
            <text:p/>
          </table:table-cell>
          <table:table-cell table:style-name="ce40" table:formula="of:=IF(AND([.$C30]=&quot;Objetivo&quot;;[.Z$5]&gt;=[.$F30];[.Z$5]&lt;=[.$F30]+[.$G30]-1);2;IF(AND([.$C30]=&quot;Hito&quot;;[.Z$5]&gt;=[.$F30];[.Z$5]&lt;=[.$F30]+[.$G30]-1);1;&quot;&quot;))">
            <text:p/>
          </table:table-cell>
          <table:table-cell table:style-name="ce40" table:formula="of:=IF(AND([.$C30]=&quot;Objetivo&quot;;[.AA$5]&gt;=[.$F30];[.AA$5]&lt;=[.$F30]+[.$G30]-1);2;IF(AND([.$C30]=&quot;Hito&quot;;[.AA$5]&gt;=[.$F30];[.AA$5]&lt;=[.$F30]+[.$G30]-1);1;&quot;&quot;))">
            <text:p/>
          </table:table-cell>
          <table:table-cell table:style-name="ce40" table:formula="of:=IF(AND([.$C30]=&quot;Objetivo&quot;;[.AB$5]&gt;=[.$F30];[.AB$5]&lt;=[.$F30]+[.$G30]-1);2;IF(AND([.$C30]=&quot;Hito&quot;;[.AB$5]&gt;=[.$F30];[.AB$5]&lt;=[.$F30]+[.$G30]-1);1;&quot;&quot;))">
            <text:p/>
          </table:table-cell>
          <table:table-cell table:style-name="ce40" table:formula="of:=IF(AND([.$C30]=&quot;Objetivo&quot;;[.AC$5]&gt;=[.$F30];[.AC$5]&lt;=[.$F30]+[.$G30]-1);2;IF(AND([.$C30]=&quot;Hito&quot;;[.AC$5]&gt;=[.$F30];[.AC$5]&lt;=[.$F30]+[.$G30]-1);1;&quot;&quot;))">
            <text:p/>
          </table:table-cell>
          <table:table-cell table:style-name="ce40" table:formula="of:=IF(AND([.$C30]=&quot;Objetivo&quot;;[.AD$5]&gt;=[.$F30];[.AD$5]&lt;=[.$F30]+[.$G30]-1);2;IF(AND([.$C30]=&quot;Hito&quot;;[.AD$5]&gt;=[.$F30];[.AD$5]&lt;=[.$F30]+[.$G30]-1);1;&quot;&quot;))">
            <text:p/>
          </table:table-cell>
          <table:table-cell table:style-name="ce40" table:formula="of:=IF(AND([.$C30]=&quot;Objetivo&quot;;[.AE$5]&gt;=[.$F30];[.AE$5]&lt;=[.$F30]+[.$G30]-1);2;IF(AND([.$C30]=&quot;Hito&quot;;[.AE$5]&gt;=[.$F30];[.AE$5]&lt;=[.$F30]+[.$G30]-1);1;&quot;&quot;))">
            <text:p/>
          </table:table-cell>
          <table:table-cell table:style-name="ce40" table:formula="of:=IF(AND([.$C30]=&quot;Objetivo&quot;;[.AF$5]&gt;=[.$F30];[.AF$5]&lt;=[.$F30]+[.$G30]-1);2;IF(AND([.$C30]=&quot;Hito&quot;;[.AF$5]&gt;=[.$F30];[.AF$5]&lt;=[.$F30]+[.$G30]-1);1;&quot;&quot;))">
            <text:p/>
          </table:table-cell>
          <table:table-cell table:style-name="ce40" table:formula="of:=IF(AND([.$C30]=&quot;Objetivo&quot;;[.AG$5]&gt;=[.$F30];[.AG$5]&lt;=[.$F30]+[.$G30]-1);2;IF(AND([.$C30]=&quot;Hito&quot;;[.AG$5]&gt;=[.$F30];[.AG$5]&lt;=[.$F30]+[.$G30]-1);1;&quot;&quot;))">
            <text:p/>
          </table:table-cell>
          <table:table-cell table:style-name="ce40" table:formula="of:=IF(AND([.$C30]=&quot;Objetivo&quot;;[.AH$5]&gt;=[.$F30];[.AH$5]&lt;=[.$F30]+[.$G30]-1);2;IF(AND([.$C30]=&quot;Hito&quot;;[.AH$5]&gt;=[.$F30];[.AH$5]&lt;=[.$F30]+[.$G30]-1);1;&quot;&quot;))">
            <text:p/>
          </table:table-cell>
          <table:table-cell table:style-name="ce40" table:formula="of:=IF(AND([.$C30]=&quot;Objetivo&quot;;[.AI$5]&gt;=[.$F30];[.AI$5]&lt;=[.$F30]+[.$G30]-1);2;IF(AND([.$C30]=&quot;Hito&quot;;[.AI$5]&gt;=[.$F30];[.AI$5]&lt;=[.$F30]+[.$G30]-1);1;&quot;&quot;))">
            <text:p/>
          </table:table-cell>
          <table:table-cell table:style-name="ce40" table:formula="of:=IF(AND([.$C30]=&quot;Objetivo&quot;;[.AJ$5]&gt;=[.$F30];[.AJ$5]&lt;=[.$F30]+[.$G30]-1);2;IF(AND([.$C30]=&quot;Hito&quot;;[.AJ$5]&gt;=[.$F30];[.AJ$5]&lt;=[.$F30]+[.$G30]-1);1;&quot;&quot;))">
            <text:p/>
          </table:table-cell>
          <table:table-cell table:style-name="ce40" table:formula="of:=IF(AND([.$C30]=&quot;Objetivo&quot;;[.AK$5]&gt;=[.$F30];[.AK$5]&lt;=[.$F30]+[.$G30]-1);2;IF(AND([.$C30]=&quot;Hito&quot;;[.AK$5]&gt;=[.$F30];[.AK$5]&lt;=[.$F30]+[.$G30]-1);1;&quot;&quot;))">
            <text:p/>
          </table:table-cell>
          <table:table-cell table:style-name="ce40" table:formula="of:=IF(AND([.$C30]=&quot;Objetivo&quot;;[.AL$5]&gt;=[.$F30];[.AL$5]&lt;=[.$F30]+[.$G30]-1);2;IF(AND([.$C30]=&quot;Hito&quot;;[.AL$5]&gt;=[.$F30];[.AL$5]&lt;=[.$F30]+[.$G30]-1);1;&quot;&quot;))">
            <text:p/>
          </table:table-cell>
          <table:table-cell table:style-name="ce40" table:formula="of:=IF(AND([.$C30]=&quot;Objetivo&quot;;[.AM$5]&gt;=[.$F30];[.AM$5]&lt;=[.$F30]+[.$G30]-1);2;IF(AND([.$C30]=&quot;Hito&quot;;[.AM$5]&gt;=[.$F30];[.AM$5]&lt;=[.$F30]+[.$G30]-1);1;&quot;&quot;))">
            <text:p/>
          </table:table-cell>
          <table:table-cell table:style-name="ce40" table:formula="of:=IF(AND([.$C30]=&quot;Objetivo&quot;;[.AN$5]&gt;=[.$F30];[.AN$5]&lt;=[.$F30]+[.$G30]-1);2;IF(AND([.$C30]=&quot;Hito&quot;;[.AN$5]&gt;=[.$F30];[.AN$5]&lt;=[.$F30]+[.$G30]-1);1;&quot;&quot;))">
            <text:p/>
          </table:table-cell>
          <table:table-cell table:style-name="ce40" table:formula="of:=IF(AND([.$C30]=&quot;Objetivo&quot;;[.AO$5]&gt;=[.$F30];[.AO$5]&lt;=[.$F30]+[.$G30]-1);2;IF(AND([.$C30]=&quot;Hito&quot;;[.AO$5]&gt;=[.$F30];[.AO$5]&lt;=[.$F30]+[.$G30]-1);1;&quot;&quot;))">
            <text:p/>
          </table:table-cell>
          <table:table-cell table:style-name="ce40" table:formula="of:=IF(AND([.$C30]=&quot;Objetivo&quot;;[.AP$5]&gt;=[.$F30];[.AP$5]&lt;=[.$F30]+[.$G30]-1);2;IF(AND([.$C30]=&quot;Hito&quot;;[.AP$5]&gt;=[.$F30];[.AP$5]&lt;=[.$F30]+[.$G30]-1);1;&quot;&quot;))">
            <text:p/>
          </table:table-cell>
          <table:table-cell table:style-name="ce40" table:formula="of:=IF(AND([.$C30]=&quot;Objetivo&quot;;[.AQ$5]&gt;=[.$F30];[.AQ$5]&lt;=[.$F30]+[.$G30]-1);2;IF(AND([.$C30]=&quot;Hito&quot;;[.AQ$5]&gt;=[.$F30];[.AQ$5]&lt;=[.$F30]+[.$G30]-1);1;&quot;&quot;))">
            <text:p/>
          </table:table-cell>
          <table:table-cell table:style-name="ce40" table:formula="of:=IF(AND([.$C30]=&quot;Objetivo&quot;;[.AR$5]&gt;=[.$F30];[.AR$5]&lt;=[.$F30]+[.$G30]-1);2;IF(AND([.$C30]=&quot;Hito&quot;;[.AR$5]&gt;=[.$F30];[.AR$5]&lt;=[.$F30]+[.$G30]-1);1;&quot;&quot;))">
            <text:p/>
          </table:table-cell>
          <table:table-cell table:style-name="ce40" table:formula="of:=IF(AND([.$C30]=&quot;Objetivo&quot;;[.AS$5]&gt;=[.$F30];[.AS$5]&lt;=[.$F30]+[.$G30]-1);2;IF(AND([.$C30]=&quot;Hito&quot;;[.AS$5]&gt;=[.$F30];[.AS$5]&lt;=[.$F30]+[.$G30]-1);1;&quot;&quot;))">
            <text:p/>
          </table:table-cell>
          <table:table-cell table:style-name="ce40" table:formula="of:=IF(AND([.$C30]=&quot;Objetivo&quot;;[.AT$5]&gt;=[.$F30];[.AT$5]&lt;=[.$F30]+[.$G30]-1);2;IF(AND([.$C30]=&quot;Hito&quot;;[.AT$5]&gt;=[.$F30];[.AT$5]&lt;=[.$F30]+[.$G30]-1);1;&quot;&quot;))">
            <text:p/>
          </table:table-cell>
          <table:table-cell table:style-name="ce40" table:formula="of:=IF(AND([.$C30]=&quot;Objetivo&quot;;[.AU$5]&gt;=[.$F30];[.AU$5]&lt;=[.$F30]+[.$G30]-1);2;IF(AND([.$C30]=&quot;Hito&quot;;[.AU$5]&gt;=[.$F30];[.AU$5]&lt;=[.$F30]+[.$G30]-1);1;&quot;&quot;))">
            <text:p/>
          </table:table-cell>
          <table:table-cell table:style-name="ce40" table:formula="of:=IF(AND([.$C30]=&quot;Objetivo&quot;;[.AV$5]&gt;=[.$F30];[.AV$5]&lt;=[.$F30]+[.$G30]-1);2;IF(AND([.$C30]=&quot;Hito&quot;;[.AV$5]&gt;=[.$F30];[.AV$5]&lt;=[.$F30]+[.$G30]-1);1;&quot;&quot;))">
            <text:p/>
          </table:table-cell>
          <table:table-cell table:style-name="ce40" table:formula="of:=IF(AND([.$C30]=&quot;Objetivo&quot;;[.AW$5]&gt;=[.$F30];[.AW$5]&lt;=[.$F30]+[.$G30]-1);2;IF(AND([.$C30]=&quot;Hito&quot;;[.AW$5]&gt;=[.$F30];[.AW$5]&lt;=[.$F30]+[.$G30]-1);1;&quot;&quot;))">
            <text:p/>
          </table:table-cell>
          <table:table-cell table:style-name="ce40" table:formula="of:=IF(AND([.$C30]=&quot;Objetivo&quot;;[.AX$5]&gt;=[.$F30];[.AX$5]&lt;=[.$F30]+[.$G30]-1);2;IF(AND([.$C30]=&quot;Hito&quot;;[.AX$5]&gt;=[.$F30];[.AX$5]&lt;=[.$F30]+[.$G30]-1);1;&quot;&quot;))">
            <text:p/>
          </table:table-cell>
          <table:table-cell table:style-name="ce40" table:formula="of:=IF(AND([.$C30]=&quot;Objetivo&quot;;[.AY$5]&gt;=[.$F30];[.AY$5]&lt;=[.$F30]+[.$G30]-1);2;IF(AND([.$C30]=&quot;Hito&quot;;[.AY$5]&gt;=[.$F30];[.AY$5]&lt;=[.$F30]+[.$G30]-1);1;&quot;&quot;))">
            <text:p/>
          </table:table-cell>
          <table:table-cell table:style-name="ce40" table:formula="of:=IF(AND([.$C30]=&quot;Objetivo&quot;;[.AZ$5]&gt;=[.$F30];[.AZ$5]&lt;=[.$F30]+[.$G30]-1);2;IF(AND([.$C30]=&quot;Hito&quot;;[.AZ$5]&gt;=[.$F30];[.AZ$5]&lt;=[.$F30]+[.$G30]-1);1;&quot;&quot;))">
            <text:p/>
          </table:table-cell>
          <table:table-cell table:style-name="ce40" table:formula="of:=IF(AND([.$C30]=&quot;Objetivo&quot;;[.BA$5]&gt;=[.$F30];[.BA$5]&lt;=[.$F30]+[.$G30]-1);2;IF(AND([.$C30]=&quot;Hito&quot;;[.BA$5]&gt;=[.$F30];[.BA$5]&lt;=[.$F30]+[.$G30]-1);1;&quot;&quot;))">
            <text:p/>
          </table:table-cell>
          <table:table-cell table:style-name="ce40" table:formula="of:=IF(AND([.$C30]=&quot;Objetivo&quot;;[.BB$5]&gt;=[.$F30];[.BB$5]&lt;=[.$F30]+[.$G30]-1);2;IF(AND([.$C30]=&quot;Hito&quot;;[.BB$5]&gt;=[.$F30];[.BB$5]&lt;=[.$F30]+[.$G30]-1);1;&quot;&quot;))">
            <text:p/>
          </table:table-cell>
          <table:table-cell table:style-name="ce40" table:formula="of:=IF(AND([.$C30]=&quot;Objetivo&quot;;[.BC$5]&gt;=[.$F30];[.BC$5]&lt;=[.$F30]+[.$G30]-1);2;IF(AND([.$C30]=&quot;Hito&quot;;[.BC$5]&gt;=[.$F30];[.BC$5]&lt;=[.$F30]+[.$G30]-1);1;&quot;&quot;))">
            <text:p/>
          </table:table-cell>
          <table:table-cell table:style-name="ce40" table:formula="of:=IF(AND([.$C30]=&quot;Objetivo&quot;;[.BD$5]&gt;=[.$F30];[.BD$5]&lt;=[.$F30]+[.$G30]-1);2;IF(AND([.$C30]=&quot;Hito&quot;;[.BD$5]&gt;=[.$F30];[.BD$5]&lt;=[.$F30]+[.$G30]-1);1;&quot;&quot;))">
            <text:p/>
          </table:table-cell>
          <table:table-cell table:style-name="ce40" table:formula="of:=IF(AND([.$C30]=&quot;Objetivo&quot;;[.BE$5]&gt;=[.$F30];[.BE$5]&lt;=[.$F30]+[.$G30]-1);2;IF(AND([.$C30]=&quot;Hito&quot;;[.BE$5]&gt;=[.$F30];[.BE$5]&lt;=[.$F30]+[.$G30]-1);1;&quot;&quot;))">
            <text:p/>
          </table:table-cell>
          <table:table-cell table:style-name="ce40" table:formula="of:=IF(AND([.$C30]=&quot;Objetivo&quot;;[.BF$5]&gt;=[.$F30];[.BF$5]&lt;=[.$F30]+[.$G30]-1);2;IF(AND([.$C30]=&quot;Hito&quot;;[.BF$5]&gt;=[.$F30];[.BF$5]&lt;=[.$F30]+[.$G30]-1);1;&quot;&quot;))">
            <text:p/>
          </table:table-cell>
          <table:table-cell table:style-name="ce40" table:formula="of:=IF(AND([.$C30]=&quot;Objetivo&quot;;[.BG$5]&gt;=[.$F30];[.BG$5]&lt;=[.$F30]+[.$G30]-1);2;IF(AND([.$C30]=&quot;Hito&quot;;[.BG$5]&gt;=[.$F30];[.BG$5]&lt;=[.$F30]+[.$G30]-1);1;&quot;&quot;))">
            <text:p/>
          </table:table-cell>
          <table:table-cell table:style-name="ce40" table:formula="of:=IF(AND([.$C30]=&quot;Objetivo&quot;;[.BH$5]&gt;=[.$F30];[.BH$5]&lt;=[.$F30]+[.$G30]-1);2;IF(AND([.$C30]=&quot;Hito&quot;;[.BH$5]&gt;=[.$F30];[.BH$5]&lt;=[.$F30]+[.$G30]-1);1;&quot;&quot;))">
            <text:p/>
          </table:table-cell>
          <table:table-cell table:style-name="ce40" table:formula="of:=IF(AND([.$C30]=&quot;Objetivo&quot;;[.BI$5]&gt;=[.$F30];[.BI$5]&lt;=[.$F30]+[.$G30]-1);2;IF(AND([.$C30]=&quot;Hito&quot;;[.BI$5]&gt;=[.$F30];[.BI$5]&lt;=[.$F30]+[.$G30]-1);1;&quot;&quot;))">
            <text:p/>
          </table:table-cell>
          <table:table-cell table:style-name="ce40" table:formula="of:=IF(AND([.$C30]=&quot;Objetivo&quot;;[.BJ$5]&gt;=[.$F30];[.BJ$5]&lt;=[.$F30]+[.$G30]-1);2;IF(AND([.$C30]=&quot;Hito&quot;;[.BJ$5]&gt;=[.$F30];[.BJ$5]&lt;=[.$F30]+[.$G30]-1);1;&quot;&quot;))">
            <text:p/>
          </table:table-cell>
          <table:table-cell table:style-name="ce40" table:formula="of:=IF(AND([.$C30]=&quot;Objetivo&quot;;[.BK$5]&gt;=[.$F30];[.BK$5]&lt;=[.$F30]+[.$G30]-1);2;IF(AND([.$C30]=&quot;Hito&quot;;[.BK$5]&gt;=[.$F30];[.BK$5]&lt;=[.$F30]+[.$G30]-1);1;&quot;&quot;))">
            <text:p/>
          </table:table-cell>
          <table:table-cell table:style-name="ce40" table:formula="of:=IF(AND([.$C30]=&quot;Objetivo&quot;;[.BL$5]&gt;=[.$F30];[.BL$5]&lt;=[.$F30]+[.$G30]-1);2;IF(AND([.$C30]=&quot;Hito&quot;;[.BL$5]&gt;=[.$F30];[.BL$5]&lt;=[.$F30]+[.$G30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7"/>
          <table:table-cell table:style-name="ce12" table:content-validation-name="val1"/>
          <table:table-cell table:style-name="ce12"/>
          <table:table-cell table:style-name="ce18"/>
          <table:table-cell table:style-name="ce22"/>
          <table:table-cell table:style-name="ce28"/>
          <table:table-cell table:style-name="ce12"/>
          <table:table-cell table:style-name="ce40" table:formula="of:=IF(AND([.$C31]=&quot;Objetivo&quot;;[.I$5]&gt;=[.$F31];[.I$5]&lt;=[.$F31]+[.$G31]-1);2;IF(AND([.$C31]=&quot;Hito&quot;;[.I$5]&gt;=[.$F31];[.I$5]&lt;=[.$F31]+[.$G31]-1);1;&quot;&quot;))">
            <text:p/>
          </table:table-cell>
          <table:table-cell table:style-name="ce40" table:formula="of:=IF(AND([.$C31]=&quot;Objetivo&quot;;[.J$5]&gt;=[.$F31];[.J$5]&lt;=[.$F31]+[.$G31]-1);2;IF(AND([.$C31]=&quot;Hito&quot;;[.J$5]&gt;=[.$F31];[.J$5]&lt;=[.$F31]+[.$G31]-1);1;&quot;&quot;))">
            <text:p/>
          </table:table-cell>
          <table:table-cell table:style-name="ce40" table:formula="of:=IF(AND([.$C31]=&quot;Objetivo&quot;;[.K$5]&gt;=[.$F31];[.K$5]&lt;=[.$F31]+[.$G31]-1);2;IF(AND([.$C31]=&quot;Hito&quot;;[.K$5]&gt;=[.$F31];[.K$5]&lt;=[.$F31]+[.$G31]-1);1;&quot;&quot;))">
            <text:p/>
          </table:table-cell>
          <table:table-cell table:style-name="ce40" table:formula="of:=IF(AND([.$C31]=&quot;Objetivo&quot;;[.L$5]&gt;=[.$F31];[.L$5]&lt;=[.$F31]+[.$G31]-1);2;IF(AND([.$C31]=&quot;Hito&quot;;[.L$5]&gt;=[.$F31];[.L$5]&lt;=[.$F31]+[.$G31]-1);1;&quot;&quot;))">
            <text:p/>
          </table:table-cell>
          <table:table-cell table:style-name="ce40" table:formula="of:=IF(AND([.$C31]=&quot;Objetivo&quot;;[.M$5]&gt;=[.$F31];[.M$5]&lt;=[.$F31]+[.$G31]-1);2;IF(AND([.$C31]=&quot;Hito&quot;;[.M$5]&gt;=[.$F31];[.M$5]&lt;=[.$F31]+[.$G31]-1);1;&quot;&quot;))">
            <text:p/>
          </table:table-cell>
          <table:table-cell table:style-name="ce40" table:formula="of:=IF(AND([.$C31]=&quot;Objetivo&quot;;[.N$5]&gt;=[.$F31];[.N$5]&lt;=[.$F31]+[.$G31]-1);2;IF(AND([.$C31]=&quot;Hito&quot;;[.N$5]&gt;=[.$F31];[.N$5]&lt;=[.$F31]+[.$G31]-1);1;&quot;&quot;))">
            <text:p/>
          </table:table-cell>
          <table:table-cell table:style-name="ce40" table:formula="of:=IF(AND([.$C31]=&quot;Objetivo&quot;;[.O$5]&gt;=[.$F31];[.O$5]&lt;=[.$F31]+[.$G31]-1);2;IF(AND([.$C31]=&quot;Hito&quot;;[.O$5]&gt;=[.$F31];[.O$5]&lt;=[.$F31]+[.$G31]-1);1;&quot;&quot;))">
            <text:p/>
          </table:table-cell>
          <table:table-cell table:style-name="ce40" table:formula="of:=IF(AND([.$C31]=&quot;Objetivo&quot;;[.P$5]&gt;=[.$F31];[.P$5]&lt;=[.$F31]+[.$G31]-1);2;IF(AND([.$C31]=&quot;Hito&quot;;[.P$5]&gt;=[.$F31];[.P$5]&lt;=[.$F31]+[.$G31]-1);1;&quot;&quot;))">
            <text:p/>
          </table:table-cell>
          <table:table-cell table:style-name="ce40" table:formula="of:=IF(AND([.$C31]=&quot;Objetivo&quot;;[.Q$5]&gt;=[.$F31];[.Q$5]&lt;=[.$F31]+[.$G31]-1);2;IF(AND([.$C31]=&quot;Hito&quot;;[.Q$5]&gt;=[.$F31];[.Q$5]&lt;=[.$F31]+[.$G31]-1);1;&quot;&quot;))">
            <text:p/>
          </table:table-cell>
          <table:table-cell table:style-name="ce40" table:formula="of:=IF(AND([.$C31]=&quot;Objetivo&quot;;[.R$5]&gt;=[.$F31];[.R$5]&lt;=[.$F31]+[.$G31]-1);2;IF(AND([.$C31]=&quot;Hito&quot;;[.R$5]&gt;=[.$F31];[.R$5]&lt;=[.$F31]+[.$G31]-1);1;&quot;&quot;))">
            <text:p/>
          </table:table-cell>
          <table:table-cell table:style-name="ce40" table:formula="of:=IF(AND([.$C31]=&quot;Objetivo&quot;;[.S$5]&gt;=[.$F31];[.S$5]&lt;=[.$F31]+[.$G31]-1);2;IF(AND([.$C31]=&quot;Hito&quot;;[.S$5]&gt;=[.$F31];[.S$5]&lt;=[.$F31]+[.$G31]-1);1;&quot;&quot;))">
            <text:p/>
          </table:table-cell>
          <table:table-cell table:style-name="ce40" table:formula="of:=IF(AND([.$C31]=&quot;Objetivo&quot;;[.T$5]&gt;=[.$F31];[.T$5]&lt;=[.$F31]+[.$G31]-1);2;IF(AND([.$C31]=&quot;Hito&quot;;[.T$5]&gt;=[.$F31];[.T$5]&lt;=[.$F31]+[.$G31]-1);1;&quot;&quot;))">
            <text:p/>
          </table:table-cell>
          <table:table-cell table:style-name="ce40" table:formula="of:=IF(AND([.$C31]=&quot;Objetivo&quot;;[.U$5]&gt;=[.$F31];[.U$5]&lt;=[.$F31]+[.$G31]-1);2;IF(AND([.$C31]=&quot;Hito&quot;;[.U$5]&gt;=[.$F31];[.U$5]&lt;=[.$F31]+[.$G31]-1);1;&quot;&quot;))">
            <text:p/>
          </table:table-cell>
          <table:table-cell table:style-name="ce40" table:formula="of:=IF(AND([.$C31]=&quot;Objetivo&quot;;[.V$5]&gt;=[.$F31];[.V$5]&lt;=[.$F31]+[.$G31]-1);2;IF(AND([.$C31]=&quot;Hito&quot;;[.V$5]&gt;=[.$F31];[.V$5]&lt;=[.$F31]+[.$G31]-1);1;&quot;&quot;))">
            <text:p/>
          </table:table-cell>
          <table:table-cell table:style-name="ce40" table:formula="of:=IF(AND([.$C31]=&quot;Objetivo&quot;;[.W$5]&gt;=[.$F31];[.W$5]&lt;=[.$F31]+[.$G31]-1);2;IF(AND([.$C31]=&quot;Hito&quot;;[.W$5]&gt;=[.$F31];[.W$5]&lt;=[.$F31]+[.$G31]-1);1;&quot;&quot;))">
            <text:p/>
          </table:table-cell>
          <table:table-cell table:style-name="ce40" table:formula="of:=IF(AND([.$C31]=&quot;Objetivo&quot;;[.X$5]&gt;=[.$F31];[.X$5]&lt;=[.$F31]+[.$G31]-1);2;IF(AND([.$C31]=&quot;Hito&quot;;[.X$5]&gt;=[.$F31];[.X$5]&lt;=[.$F31]+[.$G31]-1);1;&quot;&quot;))">
            <text:p/>
          </table:table-cell>
          <table:table-cell table:style-name="ce40" table:formula="of:=IF(AND([.$C31]=&quot;Objetivo&quot;;[.Y$5]&gt;=[.$F31];[.Y$5]&lt;=[.$F31]+[.$G31]-1);2;IF(AND([.$C31]=&quot;Hito&quot;;[.Y$5]&gt;=[.$F31];[.Y$5]&lt;=[.$F31]+[.$G31]-1);1;&quot;&quot;))">
            <text:p/>
          </table:table-cell>
          <table:table-cell table:style-name="ce40" table:formula="of:=IF(AND([.$C31]=&quot;Objetivo&quot;;[.Z$5]&gt;=[.$F31];[.Z$5]&lt;=[.$F31]+[.$G31]-1);2;IF(AND([.$C31]=&quot;Hito&quot;;[.Z$5]&gt;=[.$F31];[.Z$5]&lt;=[.$F31]+[.$G31]-1);1;&quot;&quot;))">
            <text:p/>
          </table:table-cell>
          <table:table-cell table:style-name="ce40" table:formula="of:=IF(AND([.$C31]=&quot;Objetivo&quot;;[.AA$5]&gt;=[.$F31];[.AA$5]&lt;=[.$F31]+[.$G31]-1);2;IF(AND([.$C31]=&quot;Hito&quot;;[.AA$5]&gt;=[.$F31];[.AA$5]&lt;=[.$F31]+[.$G31]-1);1;&quot;&quot;))">
            <text:p/>
          </table:table-cell>
          <table:table-cell table:style-name="ce40" table:formula="of:=IF(AND([.$C31]=&quot;Objetivo&quot;;[.AB$5]&gt;=[.$F31];[.AB$5]&lt;=[.$F31]+[.$G31]-1);2;IF(AND([.$C31]=&quot;Hito&quot;;[.AB$5]&gt;=[.$F31];[.AB$5]&lt;=[.$F31]+[.$G31]-1);1;&quot;&quot;))">
            <text:p/>
          </table:table-cell>
          <table:table-cell table:style-name="ce40" table:formula="of:=IF(AND([.$C31]=&quot;Objetivo&quot;;[.AC$5]&gt;=[.$F31];[.AC$5]&lt;=[.$F31]+[.$G31]-1);2;IF(AND([.$C31]=&quot;Hito&quot;;[.AC$5]&gt;=[.$F31];[.AC$5]&lt;=[.$F31]+[.$G31]-1);1;&quot;&quot;))">
            <text:p/>
          </table:table-cell>
          <table:table-cell table:style-name="ce40" table:formula="of:=IF(AND([.$C31]=&quot;Objetivo&quot;;[.AD$5]&gt;=[.$F31];[.AD$5]&lt;=[.$F31]+[.$G31]-1);2;IF(AND([.$C31]=&quot;Hito&quot;;[.AD$5]&gt;=[.$F31];[.AD$5]&lt;=[.$F31]+[.$G31]-1);1;&quot;&quot;))">
            <text:p/>
          </table:table-cell>
          <table:table-cell table:style-name="ce40" table:formula="of:=IF(AND([.$C31]=&quot;Objetivo&quot;;[.AE$5]&gt;=[.$F31];[.AE$5]&lt;=[.$F31]+[.$G31]-1);2;IF(AND([.$C31]=&quot;Hito&quot;;[.AE$5]&gt;=[.$F31];[.AE$5]&lt;=[.$F31]+[.$G31]-1);1;&quot;&quot;))">
            <text:p/>
          </table:table-cell>
          <table:table-cell table:style-name="ce40" table:formula="of:=IF(AND([.$C31]=&quot;Objetivo&quot;;[.AF$5]&gt;=[.$F31];[.AF$5]&lt;=[.$F31]+[.$G31]-1);2;IF(AND([.$C31]=&quot;Hito&quot;;[.AF$5]&gt;=[.$F31];[.AF$5]&lt;=[.$F31]+[.$G31]-1);1;&quot;&quot;))">
            <text:p/>
          </table:table-cell>
          <table:table-cell table:style-name="ce40" table:formula="of:=IF(AND([.$C31]=&quot;Objetivo&quot;;[.AG$5]&gt;=[.$F31];[.AG$5]&lt;=[.$F31]+[.$G31]-1);2;IF(AND([.$C31]=&quot;Hito&quot;;[.AG$5]&gt;=[.$F31];[.AG$5]&lt;=[.$F31]+[.$G31]-1);1;&quot;&quot;))">
            <text:p/>
          </table:table-cell>
          <table:table-cell table:style-name="ce40" table:formula="of:=IF(AND([.$C31]=&quot;Objetivo&quot;;[.AH$5]&gt;=[.$F31];[.AH$5]&lt;=[.$F31]+[.$G31]-1);2;IF(AND([.$C31]=&quot;Hito&quot;;[.AH$5]&gt;=[.$F31];[.AH$5]&lt;=[.$F31]+[.$G31]-1);1;&quot;&quot;))">
            <text:p/>
          </table:table-cell>
          <table:table-cell table:style-name="ce40" table:formula="of:=IF(AND([.$C31]=&quot;Objetivo&quot;;[.AI$5]&gt;=[.$F31];[.AI$5]&lt;=[.$F31]+[.$G31]-1);2;IF(AND([.$C31]=&quot;Hito&quot;;[.AI$5]&gt;=[.$F31];[.AI$5]&lt;=[.$F31]+[.$G31]-1);1;&quot;&quot;))">
            <text:p/>
          </table:table-cell>
          <table:table-cell table:style-name="ce40" table:formula="of:=IF(AND([.$C31]=&quot;Objetivo&quot;;[.AJ$5]&gt;=[.$F31];[.AJ$5]&lt;=[.$F31]+[.$G31]-1);2;IF(AND([.$C31]=&quot;Hito&quot;;[.AJ$5]&gt;=[.$F31];[.AJ$5]&lt;=[.$F31]+[.$G31]-1);1;&quot;&quot;))">
            <text:p/>
          </table:table-cell>
          <table:table-cell table:style-name="ce40" table:formula="of:=IF(AND([.$C31]=&quot;Objetivo&quot;;[.AK$5]&gt;=[.$F31];[.AK$5]&lt;=[.$F31]+[.$G31]-1);2;IF(AND([.$C31]=&quot;Hito&quot;;[.AK$5]&gt;=[.$F31];[.AK$5]&lt;=[.$F31]+[.$G31]-1);1;&quot;&quot;))">
            <text:p/>
          </table:table-cell>
          <table:table-cell table:style-name="ce40" table:formula="of:=IF(AND([.$C31]=&quot;Objetivo&quot;;[.AL$5]&gt;=[.$F31];[.AL$5]&lt;=[.$F31]+[.$G31]-1);2;IF(AND([.$C31]=&quot;Hito&quot;;[.AL$5]&gt;=[.$F31];[.AL$5]&lt;=[.$F31]+[.$G31]-1);1;&quot;&quot;))">
            <text:p/>
          </table:table-cell>
          <table:table-cell table:style-name="ce40" table:formula="of:=IF(AND([.$C31]=&quot;Objetivo&quot;;[.AM$5]&gt;=[.$F31];[.AM$5]&lt;=[.$F31]+[.$G31]-1);2;IF(AND([.$C31]=&quot;Hito&quot;;[.AM$5]&gt;=[.$F31];[.AM$5]&lt;=[.$F31]+[.$G31]-1);1;&quot;&quot;))">
            <text:p/>
          </table:table-cell>
          <table:table-cell table:style-name="ce40" table:formula="of:=IF(AND([.$C31]=&quot;Objetivo&quot;;[.AN$5]&gt;=[.$F31];[.AN$5]&lt;=[.$F31]+[.$G31]-1);2;IF(AND([.$C31]=&quot;Hito&quot;;[.AN$5]&gt;=[.$F31];[.AN$5]&lt;=[.$F31]+[.$G31]-1);1;&quot;&quot;))">
            <text:p/>
          </table:table-cell>
          <table:table-cell table:style-name="ce40" table:formula="of:=IF(AND([.$C31]=&quot;Objetivo&quot;;[.AO$5]&gt;=[.$F31];[.AO$5]&lt;=[.$F31]+[.$G31]-1);2;IF(AND([.$C31]=&quot;Hito&quot;;[.AO$5]&gt;=[.$F31];[.AO$5]&lt;=[.$F31]+[.$G31]-1);1;&quot;&quot;))">
            <text:p/>
          </table:table-cell>
          <table:table-cell table:style-name="ce40" table:formula="of:=IF(AND([.$C31]=&quot;Objetivo&quot;;[.AP$5]&gt;=[.$F31];[.AP$5]&lt;=[.$F31]+[.$G31]-1);2;IF(AND([.$C31]=&quot;Hito&quot;;[.AP$5]&gt;=[.$F31];[.AP$5]&lt;=[.$F31]+[.$G31]-1);1;&quot;&quot;))">
            <text:p/>
          </table:table-cell>
          <table:table-cell table:style-name="ce40" table:formula="of:=IF(AND([.$C31]=&quot;Objetivo&quot;;[.AQ$5]&gt;=[.$F31];[.AQ$5]&lt;=[.$F31]+[.$G31]-1);2;IF(AND([.$C31]=&quot;Hito&quot;;[.AQ$5]&gt;=[.$F31];[.AQ$5]&lt;=[.$F31]+[.$G31]-1);1;&quot;&quot;))">
            <text:p/>
          </table:table-cell>
          <table:table-cell table:style-name="ce40" table:formula="of:=IF(AND([.$C31]=&quot;Objetivo&quot;;[.AR$5]&gt;=[.$F31];[.AR$5]&lt;=[.$F31]+[.$G31]-1);2;IF(AND([.$C31]=&quot;Hito&quot;;[.AR$5]&gt;=[.$F31];[.AR$5]&lt;=[.$F31]+[.$G31]-1);1;&quot;&quot;))">
            <text:p/>
          </table:table-cell>
          <table:table-cell table:style-name="ce40" table:formula="of:=IF(AND([.$C31]=&quot;Objetivo&quot;;[.AS$5]&gt;=[.$F31];[.AS$5]&lt;=[.$F31]+[.$G31]-1);2;IF(AND([.$C31]=&quot;Hito&quot;;[.AS$5]&gt;=[.$F31];[.AS$5]&lt;=[.$F31]+[.$G31]-1);1;&quot;&quot;))">
            <text:p/>
          </table:table-cell>
          <table:table-cell table:style-name="ce40" table:formula="of:=IF(AND([.$C31]=&quot;Objetivo&quot;;[.AT$5]&gt;=[.$F31];[.AT$5]&lt;=[.$F31]+[.$G31]-1);2;IF(AND([.$C31]=&quot;Hito&quot;;[.AT$5]&gt;=[.$F31];[.AT$5]&lt;=[.$F31]+[.$G31]-1);1;&quot;&quot;))">
            <text:p/>
          </table:table-cell>
          <table:table-cell table:style-name="ce40" table:formula="of:=IF(AND([.$C31]=&quot;Objetivo&quot;;[.AU$5]&gt;=[.$F31];[.AU$5]&lt;=[.$F31]+[.$G31]-1);2;IF(AND([.$C31]=&quot;Hito&quot;;[.AU$5]&gt;=[.$F31];[.AU$5]&lt;=[.$F31]+[.$G31]-1);1;&quot;&quot;))">
            <text:p/>
          </table:table-cell>
          <table:table-cell table:style-name="ce40" table:formula="of:=IF(AND([.$C31]=&quot;Objetivo&quot;;[.AV$5]&gt;=[.$F31];[.AV$5]&lt;=[.$F31]+[.$G31]-1);2;IF(AND([.$C31]=&quot;Hito&quot;;[.AV$5]&gt;=[.$F31];[.AV$5]&lt;=[.$F31]+[.$G31]-1);1;&quot;&quot;))">
            <text:p/>
          </table:table-cell>
          <table:table-cell table:style-name="ce40" table:formula="of:=IF(AND([.$C31]=&quot;Objetivo&quot;;[.AW$5]&gt;=[.$F31];[.AW$5]&lt;=[.$F31]+[.$G31]-1);2;IF(AND([.$C31]=&quot;Hito&quot;;[.AW$5]&gt;=[.$F31];[.AW$5]&lt;=[.$F31]+[.$G31]-1);1;&quot;&quot;))">
            <text:p/>
          </table:table-cell>
          <table:table-cell table:style-name="ce40" table:formula="of:=IF(AND([.$C31]=&quot;Objetivo&quot;;[.AX$5]&gt;=[.$F31];[.AX$5]&lt;=[.$F31]+[.$G31]-1);2;IF(AND([.$C31]=&quot;Hito&quot;;[.AX$5]&gt;=[.$F31];[.AX$5]&lt;=[.$F31]+[.$G31]-1);1;&quot;&quot;))">
            <text:p/>
          </table:table-cell>
          <table:table-cell table:style-name="ce40" table:formula="of:=IF(AND([.$C31]=&quot;Objetivo&quot;;[.AY$5]&gt;=[.$F31];[.AY$5]&lt;=[.$F31]+[.$G31]-1);2;IF(AND([.$C31]=&quot;Hito&quot;;[.AY$5]&gt;=[.$F31];[.AY$5]&lt;=[.$F31]+[.$G31]-1);1;&quot;&quot;))">
            <text:p/>
          </table:table-cell>
          <table:table-cell table:style-name="ce40" table:formula="of:=IF(AND([.$C31]=&quot;Objetivo&quot;;[.AZ$5]&gt;=[.$F31];[.AZ$5]&lt;=[.$F31]+[.$G31]-1);2;IF(AND([.$C31]=&quot;Hito&quot;;[.AZ$5]&gt;=[.$F31];[.AZ$5]&lt;=[.$F31]+[.$G31]-1);1;&quot;&quot;))">
            <text:p/>
          </table:table-cell>
          <table:table-cell table:style-name="ce40" table:formula="of:=IF(AND([.$C31]=&quot;Objetivo&quot;;[.BA$5]&gt;=[.$F31];[.BA$5]&lt;=[.$F31]+[.$G31]-1);2;IF(AND([.$C31]=&quot;Hito&quot;;[.BA$5]&gt;=[.$F31];[.BA$5]&lt;=[.$F31]+[.$G31]-1);1;&quot;&quot;))">
            <text:p/>
          </table:table-cell>
          <table:table-cell table:style-name="ce40" table:formula="of:=IF(AND([.$C31]=&quot;Objetivo&quot;;[.BB$5]&gt;=[.$F31];[.BB$5]&lt;=[.$F31]+[.$G31]-1);2;IF(AND([.$C31]=&quot;Hito&quot;;[.BB$5]&gt;=[.$F31];[.BB$5]&lt;=[.$F31]+[.$G31]-1);1;&quot;&quot;))">
            <text:p/>
          </table:table-cell>
          <table:table-cell table:style-name="ce40" table:formula="of:=IF(AND([.$C31]=&quot;Objetivo&quot;;[.BC$5]&gt;=[.$F31];[.BC$5]&lt;=[.$F31]+[.$G31]-1);2;IF(AND([.$C31]=&quot;Hito&quot;;[.BC$5]&gt;=[.$F31];[.BC$5]&lt;=[.$F31]+[.$G31]-1);1;&quot;&quot;))">
            <text:p/>
          </table:table-cell>
          <table:table-cell table:style-name="ce40" table:formula="of:=IF(AND([.$C31]=&quot;Objetivo&quot;;[.BD$5]&gt;=[.$F31];[.BD$5]&lt;=[.$F31]+[.$G31]-1);2;IF(AND([.$C31]=&quot;Hito&quot;;[.BD$5]&gt;=[.$F31];[.BD$5]&lt;=[.$F31]+[.$G31]-1);1;&quot;&quot;))">
            <text:p/>
          </table:table-cell>
          <table:table-cell table:style-name="ce40" table:formula="of:=IF(AND([.$C31]=&quot;Objetivo&quot;;[.BE$5]&gt;=[.$F31];[.BE$5]&lt;=[.$F31]+[.$G31]-1);2;IF(AND([.$C31]=&quot;Hito&quot;;[.BE$5]&gt;=[.$F31];[.BE$5]&lt;=[.$F31]+[.$G31]-1);1;&quot;&quot;))">
            <text:p/>
          </table:table-cell>
          <table:table-cell table:style-name="ce40" table:formula="of:=IF(AND([.$C31]=&quot;Objetivo&quot;;[.BF$5]&gt;=[.$F31];[.BF$5]&lt;=[.$F31]+[.$G31]-1);2;IF(AND([.$C31]=&quot;Hito&quot;;[.BF$5]&gt;=[.$F31];[.BF$5]&lt;=[.$F31]+[.$G31]-1);1;&quot;&quot;))">
            <text:p/>
          </table:table-cell>
          <table:table-cell table:style-name="ce40" table:formula="of:=IF(AND([.$C31]=&quot;Objetivo&quot;;[.BG$5]&gt;=[.$F31];[.BG$5]&lt;=[.$F31]+[.$G31]-1);2;IF(AND([.$C31]=&quot;Hito&quot;;[.BG$5]&gt;=[.$F31];[.BG$5]&lt;=[.$F31]+[.$G31]-1);1;&quot;&quot;))">
            <text:p/>
          </table:table-cell>
          <table:table-cell table:style-name="ce40" table:formula="of:=IF(AND([.$C31]=&quot;Objetivo&quot;;[.BH$5]&gt;=[.$F31];[.BH$5]&lt;=[.$F31]+[.$G31]-1);2;IF(AND([.$C31]=&quot;Hito&quot;;[.BH$5]&gt;=[.$F31];[.BH$5]&lt;=[.$F31]+[.$G31]-1);1;&quot;&quot;))">
            <text:p/>
          </table:table-cell>
          <table:table-cell table:style-name="ce40" table:formula="of:=IF(AND([.$C31]=&quot;Objetivo&quot;;[.BI$5]&gt;=[.$F31];[.BI$5]&lt;=[.$F31]+[.$G31]-1);2;IF(AND([.$C31]=&quot;Hito&quot;;[.BI$5]&gt;=[.$F31];[.BI$5]&lt;=[.$F31]+[.$G31]-1);1;&quot;&quot;))">
            <text:p/>
          </table:table-cell>
          <table:table-cell table:style-name="ce40" table:formula="of:=IF(AND([.$C31]=&quot;Objetivo&quot;;[.BJ$5]&gt;=[.$F31];[.BJ$5]&lt;=[.$F31]+[.$G31]-1);2;IF(AND([.$C31]=&quot;Hito&quot;;[.BJ$5]&gt;=[.$F31];[.BJ$5]&lt;=[.$F31]+[.$G31]-1);1;&quot;&quot;))">
            <text:p/>
          </table:table-cell>
          <table:table-cell table:style-name="ce40" table:formula="of:=IF(AND([.$C31]=&quot;Objetivo&quot;;[.BK$5]&gt;=[.$F31];[.BK$5]&lt;=[.$F31]+[.$G31]-1);2;IF(AND([.$C31]=&quot;Hito&quot;;[.BK$5]&gt;=[.$F31];[.BK$5]&lt;=[.$F31]+[.$G31]-1);1;&quot;&quot;))">
            <text:p/>
          </table:table-cell>
          <table:table-cell table:style-name="ce40" table:formula="of:=IF(AND([.$C31]=&quot;Objetivo&quot;;[.BL$5]&gt;=[.$F31];[.BL$5]&lt;=[.$F31]+[.$G31]-1);2;IF(AND([.$C31]=&quot;Hito&quot;;[.BL$5]&gt;=[.$F31];[.BL$5]&lt;=[.$F31]+[.$G31]-1);1;&quot;&quot;))">
            <text:p/>
          </table:table-cell>
          <table:table-cell table:number-columns-repeated="960"/>
        </table:table-row>
        <table:table-row table:style-name="ro1">
          <table:table-cell table:style-name="ce2"/>
          <table:table-cell table:style-name="ce7"/>
          <table:table-cell table:style-name="ce12" table:content-validation-name="val1"/>
          <table:table-cell table:style-name="ce12"/>
          <table:table-cell table:style-name="ce18"/>
          <table:table-cell table:style-name="ce22"/>
          <table:table-cell table:style-name="ce28"/>
          <table:table-cell table:style-name="ce12"/>
          <table:table-cell table:style-name="ce40" table:formula="of:=IF(AND([.$C32]=&quot;Objetivo&quot;;[.I$5]&gt;=[.$F32];[.I$5]&lt;=[.$F32]+[.$G32]-1);2;IF(AND([.$C32]=&quot;Hito&quot;;[.I$5]&gt;=[.$F32];[.I$5]&lt;=[.$F32]+[.$G32]-1);1;&quot;&quot;))">
            <text:p/>
          </table:table-cell>
          <table:table-cell table:style-name="ce40" table:formula="of:=IF(AND([.$C32]=&quot;Objetivo&quot;;[.J$5]&gt;=[.$F32];[.J$5]&lt;=[.$F32]+[.$G32]-1);2;IF(AND([.$C32]=&quot;Hito&quot;;[.J$5]&gt;=[.$F32];[.J$5]&lt;=[.$F32]+[.$G32]-1);1;&quot;&quot;))">
            <text:p/>
          </table:table-cell>
          <table:table-cell table:style-name="ce40" table:formula="of:=IF(AND([.$C32]=&quot;Objetivo&quot;;[.K$5]&gt;=[.$F32];[.K$5]&lt;=[.$F32]+[.$G32]-1);2;IF(AND([.$C32]=&quot;Hito&quot;;[.K$5]&gt;=[.$F32];[.K$5]&lt;=[.$F32]+[.$G32]-1);1;&quot;&quot;))">
            <text:p/>
          </table:table-cell>
          <table:table-cell table:style-name="ce40" table:formula="of:=IF(AND([.$C32]=&quot;Objetivo&quot;;[.L$5]&gt;=[.$F32];[.L$5]&lt;=[.$F32]+[.$G32]-1);2;IF(AND([.$C32]=&quot;Hito&quot;;[.L$5]&gt;=[.$F32];[.L$5]&lt;=[.$F32]+[.$G32]-1);1;&quot;&quot;))">
            <text:p/>
          </table:table-cell>
          <table:table-cell table:style-name="ce40" table:formula="of:=IF(AND([.$C32]=&quot;Objetivo&quot;;[.M$5]&gt;=[.$F32];[.M$5]&lt;=[.$F32]+[.$G32]-1);2;IF(AND([.$C32]=&quot;Hito&quot;;[.M$5]&gt;=[.$F32];[.M$5]&lt;=[.$F32]+[.$G32]-1);1;&quot;&quot;))">
            <text:p/>
          </table:table-cell>
          <table:table-cell table:style-name="ce40" table:formula="of:=IF(AND([.$C32]=&quot;Objetivo&quot;;[.N$5]&gt;=[.$F32];[.N$5]&lt;=[.$F32]+[.$G32]-1);2;IF(AND([.$C32]=&quot;Hito&quot;;[.N$5]&gt;=[.$F32];[.N$5]&lt;=[.$F32]+[.$G32]-1);1;&quot;&quot;))">
            <text:p/>
          </table:table-cell>
          <table:table-cell table:style-name="ce40" table:formula="of:=IF(AND([.$C32]=&quot;Objetivo&quot;;[.O$5]&gt;=[.$F32];[.O$5]&lt;=[.$F32]+[.$G32]-1);2;IF(AND([.$C32]=&quot;Hito&quot;;[.O$5]&gt;=[.$F32];[.O$5]&lt;=[.$F32]+[.$G32]-1);1;&quot;&quot;))">
            <text:p/>
          </table:table-cell>
          <table:table-cell table:style-name="ce40" table:formula="of:=IF(AND([.$C32]=&quot;Objetivo&quot;;[.P$5]&gt;=[.$F32];[.P$5]&lt;=[.$F32]+[.$G32]-1);2;IF(AND([.$C32]=&quot;Hito&quot;;[.P$5]&gt;=[.$F32];[.P$5]&lt;=[.$F32]+[.$G32]-1);1;&quot;&quot;))">
            <text:p/>
          </table:table-cell>
          <table:table-cell table:style-name="ce40" table:formula="of:=IF(AND([.$C32]=&quot;Objetivo&quot;;[.Q$5]&gt;=[.$F32];[.Q$5]&lt;=[.$F32]+[.$G32]-1);2;IF(AND([.$C32]=&quot;Hito&quot;;[.Q$5]&gt;=[.$F32];[.Q$5]&lt;=[.$F32]+[.$G32]-1);1;&quot;&quot;))">
            <text:p/>
          </table:table-cell>
          <table:table-cell table:style-name="ce40" table:formula="of:=IF(AND([.$C32]=&quot;Objetivo&quot;;[.R$5]&gt;=[.$F32];[.R$5]&lt;=[.$F32]+[.$G32]-1);2;IF(AND([.$C32]=&quot;Hito&quot;;[.R$5]&gt;=[.$F32];[.R$5]&lt;=[.$F32]+[.$G32]-1);1;&quot;&quot;))">
            <text:p/>
          </table:table-cell>
          <table:table-cell table:style-name="ce40" table:formula="of:=IF(AND([.$C32]=&quot;Objetivo&quot;;[.S$5]&gt;=[.$F32];[.S$5]&lt;=[.$F32]+[.$G32]-1);2;IF(AND([.$C32]=&quot;Hito&quot;;[.S$5]&gt;=[.$F32];[.S$5]&lt;=[.$F32]+[.$G32]-1);1;&quot;&quot;))">
            <text:p/>
          </table:table-cell>
          <table:table-cell table:style-name="ce40" table:formula="of:=IF(AND([.$C32]=&quot;Objetivo&quot;;[.T$5]&gt;=[.$F32];[.T$5]&lt;=[.$F32]+[.$G32]-1);2;IF(AND([.$C32]=&quot;Hito&quot;;[.T$5]&gt;=[.$F32];[.T$5]&lt;=[.$F32]+[.$G32]-1);1;&quot;&quot;))">
            <text:p/>
          </table:table-cell>
          <table:table-cell table:style-name="ce40" table:formula="of:=IF(AND([.$C32]=&quot;Objetivo&quot;;[.U$5]&gt;=[.$F32];[.U$5]&lt;=[.$F32]+[.$G32]-1);2;IF(AND([.$C32]=&quot;Hito&quot;;[.U$5]&gt;=[.$F32];[.U$5]&lt;=[.$F32]+[.$G32]-1);1;&quot;&quot;))">
            <text:p/>
          </table:table-cell>
          <table:table-cell table:style-name="ce40" table:formula="of:=IF(AND([.$C32]=&quot;Objetivo&quot;;[.V$5]&gt;=[.$F32];[.V$5]&lt;=[.$F32]+[.$G32]-1);2;IF(AND([.$C32]=&quot;Hito&quot;;[.V$5]&gt;=[.$F32];[.V$5]&lt;=[.$F32]+[.$G32]-1);1;&quot;&quot;))">
            <text:p/>
          </table:table-cell>
          <table:table-cell table:style-name="ce40" table:formula="of:=IF(AND([.$C32]=&quot;Objetivo&quot;;[.W$5]&gt;=[.$F32];[.W$5]&lt;=[.$F32]+[.$G32]-1);2;IF(AND([.$C32]=&quot;Hito&quot;;[.W$5]&gt;=[.$F32];[.W$5]&lt;=[.$F32]+[.$G32]-1);1;&quot;&quot;))">
            <text:p/>
          </table:table-cell>
          <table:table-cell table:style-name="ce40" table:formula="of:=IF(AND([.$C32]=&quot;Objetivo&quot;;[.X$5]&gt;=[.$F32];[.X$5]&lt;=[.$F32]+[.$G32]-1);2;IF(AND([.$C32]=&quot;Hito&quot;;[.X$5]&gt;=[.$F32];[.X$5]&lt;=[.$F32]+[.$G32]-1);1;&quot;&quot;))">
            <text:p/>
          </table:table-cell>
          <table:table-cell table:style-name="ce40" table:formula="of:=IF(AND([.$C32]=&quot;Objetivo&quot;;[.Y$5]&gt;=[.$F32];[.Y$5]&lt;=[.$F32]+[.$G32]-1);2;IF(AND([.$C32]=&quot;Hito&quot;;[.Y$5]&gt;=[.$F32];[.Y$5]&lt;=[.$F32]+[.$G32]-1);1;&quot;&quot;))">
            <text:p/>
          </table:table-cell>
          <table:table-cell table:style-name="ce40" table:formula="of:=IF(AND([.$C32]=&quot;Objetivo&quot;;[.Z$5]&gt;=[.$F32];[.Z$5]&lt;=[.$F32]+[.$G32]-1);2;IF(AND([.$C32]=&quot;Hito&quot;;[.Z$5]&gt;=[.$F32];[.Z$5]&lt;=[.$F32]+[.$G32]-1);1;&quot;&quot;))">
            <text:p/>
          </table:table-cell>
          <table:table-cell table:style-name="ce40" table:formula="of:=IF(AND([.$C32]=&quot;Objetivo&quot;;[.AA$5]&gt;=[.$F32];[.AA$5]&lt;=[.$F32]+[.$G32]-1);2;IF(AND([.$C32]=&quot;Hito&quot;;[.AA$5]&gt;=[.$F32];[.AA$5]&lt;=[.$F32]+[.$G32]-1);1;&quot;&quot;))">
            <text:p/>
          </table:table-cell>
          <table:table-cell table:style-name="ce40" table:formula="of:=IF(AND([.$C32]=&quot;Objetivo&quot;;[.AB$5]&gt;=[.$F32];[.AB$5]&lt;=[.$F32]+[.$G32]-1);2;IF(AND([.$C32]=&quot;Hito&quot;;[.AB$5]&gt;=[.$F32];[.AB$5]&lt;=[.$F32]+[.$G32]-1);1;&quot;&quot;))">
            <text:p/>
          </table:table-cell>
          <table:table-cell table:style-name="ce40" table:formula="of:=IF(AND([.$C32]=&quot;Objetivo&quot;;[.AC$5]&gt;=[.$F32];[.AC$5]&lt;=[.$F32]+[.$G32]-1);2;IF(AND([.$C32]=&quot;Hito&quot;;[.AC$5]&gt;=[.$F32];[.AC$5]&lt;=[.$F32]+[.$G32]-1);1;&quot;&quot;))">
            <text:p/>
          </table:table-cell>
          <table:table-cell table:style-name="ce40" table:formula="of:=IF(AND([.$C32]=&quot;Objetivo&quot;;[.AD$5]&gt;=[.$F32];[.AD$5]&lt;=[.$F32]+[.$G32]-1);2;IF(AND([.$C32]=&quot;Hito&quot;;[.AD$5]&gt;=[.$F32];[.AD$5]&lt;=[.$F32]+[.$G32]-1);1;&quot;&quot;))">
            <text:p/>
          </table:table-cell>
          <table:table-cell table:style-name="ce40" table:formula="of:=IF(AND([.$C32]=&quot;Objetivo&quot;;[.AE$5]&gt;=[.$F32];[.AE$5]&lt;=[.$F32]+[.$G32]-1);2;IF(AND([.$C32]=&quot;Hito&quot;;[.AE$5]&gt;=[.$F32];[.AE$5]&lt;=[.$F32]+[.$G32]-1);1;&quot;&quot;))">
            <text:p/>
          </table:table-cell>
          <table:table-cell table:style-name="ce40" table:formula="of:=IF(AND([.$C32]=&quot;Objetivo&quot;;[.AF$5]&gt;=[.$F32];[.AF$5]&lt;=[.$F32]+[.$G32]-1);2;IF(AND([.$C32]=&quot;Hito&quot;;[.AF$5]&gt;=[.$F32];[.AF$5]&lt;=[.$F32]+[.$G32]-1);1;&quot;&quot;))">
            <text:p/>
          </table:table-cell>
          <table:table-cell table:style-name="ce40" table:formula="of:=IF(AND([.$C32]=&quot;Objetivo&quot;;[.AG$5]&gt;=[.$F32];[.AG$5]&lt;=[.$F32]+[.$G32]-1);2;IF(AND([.$C32]=&quot;Hito&quot;;[.AG$5]&gt;=[.$F32];[.AG$5]&lt;=[.$F32]+[.$G32]-1);1;&quot;&quot;))">
            <text:p/>
          </table:table-cell>
          <table:table-cell table:style-name="ce40" table:formula="of:=IF(AND([.$C32]=&quot;Objetivo&quot;;[.AH$5]&gt;=[.$F32];[.AH$5]&lt;=[.$F32]+[.$G32]-1);2;IF(AND([.$C32]=&quot;Hito&quot;;[.AH$5]&gt;=[.$F32];[.AH$5]&lt;=[.$F32]+[.$G32]-1);1;&quot;&quot;))">
            <text:p/>
          </table:table-cell>
          <table:table-cell table:style-name="ce40" table:formula="of:=IF(AND([.$C32]=&quot;Objetivo&quot;;[.AI$5]&gt;=[.$F32];[.AI$5]&lt;=[.$F32]+[.$G32]-1);2;IF(AND([.$C32]=&quot;Hito&quot;;[.AI$5]&gt;=[.$F32];[.AI$5]&lt;=[.$F32]+[.$G32]-1);1;&quot;&quot;))">
            <text:p/>
          </table:table-cell>
          <table:table-cell table:style-name="ce40" table:formula="of:=IF(AND([.$C32]=&quot;Objetivo&quot;;[.AJ$5]&gt;=[.$F32];[.AJ$5]&lt;=[.$F32]+[.$G32]-1);2;IF(AND([.$C32]=&quot;Hito&quot;;[.AJ$5]&gt;=[.$F32];[.AJ$5]&lt;=[.$F32]+[.$G32]-1);1;&quot;&quot;))">
            <text:p/>
          </table:table-cell>
          <table:table-cell table:style-name="ce40" table:formula="of:=IF(AND([.$C32]=&quot;Objetivo&quot;;[.AK$5]&gt;=[.$F32];[.AK$5]&lt;=[.$F32]+[.$G32]-1);2;IF(AND([.$C32]=&quot;Hito&quot;;[.AK$5]&gt;=[.$F32];[.AK$5]&lt;=[.$F32]+[.$G32]-1);1;&quot;&quot;))">
            <text:p/>
          </table:table-cell>
          <table:table-cell table:style-name="ce40" table:formula="of:=IF(AND([.$C32]=&quot;Objetivo&quot;;[.AL$5]&gt;=[.$F32];[.AL$5]&lt;=[.$F32]+[.$G32]-1);2;IF(AND([.$C32]=&quot;Hito&quot;;[.AL$5]&gt;=[.$F32];[.AL$5]&lt;=[.$F32]+[.$G32]-1);1;&quot;&quot;))">
            <text:p/>
          </table:table-cell>
          <table:table-cell table:style-name="ce40" table:formula="of:=IF(AND([.$C32]=&quot;Objetivo&quot;;[.AM$5]&gt;=[.$F32];[.AM$5]&lt;=[.$F32]+[.$G32]-1);2;IF(AND([.$C32]=&quot;Hito&quot;;[.AM$5]&gt;=[.$F32];[.AM$5]&lt;=[.$F32]+[.$G32]-1);1;&quot;&quot;))">
            <text:p/>
          </table:table-cell>
          <table:table-cell table:style-name="ce40" table:formula="of:=IF(AND([.$C32]=&quot;Objetivo&quot;;[.AN$5]&gt;=[.$F32];[.AN$5]&lt;=[.$F32]+[.$G32]-1);2;IF(AND([.$C32]=&quot;Hito&quot;;[.AN$5]&gt;=[.$F32];[.AN$5]&lt;=[.$F32]+[.$G32]-1);1;&quot;&quot;))">
            <text:p/>
          </table:table-cell>
          <table:table-cell table:style-name="ce40" table:formula="of:=IF(AND([.$C32]=&quot;Objetivo&quot;;[.AO$5]&gt;=[.$F32];[.AO$5]&lt;=[.$F32]+[.$G32]-1);2;IF(AND([.$C32]=&quot;Hito&quot;;[.AO$5]&gt;=[.$F32];[.AO$5]&lt;=[.$F32]+[.$G32]-1);1;&quot;&quot;))">
            <text:p/>
          </table:table-cell>
          <table:table-cell table:style-name="ce40" table:formula="of:=IF(AND([.$C32]=&quot;Objetivo&quot;;[.AP$5]&gt;=[.$F32];[.AP$5]&lt;=[.$F32]+[.$G32]-1);2;IF(AND([.$C32]=&quot;Hito&quot;;[.AP$5]&gt;=[.$F32];[.AP$5]&lt;=[.$F32]+[.$G32]-1);1;&quot;&quot;))">
            <text:p/>
          </table:table-cell>
          <table:table-cell table:style-name="ce40" table:formula="of:=IF(AND([.$C32]=&quot;Objetivo&quot;;[.AQ$5]&gt;=[.$F32];[.AQ$5]&lt;=[.$F32]+[.$G32]-1);2;IF(AND([.$C32]=&quot;Hito&quot;;[.AQ$5]&gt;=[.$F32];[.AQ$5]&lt;=[.$F32]+[.$G32]-1);1;&quot;&quot;))">
            <text:p/>
          </table:table-cell>
          <table:table-cell table:style-name="ce40" table:formula="of:=IF(AND([.$C32]=&quot;Objetivo&quot;;[.AR$5]&gt;=[.$F32];[.AR$5]&lt;=[.$F32]+[.$G32]-1);2;IF(AND([.$C32]=&quot;Hito&quot;;[.AR$5]&gt;=[.$F32];[.AR$5]&lt;=[.$F32]+[.$G32]-1);1;&quot;&quot;))">
            <text:p/>
          </table:table-cell>
          <table:table-cell table:style-name="ce40" table:formula="of:=IF(AND([.$C32]=&quot;Objetivo&quot;;[.AS$5]&gt;=[.$F32];[.AS$5]&lt;=[.$F32]+[.$G32]-1);2;IF(AND([.$C32]=&quot;Hito&quot;;[.AS$5]&gt;=[.$F32];[.AS$5]&lt;=[.$F32]+[.$G32]-1);1;&quot;&quot;))">
            <text:p/>
          </table:table-cell>
          <table:table-cell table:style-name="ce40" table:formula="of:=IF(AND([.$C32]=&quot;Objetivo&quot;;[.AT$5]&gt;=[.$F32];[.AT$5]&lt;=[.$F32]+[.$G32]-1);2;IF(AND([.$C32]=&quot;Hito&quot;;[.AT$5]&gt;=[.$F32];[.AT$5]&lt;=[.$F32]+[.$G32]-1);1;&quot;&quot;))">
            <text:p/>
          </table:table-cell>
          <table:table-cell table:style-name="ce40" table:formula="of:=IF(AND([.$C32]=&quot;Objetivo&quot;;[.AU$5]&gt;=[.$F32];[.AU$5]&lt;=[.$F32]+[.$G32]-1);2;IF(AND([.$C32]=&quot;Hito&quot;;[.AU$5]&gt;=[.$F32];[.AU$5]&lt;=[.$F32]+[.$G32]-1);1;&quot;&quot;))">
            <text:p/>
          </table:table-cell>
          <table:table-cell table:style-name="ce40" table:formula="of:=IF(AND([.$C32]=&quot;Objetivo&quot;;[.AV$5]&gt;=[.$F32];[.AV$5]&lt;=[.$F32]+[.$G32]-1);2;IF(AND([.$C32]=&quot;Hito&quot;;[.AV$5]&gt;=[.$F32];[.AV$5]&lt;=[.$F32]+[.$G32]-1);1;&quot;&quot;))">
            <text:p/>
          </table:table-cell>
          <table:table-cell table:style-name="ce40" table:formula="of:=IF(AND([.$C32]=&quot;Objetivo&quot;;[.AW$5]&gt;=[.$F32];[.AW$5]&lt;=[.$F32]+[.$G32]-1);2;IF(AND([.$C32]=&quot;Hito&quot;;[.AW$5]&gt;=[.$F32];[.AW$5]&lt;=[.$F32]+[.$G32]-1);1;&quot;&quot;))">
            <text:p/>
          </table:table-cell>
          <table:table-cell table:style-name="ce40" table:formula="of:=IF(AND([.$C32]=&quot;Objetivo&quot;;[.AX$5]&gt;=[.$F32];[.AX$5]&lt;=[.$F32]+[.$G32]-1);2;IF(AND([.$C32]=&quot;Hito&quot;;[.AX$5]&gt;=[.$F32];[.AX$5]&lt;=[.$F32]+[.$G32]-1);1;&quot;&quot;))">
            <text:p/>
          </table:table-cell>
          <table:table-cell table:style-name="ce40" table:formula="of:=IF(AND([.$C32]=&quot;Objetivo&quot;;[.AY$5]&gt;=[.$F32];[.AY$5]&lt;=[.$F32]+[.$G32]-1);2;IF(AND([.$C32]=&quot;Hito&quot;;[.AY$5]&gt;=[.$F32];[.AY$5]&lt;=[.$F32]+[.$G32]-1);1;&quot;&quot;))">
            <text:p/>
          </table:table-cell>
          <table:table-cell table:style-name="ce40" table:formula="of:=IF(AND([.$C32]=&quot;Objetivo&quot;;[.AZ$5]&gt;=[.$F32];[.AZ$5]&lt;=[.$F32]+[.$G32]-1);2;IF(AND([.$C32]=&quot;Hito&quot;;[.AZ$5]&gt;=[.$F32];[.AZ$5]&lt;=[.$F32]+[.$G32]-1);1;&quot;&quot;))">
            <text:p/>
          </table:table-cell>
          <table:table-cell table:style-name="ce40" table:formula="of:=IF(AND([.$C32]=&quot;Objetivo&quot;;[.BA$5]&gt;=[.$F32];[.BA$5]&lt;=[.$F32]+[.$G32]-1);2;IF(AND([.$C32]=&quot;Hito&quot;;[.BA$5]&gt;=[.$F32];[.BA$5]&lt;=[.$F32]+[.$G32]-1);1;&quot;&quot;))">
            <text:p/>
          </table:table-cell>
          <table:table-cell table:style-name="ce40" table:formula="of:=IF(AND([.$C32]=&quot;Objetivo&quot;;[.BB$5]&gt;=[.$F32];[.BB$5]&lt;=[.$F32]+[.$G32]-1);2;IF(AND([.$C32]=&quot;Hito&quot;;[.BB$5]&gt;=[.$F32];[.BB$5]&lt;=[.$F32]+[.$G32]-1);1;&quot;&quot;))">
            <text:p/>
          </table:table-cell>
          <table:table-cell table:style-name="ce40" table:formula="of:=IF(AND([.$C32]=&quot;Objetivo&quot;;[.BC$5]&gt;=[.$F32];[.BC$5]&lt;=[.$F32]+[.$G32]-1);2;IF(AND([.$C32]=&quot;Hito&quot;;[.BC$5]&gt;=[.$F32];[.BC$5]&lt;=[.$F32]+[.$G32]-1);1;&quot;&quot;))">
            <text:p/>
          </table:table-cell>
          <table:table-cell table:style-name="ce40" table:formula="of:=IF(AND([.$C32]=&quot;Objetivo&quot;;[.BD$5]&gt;=[.$F32];[.BD$5]&lt;=[.$F32]+[.$G32]-1);2;IF(AND([.$C32]=&quot;Hito&quot;;[.BD$5]&gt;=[.$F32];[.BD$5]&lt;=[.$F32]+[.$G32]-1);1;&quot;&quot;))">
            <text:p/>
          </table:table-cell>
          <table:table-cell table:style-name="ce40" table:formula="of:=IF(AND([.$C32]=&quot;Objetivo&quot;;[.BE$5]&gt;=[.$F32];[.BE$5]&lt;=[.$F32]+[.$G32]-1);2;IF(AND([.$C32]=&quot;Hito&quot;;[.BE$5]&gt;=[.$F32];[.BE$5]&lt;=[.$F32]+[.$G32]-1);1;&quot;&quot;))">
            <text:p/>
          </table:table-cell>
          <table:table-cell table:style-name="ce40" table:formula="of:=IF(AND([.$C32]=&quot;Objetivo&quot;;[.BF$5]&gt;=[.$F32];[.BF$5]&lt;=[.$F32]+[.$G32]-1);2;IF(AND([.$C32]=&quot;Hito&quot;;[.BF$5]&gt;=[.$F32];[.BF$5]&lt;=[.$F32]+[.$G32]-1);1;&quot;&quot;))">
            <text:p/>
          </table:table-cell>
          <table:table-cell table:style-name="ce40" table:formula="of:=IF(AND([.$C32]=&quot;Objetivo&quot;;[.BG$5]&gt;=[.$F32];[.BG$5]&lt;=[.$F32]+[.$G32]-1);2;IF(AND([.$C32]=&quot;Hito&quot;;[.BG$5]&gt;=[.$F32];[.BG$5]&lt;=[.$F32]+[.$G32]-1);1;&quot;&quot;))">
            <text:p/>
          </table:table-cell>
          <table:table-cell table:style-name="ce40" table:formula="of:=IF(AND([.$C32]=&quot;Objetivo&quot;;[.BH$5]&gt;=[.$F32];[.BH$5]&lt;=[.$F32]+[.$G32]-1);2;IF(AND([.$C32]=&quot;Hito&quot;;[.BH$5]&gt;=[.$F32];[.BH$5]&lt;=[.$F32]+[.$G32]-1);1;&quot;&quot;))">
            <text:p/>
          </table:table-cell>
          <table:table-cell table:style-name="ce40" table:formula="of:=IF(AND([.$C32]=&quot;Objetivo&quot;;[.BI$5]&gt;=[.$F32];[.BI$5]&lt;=[.$F32]+[.$G32]-1);2;IF(AND([.$C32]=&quot;Hito&quot;;[.BI$5]&gt;=[.$F32];[.BI$5]&lt;=[.$F32]+[.$G32]-1);1;&quot;&quot;))">
            <text:p/>
          </table:table-cell>
          <table:table-cell table:style-name="ce40" table:formula="of:=IF(AND([.$C32]=&quot;Objetivo&quot;;[.BJ$5]&gt;=[.$F32];[.BJ$5]&lt;=[.$F32]+[.$G32]-1);2;IF(AND([.$C32]=&quot;Hito&quot;;[.BJ$5]&gt;=[.$F32];[.BJ$5]&lt;=[.$F32]+[.$G32]-1);1;&quot;&quot;))">
            <text:p/>
          </table:table-cell>
          <table:table-cell table:style-name="ce40" table:formula="of:=IF(AND([.$C32]=&quot;Objetivo&quot;;[.BK$5]&gt;=[.$F32];[.BK$5]&lt;=[.$F32]+[.$G32]-1);2;IF(AND([.$C32]=&quot;Hito&quot;;[.BK$5]&gt;=[.$F32];[.BK$5]&lt;=[.$F32]+[.$G32]-1);1;&quot;&quot;))">
            <text:p/>
          </table:table-cell>
          <table:table-cell table:style-name="ce40" table:formula="of:=IF(AND([.$C32]=&quot;Objetivo&quot;;[.BL$5]&gt;=[.$F32];[.BL$5]&lt;=[.$F32]+[.$G32]-1);2;IF(AND([.$C32]=&quot;Hito&quot;;[.BL$5]&gt;=[.$F32];[.BL$5]&lt;=[.$F32]+[.$G32]-1);1;&quot;&quot;))">
            <text:p/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Esta es una fila vacía.</text:p>
          </table:table-cell>
          <table:table-cell table:style-name="ce7"/>
          <table:table-cell table:style-name="ce12" table:content-validation-name="val1"/>
          <table:table-cell table:style-name="ce12"/>
          <table:table-cell table:style-name="ce18"/>
          <table:table-cell table:style-name="ce22"/>
          <table:table-cell table:style-name="ce28"/>
          <table:table-cell table:style-name="ce12"/>
          <table:table-cell table:style-name="ce40" table:formula="of:=IF(AND([.$C33]=&quot;Objetivo&quot;;[.I$5]&gt;=[.$F33];[.I$5]&lt;=[.$F33]+[.$G33]-1);2;IF(AND([.$C33]=&quot;Hito&quot;;[.I$5]&gt;=[.$F33];[.I$5]&lt;=[.$F33]+[.$G33]-1);1;&quot;&quot;))">
            <text:p/>
          </table:table-cell>
          <table:table-cell table:style-name="ce40" table:formula="of:=IF(AND([.$C33]=&quot;Objetivo&quot;;[.J$5]&gt;=[.$F33];[.J$5]&lt;=[.$F33]+[.$G33]-1);2;IF(AND([.$C33]=&quot;Hito&quot;;[.J$5]&gt;=[.$F33];[.J$5]&lt;=[.$F33]+[.$G33]-1);1;&quot;&quot;))">
            <text:p/>
          </table:table-cell>
          <table:table-cell table:style-name="ce40" table:formula="of:=IF(AND([.$C33]=&quot;Objetivo&quot;;[.K$5]&gt;=[.$F33];[.K$5]&lt;=[.$F33]+[.$G33]-1);2;IF(AND([.$C33]=&quot;Hito&quot;;[.K$5]&gt;=[.$F33];[.K$5]&lt;=[.$F33]+[.$G33]-1);1;&quot;&quot;))">
            <text:p/>
          </table:table-cell>
          <table:table-cell table:style-name="ce40" table:formula="of:=IF(AND([.$C33]=&quot;Objetivo&quot;;[.L$5]&gt;=[.$F33];[.L$5]&lt;=[.$F33]+[.$G33]-1);2;IF(AND([.$C33]=&quot;Hito&quot;;[.L$5]&gt;=[.$F33];[.L$5]&lt;=[.$F33]+[.$G33]-1);1;&quot;&quot;))">
            <text:p/>
          </table:table-cell>
          <table:table-cell table:style-name="ce40" table:formula="of:=IF(AND([.$C33]=&quot;Objetivo&quot;;[.M$5]&gt;=[.$F33];[.M$5]&lt;=[.$F33]+[.$G33]-1);2;IF(AND([.$C33]=&quot;Hito&quot;;[.M$5]&gt;=[.$F33];[.M$5]&lt;=[.$F33]+[.$G33]-1);1;&quot;&quot;))">
            <text:p/>
          </table:table-cell>
          <table:table-cell table:style-name="ce40" table:formula="of:=IF(AND([.$C33]=&quot;Objetivo&quot;;[.N$5]&gt;=[.$F33];[.N$5]&lt;=[.$F33]+[.$G33]-1);2;IF(AND([.$C33]=&quot;Hito&quot;;[.N$5]&gt;=[.$F33];[.N$5]&lt;=[.$F33]+[.$G33]-1);1;&quot;&quot;))">
            <text:p/>
          </table:table-cell>
          <table:table-cell table:style-name="ce40" table:formula="of:=IF(AND([.$C33]=&quot;Objetivo&quot;;[.O$5]&gt;=[.$F33];[.O$5]&lt;=[.$F33]+[.$G33]-1);2;IF(AND([.$C33]=&quot;Hito&quot;;[.O$5]&gt;=[.$F33];[.O$5]&lt;=[.$F33]+[.$G33]-1);1;&quot;&quot;))">
            <text:p/>
          </table:table-cell>
          <table:table-cell table:style-name="ce40" table:formula="of:=IF(AND([.$C33]=&quot;Objetivo&quot;;[.P$5]&gt;=[.$F33];[.P$5]&lt;=[.$F33]+[.$G33]-1);2;IF(AND([.$C33]=&quot;Hito&quot;;[.P$5]&gt;=[.$F33];[.P$5]&lt;=[.$F33]+[.$G33]-1);1;&quot;&quot;))">
            <text:p/>
          </table:table-cell>
          <table:table-cell table:style-name="ce40" table:formula="of:=IF(AND([.$C33]=&quot;Objetivo&quot;;[.Q$5]&gt;=[.$F33];[.Q$5]&lt;=[.$F33]+[.$G33]-1);2;IF(AND([.$C33]=&quot;Hito&quot;;[.Q$5]&gt;=[.$F33];[.Q$5]&lt;=[.$F33]+[.$G33]-1);1;&quot;&quot;))">
            <text:p/>
          </table:table-cell>
          <table:table-cell table:style-name="ce40" table:formula="of:=IF(AND([.$C33]=&quot;Objetivo&quot;;[.R$5]&gt;=[.$F33];[.R$5]&lt;=[.$F33]+[.$G33]-1);2;IF(AND([.$C33]=&quot;Hito&quot;;[.R$5]&gt;=[.$F33];[.R$5]&lt;=[.$F33]+[.$G33]-1);1;&quot;&quot;))">
            <text:p/>
          </table:table-cell>
          <table:table-cell table:style-name="ce40" table:formula="of:=IF(AND([.$C33]=&quot;Objetivo&quot;;[.S$5]&gt;=[.$F33];[.S$5]&lt;=[.$F33]+[.$G33]-1);2;IF(AND([.$C33]=&quot;Hito&quot;;[.S$5]&gt;=[.$F33];[.S$5]&lt;=[.$F33]+[.$G33]-1);1;&quot;&quot;))">
            <text:p/>
          </table:table-cell>
          <table:table-cell table:style-name="ce40" table:formula="of:=IF(AND([.$C33]=&quot;Objetivo&quot;;[.T$5]&gt;=[.$F33];[.T$5]&lt;=[.$F33]+[.$G33]-1);2;IF(AND([.$C33]=&quot;Hito&quot;;[.T$5]&gt;=[.$F33];[.T$5]&lt;=[.$F33]+[.$G33]-1);1;&quot;&quot;))">
            <text:p/>
          </table:table-cell>
          <table:table-cell table:style-name="ce40" table:formula="of:=IF(AND([.$C33]=&quot;Objetivo&quot;;[.U$5]&gt;=[.$F33];[.U$5]&lt;=[.$F33]+[.$G33]-1);2;IF(AND([.$C33]=&quot;Hito&quot;;[.U$5]&gt;=[.$F33];[.U$5]&lt;=[.$F33]+[.$G33]-1);1;&quot;&quot;))">
            <text:p/>
          </table:table-cell>
          <table:table-cell table:style-name="ce40" table:formula="of:=IF(AND([.$C33]=&quot;Objetivo&quot;;[.V$5]&gt;=[.$F33];[.V$5]&lt;=[.$F33]+[.$G33]-1);2;IF(AND([.$C33]=&quot;Hito&quot;;[.V$5]&gt;=[.$F33];[.V$5]&lt;=[.$F33]+[.$G33]-1);1;&quot;&quot;))">
            <text:p/>
          </table:table-cell>
          <table:table-cell table:style-name="ce40" table:formula="of:=IF(AND([.$C33]=&quot;Objetivo&quot;;[.W$5]&gt;=[.$F33];[.W$5]&lt;=[.$F33]+[.$G33]-1);2;IF(AND([.$C33]=&quot;Hito&quot;;[.W$5]&gt;=[.$F33];[.W$5]&lt;=[.$F33]+[.$G33]-1);1;&quot;&quot;))">
            <text:p/>
          </table:table-cell>
          <table:table-cell table:style-name="ce40" table:formula="of:=IF(AND([.$C33]=&quot;Objetivo&quot;;[.X$5]&gt;=[.$F33];[.X$5]&lt;=[.$F33]+[.$G33]-1);2;IF(AND([.$C33]=&quot;Hito&quot;;[.X$5]&gt;=[.$F33];[.X$5]&lt;=[.$F33]+[.$G33]-1);1;&quot;&quot;))">
            <text:p/>
          </table:table-cell>
          <table:table-cell table:style-name="ce40" table:formula="of:=IF(AND([.$C33]=&quot;Objetivo&quot;;[.Y$5]&gt;=[.$F33];[.Y$5]&lt;=[.$F33]+[.$G33]-1);2;IF(AND([.$C33]=&quot;Hito&quot;;[.Y$5]&gt;=[.$F33];[.Y$5]&lt;=[.$F33]+[.$G33]-1);1;&quot;&quot;))">
            <text:p/>
          </table:table-cell>
          <table:table-cell table:style-name="ce40" table:formula="of:=IF(AND([.$C33]=&quot;Objetivo&quot;;[.Z$5]&gt;=[.$F33];[.Z$5]&lt;=[.$F33]+[.$G33]-1);2;IF(AND([.$C33]=&quot;Hito&quot;;[.Z$5]&gt;=[.$F33];[.Z$5]&lt;=[.$F33]+[.$G33]-1);1;&quot;&quot;))">
            <text:p/>
          </table:table-cell>
          <table:table-cell table:style-name="ce40" table:formula="of:=IF(AND([.$C33]=&quot;Objetivo&quot;;[.AA$5]&gt;=[.$F33];[.AA$5]&lt;=[.$F33]+[.$G33]-1);2;IF(AND([.$C33]=&quot;Hito&quot;;[.AA$5]&gt;=[.$F33];[.AA$5]&lt;=[.$F33]+[.$G33]-1);1;&quot;&quot;))">
            <text:p/>
          </table:table-cell>
          <table:table-cell table:style-name="ce40" table:formula="of:=IF(AND([.$C33]=&quot;Objetivo&quot;;[.AB$5]&gt;=[.$F33];[.AB$5]&lt;=[.$F33]+[.$G33]-1);2;IF(AND([.$C33]=&quot;Hito&quot;;[.AB$5]&gt;=[.$F33];[.AB$5]&lt;=[.$F33]+[.$G33]-1);1;&quot;&quot;))">
            <text:p/>
          </table:table-cell>
          <table:table-cell table:style-name="ce40" table:formula="of:=IF(AND([.$C33]=&quot;Objetivo&quot;;[.AC$5]&gt;=[.$F33];[.AC$5]&lt;=[.$F33]+[.$G33]-1);2;IF(AND([.$C33]=&quot;Hito&quot;;[.AC$5]&gt;=[.$F33];[.AC$5]&lt;=[.$F33]+[.$G33]-1);1;&quot;&quot;))">
            <text:p/>
          </table:table-cell>
          <table:table-cell table:style-name="ce40" table:formula="of:=IF(AND([.$C33]=&quot;Objetivo&quot;;[.AD$5]&gt;=[.$F33];[.AD$5]&lt;=[.$F33]+[.$G33]-1);2;IF(AND([.$C33]=&quot;Hito&quot;;[.AD$5]&gt;=[.$F33];[.AD$5]&lt;=[.$F33]+[.$G33]-1);1;&quot;&quot;))">
            <text:p/>
          </table:table-cell>
          <table:table-cell table:style-name="ce40" table:formula="of:=IF(AND([.$C33]=&quot;Objetivo&quot;;[.AE$5]&gt;=[.$F33];[.AE$5]&lt;=[.$F33]+[.$G33]-1);2;IF(AND([.$C33]=&quot;Hito&quot;;[.AE$5]&gt;=[.$F33];[.AE$5]&lt;=[.$F33]+[.$G33]-1);1;&quot;&quot;))">
            <text:p/>
          </table:table-cell>
          <table:table-cell table:style-name="ce40" table:formula="of:=IF(AND([.$C33]=&quot;Objetivo&quot;;[.AF$5]&gt;=[.$F33];[.AF$5]&lt;=[.$F33]+[.$G33]-1);2;IF(AND([.$C33]=&quot;Hito&quot;;[.AF$5]&gt;=[.$F33];[.AF$5]&lt;=[.$F33]+[.$G33]-1);1;&quot;&quot;))">
            <text:p/>
          </table:table-cell>
          <table:table-cell table:style-name="ce40" table:formula="of:=IF(AND([.$C33]=&quot;Objetivo&quot;;[.AG$5]&gt;=[.$F33];[.AG$5]&lt;=[.$F33]+[.$G33]-1);2;IF(AND([.$C33]=&quot;Hito&quot;;[.AG$5]&gt;=[.$F33];[.AG$5]&lt;=[.$F33]+[.$G33]-1);1;&quot;&quot;))">
            <text:p/>
          </table:table-cell>
          <table:table-cell table:style-name="ce40" table:formula="of:=IF(AND([.$C33]=&quot;Objetivo&quot;;[.AH$5]&gt;=[.$F33];[.AH$5]&lt;=[.$F33]+[.$G33]-1);2;IF(AND([.$C33]=&quot;Hito&quot;;[.AH$5]&gt;=[.$F33];[.AH$5]&lt;=[.$F33]+[.$G33]-1);1;&quot;&quot;))">
            <text:p/>
          </table:table-cell>
          <table:table-cell table:style-name="ce40" table:formula="of:=IF(AND([.$C33]=&quot;Objetivo&quot;;[.AI$5]&gt;=[.$F33];[.AI$5]&lt;=[.$F33]+[.$G33]-1);2;IF(AND([.$C33]=&quot;Hito&quot;;[.AI$5]&gt;=[.$F33];[.AI$5]&lt;=[.$F33]+[.$G33]-1);1;&quot;&quot;))">
            <text:p/>
          </table:table-cell>
          <table:table-cell table:style-name="ce40" table:formula="of:=IF(AND([.$C33]=&quot;Objetivo&quot;;[.AJ$5]&gt;=[.$F33];[.AJ$5]&lt;=[.$F33]+[.$G33]-1);2;IF(AND([.$C33]=&quot;Hito&quot;;[.AJ$5]&gt;=[.$F33];[.AJ$5]&lt;=[.$F33]+[.$G33]-1);1;&quot;&quot;))">
            <text:p/>
          </table:table-cell>
          <table:table-cell table:style-name="ce40" table:formula="of:=IF(AND([.$C33]=&quot;Objetivo&quot;;[.AK$5]&gt;=[.$F33];[.AK$5]&lt;=[.$F33]+[.$G33]-1);2;IF(AND([.$C33]=&quot;Hito&quot;;[.AK$5]&gt;=[.$F33];[.AK$5]&lt;=[.$F33]+[.$G33]-1);1;&quot;&quot;))">
            <text:p/>
          </table:table-cell>
          <table:table-cell table:style-name="ce40" table:formula="of:=IF(AND([.$C33]=&quot;Objetivo&quot;;[.AL$5]&gt;=[.$F33];[.AL$5]&lt;=[.$F33]+[.$G33]-1);2;IF(AND([.$C33]=&quot;Hito&quot;;[.AL$5]&gt;=[.$F33];[.AL$5]&lt;=[.$F33]+[.$G33]-1);1;&quot;&quot;))">
            <text:p/>
          </table:table-cell>
          <table:table-cell table:style-name="ce40" table:formula="of:=IF(AND([.$C33]=&quot;Objetivo&quot;;[.AM$5]&gt;=[.$F33];[.AM$5]&lt;=[.$F33]+[.$G33]-1);2;IF(AND([.$C33]=&quot;Hito&quot;;[.AM$5]&gt;=[.$F33];[.AM$5]&lt;=[.$F33]+[.$G33]-1);1;&quot;&quot;))">
            <text:p/>
          </table:table-cell>
          <table:table-cell table:style-name="ce40" table:formula="of:=IF(AND([.$C33]=&quot;Objetivo&quot;;[.AN$5]&gt;=[.$F33];[.AN$5]&lt;=[.$F33]+[.$G33]-1);2;IF(AND([.$C33]=&quot;Hito&quot;;[.AN$5]&gt;=[.$F33];[.AN$5]&lt;=[.$F33]+[.$G33]-1);1;&quot;&quot;))">
            <text:p/>
          </table:table-cell>
          <table:table-cell table:style-name="ce40" table:formula="of:=IF(AND([.$C33]=&quot;Objetivo&quot;;[.AO$5]&gt;=[.$F33];[.AO$5]&lt;=[.$F33]+[.$G33]-1);2;IF(AND([.$C33]=&quot;Hito&quot;;[.AO$5]&gt;=[.$F33];[.AO$5]&lt;=[.$F33]+[.$G33]-1);1;&quot;&quot;))">
            <text:p/>
          </table:table-cell>
          <table:table-cell table:style-name="ce40" table:formula="of:=IF(AND([.$C33]=&quot;Objetivo&quot;;[.AP$5]&gt;=[.$F33];[.AP$5]&lt;=[.$F33]+[.$G33]-1);2;IF(AND([.$C33]=&quot;Hito&quot;;[.AP$5]&gt;=[.$F33];[.AP$5]&lt;=[.$F33]+[.$G33]-1);1;&quot;&quot;))">
            <text:p/>
          </table:table-cell>
          <table:table-cell table:style-name="ce40" table:formula="of:=IF(AND([.$C33]=&quot;Objetivo&quot;;[.AQ$5]&gt;=[.$F33];[.AQ$5]&lt;=[.$F33]+[.$G33]-1);2;IF(AND([.$C33]=&quot;Hito&quot;;[.AQ$5]&gt;=[.$F33];[.AQ$5]&lt;=[.$F33]+[.$G33]-1);1;&quot;&quot;))">
            <text:p/>
          </table:table-cell>
          <table:table-cell table:style-name="ce40" table:formula="of:=IF(AND([.$C33]=&quot;Objetivo&quot;;[.AR$5]&gt;=[.$F33];[.AR$5]&lt;=[.$F33]+[.$G33]-1);2;IF(AND([.$C33]=&quot;Hito&quot;;[.AR$5]&gt;=[.$F33];[.AR$5]&lt;=[.$F33]+[.$G33]-1);1;&quot;&quot;))">
            <text:p/>
          </table:table-cell>
          <table:table-cell table:style-name="ce40" table:formula="of:=IF(AND([.$C33]=&quot;Objetivo&quot;;[.AS$5]&gt;=[.$F33];[.AS$5]&lt;=[.$F33]+[.$G33]-1);2;IF(AND([.$C33]=&quot;Hito&quot;;[.AS$5]&gt;=[.$F33];[.AS$5]&lt;=[.$F33]+[.$G33]-1);1;&quot;&quot;))">
            <text:p/>
          </table:table-cell>
          <table:table-cell table:style-name="ce40" table:formula="of:=IF(AND([.$C33]=&quot;Objetivo&quot;;[.AT$5]&gt;=[.$F33];[.AT$5]&lt;=[.$F33]+[.$G33]-1);2;IF(AND([.$C33]=&quot;Hito&quot;;[.AT$5]&gt;=[.$F33];[.AT$5]&lt;=[.$F33]+[.$G33]-1);1;&quot;&quot;))">
            <text:p/>
          </table:table-cell>
          <table:table-cell table:style-name="ce40" table:formula="of:=IF(AND([.$C33]=&quot;Objetivo&quot;;[.AU$5]&gt;=[.$F33];[.AU$5]&lt;=[.$F33]+[.$G33]-1);2;IF(AND([.$C33]=&quot;Hito&quot;;[.AU$5]&gt;=[.$F33];[.AU$5]&lt;=[.$F33]+[.$G33]-1);1;&quot;&quot;))">
            <text:p/>
          </table:table-cell>
          <table:table-cell table:style-name="ce40" table:formula="of:=IF(AND([.$C33]=&quot;Objetivo&quot;;[.AV$5]&gt;=[.$F33];[.AV$5]&lt;=[.$F33]+[.$G33]-1);2;IF(AND([.$C33]=&quot;Hito&quot;;[.AV$5]&gt;=[.$F33];[.AV$5]&lt;=[.$F33]+[.$G33]-1);1;&quot;&quot;))">
            <text:p/>
          </table:table-cell>
          <table:table-cell table:style-name="ce40" table:formula="of:=IF(AND([.$C33]=&quot;Objetivo&quot;;[.AW$5]&gt;=[.$F33];[.AW$5]&lt;=[.$F33]+[.$G33]-1);2;IF(AND([.$C33]=&quot;Hito&quot;;[.AW$5]&gt;=[.$F33];[.AW$5]&lt;=[.$F33]+[.$G33]-1);1;&quot;&quot;))">
            <text:p/>
          </table:table-cell>
          <table:table-cell table:style-name="ce40" table:formula="of:=IF(AND([.$C33]=&quot;Objetivo&quot;;[.AX$5]&gt;=[.$F33];[.AX$5]&lt;=[.$F33]+[.$G33]-1);2;IF(AND([.$C33]=&quot;Hito&quot;;[.AX$5]&gt;=[.$F33];[.AX$5]&lt;=[.$F33]+[.$G33]-1);1;&quot;&quot;))">
            <text:p/>
          </table:table-cell>
          <table:table-cell table:style-name="ce40" table:formula="of:=IF(AND([.$C33]=&quot;Objetivo&quot;;[.AY$5]&gt;=[.$F33];[.AY$5]&lt;=[.$F33]+[.$G33]-1);2;IF(AND([.$C33]=&quot;Hito&quot;;[.AY$5]&gt;=[.$F33];[.AY$5]&lt;=[.$F33]+[.$G33]-1);1;&quot;&quot;))">
            <text:p/>
          </table:table-cell>
          <table:table-cell table:style-name="ce40" table:formula="of:=IF(AND([.$C33]=&quot;Objetivo&quot;;[.AZ$5]&gt;=[.$F33];[.AZ$5]&lt;=[.$F33]+[.$G33]-1);2;IF(AND([.$C33]=&quot;Hito&quot;;[.AZ$5]&gt;=[.$F33];[.AZ$5]&lt;=[.$F33]+[.$G33]-1);1;&quot;&quot;))">
            <text:p/>
          </table:table-cell>
          <table:table-cell table:style-name="ce40" table:formula="of:=IF(AND([.$C33]=&quot;Objetivo&quot;;[.BA$5]&gt;=[.$F33];[.BA$5]&lt;=[.$F33]+[.$G33]-1);2;IF(AND([.$C33]=&quot;Hito&quot;;[.BA$5]&gt;=[.$F33];[.BA$5]&lt;=[.$F33]+[.$G33]-1);1;&quot;&quot;))">
            <text:p/>
          </table:table-cell>
          <table:table-cell table:style-name="ce40" table:formula="of:=IF(AND([.$C33]=&quot;Objetivo&quot;;[.BB$5]&gt;=[.$F33];[.BB$5]&lt;=[.$F33]+[.$G33]-1);2;IF(AND([.$C33]=&quot;Hito&quot;;[.BB$5]&gt;=[.$F33];[.BB$5]&lt;=[.$F33]+[.$G33]-1);1;&quot;&quot;))">
            <text:p/>
          </table:table-cell>
          <table:table-cell table:style-name="ce40" table:formula="of:=IF(AND([.$C33]=&quot;Objetivo&quot;;[.BC$5]&gt;=[.$F33];[.BC$5]&lt;=[.$F33]+[.$G33]-1);2;IF(AND([.$C33]=&quot;Hito&quot;;[.BC$5]&gt;=[.$F33];[.BC$5]&lt;=[.$F33]+[.$G33]-1);1;&quot;&quot;))">
            <text:p/>
          </table:table-cell>
          <table:table-cell table:style-name="ce40" table:formula="of:=IF(AND([.$C33]=&quot;Objetivo&quot;;[.BD$5]&gt;=[.$F33];[.BD$5]&lt;=[.$F33]+[.$G33]-1);2;IF(AND([.$C33]=&quot;Hito&quot;;[.BD$5]&gt;=[.$F33];[.BD$5]&lt;=[.$F33]+[.$G33]-1);1;&quot;&quot;))">
            <text:p/>
          </table:table-cell>
          <table:table-cell table:style-name="ce40" table:formula="of:=IF(AND([.$C33]=&quot;Objetivo&quot;;[.BE$5]&gt;=[.$F33];[.BE$5]&lt;=[.$F33]+[.$G33]-1);2;IF(AND([.$C33]=&quot;Hito&quot;;[.BE$5]&gt;=[.$F33];[.BE$5]&lt;=[.$F33]+[.$G33]-1);1;&quot;&quot;))">
            <text:p/>
          </table:table-cell>
          <table:table-cell table:style-name="ce40" table:formula="of:=IF(AND([.$C33]=&quot;Objetivo&quot;;[.BF$5]&gt;=[.$F33];[.BF$5]&lt;=[.$F33]+[.$G33]-1);2;IF(AND([.$C33]=&quot;Hito&quot;;[.BF$5]&gt;=[.$F33];[.BF$5]&lt;=[.$F33]+[.$G33]-1);1;&quot;&quot;))">
            <text:p/>
          </table:table-cell>
          <table:table-cell table:style-name="ce40" table:formula="of:=IF(AND([.$C33]=&quot;Objetivo&quot;;[.BG$5]&gt;=[.$F33];[.BG$5]&lt;=[.$F33]+[.$G33]-1);2;IF(AND([.$C33]=&quot;Hito&quot;;[.BG$5]&gt;=[.$F33];[.BG$5]&lt;=[.$F33]+[.$G33]-1);1;&quot;&quot;))">
            <text:p/>
          </table:table-cell>
          <table:table-cell table:style-name="ce40" table:formula="of:=IF(AND([.$C33]=&quot;Objetivo&quot;;[.BH$5]&gt;=[.$F33];[.BH$5]&lt;=[.$F33]+[.$G33]-1);2;IF(AND([.$C33]=&quot;Hito&quot;;[.BH$5]&gt;=[.$F33];[.BH$5]&lt;=[.$F33]+[.$G33]-1);1;&quot;&quot;))">
            <text:p/>
          </table:table-cell>
          <table:table-cell table:style-name="ce40" table:formula="of:=IF(AND([.$C33]=&quot;Objetivo&quot;;[.BI$5]&gt;=[.$F33];[.BI$5]&lt;=[.$F33]+[.$G33]-1);2;IF(AND([.$C33]=&quot;Hito&quot;;[.BI$5]&gt;=[.$F33];[.BI$5]&lt;=[.$F33]+[.$G33]-1);1;&quot;&quot;))">
            <text:p/>
          </table:table-cell>
          <table:table-cell table:style-name="ce40" table:formula="of:=IF(AND([.$C33]=&quot;Objetivo&quot;;[.BJ$5]&gt;=[.$F33];[.BJ$5]&lt;=[.$F33]+[.$G33]-1);2;IF(AND([.$C33]=&quot;Hito&quot;;[.BJ$5]&gt;=[.$F33];[.BJ$5]&lt;=[.$F33]+[.$G33]-1);1;&quot;&quot;))">
            <text:p/>
          </table:table-cell>
          <table:table-cell table:style-name="ce40" table:formula="of:=IF(AND([.$C33]=&quot;Objetivo&quot;;[.BK$5]&gt;=[.$F33];[.BK$5]&lt;=[.$F33]+[.$G33]-1);2;IF(AND([.$C33]=&quot;Hito&quot;;[.BK$5]&gt;=[.$F33];[.BK$5]&lt;=[.$F33]+[.$G33]-1);1;&quot;&quot;))">
            <text:p/>
          </table:table-cell>
          <table:table-cell table:style-name="ce40" table:formula="of:=IF(AND([.$C33]=&quot;Objetivo&quot;;[.BL$5]&gt;=[.$F33];[.BL$5]&lt;=[.$F33]+[.$G33]-1);2;IF(AND([.$C33]=&quot;Hito&quot;;[.BL$5]&gt;=[.$F33];[.BL$5]&lt;=[.$F33]+[.$G33]-1);1;&quot;&quot;))">
            <text:p/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Esta fila marca la finalización de los datos de hito de Gantt. NO escriba nada en esta fila. </text:p>
            <text:p>Para agregar más elementos, inserte filas nuevas encima de esta.</text:p>
          </table:table-cell>
          <table:table-cell table:style-name="ce9" office:value-type="string" calcext:value-type="string">
            <text:p>Para agregar más datos, inserte filas nuevas ENCIMA de esta.</text:p>
          </table:table-cell>
          <table:table-cell table:style-name="ce9" table:number-columns-repeated="3"/>
          <table:table-cell table:style-name="ce23"/>
          <table:table-cell table:style-name="ce9"/>
          <table:table-cell table:style-name="ce32"/>
          <table:table-cell table:style-name="ce41" table:number-columns-repeated="56"/>
          <table:table-cell table:number-columns-repeated="960"/>
        </table:table-row>
        <table:table-row table:style-name="ro1">
          <table:table-cell table:style-name="ce2"/>
          <table:table-cell table:number-columns-repeated="2"/>
          <table:table-cell table:style-name="ce15"/>
          <table:table-cell/>
          <table:table-cell table:style-name="ce24"/>
          <table:table-cell table:style-name="ce29"/>
          <table:table-cell table:style-name="ce33"/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 table:style-name="ce16"/>
          <table:table-cell/>
          <table:table-cell table:style-name="ce24"/>
          <table:table-cell table:number-columns-repeated="1018"/>
        </table:table-row>
        <table:table-row table:style-name="ro1" table:number-rows-repeated="964">
          <table:table-cell table:style-name="ce2"/>
          <table:table-cell table:number-columns-repeated="4"/>
          <table:table-cell table:style-name="ce24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antt.I5:Gantt.BL34">
            <calcext:condition calcext:apply-style-name="ConditionalStyle_1" calcext:value="formula-is(AND(TODAY()&gt;=[.I$5];TODAY()&lt;[.J$5]))" calcext:base-cell-address="Gantt.I5"/>
          </calcext:conditional-format>
          <calcext:conditional-format calcext:target-range-address="Gantt.I4:Gantt.AM4">
            <calcext:condition calcext:apply-style-name="ConditionalStyle_2" calcext:value="formula-is([.I$5]&lt;=EOMONTH([.$I$5];0))" calcext:base-cell-address="Gantt.I4"/>
          </calcext:conditional-format>
          <calcext:conditional-format calcext:target-range-address="Gantt.J4:Gantt.BL4">
            <calcext:condition calcext:apply-style-name="ConditionalStyle_3" calcext:value="formula-is(AND([.J$5]&lt;=EOMONTH([.$I$5];2);[.J$5]&gt;EOMONTH([.$I$5];0);[.J$5]&gt;EOMONTH([.$I$5];1)))" calcext:base-cell-address="Gantt.J4"/>
          </calcext:conditional-format>
          <calcext:conditional-format calcext:target-range-address="Gantt.I4:Gantt.BL4">
            <calcext:condition calcext:apply-style-name="ConditionalStyle_4" calcext:value="formula-is(AND([.I$5]&lt;=EOMONTH([.$I$5];1);[.I$5]&gt;EOMONTH([.$I$5];0)))" calcext:base-cell-address="Gantt.I4"/>
          </calcext:conditional-format>
          <calcext:conditional-format calcext:target-range-address="Gantt.I8:Gantt.BL33">
            <calcext:condition calcext:apply-style-name="ConditionalStyle_5" calcext:value="formula-is(AND([.$C8]=&quot;Riesgo bajo&quot;;[.I$5]&gt;=[.$F8];[.I$5]&lt;=[.$F8]+[.$G8]-1))" calcext:base-cell-address="Gantt.I8"/>
          </calcext:conditional-format>
          <calcext:conditional-format calcext:target-range-address="Gantt.I8:Gantt.BL33">
            <calcext:condition calcext:apply-style-name="ConditionalStyle_6" calcext:value="formula-is(AND([.$C8]=&quot;Riesgo alto&quot;;[.I$5]&gt;=[.$F8];[.I$5]&lt;=[.$F8]+[.$G8]-1))" calcext:base-cell-address="Gantt.I8"/>
          </calcext:conditional-format>
          <calcext:conditional-format calcext:target-range-address="Gantt.I8:Gantt.BL33">
            <calcext:condition calcext:apply-style-name="ConditionalStyle_7" calcext:value="formula-is(AND([.$C8]=&quot;Según lo previsto&quot;;[.I$5]&gt;=[.$F8];[.I$5]&lt;=[.$F8]+[.$G8]-1))" calcext:base-cell-address="Gantt.I8"/>
          </calcext:conditional-format>
          <calcext:conditional-format calcext:target-range-address="Gantt.I8:Gantt.BL33">
            <calcext:condition calcext:apply-style-name="ConditionalStyle_8" calcext:value="formula-is(AND([.$C8]=&quot;Riesgo medio&quot;;[.I$5]&gt;=[.$F8];[.I$5]&lt;=[.$F8]+[.$G8]-1))" calcext:base-cell-address="Gantt.I8"/>
          </calcext:conditional-format>
          <calcext:conditional-format calcext:target-range-address="Gantt.I8:Gantt.BL33">
            <calcext:condition calcext:apply-style-name="ConditionalStyle_9" calcext:value="formula-is(AND(LEN([.$C8])=0;[.I$5]&gt;=[.$F8];[.I$5]&lt;=[.$F8]+[.$G8]-1))" calcext:base-cell-address="Gantt.I8"/>
          </calcext:conditional-format>
        </calcext:conditional-formats>
      </table:table>
      <table:named-expressions>
        <table:named-range table:name="Incremento_de_desplazamiento" table:base-cell-address="$Gantt.$A$1" table:cell-range-address="$Gantt.$F$4"/>
        <table:named-range table:name="Inicio_del_proyecto" table:base-cell-address="$Gantt.$A$1" table:cell-range-address="$Gantt.$F$3"/>
      </table:named-expressions>
      <table:database-ranges>
        <table:database-range table:name="Table_1" table:target-range-address="Gantt.B7:Gantt.G2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27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order-bottom="none" fo:background-color="transparent" fo:border-left="0.74pt solid #c00000" fo:border-right="0.74pt solid #c00000" fo:border-top="none"/>
      <style:text-properties fo:color="#ffffff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order-bottom="0.74pt solid #ffffff" fo:background-color="#feefd7" fo:border-left="none" fo:border-right="none" fo:border-top="0.74pt solid #ffffff"/>
    </style:style>
    <style:style style:name="ConditionalStyle_5f_3" style:display-name="ConditionalStyle_3" style:family="table-cell" style:parent-style-name="Default">
      <style:table-cell-properties fo:border-bottom="0.74pt solid #ffffff" fo:background-color="#fdd088" fo:border-left="none" fo:border-right="none" fo:border-top="0.74pt solid #ffffff"/>
    </style:style>
    <style:style style:name="ConditionalStyle_5f_4" style:display-name="ConditionalStyle_4" style:family="table-cell" style:parent-style-name="Default">
      <style:table-cell-properties fo:border-bottom="0.74pt solid #ffffff" fo:background-color="#fde0af" fo:border-left="none" fo:border-right="none" fo:border-top="0.74pt solid #ffffff"/>
    </style:style>
    <style:style style:name="ConditionalStyle_5f_5" style:display-name="ConditionalStyle_5" style:family="table-cell" style:parent-style-name="Default">
      <style:table-cell-properties fo:border-bottom="0.74pt solid #ffffff" fo:background-color="#fcb239" fo:border-left="0.74pt solid #fcb239" fo:border-right="0.74pt solid #fcb239" fo:border-top="0.74pt solid #ffffff"/>
    </style:style>
    <style:style style:name="ConditionalStyle_5f_6" style:display-name="ConditionalStyle_6" style:family="table-cell" style:parent-style-name="Default">
      <style:table-cell-properties fo:border-bottom="0.74pt solid #ffffff" fo:background-color="#ad2442" fo:border-left="0.74pt solid #ad2442" fo:border-right="0.74pt solid #ad2442" fo:border-top="0.74pt solid #ffffff"/>
    </style:style>
    <style:style style:name="ConditionalStyle_5f_7" style:display-name="ConditionalStyle_7" style:family="table-cell" style:parent-style-name="Default">
      <style:table-cell-properties fo:border-bottom="0.74pt solid #ffffff" fo:background-color="#1180ae" fo:border-left="0.74pt solid #1180ae" fo:border-right="0.74pt solid #1180ae" fo:border-top="0.74pt solid #ffffff"/>
    </style:style>
    <style:style style:name="ConditionalStyle_5f_8" style:display-name="ConditionalStyle_8" style:family="table-cell" style:parent-style-name="Default">
      <style:table-cell-properties fo:border-bottom="0.74pt solid #ffffff" fo:background-color="#91477e" fo:border-left="0.74pt solid #91477e" fo:border-right="0.74pt solid #91477e" fo:border-top="0.74pt solid #ffffff"/>
    </style:style>
    <style:style style:name="ConditionalStyle_5f_9" style:display-name="ConditionalStyle_9" style:family="table-cell" style:parent-style-name="Default">
      <style:table-cell-properties fo:border-bottom="0.74pt solid #ffffff" fo:background-color="#d0cece" fo:border-left="0.74pt solid #d0cece" fo:border-right="0.74pt solid #d0cece" fo:border-top="0.74pt solid 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36pt" fo:margin-bottom="36pt" fo:margin-left="18pt" fo:margin-right="18pt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05" meta:object-count="0"/>
    <meta:generator>LibreOfficeDev/6.0.5.2$Linux_X86_64 LibreOffice_project/</meta:generator>
  </office:meta>
</office:document-meta>
</file>